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2">
      <style:table-cell-properties style:text-align-source="fix" style:repeat-content="false" fo:padding="0.071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ACOS</text:p>
          </table:table-cell>
        </table:table-row>
        <table:table-row table:style-name="ro1">
          <table:table-cell table:style-name="ce2"/>
          <table:table-cell table:formula="of:=ACOS(-0.5)" office:value-type="float" office:value="2.0943951023932" calcext:value-type="float">
            <text:p>2.0943951024</text:p>
          </table:table-cell>
        </table:table-row>
        <table:table-row table:style-name="ro1">
          <table:table-cell table:style-name="ce2" office:value-type="float" office:value="0" calcext:value-type="float">
            <text:p>0.0000000000</text:p>
          </table:table-cell>
          <table:table-cell table:formula="of:=ACOS([.A3])" office:value-type="float" office:value="1.5707963267949" calcext:value-type="float">
            <text:p>1.5707963268</text:p>
          </table:table-cell>
        </table:table-row>
        <table:table-row table:style-name="ro1">
          <table:table-cell table:style-name="ce2" office:value-type="float" office:value="1" calcext:value-type="float">
            <text:p>1.0000000000</text:p>
          </table:table-cell>
          <table:table-cell table:formula="of:=ACOS([.A4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.074374" calcext:value-type="float">
            <text:p>0.0743740000</text:p>
          </table:table-cell>
          <table:table-cell table:formula="of:=ACOS([.A5])" office:value-type="float" office:value="1.49635358902752" calcext:value-type="float">
            <text:p>1.496353589</text:p>
          </table:table-cell>
        </table:table-row>
        <table:table-row table:style-name="ro1">
          <table:table-cell table:style-name="ce2" office:value-type="float" office:value="0.270241" calcext:value-type="float">
            <text:p>0.2702410000</text:p>
          </table:table-cell>
          <table:table-cell table:formula="of:=ACOS([.A6])" office:value-type="float" office:value="1.29715299063104" calcext:value-type="float">
            <text:p>1.2971529906</text:p>
          </table:table-cell>
        </table:table-row>
        <table:table-row table:style-name="ro1">
          <table:table-cell table:style-name="ce2" office:value-type="float" office:value="0.360027" calcext:value-type="float">
            <text:p>0.3600270000</text:p>
          </table:table-cell>
          <table:table-cell table:formula="of:=ACOS([.A7])" office:value-type="float" office:value="1.20249949281042" calcext:value-type="float">
            <text:p>1.2024994928</text:p>
          </table:table-cell>
        </table:table-row>
        <table:table-row table:style-name="ro1">
          <table:table-cell table:style-name="ce2" office:value-type="float" office:value="0.255287" calcext:value-type="float">
            <text:p>0.2552870000</text:p>
          </table:table-cell>
          <table:table-cell table:formula="of:=ACOS([.A8])" office:value-type="float" office:value="1.31265179966392" calcext:value-type="float">
            <text:p>1.3126517997</text:p>
          </table:table-cell>
        </table:table-row>
        <table:table-row table:style-name="ro1">
          <table:table-cell table:style-name="ce2" office:value-type="float" office:value="0.98529" calcext:value-type="float">
            <text:p>0.9852900000</text:p>
          </table:table-cell>
          <table:table-cell table:formula="of:=ACOS([.A9])" office:value-type="float" office:value="0.171733550339981" calcext:value-type="float">
            <text:p>0.1717335503</text:p>
          </table:table-cell>
        </table:table-row>
        <table:table-row table:style-name="ro1">
          <table:table-cell table:style-name="ce2" office:value-type="float" office:value="0.318918" calcext:value-type="float">
            <text:p>0.3189180000</text:p>
          </table:table-cell>
          <table:table-cell table:formula="of:=ACOS([.A10])" office:value-type="float" office:value="1.24620867146097" calcext:value-type="float">
            <text:p>1.2462086715</text:p>
          </table:table-cell>
        </table:table-row>
        <table:table-row table:style-name="ro1">
          <table:table-cell table:style-name="ce2" office:value-type="float" office:value="0.934233" calcext:value-type="float">
            <text:p>0.9342330000</text:p>
          </table:table-cell>
          <table:table-cell table:formula="of:=ACOS([.A11])" office:value-type="float" office:value="0.364693842746036" calcext:value-type="float">
            <text:p>0.3646938427</text:p>
          </table:table-cell>
        </table:table-row>
        <table:table-row table:style-name="ro1">
          <table:table-cell table:style-name="ce2" office:value-type="float" office:value="0.178625" calcext:value-type="float">
            <text:p>0.1786250000</text:p>
          </table:table-cell>
          <table:table-cell table:formula="of:=ACOS([.A12])" office:value-type="float" office:value="1.39120752859902" calcext:value-type="float">
            <text:p>1.3912075286</text:p>
          </table:table-cell>
        </table:table-row>
        <table:table-row table:style-name="ro1">
          <table:table-cell table:style-name="ce1" office:value-type="float" office:value="0.85757" calcext:value-type="float">
            <text:p>0.8575700000</text:p>
          </table:table-cell>
          <table:table-cell table:formula="of:=ACOS([.A13])" office:value-type="float" office:value="0.540269676076454" calcext:value-type="float">
            <text:p>0.5402696761</text:p>
          </table:table-cell>
        </table:table-row>
        <table:table-row table:style-name="ro1">
          <table:table-cell table:style-name="ce1" office:value-type="float" office:value="0.034852" calcext:value-type="float">
            <text:p>0.0348520000</text:p>
          </table:table-cell>
          <table:table-cell table:formula="of:=ACOS([.A14])" office:value-type="float" office:value="1.53593726736944" calcext:value-type="float">
            <text:p>1.5359372674</text:p>
          </table:table-cell>
        </table:table-row>
        <table:table-row table:style-name="ro1">
          <table:table-cell table:style-name="ce1" office:value-type="float" office:value="0.008576" calcext:value-type="float">
            <text:p>0.0085760000</text:p>
          </table:table-cell>
          <table:table-cell table:formula="of:=ACOS([.A15])" office:value-type="float" office:value="1.56222022166713" calcext:value-type="float">
            <text:p>1.5622202217</text:p>
          </table:table-cell>
        </table:table-row>
        <table:table-row table:style-name="ro1">
          <table:table-cell table:style-name="ce1" office:value-type="float" office:value="0.626759" calcext:value-type="float">
            <text:p>0.6267590000</text:p>
          </table:table-cell>
          <table:table-cell table:formula="of:=ACOS([.A16])" office:value-type="float" office:value="0.893409432274307" calcext:value-type="float">
            <text:p>0.8934094323</text:p>
          </table:table-cell>
        </table:table-row>
        <table:table-row table:style-name="ro1">
          <table:table-cell table:style-name="ce1" office:value-type="float" office:value="0.485885" calcext:value-type="float">
            <text:p>0.4858850000</text:p>
          </table:table-cell>
          <table:table-cell table:formula="of:=ACOS([.A17])" office:value-type="float" office:value="1.06342088431122" calcext:value-type="float">
            <text:p>1.0634208843</text:p>
          </table:table-cell>
        </table:table-row>
        <table:table-row table:style-name="ro1">
          <table:table-cell table:style-name="ce1" office:value-type="float" office:value="0.272988" calcext:value-type="float">
            <text:p>0.2729880000</text:p>
          </table:table-cell>
          <table:table-cell table:formula="of:=ACOS([.A18])" office:value-type="float" office:value="1.29429868509072" calcext:value-type="float">
            <text:p>1.2942986851</text:p>
          </table:table-cell>
        </table:table-row>
        <table:table-row table:style-name="ro1">
          <table:table-cell table:style-name="ce1" office:value-type="float" office:value="0.802179" calcext:value-type="float">
            <text:p>0.8021790000</text:p>
          </table:table-cell>
          <table:table-cell table:formula="of:=ACOS([.A19])" office:value-type="float" office:value="0.639860598551697" calcext:value-type="float">
            <text:p>0.6398605986</text:p>
          </table:table-cell>
        </table:table-row>
        <table:table-row table:style-name="ro1">
          <table:table-cell table:style-name="ce1" office:value-type="float" office:value="0.091464" calcext:value-type="float">
            <text:p>0.0914640000</text:p>
          </table:table-cell>
          <table:table-cell table:formula="of:=ACOS([.A20])" office:value-type="float" office:value="1.47920431814088" calcext:value-type="float">
            <text:p>1.4792043181</text:p>
          </table:table-cell>
        </table:table-row>
        <table:table-row table:style-name="ro1">
          <table:table-cell table:style-name="ce1" office:value-type="float" office:value="0.448012" calcext:value-type="float">
            <text:p>0.4480120000</text:p>
          </table:table-cell>
          <table:table-cell table:formula="of:=ACOS([.A21])" office:value-type="float" office:value="1.1062558750156" calcext:value-type="float">
            <text:p>1.106255875</text:p>
          </table:table-cell>
        </table:table-row>
        <table:table-row table:style-name="ro1">
          <table:table-cell table:style-name="ce1" office:value-type="float" office:value="0.640156" calcext:value-type="float">
            <text:p>0.6401560000</text:p>
          </table:table-cell>
          <table:table-cell table:formula="of:=ACOS([.A22])" office:value-type="float" office:value="0.87609501810717" calcext:value-type="float">
            <text:p>0.8760950181</text:p>
          </table:table-cell>
        </table:table-row>
        <table:table-row table:style-name="ro1">
          <table:table-cell table:style-name="ce1" office:value-type="float" office:value="0.973266" calcext:value-type="float">
            <text:p>0.9732660000</text:p>
          </table:table-cell>
          <table:table-cell table:formula="of:=ACOS([.A23])" office:value-type="float" office:value="0.231749754514001" calcext:value-type="float">
            <text:p>0.2317497545</text:p>
          </table:table-cell>
        </table:table-row>
        <table:table-row table:style-name="ro1">
          <table:table-cell table:style-name="ce1" office:value-type="float" office:value="0.660878" calcext:value-type="float">
            <text:p>0.6608780000</text:p>
          </table:table-cell>
          <table:table-cell table:formula="of:=ACOS([.A24])" office:value-type="float" office:value="0.848808270545732" calcext:value-type="float">
            <text:p>0.8488082705</text:p>
          </table:table-cell>
        </table:table-row>
        <table:table-row table:style-name="ro1">
          <table:table-cell table:style-name="ce1" office:value-type="float" office:value="0.790613" calcext:value-type="float">
            <text:p>0.7906130000</text:p>
          </table:table-cell>
          <table:table-cell table:formula="of:=ACOS([.A25])" office:value-type="float" office:value="0.658986858617915" calcext:value-type="float">
            <text:p>0.6589868586</text:p>
          </table:table-cell>
        </table:table-row>
        <table:table-row table:style-name="ro1">
          <table:table-cell table:style-name="ce1" office:value-type="float" office:value="0.56328" calcext:value-type="float">
            <text:p>0.5632800000</text:p>
          </table:table-cell>
          <table:table-cell table:formula="of:=ACOS([.A26])" office:value-type="float" office:value="0.972446207739985" calcext:value-type="float">
            <text:p>0.9724462077</text:p>
          </table:table-cell>
        </table:table-row>
        <table:table-row table:style-name="ro1">
          <table:table-cell table:style-name="ce1" office:value-type="float" office:value="0.040376" calcext:value-type="float">
            <text:p>0.0403760000</text:p>
          </table:table-cell>
          <table:table-cell table:formula="of:=ACOS([.A27])" office:value-type="float" office:value="1.53040934843622" calcext:value-type="float">
            <text:p>1.5304093484</text:p>
          </table:table-cell>
        </table:table-row>
        <table:table-row table:style-name="ro1">
          <table:table-cell table:style-name="ce1" office:value-type="float" office:value="0.881405" calcext:value-type="float">
            <text:p>0.8814050000</text:p>
          </table:table-cell>
          <table:table-cell table:formula="of:=ACOS([.A28])" office:value-type="float" office:value="0.491967912804986" calcext:value-type="float">
            <text:p>0.4919679128</text:p>
          </table:table-cell>
        </table:table-row>
        <table:table-row table:style-name="ro1">
          <table:table-cell table:style-name="ce1" office:value-type="float" office:value="0.068361" calcext:value-type="float">
            <text:p>0.0683610000</text:p>
          </table:table-cell>
          <table:table-cell table:formula="of:=ACOS([.A29])" office:value-type="float" office:value="1.50238197010793" calcext:value-type="float">
            <text:p>1.5023819701</text:p>
          </table:table-cell>
        </table:table-row>
        <table:table-row table:style-name="ro1">
          <table:table-cell table:style-name="ce1" office:value-type="float" office:value="0.296793" calcext:value-type="float">
            <text:p>0.2967930000</text:p>
          </table:table-cell>
          <table:table-cell table:formula="of:=ACOS([.A30])" office:value-type="float" office:value="1.26946375328262" calcext:value-type="float">
            <text:p>1.2694637533</text:p>
          </table:table-cell>
        </table:table-row>
        <table:table-row table:style-name="ro1">
          <table:table-cell table:style-name="ce1" office:value-type="float" office:value="0.985076" calcext:value-type="float">
            <text:p>0.9850760000</text:p>
          </table:table-cell>
          <table:table-cell table:formula="of:=ACOS([.A31])" office:value-type="float" office:value="0.172981325042035" calcext:value-type="float">
            <text:p>0.172981325</text:p>
          </table:table-cell>
        </table:table-row>
        <table:table-row table:style-name="ro1">
          <table:table-cell table:style-name="ce1" office:value-type="float" office:value="0.074648" calcext:value-type="float">
            <text:p>0.0746480000</text:p>
          </table:table-cell>
          <table:table-cell table:formula="of:=ACOS([.A32])" office:value-type="float" office:value="1.49607882523599" calcext:value-type="float">
            <text:p>1.4960788252</text:p>
          </table:table-cell>
        </table:table-row>
        <table:table-row table:style-name="ro1">
          <table:table-cell table:style-name="ce1" office:value-type="float" office:value="0.018006" calcext:value-type="float">
            <text:p>0.0180060000</text:p>
          </table:table-cell>
          <table:table-cell table:formula="of:=ACOS([.A33])" office:value-type="float" office:value="1.55278935368059" calcext:value-type="float">
            <text:p>1.5527893537</text:p>
          </table:table-cell>
        </table:table-row>
        <table:table-row table:style-name="ro1">
          <table:table-cell table:style-name="ce1" office:value-type="float" office:value="0.025636" calcext:value-type="float">
            <text:p>0.0256360000</text:p>
          </table:table-cell>
          <table:table-cell table:formula="of:=ACOS([.A34])" office:value-type="float" office:value="1.54515751794838" calcext:value-type="float">
            <text:p>1.5451575179</text:p>
          </table:table-cell>
        </table:table-row>
        <table:table-row table:style-name="ro1">
          <table:table-cell table:style-name="ce1" office:value-type="float" office:value="0.567248" calcext:value-type="float">
            <text:p>0.5672480000</text:p>
          </table:table-cell>
          <table:table-cell table:formula="of:=ACOS([.A35])" office:value-type="float" office:value="0.967635975209733" calcext:value-type="float">
            <text:p>0.9676359752</text:p>
          </table:table-cell>
        </table:table-row>
        <table:table-row table:style-name="ro1">
          <table:table-cell table:style-name="ce1" office:value-type="float" office:value="0.515976" calcext:value-type="float">
            <text:p>0.5159760000</text:p>
          </table:table-cell>
          <table:table-cell table:formula="of:=ACOS([.A36])" office:value-type="float" office:value="1.02864968378029" calcext:value-type="float">
            <text:p>1.0286496838</text:p>
          </table:table-cell>
        </table:table-row>
        <table:table-row table:style-name="ro1">
          <table:table-cell table:style-name="ce1" office:value-type="float" office:value="0.648122" calcext:value-type="float">
            <text:p>0.6481220000</text:p>
          </table:table-cell>
          <table:table-cell table:formula="of:=ACOS([.A37])" office:value-type="float" office:value="0.86568055280567" calcext:value-type="float">
            <text:p>0.8656805528</text:p>
          </table:table-cell>
        </table:table-row>
        <table:table-row table:style-name="ro1">
          <table:table-cell table:style-name="ce1" office:value-type="float" office:value="0.720573" calcext:value-type="float">
            <text:p>0.7205730000</text:p>
          </table:table-cell>
          <table:table-cell table:formula="of:=ACOS([.A38])" office:value-type="float" office:value="0.766167974534412" calcext:value-type="float">
            <text:p>0.7661679745</text:p>
          </table:table-cell>
        </table:table-row>
        <table:table-row table:style-name="ro1">
          <table:table-cell table:style-name="ce1" office:value-type="float" office:value="0.385052" calcext:value-type="float">
            <text:p>0.3850520000</text:p>
          </table:table-cell>
          <table:table-cell table:formula="of:=ACOS([.A39])" office:value-type="float" office:value="1.17553216045809" calcext:value-type="float">
            <text:p>1.1755321605</text:p>
          </table:table-cell>
        </table:table-row>
        <table:table-row table:style-name="ro1">
          <table:table-cell table:style-name="ce1" office:value-type="float" office:value="0.380139" calcext:value-type="float">
            <text:p>0.3801390000</text:p>
          </table:table-cell>
          <table:table-cell table:formula="of:=ACOS([.A40])" office:value-type="float" office:value="1.18084975321564" calcext:value-type="float">
            <text:p>1.1808497532</text:p>
          </table:table-cell>
        </table:table-row>
        <table:table-row table:style-name="ro1">
          <table:table-cell table:style-name="ce1" office:value-type="float" office:value="0.02646" calcext:value-type="float">
            <text:p>0.0264600000</text:p>
          </table:table-cell>
          <table:table-cell table:formula="of:=ACOS([.A41])" office:value-type="float" office:value="1.54433323824136" calcext:value-type="float">
            <text:p>1.5443332382</text:p>
          </table:table-cell>
        </table:table-row>
        <table:table-row table:style-name="ro1">
          <table:table-cell table:style-name="ce1" office:value-type="float" office:value="0.901303" calcext:value-type="float">
            <text:p>0.9013030000</text:p>
          </table:table-cell>
          <table:table-cell table:formula="of:=ACOS([.A42])" office:value-type="float" office:value="0.448028237790911" calcext:value-type="float">
            <text:p>0.4480282378</text:p>
          </table:table-cell>
        </table:table-row>
        <table:table-row table:style-name="ro1">
          <table:table-cell table:style-name="ce1" office:value-type="float" office:value="0.209906" calcext:value-type="float">
            <text:p>0.2099060000</text:p>
          </table:table-cell>
          <table:table-cell table:formula="of:=ACOS([.A43])" office:value-type="float" office:value="1.35931750991942" calcext:value-type="float">
            <text:p>1.3593175099</text:p>
          </table:table-cell>
        </table:table-row>
        <table:table-row table:style-name="ro1">
          <table:table-cell table:style-name="ce1" office:value-type="float" office:value="0.861324" calcext:value-type="float">
            <text:p>0.8613240000</text:p>
          </table:table-cell>
          <table:table-cell table:formula="of:=ACOS([.A44])" office:value-type="float" office:value="0.532926371259717" calcext:value-type="float">
            <text:p>0.5329263713</text:p>
          </table:table-cell>
        </table:table-row>
        <table:table-row table:style-name="ro1">
          <table:table-cell table:style-name="ce1" office:value-type="float" office:value="0.545885" calcext:value-type="float">
            <text:p>0.5458850000</text:p>
          </table:table-cell>
          <table:table-cell table:formula="of:=ACOS([.A45])" office:value-type="float" office:value="0.993351312819502" calcext:value-type="float">
            <text:p>0.9933513128</text:p>
          </table:table-cell>
        </table:table-row>
        <table:table-row table:style-name="ro1">
          <table:table-cell table:style-name="ce1" office:value-type="float" office:value="0.964293" calcext:value-type="float">
            <text:p>0.9642930000</text:p>
          </table:table-cell>
          <table:table-cell table:formula="of:=ACOS([.A46])" office:value-type="float" office:value="0.26803561409054" calcext:value-type="float">
            <text:p>0.2680356141</text:p>
          </table:table-cell>
        </table:table-row>
        <table:table-row table:style-name="ro1">
          <table:table-cell table:style-name="ce1" office:value-type="float" office:value="0.628193" calcext:value-type="float">
            <text:p>0.6281930000</text:p>
          </table:table-cell>
          <table:table-cell table:formula="of:=ACOS([.A47])" office:value-type="float" office:value="0.891567749156449" calcext:value-type="float">
            <text:p>0.8915677492</text:p>
          </table:table-cell>
        </table:table-row>
        <table:table-row table:style-name="ro1">
          <table:table-cell table:style-name="ce1" office:value-type="float" office:value="0.372692" calcext:value-type="float">
            <text:p>0.3726920000</text:p>
          </table:table-cell>
          <table:table-cell table:formula="of:=ACOS([.A48])" office:value-type="float" office:value="1.18888798766372" calcext:value-type="float">
            <text:p>1.1888879877</text:p>
          </table:table-cell>
        </table:table-row>
        <table:table-row table:style-name="ro1">
          <table:table-cell table:style-name="ce1" office:value-type="float" office:value="0.949461" calcext:value-type="float">
            <text:p>0.9494610000</text:p>
          </table:table-cell>
          <table:table-cell table:formula="of:=ACOS([.A49])" office:value-type="float" office:value="0.319282102511271" calcext:value-type="float">
            <text:p>0.3192821025</text:p>
          </table:table-cell>
        </table:table-row>
        <table:table-row table:style-name="ro1">
          <table:table-cell table:style-name="ce1" office:value-type="float" office:value="0.231269" calcext:value-type="float">
            <text:p>0.2312690000</text:p>
          </table:table-cell>
          <table:table-cell table:formula="of:=ACOS([.A50])" office:value-type="float" office:value="1.3374144842764" calcext:value-type="float">
            <text:p>1.3374144843</text:p>
          </table:table-cell>
        </table:table-row>
        <table:table-row table:style-name="ro1">
          <table:table-cell table:style-name="ce1" office:value-type="float" office:value="0.520829" calcext:value-type="float">
            <text:p>0.5208290000</text:p>
          </table:table-cell>
          <table:table-cell table:formula="of:=ACOS([.A51])" office:value-type="float" office:value="1.02297455201146" calcext:value-type="float">
            <text:p>1.022974552</text:p>
          </table:table-cell>
        </table:table-row>
        <table:table-row table:style-name="ro1">
          <table:table-cell table:style-name="ce1" office:value-type="float" office:value="0.232826" calcext:value-type="float">
            <text:p>0.2328260000</text:p>
          </table:table-cell>
          <table:table-cell table:formula="of:=ACOS([.A52])" office:value-type="float" office:value="1.33581379232335" calcext:value-type="float">
            <text:p>1.3358137923</text:p>
          </table:table-cell>
        </table:table-row>
        <table:table-row table:style-name="ro1">
          <table:table-cell table:style-name="ce1" office:value-type="float" office:value="0.897366" calcext:value-type="float">
            <text:p>0.8973660000</text:p>
          </table:table-cell>
          <table:table-cell table:formula="of:=ACOS([.A53])" office:value-type="float" office:value="0.457032423537199" calcext:value-type="float">
            <text:p>0.4570324235</text:p>
          </table:table-cell>
        </table:table-row>
        <table:table-row table:style-name="ro1">
          <table:table-cell table:style-name="ce1" office:value-type="float" office:value="0.374737" calcext:value-type="float">
            <text:p>0.3747370000</text:p>
          </table:table-cell>
          <table:table-cell table:formula="of:=ACOS([.A54])" office:value-type="float" office:value="1.18668323932764" calcext:value-type="float">
            <text:p>1.1866832393</text:p>
          </table:table-cell>
        </table:table-row>
        <table:table-row table:style-name="ro1">
          <table:table-cell table:style-name="ce1" office:value-type="float" office:value="0.412152" calcext:value-type="float">
            <text:p>0.4121520000</text:p>
          </table:table-cell>
          <table:table-cell table:formula="of:=ACOS([.A55])" office:value-type="float" office:value="1.14598158200191" calcext:value-type="float">
            <text:p>1.145981582</text:p>
          </table:table-cell>
        </table:table-row>
        <table:table-row table:style-name="ro1">
          <table:table-cell table:style-name="ce1" office:value-type="float" office:value="0.744285" calcext:value-type="float">
            <text:p>0.7442850000</text:p>
          </table:table-cell>
          <table:table-cell table:formula="of:=ACOS([.A56])" office:value-type="float" office:value="0.731332705536084" calcext:value-type="float">
            <text:p>0.7313327055</text:p>
          </table:table-cell>
        </table:table-row>
        <table:table-row table:style-name="ro1">
          <table:table-cell table:style-name="ce1" office:value-type="float" office:value="0.35551" calcext:value-type="float">
            <text:p>0.3555100000</text:p>
          </table:table-cell>
          <table:table-cell table:formula="of:=ACOS([.A57])" office:value-type="float" office:value="1.20733667042646" calcext:value-type="float">
            <text:p>1.2073366704</text:p>
          </table:table-cell>
        </table:table-row>
        <table:table-row table:style-name="ro1">
          <table:table-cell table:style-name="ce1" office:value-type="float" office:value="0.376263" calcext:value-type="float">
            <text:p>0.3762630000</text:p>
          </table:table-cell>
          <table:table-cell table:formula="of:=ACOS([.A58])" office:value-type="float" office:value="1.18503675315387" calcext:value-type="float">
            <text:p>1.1850367532</text:p>
          </table:table-cell>
        </table:table-row>
        <table:table-row table:style-name="ro1">
          <table:table-cell table:style-name="ce1" office:value-type="float" office:value="0.219001" calcext:value-type="float">
            <text:p>0.2190010000</text:p>
          </table:table-cell>
          <table:table-cell table:formula="of:=ACOS([.A59])" office:value-type="float" office:value="1.35000582858786" calcext:value-type="float">
            <text:p>1.3500058286</text:p>
          </table:table-cell>
        </table:table-row>
        <table:table-row table:style-name="ro1">
          <table:table-cell table:style-name="ce1" office:value-type="float" office:value="0.071139" calcext:value-type="float">
            <text:p>0.0711390000</text:p>
          </table:table-cell>
          <table:table-cell table:formula="of:=ACOS([.A60])" office:value-type="float" office:value="1.49959718686569" calcext:value-type="float">
            <text:p>1.4995971869</text:p>
          </table:table-cell>
        </table:table-row>
        <table:table-row table:style-name="ro1">
          <table:table-cell table:style-name="ce1" office:value-type="float" office:value="0.587909" calcext:value-type="float">
            <text:p>0.5879090000</text:p>
          </table:table-cell>
          <table:table-cell table:formula="of:=ACOS([.A61])" office:value-type="float" office:value="0.942324826997398" calcext:value-type="float">
            <text:p>0.942324827</text:p>
          </table:table-cell>
        </table:table-row>
        <table:table-row table:style-name="ro1">
          <table:table-cell table:style-name="ce1" office:value-type="float" office:value="0.674886" calcext:value-type="float">
            <text:p>0.6748860000</text:p>
          </table:table-cell>
          <table:table-cell table:formula="of:=ACOS([.A62])" office:value-type="float" office:value="0.829986123379339" calcext:value-type="float">
            <text:p>0.8299861234</text:p>
          </table:table-cell>
        </table:table-row>
        <table:table-row table:style-name="ro1">
          <table:table-cell table:style-name="ce1" office:value-type="float" office:value="0.43141" calcext:value-type="float">
            <text:p>0.4314100000</text:p>
          </table:table-cell>
          <table:table-cell table:formula="of:=ACOS([.A63])" office:value-type="float" office:value="1.12474121020873" calcext:value-type="float">
            <text:p>1.1247412102</text:p>
          </table:table-cell>
        </table:table-row>
        <table:table-row table:style-name="ro1">
          <table:table-cell table:style-name="ce1" office:value-type="float" office:value="0.821802" calcext:value-type="float">
            <text:p>0.8218020000</text:p>
          </table:table-cell>
          <table:table-cell table:formula="of:=ACOS([.A64])" office:value-type="float" office:value="0.606229821461163" calcext:value-type="float">
            <text:p>0.6062298215</text:p>
          </table:table-cell>
        </table:table-row>
        <table:table-row table:style-name="ro1">
          <table:table-cell table:style-name="ce1" office:value-type="float" office:value="0.033631" calcext:value-type="float">
            <text:p>0.0336310000</text:p>
          </table:table-cell>
          <table:table-cell table:formula="of:=ACOS([.A65])" office:value-type="float" office:value="1.53715898387498" calcext:value-type="float">
            <text:p>1.5371589839</text:p>
          </table:table-cell>
        </table:table-row>
        <table:table-row table:style-name="ro1">
          <table:table-cell table:style-name="ce1" office:value-type="float" office:value="0.660787" calcext:value-type="float">
            <text:p>0.6607870000</text:p>
          </table:table-cell>
          <table:table-cell table:formula="of:=ACOS([.A66])" office:value-type="float" office:value="0.848929517645959" calcext:value-type="float">
            <text:p>0.8489295176</text:p>
          </table:table-cell>
        </table:table-row>
        <table:table-row table:style-name="ro1">
          <table:table-cell table:style-name="ce1" office:value-type="float" office:value="0.256478" calcext:value-type="float">
            <text:p>0.2564780000</text:p>
          </table:table-cell>
          <table:table-cell table:formula="of:=ACOS([.A67])" office:value-type="float" office:value="1.3114197831443" calcext:value-type="float">
            <text:p>1.3114197831</text:p>
          </table:table-cell>
        </table:table-row>
        <table:table-row table:style-name="ro1">
          <table:table-cell table:style-name="ce1" office:value-type="float" office:value="0.742729" calcext:value-type="float">
            <text:p>0.7427290000</text:p>
          </table:table-cell>
          <table:table-cell table:formula="of:=ACOS([.A68])" office:value-type="float" office:value="0.733659512996826" calcext:value-type="float">
            <text:p>0.733659513</text:p>
          </table:table-cell>
        </table:table-row>
        <table:table-row table:style-name="ro1">
          <table:table-cell table:style-name="ce1" office:value-type="float" office:value="0.850124" calcext:value-type="float">
            <text:p>0.8501240000</text:p>
          </table:table-cell>
          <table:table-cell table:formula="of:=ACOS([.A69])" office:value-type="float" office:value="0.554575597074844" calcext:value-type="float">
            <text:p>0.5545755971</text:p>
          </table:table-cell>
        </table:table-row>
        <table:table-row table:style-name="ro1">
          <table:table-cell table:style-name="ce1" office:value-type="float" office:value="0.170843" calcext:value-type="float">
            <text:p>0.1708430000</text:p>
          </table:table-cell>
          <table:table-cell table:formula="of:=ACOS([.A70])" office:value-type="float" office:value="1.39911114252589" calcext:value-type="float">
            <text:p>1.3991111425</text:p>
          </table:table-cell>
        </table:table-row>
        <table:table-row table:style-name="ro1">
          <table:table-cell table:style-name="ce1" office:value-type="float" office:value="0.756005" calcext:value-type="float">
            <text:p>0.7560050000</text:p>
          </table:table-cell>
          <table:table-cell table:formula="of:=ACOS([.A71])" office:value-type="float" office:value="0.713608196775481" calcext:value-type="float">
            <text:p>0.7136081968</text:p>
          </table:table-cell>
        </table:table-row>
        <table:table-row table:style-name="ro1">
          <table:table-cell table:style-name="ce1" office:value-type="float" office:value="0.430219" calcext:value-type="float">
            <text:p>0.4302190000</text:p>
          </table:table-cell>
          <table:table-cell table:formula="of:=ACOS([.A72])" office:value-type="float" office:value="1.12606096496022" calcext:value-type="float">
            <text:p>1.126060965</text:p>
          </table:table-cell>
        </table:table-row>
        <table:table-row table:style-name="ro1">
          <table:table-cell table:style-name="ce1" office:value-type="float" office:value="0.403241" calcext:value-type="float">
            <text:p>0.4032410000</text:p>
          </table:table-cell>
          <table:table-cell table:formula="of:=ACOS([.A73])" office:value-type="float" office:value="1.15574051941706" calcext:value-type="float">
            <text:p>1.1557405194</text:p>
          </table:table-cell>
        </table:table-row>
        <table:table-row table:style-name="ro1">
          <table:table-cell table:style-name="ce1" office:value-type="float" office:value="0.142918" calcext:value-type="float">
            <text:p>0.1429180000</text:p>
          </table:table-cell>
          <table:table-cell table:formula="of:=ACOS([.A74])" office:value-type="float" office:value="1.42738726981297" calcext:value-type="float">
            <text:p>1.4273872698</text:p>
          </table:table-cell>
        </table:table-row>
        <table:table-row table:style-name="ro1">
          <table:table-cell table:style-name="ce1" office:value-type="float" office:value="0.509751" calcext:value-type="float">
            <text:p>0.5097510000</text:p>
          </table:table-cell>
          <table:table-cell table:formula="of:=ACOS([.A75])" office:value-type="float" office:value="1.03590098786635" calcext:value-type="float">
            <text:p>1.0359009879</text:p>
          </table:table-cell>
        </table:table-row>
        <table:table-row table:style-name="ro1">
          <table:table-cell table:style-name="ce1" office:value-type="float" office:value="0.465712" calcext:value-type="float">
            <text:p>0.4657120000</text:p>
          </table:table-cell>
          <table:table-cell table:formula="of:=ACOS([.A76])" office:value-type="float" office:value="1.08635730811048" calcext:value-type="float">
            <text:p>1.0863573081</text:p>
          </table:table-cell>
        </table:table-row>
        <table:table-row table:style-name="ro1">
          <table:table-cell table:style-name="ce1" office:value-type="float" office:value="0.486526" calcext:value-type="float">
            <text:p>0.4865260000</text:p>
          </table:table-cell>
          <table:table-cell table:formula="of:=ACOS([.A77])" office:value-type="float" office:value="1.06268734415956" calcext:value-type="float">
            <text:p>1.0626873442</text:p>
          </table:table-cell>
        </table:table-row>
        <table:table-row table:style-name="ro1">
          <table:table-cell table:style-name="ce1" office:value-type="float" office:value="0.083834" calcext:value-type="float">
            <text:p>0.0838340000</text:p>
          </table:table-cell>
          <table:table-cell table:formula="of:=ACOS([.A78])" office:value-type="float" office:value="1.48686381540888" calcext:value-type="float">
            <text:p>1.4868638154</text:p>
          </table:table-cell>
        </table:table-row>
        <table:table-row table:style-name="ro1">
          <table:table-cell table:style-name="ce1" office:value-type="float" office:value="0.835444" calcext:value-type="float">
            <text:p>0.8354440000</text:p>
          </table:table-cell>
          <table:table-cell table:formula="of:=ACOS([.A79])" office:value-type="float" office:value="0.581856140792973" calcext:value-type="float">
            <text:p>0.5818561408</text:p>
          </table:table-cell>
        </table:table-row>
        <table:table-row table:style-name="ro1">
          <table:table-cell table:style-name="ce1" office:value-type="float" office:value="0.8811" calcext:value-type="float">
            <text:p>0.8811000000</text:p>
          </table:table-cell>
          <table:table-cell table:formula="of:=ACOS([.A80])" office:value-type="float" office:value="0.492613216486576" calcext:value-type="float">
            <text:p>0.4926132165</text:p>
          </table:table-cell>
        </table:table-row>
        <table:table-row table:style-name="ro1">
          <table:table-cell table:style-name="ce1" office:value-type="float" office:value="0.549455" calcext:value-type="float">
            <text:p>0.5494550000</text:p>
          </table:table-cell>
          <table:table-cell table:formula="of:=ACOS([.A81])" office:value-type="float" office:value="0.989084514743536" calcext:value-type="float">
            <text:p>0.9890845147</text:p>
          </table:table-cell>
        </table:table-row>
        <table:table-row table:style-name="ro1">
          <table:table-cell table:style-name="ce1" office:value-type="float" office:value="0.508835" calcext:value-type="float">
            <text:p>0.5088350000</text:p>
          </table:table-cell>
          <table:table-cell table:formula="of:=ACOS([.A82])" office:value-type="float" office:value="1.03696537008364" calcext:value-type="float">
            <text:p>1.0369653701</text:p>
          </table:table-cell>
        </table:table-row>
        <table:table-row table:style-name="ro1">
          <table:table-cell table:style-name="ce1" office:value-type="float" office:value="0.096194" calcext:value-type="float">
            <text:p>0.0961940000</text:p>
          </table:table-cell>
          <table:table-cell table:formula="of:=ACOS([.A83])" office:value-type="float" office:value="1.47445335387762" calcext:value-type="float">
            <text:p>1.4744533539</text:p>
          </table:table-cell>
        </table:table-row>
        <table:table-row table:style-name="ro1">
          <table:table-cell table:style-name="ce1" office:value-type="float" office:value="0.360698" calcext:value-type="float">
            <text:p>0.3606980000</text:p>
          </table:table-cell>
          <table:table-cell table:formula="of:=ACOS([.A84])" office:value-type="float" office:value="1.2017801626842" calcext:value-type="float">
            <text:p>1.2017801627</text:p>
          </table:table-cell>
        </table:table-row>
        <table:table-row table:style-name="ro1">
          <table:table-cell table:style-name="ce1" office:value-type="float" office:value="0.717307" calcext:value-type="float">
            <text:p>0.7173070000</text:p>
          </table:table-cell>
          <table:table-cell table:formula="of:=ACOS([.A85])" office:value-type="float" office:value="0.770866785595233" calcext:value-type="float">
            <text:p>0.7708667856</text:p>
          </table:table-cell>
        </table:table-row>
        <table:table-row table:style-name="ro1">
          <table:table-cell table:style-name="ce1" office:value-type="float" office:value="0.007294" calcext:value-type="float">
            <text:p>0.0072940000</text:p>
          </table:table-cell>
          <table:table-cell table:formula="of:=ACOS([.A86])" office:value-type="float" office:value="1.56350226211692" calcext:value-type="float">
            <text:p>1.5635022621</text:p>
          </table:table-cell>
        </table:table-row>
        <table:table-row table:style-name="ro1">
          <table:table-cell table:style-name="ce1" office:value-type="float" office:value="0.12775" calcext:value-type="float">
            <text:p>0.1277500000</text:p>
          </table:table-cell>
          <table:table-cell table:formula="of:=ACOS([.A87])" office:value-type="float" office:value="1.44269626848271" calcext:value-type="float">
            <text:p>1.4426962685</text:p>
          </table:table-cell>
        </table:table-row>
        <table:table-row table:style-name="ro1">
          <table:table-cell table:style-name="ce1" office:value-type="float" office:value="0.085574" calcext:value-type="float">
            <text:p>0.0855740000</text:p>
          </table:table-cell>
          <table:table-cell table:formula="of:=ACOS([.A88])" office:value-type="float" office:value="1.48511753934333" calcext:value-type="float">
            <text:p>1.4851175393</text:p>
          </table:table-cell>
        </table:table-row>
        <table:table-row table:style-name="ro1">
          <table:table-cell table:style-name="ce1" office:value-type="float" office:value="0.883114" calcext:value-type="float">
            <text:p>0.8831140000</text:p>
          </table:table-cell>
          <table:table-cell table:formula="of:=ACOS([.A89])" office:value-type="float" office:value="0.48833761605124" calcext:value-type="float">
            <text:p>0.4883376161</text:p>
          </table:table-cell>
        </table:table-row>
        <table:table-row table:style-name="ro1">
          <table:table-cell table:style-name="ce1" office:value-type="float" office:value="0.092257" calcext:value-type="float">
            <text:p>0.0922570000</text:p>
          </table:table-cell>
          <table:table-cell table:formula="of:=ACOS([.A90])" office:value-type="float" office:value="1.47840795098812" calcext:value-type="float">
            <text:p>1.478407951</text:p>
          </table:table-cell>
        </table:table-row>
        <table:table-row table:style-name="ro1">
          <table:table-cell table:style-name="ce1" office:value-type="float" office:value="0.315409" calcext:value-type="float">
            <text:p>0.3154090000</text:p>
          </table:table-cell>
          <table:table-cell table:formula="of:=ACOS([.A91])" office:value-type="float" office:value="1.24990870355831" calcext:value-type="float">
            <text:p>1.2499087036</text:p>
          </table:table-cell>
        </table:table-row>
        <table:table-row table:style-name="ro1">
          <table:table-cell table:style-name="ce1" office:value-type="float" office:value="0.626637" calcext:value-type="float">
            <text:p>0.6266370000</text:p>
          </table:table-cell>
          <table:table-cell table:formula="of:=ACOS([.A92])" office:value-type="float" office:value="0.89356599061411" calcext:value-type="float">
            <text:p>0.8935659906</text:p>
          </table:table-cell>
        </table:table-row>
        <table:table-row table:style-name="ro1">
          <table:table-cell table:style-name="ce1" office:value-type="float" office:value="0.652882" calcext:value-type="float">
            <text:p>0.6528820000</text:p>
          </table:table-cell>
          <table:table-cell table:formula="of:=ACOS([.A93])" office:value-type="float" office:value="0.859413276342237" calcext:value-type="float">
            <text:p>0.8594132763</text:p>
          </table:table-cell>
        </table:table-row>
        <table:table-row table:style-name="ro1">
          <table:table-cell table:style-name="ce1" office:value-type="float" office:value="0.488907" calcext:value-type="float">
            <text:p>0.4889070000</text:p>
          </table:table-cell>
          <table:table-cell table:formula="of:=ACOS([.A94])" office:value-type="float" office:value="1.05995997213082" calcext:value-type="float">
            <text:p>1.0599599721</text:p>
          </table:table-cell>
        </table:table-row>
        <table:table-row table:style-name="ro1">
          <table:table-cell table:style-name="ce1" office:value-type="float" office:value="0.353221" calcext:value-type="float">
            <text:p>0.3532210000</text:p>
          </table:table-cell>
          <table:table-cell table:formula="of:=ACOS([.A95])" office:value-type="float" office:value="1.20978451952771" calcext:value-type="float">
            <text:p>1.2097845195</text:p>
          </table:table-cell>
        </table:table-row>
        <table:table-row table:style-name="ro1">
          <table:table-cell table:style-name="ce1" office:value-type="float" office:value="0.792962" calcext:value-type="float">
            <text:p>0.7929620000</text:p>
          </table:table-cell>
          <table:table-cell table:formula="of:=ACOS([.A96])" office:value-type="float" office:value="0.655141047212715" calcext:value-type="float">
            <text:p>0.6551410472</text:p>
          </table:table-cell>
        </table:table-row>
        <table:table-row table:style-name="ro1">
          <table:table-cell table:style-name="ce1" office:value-type="float" office:value="0.426069" calcext:value-type="float">
            <text:p>0.4260690000</text:p>
          </table:table-cell>
          <table:table-cell table:formula="of:=ACOS([.A97])" office:value-type="float" office:value="1.13065315015815" calcext:value-type="float">
            <text:p>1.1306531502</text:p>
          </table:table-cell>
        </table:table-row>
        <table:table-row table:style-name="ro1">
          <table:table-cell table:style-name="ce1" office:value-type="float" office:value="0.019044" calcext:value-type="float">
            <text:p>0.0190440000</text:p>
          </table:table-cell>
          <table:table-cell table:formula="of:=ACOS([.A98])" office:value-type="float" office:value="1.55175117547992" calcext:value-type="float">
            <text:p>1.5517511755</text:p>
          </table:table-cell>
        </table:table-row>
        <table:table-row table:style-name="ro1">
          <table:table-cell table:style-name="ce1" office:value-type="float" office:value="0.215613" calcext:value-type="float">
            <text:p>0.2156130000</text:p>
          </table:table-cell>
          <table:table-cell table:formula="of:=ACOS([.A99])" office:value-type="float" office:value="1.35347677467119" calcext:value-type="float">
            <text:p>1.3534767747</text:p>
          </table:table-cell>
        </table:table-row>
        <table:table-row table:style-name="ro1">
          <table:table-cell table:style-name="ce1" office:value-type="float" office:value="0.841365" calcext:value-type="float">
            <text:p>0.8413650000</text:p>
          </table:table-cell>
          <table:table-cell table:formula="of:=ACOS([.A100])" office:value-type="float" office:value="0.570992455190551" calcext:value-type="float">
            <text:p>0.5709924552</text:p>
          </table:table-cell>
        </table:table-row>
        <table:table-row table:style-name="ro1">
          <table:table-cell table:style-name="ce1" office:value-type="float" office:value="0.391552" calcext:value-type="float">
            <text:p>0.3915520000</text:p>
          </table:table-cell>
          <table:table-cell table:formula="of:=ACOS([.A101])" office:value-type="float" office:value="1.16847866759012" calcext:value-type="float">
            <text:p>1.1684786676</text:p>
          </table:table-cell>
        </table:table-row>
        <table:table-row table:style-name="ro1">
          <table:table-cell table:style-name="ce1" office:value-type="float" office:value="0.737541" calcext:value-type="float">
            <text:p>0.7375410000</text:p>
          </table:table-cell>
          <table:table-cell table:formula="of:=ACOS([.A102])" office:value-type="float" office:value="0.741374578055468" calcext:value-type="float">
            <text:p>0.7413745781</text:p>
          </table:table-cell>
        </table:table-row>
        <table:table-row table:style-name="ro1">
          <table:table-cell table:style-name="ce1" office:value-type="float" office:value="0.373424" calcext:value-type="float">
            <text:p>0.3734240000</text:p>
          </table:table-cell>
          <table:table-cell table:formula="of:=ACOS([.A103])" office:value-type="float" office:value="1.1880990313176" calcext:value-type="float">
            <text:p>1.1880990313</text:p>
          </table:table-cell>
        </table:table-row>
        <table:table-row table:style-name="ro1">
          <table:table-cell table:style-name="ce1" office:value-type="float" office:value="0.953673" calcext:value-type="float">
            <text:p>0.9536730000</text:p>
          </table:table-cell>
          <table:table-cell table:formula="of:=ACOS([.A104])" office:value-type="float" office:value="0.30557874387066" calcext:value-type="float">
            <text:p>0.3055787439</text:p>
          </table:table-cell>
        </table:table-row>
        <table:table-row table:style-name="ro1">
          <table:table-cell table:style-name="ce1" office:value-type="float" office:value="0.721335" calcext:value-type="float">
            <text:p>0.7213350000</text:p>
          </table:table-cell>
          <table:table-cell table:formula="of:=ACOS([.A105])" office:value-type="float" office:value="0.765068380101291" calcext:value-type="float">
            <text:p>0.7650683801</text:p>
          </table:table-cell>
        </table:table-row>
        <table:table-row table:style-name="ro1">
          <table:table-cell table:style-name="ce1" office:value-type="float" office:value="0.476669" calcext:value-type="float">
            <text:p>0.4766690000</text:p>
          </table:table-cell>
          <table:table-cell table:formula="of:=ACOS([.A106])" office:value-type="float" office:value="1.07393470057574" calcext:value-type="float">
            <text:p>1.0739347006</text:p>
          </table:table-cell>
        </table:table-row>
        <table:table-row table:style-name="ro1">
          <table:table-cell table:style-name="ce1" office:value-type="float" office:value="0.78515" calcext:value-type="float">
            <text:p>0.7851500000</text:p>
          </table:table-cell>
          <table:table-cell table:formula="of:=ACOS([.A107])" office:value-type="float" office:value="0.667858030190966" calcext:value-type="float">
            <text:p>0.6678580302</text:p>
          </table:table-cell>
        </table:table-row>
        <table:table-row table:style-name="ro1">
          <table:table-cell table:style-name="ce1" office:value-type="float" office:value="0.387585" calcext:value-type="float">
            <text:p>0.3875850000</text:p>
          </table:table-cell>
          <table:table-cell table:formula="of:=ACOS([.A108])" office:value-type="float" office:value="1.17278595912872" calcext:value-type="float">
            <text:p>1.1727859591</text:p>
          </table:table-cell>
        </table:table-row>
        <table:table-row table:style-name="ro1">
          <table:table-cell table:style-name="ce1" office:value-type="float" office:value="0.742302" calcext:value-type="float">
            <text:p>0.7423020000</text:p>
          </table:table-cell>
          <table:table-cell table:formula="of:=ACOS([.A109])" office:value-type="float" office:value="0.7342969892909" calcext:value-type="float">
            <text:p>0.7342969893</text:p>
          </table:table-cell>
        </table:table-row>
        <table:table-row table:style-name="ro1">
          <table:table-cell table:style-name="ce1" office:value-type="float" office:value="0.455397" calcext:value-type="float">
            <text:p>0.4553970000</text:p>
          </table:table-cell>
          <table:table-cell table:formula="of:=ACOS([.A110])" office:value-type="float" office:value="1.0979782406184" calcext:value-type="float">
            <text:p>1.0979782406</text:p>
          </table:table-cell>
        </table:table-row>
        <table:table-row table:style-name="ro1">
          <table:table-cell table:style-name="ce1" office:value-type="float" office:value="0.695029" calcext:value-type="float">
            <text:p>0.6950290000</text:p>
          </table:table-cell>
          <table:table-cell table:formula="of:=ACOS([.A111])" office:value-type="float" office:value="0.802336091957449" calcext:value-type="float">
            <text:p>0.802336092</text:p>
          </table:table-cell>
        </table:table-row>
        <table:table-row table:style-name="ro1">
          <table:table-cell table:style-name="ce1" office:value-type="float" office:value="0.207862" calcext:value-type="float">
            <text:p>0.2078620000</text:p>
          </table:table-cell>
          <table:table-cell table:formula="of:=ACOS([.A112])" office:value-type="float" office:value="1.36140761722151" calcext:value-type="float">
            <text:p>1.3614076172</text:p>
          </table:table-cell>
        </table:table-row>
        <table:table-row table:style-name="ro1">
          <table:table-cell table:style-name="ce1" office:value-type="float" office:value="0.368114" calcext:value-type="float">
            <text:p>0.3681140000</text:p>
          </table:table-cell>
          <table:table-cell table:formula="of:=ACOS([.A113])" office:value-type="float" office:value="1.19381655803915" calcext:value-type="float">
            <text:p>1.193816558</text:p>
          </table:table-cell>
        </table:table-row>
        <table:table-row table:style-name="ro1">
          <table:table-cell table:style-name="ce1" office:value-type="float" office:value="0.108798" calcext:value-type="float">
            <text:p>0.1087980000</text:p>
          </table:table-cell>
          <table:table-cell table:formula="of:=ACOS([.A114])" office:value-type="float" office:value="1.46178253495092" calcext:value-type="float">
            <text:p>1.461782535</text:p>
          </table:table-cell>
        </table:table-row>
        <table:table-row table:style-name="ro1">
          <table:table-cell table:style-name="ce1" office:value-type="float" office:value="0.768792" calcext:value-type="float">
            <text:p>0.7687920000</text:p>
          </table:table-cell>
          <table:table-cell table:formula="of:=ACOS([.A115])" office:value-type="float" office:value="0.693846304942901" calcext:value-type="float">
            <text:p>0.6938463049</text:p>
          </table:table-cell>
        </table:table-row>
        <table:table-row table:style-name="ro1">
          <table:table-cell table:style-name="ce1" office:value-type="float" office:value="0.003632" calcext:value-type="float">
            <text:p>0.0036320000</text:p>
          </table:table-cell>
          <table:table-cell table:formula="of:=ACOS([.A116])" office:value-type="float" office:value="1.56716431880964" calcext:value-type="float">
            <text:p>1.5671643188</text:p>
          </table:table-cell>
        </table:table-row>
        <table:table-row table:style-name="ro1">
          <table:table-cell table:style-name="ce1" office:value-type="float" office:value="0.57213" calcext:value-type="float">
            <text:p>0.5721300000</text:p>
          </table:table-cell>
          <table:table-cell table:formula="of:=ACOS([.A117])" office:value-type="float" office:value="0.961695771993914" calcext:value-type="float">
            <text:p>0.961695772</text:p>
          </table:table-cell>
        </table:table-row>
        <table:table-row table:style-name="ro1">
          <table:table-cell table:style-name="ce1" office:value-type="float" office:value="0.795007" calcext:value-type="float">
            <text:p>0.7950070000</text:p>
          </table:table-cell>
          <table:table-cell table:formula="of:=ACOS([.A118])" office:value-type="float" office:value="0.651777207655602" calcext:value-type="float">
            <text:p>0.6517772077</text:p>
          </table:table-cell>
        </table:table-row>
        <table:table-row table:style-name="ro1">
          <table:table-cell table:style-name="ce1" office:value-type="float" office:value="0.598773" calcext:value-type="float">
            <text:p>0.5987730000</text:p>
          </table:table-cell>
          <table:table-cell table:formula="of:=ACOS([.A119])" office:value-type="float" office:value="0.928828087468778" calcext:value-type="float">
            <text:p>0.9288280875</text:p>
          </table:table-cell>
        </table:table-row>
        <table:table-row table:style-name="ro1">
          <table:table-cell table:style-name="ce1" office:value-type="float" office:value="0.498489" calcext:value-type="float">
            <text:p>0.4984890000</text:p>
          </table:table-cell>
          <table:table-cell table:formula="of:=ACOS([.A120])" office:value-type="float" office:value="1.04894142670373" calcext:value-type="float">
            <text:p>1.0489414267</text:p>
          </table:table-cell>
        </table:table-row>
        <table:table-row table:style-name="ro1">
          <table:table-cell table:style-name="ce1" office:value-type="float" office:value="0.182134" calcext:value-type="float">
            <text:p>0.1821340000</text:p>
          </table:table-cell>
          <table:table-cell table:formula="of:=ACOS([.A121])" office:value-type="float" office:value="1.38764000884596" calcext:value-type="float">
            <text:p>1.3876400088</text:p>
          </table:table-cell>
        </table:table-row>
        <table:table-row table:style-name="ro1">
          <table:table-cell table:style-name="ce1" office:value-type="float" office:value="0.534806" calcext:value-type="float">
            <text:p>0.5348060000</text:p>
          </table:table-cell>
          <table:table-cell table:formula="of:=ACOS([.A122])" office:value-type="float" office:value="1.00651818897165" calcext:value-type="float">
            <text:p>1.006518189</text:p>
          </table:table-cell>
        </table:table-row>
        <table:table-row table:style-name="ro1">
          <table:table-cell table:style-name="ce1" office:value-type="float" office:value="0.109165" calcext:value-type="float">
            <text:p>0.1091650000</text:p>
          </table:table-cell>
          <table:table-cell table:formula="of:=ACOS([.A123])" office:value-type="float" office:value="1.46141333591737" calcext:value-type="float">
            <text:p>1.4614133359</text:p>
          </table:table-cell>
        </table:table-row>
        <table:table-row table:style-name="ro1">
          <table:table-cell table:style-name="ce1" office:value-type="float" office:value="0.459181" calcext:value-type="float">
            <text:p>0.4591810000</text:p>
          </table:table-cell>
          <table:table-cell table:formula="of:=ACOS([.A124])" office:value-type="float" office:value="1.09372328965156" calcext:value-type="float">
            <text:p>1.0937232897</text:p>
          </table:table-cell>
        </table:table-row>
        <table:table-row table:style-name="ro1">
          <table:table-cell table:style-name="ce1" office:value-type="float" office:value="0.779168" calcext:value-type="float">
            <text:p>0.7791680000</text:p>
          </table:table-cell>
          <table:table-cell table:formula="of:=ACOS([.A125])" office:value-type="float" office:value="0.677458951879652" calcext:value-type="float">
            <text:p>0.6774589519</text:p>
          </table:table-cell>
        </table:table-row>
        <table:table-row table:style-name="ro1">
          <table:table-cell table:style-name="ce1" office:value-type="float" office:value="0.441237" calcext:value-type="float">
            <text:p>0.4412370000</text:p>
          </table:table-cell>
          <table:table-cell table:formula="of:=ACOS([.A126])" office:value-type="float" office:value="1.11381967878926" calcext:value-type="float">
            <text:p>1.1138196788</text:p>
          </table:table-cell>
        </table:table-row>
        <table:table-row table:style-name="ro1">
          <table:table-cell table:style-name="ce1" office:value-type="float" office:value="0.893338" calcext:value-type="float">
            <text:p>0.8933380000</text:p>
          </table:table-cell>
          <table:table-cell table:formula="of:=ACOS([.A127])" office:value-type="float" office:value="0.466077213532141" calcext:value-type="float">
            <text:p>0.4660772135</text:p>
          </table:table-cell>
        </table:table-row>
        <table:table-row table:style-name="ro1">
          <table:table-cell table:style-name="ce1" office:value-type="float" office:value="0.809656" calcext:value-type="float">
            <text:p>0.8096560000</text:p>
          </table:table-cell>
          <table:table-cell table:formula="of:=ACOS([.A128])" office:value-type="float" office:value="0.627230574624256" calcext:value-type="float">
            <text:p>0.6272305746</text:p>
          </table:table-cell>
        </table:table-row>
        <table:table-row table:style-name="ro1">
          <table:table-cell table:style-name="ce1" office:value-type="float" office:value="0.980682" calcext:value-type="float">
            <text:p>0.9806820000</text:p>
          </table:table-cell>
          <table:table-cell table:formula="of:=ACOS([.A129])" office:value-type="float" office:value="0.196878236138065" calcext:value-type="float">
            <text:p>0.1968782361</text:p>
          </table:table-cell>
        </table:table-row>
        <table:table-row table:style-name="ro1">
          <table:table-cell table:style-name="ce1" office:value-type="float" office:value="0.994324" calcext:value-type="float">
            <text:p>0.9943240000</text:p>
          </table:table-cell>
          <table:table-cell table:formula="of:=ACOS([.A130])" office:value-type="float" office:value="0.106596225431549" calcext:value-type="float">
            <text:p>0.1065962254</text:p>
          </table:table-cell>
        </table:table-row>
        <table:table-row table:style-name="ro1">
          <table:table-cell table:style-name="ce1" office:value-type="float" office:value="0.013276" calcext:value-type="float">
            <text:p>0.0132760000</text:p>
          </table:table-cell>
          <table:table-cell table:formula="of:=ACOS([.A131])" office:value-type="float" office:value="1.55751993677665" calcext:value-type="float">
            <text:p>1.5575199368</text:p>
          </table:table-cell>
        </table:table-row>
        <table:table-row table:style-name="ro1">
          <table:table-cell table:style-name="ce1" office:value-type="float" office:value="0.356059" calcext:value-type="float">
            <text:p>0.3560590000</text:p>
          </table:table-cell>
          <table:table-cell table:formula="of:=ACOS([.A132])" office:value-type="float" office:value="1.20674923323854" calcext:value-type="float">
            <text:p>1.2067492332</text:p>
          </table:table-cell>
        </table:table-row>
        <table:table-row table:style-name="ro1">
          <table:table-cell table:style-name="ce1" office:value-type="float" office:value="0.88992" calcext:value-type="float">
            <text:p>0.8899200000</text:p>
          </table:table-cell>
          <table:table-cell table:formula="of:=ACOS([.A133])" office:value-type="float" office:value="0.473626581024539" calcext:value-type="float">
            <text:p>0.473626581</text:p>
          </table:table-cell>
        </table:table-row>
        <table:table-row table:style-name="ro1">
          <table:table-cell table:style-name="ce1" office:value-type="float" office:value="0.818323" calcext:value-type="float">
            <text:p>0.8183230000</text:p>
          </table:table-cell>
          <table:table-cell table:formula="of:=ACOS([.A134])" office:value-type="float" office:value="0.612309144560756" calcext:value-type="float">
            <text:p>0.6123091446</text:p>
          </table:table-cell>
        </table:table-row>
        <table:table-row table:style-name="ro1">
          <table:table-cell table:style-name="ce1" office:value-type="float" office:value="0.294259" calcext:value-type="float">
            <text:p>0.2942590000</text:p>
          </table:table-cell>
          <table:table-cell table:formula="of:=ACOS([.A135])" office:value-type="float" office:value="1.27211622781748" calcext:value-type="float">
            <text:p>1.2721162278</text:p>
          </table:table-cell>
        </table:table-row>
        <table:table-row table:style-name="ro1">
          <table:table-cell table:style-name="ce1" office:value-type="float" office:value="0.029786" calcext:value-type="float">
            <text:p>0.0297860000</text:p>
          </table:table-cell>
          <table:table-cell table:formula="of:=ACOS([.A136])" office:value-type="float" office:value="1.54100592065024" calcext:value-type="float">
            <text:p>1.5410059207</text:p>
          </table:table-cell>
        </table:table-row>
        <table:table-row table:style-name="ro1">
          <table:table-cell table:style-name="ce1" office:value-type="float" office:value="0.992676" calcext:value-type="float">
            <text:p>0.9926760000</text:p>
          </table:table-cell>
          <table:table-cell table:formula="of:=ACOS([.A137])" office:value-type="float" office:value="0.121102912141804" calcext:value-type="float">
            <text:p>0.1211029121</text:p>
          </table:table-cell>
        </table:table-row>
        <table:table-row table:style-name="ro1">
          <table:table-cell table:style-name="ce1" office:value-type="float" office:value="0.116672" calcext:value-type="float">
            <text:p>0.1166720000</text:p>
          </table:table-cell>
          <table:table-cell table:formula="of:=ACOS([.A138])" office:value-type="float" office:value="1.45385799532642" calcext:value-type="float">
            <text:p>1.4538579953</text:p>
          </table:table-cell>
        </table:table-row>
        <table:table-row table:style-name="ro1">
          <table:table-cell table:style-name="ce1" office:value-type="float" office:value="0.643757" calcext:value-type="float">
            <text:p>0.6437570000</text:p>
          </table:table-cell>
          <table:table-cell table:formula="of:=ACOS([.A139])" office:value-type="float" office:value="0.871398503911894" calcext:value-type="float">
            <text:p>0.8713985039</text:p>
          </table:table-cell>
        </table:table-row>
        <table:table-row table:style-name="ro1">
          <table:table-cell table:style-name="ce1" office:value-type="float" office:value="0.053957" calcext:value-type="float">
            <text:p>0.0539570000</text:p>
          </table:table-cell>
          <table:table-cell table:formula="of:=ACOS([.A140])" office:value-type="float" office:value="1.51681311107894" calcext:value-type="float">
            <text:p>1.5168131111</text:p>
          </table:table-cell>
        </table:table-row>
        <table:table-row table:style-name="ro1">
          <table:table-cell table:style-name="ce1" office:value-type="float" office:value="0.282113" calcext:value-type="float">
            <text:p>0.2821130000</text:p>
          </table:table-cell>
          <table:table-cell table:formula="of:=ACOS([.A141])" office:value-type="float" office:value="1.28480046718433" calcext:value-type="float">
            <text:p>1.2848004672</text:p>
          </table:table-cell>
        </table:table-row>
        <table:table-row table:style-name="ro1">
          <table:table-cell table:style-name="ce1" office:value-type="float" office:value="0.421888" calcext:value-type="float">
            <text:p>0.4218880000</text:p>
          </table:table-cell>
          <table:table-cell table:formula="of:=ACOS([.A142])" office:value-type="float" office:value="1.1352696172471" calcext:value-type="float">
            <text:p>1.1352696172</text:p>
          </table:table-cell>
        </table:table-row>
        <table:table-row table:style-name="ro1">
          <table:table-cell table:style-name="ce1" office:value-type="float" office:value="0.4279" calcext:value-type="float">
            <text:p>0.4279000000</text:p>
          </table:table-cell>
          <table:table-cell table:formula="of:=ACOS([.A143])" office:value-type="float" office:value="1.1286282871083" calcext:value-type="float">
            <text:p>1.1286282871</text:p>
          </table:table-cell>
        </table:table-row>
        <table:table-row table:style-name="ro1">
          <table:table-cell table:style-name="ce1" office:value-type="float" office:value="0.940184" calcext:value-type="float">
            <text:p>0.9401840000</text:p>
          </table:table-cell>
          <table:table-cell table:formula="of:=ACOS([.A144])" office:value-type="float" office:value="0.347626306413143" calcext:value-type="float">
            <text:p>0.3476263064</text:p>
          </table:table-cell>
        </table:table-row>
        <table:table-row table:style-name="ro1">
          <table:table-cell table:style-name="ce1" office:value-type="float" office:value="0.89407" calcext:value-type="float">
            <text:p>0.8940700000</text:p>
          </table:table-cell>
          <table:table-cell table:formula="of:=ACOS([.A145])" office:value-type="float" office:value="0.464445675532131" calcext:value-type="float">
            <text:p>0.4644456755</text:p>
          </table:table-cell>
        </table:table-row>
        <table:table-row table:style-name="ro1">
          <table:table-cell table:style-name="ce1" office:value-type="float" office:value="0.815638" calcext:value-type="float">
            <text:p>0.8156380000</text:p>
          </table:table-cell>
          <table:table-cell table:formula="of:=ACOS([.A146])" office:value-type="float" office:value="0.616965254530174" calcext:value-type="float">
            <text:p>0.6169652545</text:p>
          </table:table-cell>
        </table:table-row>
        <table:table-row table:style-name="ro1">
          <table:table-cell table:style-name="ce1" office:value-type="float" office:value="0.435286" calcext:value-type="float">
            <text:p>0.4352860000</text:p>
          </table:table-cell>
          <table:table-cell table:formula="of:=ACOS([.A147])" office:value-type="float" office:value="1.12044039978231" calcext:value-type="float">
            <text:p>1.1204403998</text:p>
          </table:table-cell>
        </table:table-row>
        <table:table-row table:style-name="ro1">
          <table:table-cell table:style-name="ce1" office:value-type="float" office:value="0.721458" calcext:value-type="float">
            <text:p>0.7214580000</text:p>
          </table:table-cell>
          <table:table-cell table:formula="of:=ACOS([.A148])" office:value-type="float" office:value="0.7648907684827" calcext:value-type="float">
            <text:p>0.7648907685</text:p>
          </table:table-cell>
        </table:table-row>
        <table:table-row table:style-name="ro1">
          <table:table-cell table:style-name="ce1" office:value-type="float" office:value="0.032411" calcext:value-type="float">
            <text:p>0.0324110000</text:p>
          </table:table-cell>
          <table:table-cell table:formula="of:=ACOS([.A149])" office:value-type="float" office:value="1.53837964963118" calcext:value-type="float">
            <text:p>1.5383796496</text:p>
          </table:table-cell>
        </table:table-row>
        <table:table-row table:style-name="ro1">
          <table:table-cell table:style-name="ce1" office:value-type="float" office:value="0.276101" calcext:value-type="float">
            <text:p>0.2761010000</text:p>
          </table:table-cell>
          <table:table-cell table:formula="of:=ACOS([.A150])" office:value-type="float" office:value="1.29106128431609" calcext:value-type="float">
            <text:p>1.2910612843</text:p>
          </table:table-cell>
        </table:table-row>
        <table:table-row table:style-name="ro1">
          <table:table-cell table:style-name="ce1" office:value-type="float" office:value="0.460219" calcext:value-type="float">
            <text:p>0.4602190000</text:p>
          </table:table-cell>
          <table:table-cell table:formula="of:=ACOS([.A151])" office:value-type="float" office:value="1.09255446837049" calcext:value-type="float">
            <text:p>1.0925544684</text:p>
          </table:table-cell>
        </table:table-row>
        <table:table-row table:style-name="ro1">
          <table:table-cell table:style-name="ce1" office:value-type="float" office:value="0.327982" calcext:value-type="float">
            <text:p>0.3279820000</text:p>
          </table:table-cell>
          <table:table-cell table:formula="of:=ACOS([.A152])" office:value-type="float" office:value="1.23662971011074" calcext:value-type="float">
            <text:p>1.2366297101</text:p>
          </table:table-cell>
        </table:table-row>
        <table:table-row table:style-name="ro1">
          <table:table-cell table:style-name="ce1" office:value-type="float" office:value="0.467788" calcext:value-type="float">
            <text:p>0.4677880000</text:p>
          </table:table-cell>
          <table:table-cell table:formula="of:=ACOS([.A153])" office:value-type="float" office:value="1.08400992458808" calcext:value-type="float">
            <text:p>1.0840099246</text:p>
          </table:table-cell>
        </table:table-row>
        <table:table-row table:style-name="ro1">
          <table:table-cell table:style-name="ce1" office:value-type="float" office:value="0.308634" calcext:value-type="float">
            <text:p>0.3086340000</text:p>
          </table:table-cell>
          <table:table-cell table:formula="of:=ACOS([.A154])" office:value-type="float" office:value="1.25703973922139" calcext:value-type="float">
            <text:p>1.2570397392</text:p>
          </table:table-cell>
        </table:table-row>
        <table:table-row table:style-name="ro1">
          <table:table-cell table:style-name="ce1" office:value-type="float" office:value="0.036103" calcext:value-type="float">
            <text:p>0.0361030000</text:p>
          </table:table-cell>
          <table:table-cell table:formula="of:=ACOS([.A155])" office:value-type="float" office:value="1.53468547925597" calcext:value-type="float">
            <text:p>1.5346854793</text:p>
          </table:table-cell>
        </table:table-row>
        <table:table-row table:style-name="ro1">
          <table:table-cell table:style-name="ce1" office:value-type="float" office:value="0.51146" calcext:value-type="float">
            <text:p>0.5114600000</text:p>
          </table:table-cell>
          <table:table-cell table:formula="of:=ACOS([.A156])" office:value-type="float" office:value="1.03391335057189" calcext:value-type="float">
            <text:p>1.0339133506</text:p>
          </table:table-cell>
        </table:table-row>
        <table:table-row table:style-name="ro1">
          <table:table-cell table:style-name="ce1" office:value-type="float" office:value="0.388897" calcext:value-type="float">
            <text:p>0.3888970000</text:p>
          </table:table-cell>
          <table:table-cell table:formula="of:=ACOS([.A157])" office:value-type="float" office:value="1.17136228276668" calcext:value-type="float">
            <text:p>1.1713622828</text:p>
          </table:table-cell>
        </table:table-row>
        <table:table-row table:style-name="ro1">
          <table:table-cell table:style-name="ce1" office:value-type="float" office:value="0.515488" calcext:value-type="float">
            <text:p>0.5154880000</text:p>
          </table:table-cell>
          <table:table-cell table:formula="of:=ACOS([.A158])" office:value-type="float" office:value="1.02921927821643" calcext:value-type="float">
            <text:p>1.0292192782</text:p>
          </table:table-cell>
        </table:table-row>
        <table:table-row table:style-name="ro1">
          <table:table-cell table:style-name="ce1" office:value-type="float" office:value="0.35078" calcext:value-type="float">
            <text:p>0.3507800000</text:p>
          </table:table-cell>
          <table:table-cell table:formula="of:=ACOS([.A159])" office:value-type="float" office:value="1.21239242708712" calcext:value-type="float">
            <text:p>1.2123924271</text:p>
          </table:table-cell>
        </table:table-row>
        <table:table-row table:style-name="ro1">
          <table:table-cell table:style-name="ce1" office:value-type="float" office:value="0.224647" calcext:value-type="float">
            <text:p>0.2246470000</text:p>
          </table:table-cell>
          <table:table-cell table:formula="of:=ACOS([.A160])" office:value-type="float" office:value="1.34421556502303" calcext:value-type="float">
            <text:p>1.344215565</text:p>
          </table:table-cell>
        </table:table-row>
        <table:table-row table:style-name="ro1">
          <table:table-cell table:style-name="ce1" office:value-type="float" office:value="0.889096" calcext:value-type="float">
            <text:p>0.8890960000</text:p>
          </table:table-cell>
          <table:table-cell table:formula="of:=ACOS([.A161])" office:value-type="float" office:value="0.475429964786023" calcext:value-type="float">
            <text:p>0.4754299648</text:p>
          </table:table-cell>
        </table:table-row>
        <table:table-row table:style-name="ro1">
          <table:table-cell table:style-name="ce1" office:value-type="float" office:value="0.261605" calcext:value-type="float">
            <text:p>0.2616050000</text:p>
          </table:table-cell>
          <table:table-cell table:formula="of:=ACOS([.A162])" office:value-type="float" office:value="1.30611158687499" calcext:value-type="float">
            <text:p>1.3061115869</text:p>
          </table:table-cell>
        </table:table-row>
        <table:table-row table:style-name="ro1">
          <table:table-cell table:style-name="ce1" office:value-type="float" office:value="0.874386" calcext:value-type="float">
            <text:p>0.8743860000</text:p>
          </table:table-cell>
          <table:table-cell table:formula="of:=ACOS([.A163])" office:value-type="float" office:value="0.506627333281501" calcext:value-type="float">
            <text:p>0.5066273333</text:p>
          </table:table-cell>
        </table:table-row>
        <table:table-row table:style-name="ro1">
          <table:table-cell table:style-name="ce1" office:value-type="float" office:value="0.86227" calcext:value-type="float">
            <text:p>0.8622700000</text:p>
          </table:table-cell>
          <table:table-cell table:formula="of:=ACOS([.A164])" office:value-type="float" office:value="0.531061422748469" calcext:value-type="float">
            <text:p>0.5310614227</text:p>
          </table:table-cell>
        </table:table-row>
        <table:table-row table:style-name="ro1">
          <table:table-cell table:style-name="ce1" office:value-type="float" office:value="0.868862" calcext:value-type="float">
            <text:p>0.8688620000</text:p>
          </table:table-cell>
          <table:table-cell table:formula="of:=ACOS([.A165])" office:value-type="float" office:value="0.517897401623828" calcext:value-type="float">
            <text:p>0.5178974016</text:p>
          </table:table-cell>
        </table:table-row>
        <table:table-row table:style-name="ro1">
          <table:table-cell table:style-name="ce1" office:value-type="float" office:value="0.092135" calcext:value-type="float">
            <text:p>0.0921350000</text:p>
          </table:table-cell>
          <table:table-cell table:formula="of:=ACOS([.A166])" office:value-type="float" office:value="1.47853047282355" calcext:value-type="float">
            <text:p>1.4785304728</text:p>
          </table:table-cell>
        </table:table-row>
        <table:table-row table:style-name="ro1">
          <table:table-cell table:style-name="ce1" office:value-type="float" office:value="0.731651" calcext:value-type="float">
            <text:p>0.7316510000</text:p>
          </table:table-cell>
          <table:table-cell table:formula="of:=ACOS([.A167])" office:value-type="float" office:value="0.750055553978113" calcext:value-type="float">
            <text:p>0.750055554</text:p>
          </table:table-cell>
        </table:table-row>
        <table:table-row table:style-name="ro1">
          <table:table-cell table:style-name="ce1" office:value-type="float" office:value="0.269204" calcext:value-type="float">
            <text:p>0.2692040000</text:p>
          </table:table-cell>
          <table:table-cell table:formula="of:=ACOS([.A168])" office:value-type="float" office:value="1.29822990312241" calcext:value-type="float">
            <text:p>1.2982299031</text:p>
          </table:table-cell>
        </table:table-row>
        <table:table-row table:style-name="ro1">
          <table:table-cell table:style-name="ce1" office:value-type="float" office:value="0.635456" calcext:value-type="float">
            <text:p>0.6354560000</text:p>
          </table:table-cell>
          <table:table-cell table:formula="of:=ACOS([.A169])" office:value-type="float" office:value="0.882197381462164" calcext:value-type="float">
            <text:p>0.8821973815</text:p>
          </table:table-cell>
        </table:table-row>
        <table:table-row table:style-name="ro1">
          <table:table-cell table:style-name="ce1" office:value-type="float" office:value="0.05829" calcext:value-type="float">
            <text:p>0.0582900000</text:p>
          </table:table-cell>
          <table:table-cell table:formula="of:=ACOS([.A170])" office:value-type="float" office:value="1.51247326733316" calcext:value-type="float">
            <text:p>1.5124732673</text:p>
          </table:table-cell>
        </table:table-row>
        <table:table-row table:style-name="ro1">
          <table:table-cell table:style-name="ce1" office:value-type="float" office:value="0.349498" calcext:value-type="float">
            <text:p>0.3494980000</text:p>
          </table:table-cell>
          <table:table-cell table:formula="of:=ACOS([.A171])" office:value-type="float" office:value="1.21376106508987" calcext:value-type="float">
            <text:p>1.2137610651</text:p>
          </table:table-cell>
        </table:table-row>
        <table:table-row table:style-name="ro1">
          <table:table-cell table:style-name="ce1" office:value-type="float" office:value="0.923124" calcext:value-type="float">
            <text:p>0.9231240000</text:p>
          </table:table-cell>
          <table:table-cell table:formula="of:=ACOS([.A172])" office:value-type="float" office:value="0.394668701716061" calcext:value-type="float">
            <text:p>0.3946687017</text:p>
          </table:table-cell>
        </table:table-row>
        <table:table-row table:style-name="ro1">
          <table:table-cell table:style-name="ce1" office:value-type="float" office:value="0.981353" calcext:value-type="float">
            <text:p>0.9813530000</text:p>
          </table:table-cell>
          <table:table-cell table:formula="of:=ACOS([.A173])" office:value-type="float" office:value="0.193417898209961" calcext:value-type="float">
            <text:p>0.1934178982</text:p>
          </table:table-cell>
        </table:table-row>
        <table:table-row table:style-name="ro1">
          <table:table-cell table:style-name="ce1" office:value-type="float" office:value="0.607654" calcext:value-type="float">
            <text:p>0.6076540000</text:p>
          </table:table-cell>
          <table:table-cell table:formula="of:=ACOS([.A174])" office:value-type="float" office:value="0.917692994699859" calcext:value-type="float">
            <text:p>0.9176929947</text:p>
          </table:table-cell>
        </table:table-row>
        <table:table-row table:style-name="ro1">
          <table:table-cell table:style-name="ce1" office:value-type="float" office:value="0.411237" calcext:value-type="float">
            <text:p>0.4112370000</text:p>
          </table:table-cell>
          <table:table-cell table:formula="of:=ACOS([.A175])" office:value-type="float" office:value="1.14698561805508" calcext:value-type="float">
            <text:p>1.1469856181</text:p>
          </table:table-cell>
        </table:table-row>
        <table:table-row table:style-name="ro1">
          <table:table-cell table:style-name="ce1" office:value-type="float" office:value="0.196417" calcext:value-type="float">
            <text:p>0.1964170000</text:p>
          </table:table-cell>
          <table:table-cell table:formula="of:=ACOS([.A176])" office:value-type="float" office:value="1.37309393436531" calcext:value-type="float">
            <text:p>1.3730939344</text:p>
          </table:table-cell>
        </table:table-row>
        <table:table-row table:style-name="ro1">
          <table:table-cell table:style-name="ce1" office:value-type="float" office:value="0.021943" calcext:value-type="float">
            <text:p>0.0219430000</text:p>
          </table:table-cell>
          <table:table-cell table:formula="of:=ACOS([.A177])" office:value-type="float" office:value="1.54885156550487" calcext:value-type="float">
            <text:p>1.5488515655</text:p>
          </table:table-cell>
        </table:table-row>
        <table:table-row table:style-name="ro1">
          <table:table-cell table:style-name="ce1" office:value-type="float" office:value="0.194952" calcext:value-type="float">
            <text:p>0.1949520000</text:p>
          </table:table-cell>
          <table:table-cell table:formula="of:=ACOS([.A178])" office:value-type="float" office:value="1.3745878158725" calcext:value-type="float">
            <text:p>1.3745878159</text:p>
          </table:table-cell>
        </table:table-row>
        <table:table-row table:style-name="ro1">
          <table:table-cell table:style-name="ce1" office:value-type="float" office:value="0.648671" calcext:value-type="float">
            <text:p>0.6486710000</text:p>
          </table:table-cell>
          <table:table-cell table:formula="of:=ACOS([.A179])" office:value-type="float" office:value="0.864959420523344" calcext:value-type="float">
            <text:p>0.8649594205</text:p>
          </table:table-cell>
        </table:table-row>
        <table:table-row table:style-name="ro1">
          <table:table-cell table:style-name="ce1" office:value-type="float" office:value="0.105197" calcext:value-type="float">
            <text:p>0.1051970000</text:p>
          </table:table-cell>
          <table:table-cell table:formula="of:=ACOS([.A180])" office:value-type="float" office:value="1.46540432865618" calcext:value-type="float">
            <text:p>1.4654043287</text:p>
          </table:table-cell>
        </table:table-row>
        <table:table-row table:style-name="ro1">
          <table:table-cell table:style-name="ce1" office:value-type="float" office:value="0.574969" calcext:value-type="float">
            <text:p>0.5749690000</text:p>
          </table:table-cell>
          <table:table-cell table:formula="of:=ACOS([.A181])" office:value-type="float" office:value="0.958230068446345" calcext:value-type="float">
            <text:p>0.9582300684</text:p>
          </table:table-cell>
        </table:table-row>
        <table:table-row table:style-name="ro1">
          <table:table-cell table:style-name="ce1" office:value-type="float" office:value="0.270211" calcext:value-type="float">
            <text:p>0.2702110000</text:p>
          </table:table-cell>
          <table:table-cell table:formula="of:=ACOS([.A182])" office:value-type="float" office:value="1.29718414984996" calcext:value-type="float">
            <text:p>1.2971841498</text:p>
          </table:table-cell>
        </table:table-row>
        <table:table-row table:style-name="ro1">
          <table:table-cell table:style-name="ce1" office:value-type="float" office:value="0.503342" calcext:value-type="float">
            <text:p>0.5033420000</text:p>
          </table:table-cell>
          <table:table-cell table:formula="of:=ACOS([.A183])" office:value-type="float" office:value="1.04333422382997" calcext:value-type="float">
            <text:p>1.0433342238</text:p>
          </table:table-cell>
        </table:table-row>
        <table:table-row table:style-name="ro1">
          <table:table-cell table:style-name="ce1" office:value-type="float" office:value="0.450301" calcext:value-type="float">
            <text:p>0.4503010000</text:p>
          </table:table-cell>
          <table:table-cell table:formula="of:=ACOS([.A184])" office:value-type="float" office:value="1.10369390382147" calcext:value-type="float">
            <text:p>1.1036939038</text:p>
          </table:table-cell>
        </table:table-row>
        <table:table-row table:style-name="ro1">
          <table:table-cell table:style-name="ce1" office:value-type="float" office:value="0.36137" calcext:value-type="float">
            <text:p>0.3613700000</text:p>
          </table:table-cell>
          <table:table-cell table:formula="of:=ACOS([.A185])" office:value-type="float" office:value="1.20105955991842" calcext:value-type="float">
            <text:p>1.2010595599</text:p>
          </table:table-cell>
        </table:table-row>
        <table:table-row table:style-name="ro1">
          <table:table-cell table:style-name="ce1" office:value-type="float" office:value="0.799707" calcext:value-type="float">
            <text:p>0.7997070000</text:p>
          </table:table-cell>
          <table:table-cell table:formula="of:=ACOS([.A186])" office:value-type="float" office:value="0.643989283269798" calcext:value-type="float">
            <text:p>0.6439892833</text:p>
          </table:table-cell>
        </table:table-row>
        <table:table-row table:style-name="ro1">
          <table:table-cell table:style-name="ce1" office:value-type="float" office:value="0.188208" calcext:value-type="float">
            <text:p>0.1882080000</text:p>
          </table:table-cell>
          <table:table-cell table:formula="of:=ACOS([.A187])" office:value-type="float" office:value="1.38145910758551" calcext:value-type="float">
            <text:p>1.3814591076</text:p>
          </table:table-cell>
        </table:table-row>
        <table:table-row table:style-name="ro1">
          <table:table-cell table:style-name="ce1" office:value-type="float" office:value="0.757347" calcext:value-type="float">
            <text:p>0.7573470000</text:p>
          </table:table-cell>
          <table:table-cell table:formula="of:=ACOS([.A188])" office:value-type="float" office:value="0.711555548253339" calcext:value-type="float">
            <text:p>0.7115555483</text:p>
          </table:table-cell>
        </table:table-row>
        <table:table-row table:style-name="ro1">
          <table:table-cell table:style-name="ce1" office:value-type="float" office:value="0.81045" calcext:value-type="float">
            <text:p>0.8104500000</text:p>
          </table:table-cell>
          <table:table-cell table:formula="of:=ACOS([.A189])" office:value-type="float" office:value="0.625876449299158" calcext:value-type="float">
            <text:p>0.6258764493</text:p>
          </table:table-cell>
        </table:table-row>
        <table:table-row table:style-name="ro1">
          <table:table-cell table:style-name="ce1" office:value-type="float" office:value="0.976623" calcext:value-type="float">
            <text:p>0.9766230000</text:p>
          </table:table-cell>
          <table:table-cell table:formula="of:=ACOS([.A190])" office:value-type="float" office:value="0.216650191669274" calcext:value-type="float">
            <text:p>0.2166501917</text:p>
          </table:table-cell>
        </table:table-row>
        <table:table-row table:style-name="ro1">
          <table:table-cell table:style-name="ce1" office:value-type="float" office:value="0.180883" calcext:value-type="float">
            <text:p>0.1808830000</text:p>
          </table:table-cell>
          <table:table-cell table:formula="of:=ACOS([.A191])" office:value-type="float" office:value="1.38891213982863" calcext:value-type="float">
            <text:p>1.3889121398</text:p>
          </table:table-cell>
        </table:table-row>
        <table:table-row table:style-name="ro1">
          <table:table-cell table:style-name="ce1" office:value-type="float" office:value="0.922086" calcext:value-type="float">
            <text:p>0.9220860000</text:p>
          </table:table-cell>
          <table:table-cell table:formula="of:=ACOS([.A192])" office:value-type="float" office:value="0.397359605982077" calcext:value-type="float">
            <text:p>0.397359606</text:p>
          </table:table-cell>
        </table:table-row>
        <table:table-row table:style-name="ro1">
          <table:table-cell table:style-name="ce1" office:value-type="float" office:value="0.74926" calcext:value-type="float">
            <text:p>0.7492600000</text:p>
          </table:table-cell>
          <table:table-cell table:formula="of:=ACOS([.A193])" office:value-type="float" office:value="0.723852314162129" calcext:value-type="float">
            <text:p>0.7238523142</text:p>
          </table:table-cell>
        </table:table-row>
        <table:table-row table:style-name="ro1">
          <table:table-cell table:style-name="ce1" office:value-type="float" office:value="0.2772" calcext:value-type="float">
            <text:p>0.2772000000</text:p>
          </table:table-cell>
          <table:table-cell table:formula="of:=ACOS([.A194])" office:value-type="float" office:value="1.28991764883885" calcext:value-type="float">
            <text:p>1.2899176488</text:p>
          </table:table-cell>
        </table:table-row>
        <table:table-row table:style-name="ro1">
          <table:table-cell table:style-name="ce1" office:value-type="float" office:value="0.679922" calcext:value-type="float">
            <text:p>0.6799220000</text:p>
          </table:table-cell>
          <table:table-cell table:formula="of:=ACOS([.A195])" office:value-type="float" office:value="0.823140068109361" calcext:value-type="float">
            <text:p>0.8231400681</text:p>
          </table:table-cell>
        </table:table-row>
        <table:table-row table:style-name="ro1">
          <table:table-cell table:style-name="ce1" office:value-type="float" office:value="0.966643" calcext:value-type="float">
            <text:p>0.9666430000</text:p>
          </table:table-cell>
          <table:table-cell table:formula="of:=ACOS([.A196])" office:value-type="float" office:value="0.259013960009804" calcext:value-type="float">
            <text:p>0.25901396</text:p>
          </table:table-cell>
        </table:table-row>
        <table:table-row table:style-name="ro1">
          <table:table-cell table:style-name="ce1" office:value-type="float" office:value="0.758263" calcext:value-type="float">
            <text:p>0.7582630000</text:p>
          </table:table-cell>
          <table:table-cell table:formula="of:=ACOS([.A197])" office:value-type="float" office:value="0.710151675583626" calcext:value-type="float">
            <text:p>0.7101516756</text:p>
          </table:table-cell>
        </table:table-row>
        <table:table-row table:style-name="ro1">
          <table:table-cell table:style-name="ce1" office:value-type="float" office:value="0.519242" calcext:value-type="float">
            <text:p>0.5192420000</text:p>
          </table:table-cell>
          <table:table-cell table:formula="of:=ACOS([.A198])" office:value-type="float" office:value="1.02483255169207" calcext:value-type="float">
            <text:p>1.0248325517</text:p>
          </table:table-cell>
        </table:table-row>
        <table:table-row table:style-name="ro1">
          <table:table-cell table:style-name="ce1" office:value-type="float" office:value="0.054903" calcext:value-type="float">
            <text:p>0.0549030000</text:p>
          </table:table-cell>
          <table:table-cell table:formula="of:=ACOS([.A199])" office:value-type="float" office:value="1.51586570660022" calcext:value-type="float">
            <text:p>1.5158657066</text:p>
          </table:table-cell>
        </table:table-row>
        <table:table-row table:style-name="ro1">
          <table:table-cell table:style-name="ce1" office:value-type="float" office:value="0.813776" calcext:value-type="float">
            <text:p>0.8137760000</text:p>
          </table:table-cell>
          <table:table-cell table:formula="of:=ACOS([.A200])" office:value-type="float" office:value="0.620176312932173" calcext:value-type="float">
            <text:p>0.6201763129</text:p>
          </table:table-cell>
        </table:table-row>
        <table:table-row table:style-name="ro1">
          <table:table-cell table:style-name="ce1" office:value-type="float" office:value="0.474166" calcext:value-type="float">
            <text:p>0.4741660000</text:p>
          </table:table-cell>
          <table:table-cell table:formula="of:=ACOS([.A201])" office:value-type="float" office:value="1.07677979549436" calcext:value-type="float">
            <text:p>1.0767797955</text:p>
          </table:table-cell>
        </table:table-row>
        <table:table-row table:style-name="ro1">
          <table:table-cell table:style-name="ce1" office:value-type="float" office:value="0.078127" calcext:value-type="float">
            <text:p>0.0781270000</text:p>
          </table:table-cell>
          <table:table-cell table:formula="of:=ACOS([.A202])" office:value-type="float" office:value="1.49258962872839" calcext:value-type="float">
            <text:p>1.4925896287</text:p>
          </table:table-cell>
        </table:table-row>
        <table:table-row table:style-name="ro1">
          <table:table-cell table:style-name="ce1" office:value-type="float" office:value="0.822535" calcext:value-type="float">
            <text:p>0.8225350000</text:p>
          </table:table-cell>
          <table:table-cell table:formula="of:=ACOS([.A203])" office:value-type="float" office:value="0.604942148491635" calcext:value-type="float">
            <text:p>0.6049421485</text:p>
          </table:table-cell>
        </table:table-row>
        <table:table-row table:style-name="ro1">
          <table:table-cell table:style-name="ce1" office:value-type="float" office:value="0.484481" calcext:value-type="float">
            <text:p>0.4844810000</text:p>
          </table:table-cell>
          <table:table-cell table:formula="of:=ACOS([.A204])" office:value-type="float" office:value="1.06502653390236" calcext:value-type="float">
            <text:p>1.0650265339</text:p>
          </table:table-cell>
        </table:table-row>
        <table:table-row table:style-name="ro1">
          <table:table-cell table:style-name="ce1" office:value-type="float" office:value="0.621357" calcext:value-type="float">
            <text:p>0.6213570000</text:p>
          </table:table-cell>
          <table:table-cell table:formula="of:=ACOS([.A205])" office:value-type="float" office:value="0.900322899502306" calcext:value-type="float">
            <text:p>0.9003228995</text:p>
          </table:table-cell>
        </table:table-row>
        <table:table-row table:style-name="ro1">
          <table:table-cell table:style-name="ce1" office:value-type="float" office:value="0.91818" calcext:value-type="float">
            <text:p>0.9181800000</text:p>
          </table:table-cell>
          <table:table-cell table:formula="of:=ACOS([.A206])" office:value-type="float" office:value="0.407334643129658" calcext:value-type="float">
            <text:p>0.4073346431</text:p>
          </table:table-cell>
        </table:table-row>
        <table:table-row table:style-name="ro1">
          <table:table-cell table:style-name="ce1" office:value-type="float" office:value="0.178533" calcext:value-type="float">
            <text:p>0.1785330000</text:p>
          </table:table-cell>
          <table:table-cell table:formula="of:=ACOS([.A207])" office:value-type="float" office:value="1.39130103160595" calcext:value-type="float">
            <text:p>1.3913010316</text:p>
          </table:table-cell>
        </table:table-row>
        <table:table-row table:style-name="ro1">
          <table:table-cell table:style-name="ce1" office:value-type="float" office:value="0.626301" calcext:value-type="float">
            <text:p>0.6263010000</text:p>
          </table:table-cell>
          <table:table-cell table:formula="of:=ACOS([.A208])" office:value-type="float" office:value="0.893997065842456" calcext:value-type="float">
            <text:p>0.8939970658</text:p>
          </table:table-cell>
        </table:table-row>
        <table:table-row table:style-name="ro1">
          <table:table-cell table:style-name="ce1" office:value-type="float" office:value="0.052889" calcext:value-type="float">
            <text:p>0.0528890000</text:p>
          </table:table-cell>
          <table:table-cell table:formula="of:=ACOS([.A209])" office:value-type="float" office:value="1.51788263844541" calcext:value-type="float">
            <text:p>1.5178826384</text:p>
          </table:table-cell>
        </table:table-row>
        <table:table-row table:style-name="ro1">
          <table:table-cell table:style-name="ce1" office:value-type="float" office:value="0.593738" calcext:value-type="float">
            <text:p>0.5937380000</text:p>
          </table:table-cell>
          <table:table-cell table:formula="of:=ACOS([.A210])" office:value-type="float" office:value="0.935099954635777" calcext:value-type="float">
            <text:p>0.9350999546</text:p>
          </table:table-cell>
        </table:table-row>
        <table:table-row table:style-name="ro1">
          <table:table-cell table:style-name="ce1" office:value-type="float" office:value="0.618213" calcext:value-type="float">
            <text:p>0.6182130000</text:p>
          </table:table-cell>
          <table:table-cell table:formula="of:=ACOS([.A211])" office:value-type="float" office:value="0.904329168088193" calcext:value-type="float">
            <text:p>0.9043291681</text:p>
          </table:table-cell>
        </table:table-row>
        <table:table-row table:style-name="ro1">
          <table:table-cell table:style-name="ce1" office:value-type="float" office:value="0.777245" calcext:value-type="float">
            <text:p>0.7772450000</text:p>
          </table:table-cell>
          <table:table-cell table:formula="of:=ACOS([.A212])" office:value-type="float" office:value="0.68052101917946" calcext:value-type="float">
            <text:p>0.6805210192</text:p>
          </table:table-cell>
        </table:table-row>
        <table:table-row table:style-name="ro1">
          <table:table-cell table:style-name="ce1" office:value-type="float" office:value="0.582812" calcext:value-type="float">
            <text:p>0.5828120000</text:p>
          </table:table-cell>
          <table:table-cell table:formula="of:=ACOS([.A213])" office:value-type="float" office:value="0.948611445615374" calcext:value-type="float">
            <text:p>0.9486114456</text:p>
          </table:table-cell>
        </table:table-row>
        <table:table-row table:style-name="ro1">
          <table:table-cell table:style-name="ce1" office:value-type="float" office:value="0.87817" calcext:value-type="float">
            <text:p>0.8781700000</text:p>
          </table:table-cell>
          <table:table-cell table:formula="of:=ACOS([.A214])" office:value-type="float" office:value="0.498773326677537" calcext:value-type="float">
            <text:p>0.4987733267</text:p>
          </table:table-cell>
        </table:table-row>
        <table:table-row table:style-name="ro1">
          <table:table-cell table:style-name="ce1" office:value-type="float" office:value="0.67571" calcext:value-type="float">
            <text:p>0.6757100000</text:p>
          </table:table-cell>
          <table:table-cell table:formula="of:=ACOS([.A215])" office:value-type="float" office:value="0.828868903192611" calcext:value-type="float">
            <text:p>0.8288689032</text:p>
          </table:table-cell>
        </table:table-row>
        <table:table-row table:style-name="ro1">
          <table:table-cell table:style-name="ce1" office:value-type="float" office:value="0.272835" calcext:value-type="float">
            <text:p>0.2728350000</text:p>
          </table:table-cell>
          <table:table-cell table:formula="of:=ACOS([.A216])" office:value-type="float" office:value="1.29445772227883" calcext:value-type="float">
            <text:p>1.2944577223</text:p>
          </table:table-cell>
        </table:table-row>
        <table:table-row table:style-name="ro1">
          <table:table-cell table:style-name="ce1" office:value-type="float" office:value="0.890439" calcext:value-type="float">
            <text:p>0.8904390000</text:p>
          </table:table-cell>
          <table:table-cell table:formula="of:=ACOS([.A217])" office:value-type="float" office:value="0.472487448065811" calcext:value-type="float">
            <text:p>0.4724874481</text:p>
          </table:table-cell>
        </table:table-row>
        <table:table-row table:style-name="ro1">
          <table:table-cell table:style-name="ce1" office:value-type="float" office:value="0.175268" calcext:value-type="float">
            <text:p>0.1752680000</text:p>
          </table:table-cell>
          <table:table-cell table:formula="of:=ACOS([.A218])" office:value-type="float" office:value="1.3946183515629" calcext:value-type="float">
            <text:p>1.3946183516</text:p>
          </table:table-cell>
        </table:table-row>
        <table:table-row table:style-name="ro1">
          <table:table-cell table:style-name="ce1" office:value-type="float" office:value="0.313761" calcext:value-type="float">
            <text:p>0.3137610000</text:p>
          </table:table-cell>
          <table:table-cell table:formula="of:=ACOS([.A219])" office:value-type="float" office:value="1.25164484914775" calcext:value-type="float">
            <text:p>1.2516448491</text:p>
          </table:table-cell>
        </table:table-row>
        <table:table-row table:style-name="ro1">
          <table:table-cell table:style-name="ce1" office:value-type="float" office:value="0.20191" calcext:value-type="float">
            <text:p>0.2019100000</text:p>
          </table:table-cell>
          <table:table-cell table:formula="of:=ACOS([.A220])" office:value-type="float" office:value="1.36748863118093" calcext:value-type="float">
            <text:p>1.3674886312</text:p>
          </table:table-cell>
        </table:table-row>
        <table:table-row table:style-name="ro1">
          <table:table-cell table:style-name="ce1" office:value-type="float" office:value="0.27839" calcext:value-type="float">
            <text:p>0.2783900000</text:p>
          </table:table-cell>
          <table:table-cell table:formula="of:=ACOS([.A221])" office:value-type="float" office:value="1.28867889173364" calcext:value-type="float">
            <text:p>1.2886788917</text:p>
          </table:table-cell>
        </table:table-row>
        <table:table-row table:style-name="ro1">
          <table:table-cell table:style-name="ce1" office:value-type="float" office:value="0.370708" calcext:value-type="float">
            <text:p>0.3707080000</text:p>
          </table:table-cell>
          <table:table-cell table:formula="of:=ACOS([.A222])" office:value-type="float" office:value="1.19102510659298" calcext:value-type="float">
            <text:p>1.1910251066</text:p>
          </table:table-cell>
        </table:table-row>
        <table:table-row table:style-name="ro1">
          <table:table-cell table:style-name="ce1" office:value-type="float" office:value="0.99527" calcext:value-type="float">
            <text:p>0.9952700000</text:p>
          </table:table-cell>
          <table:table-cell table:formula="of:=ACOS([.A223])" office:value-type="float" office:value="0.0973009098324372" calcext:value-type="float">
            <text:p>0.0973009098</text:p>
          </table:table-cell>
        </table:table-row>
        <table:table-row table:style-name="ro1">
          <table:table-cell table:style-name="ce1" office:value-type="float" office:value="0.317118" calcext:value-type="float">
            <text:p>0.3171180000</text:p>
          </table:table-cell>
          <table:table-cell table:formula="of:=ACOS([.A224])" office:value-type="float" office:value="1.24810723643976" calcext:value-type="float">
            <text:p>1.2481072364</text:p>
          </table:table-cell>
        </table:table-row>
        <table:table-row table:style-name="ro1">
          <table:table-cell table:style-name="ce1" office:value-type="float" office:value="0.565294" calcext:value-type="float">
            <text:p>0.5652940000</text:p>
          </table:table-cell>
          <table:table-cell table:formula="of:=ACOS([.A225])" office:value-type="float" office:value="0.970006705350276" calcext:value-type="float">
            <text:p>0.9700067054</text:p>
          </table:table-cell>
        </table:table-row>
        <table:table-row table:style-name="ro1">
          <table:table-cell table:style-name="ce1" office:value-type="float" office:value="0.278695" calcext:value-type="float">
            <text:p>0.2786950000</text:p>
          </table:table-cell>
          <table:table-cell table:formula="of:=ACOS([.A226])" office:value-type="float" office:value="1.28836132362618" calcext:value-type="float">
            <text:p>1.2883613236</text:p>
          </table:table-cell>
        </table:table-row>
        <table:table-row table:style-name="ro1">
          <table:table-cell table:style-name="ce1" office:value-type="float" office:value="0.967284" calcext:value-type="float">
            <text:p>0.9672840000</text:p>
          </table:table-cell>
          <table:table-cell table:formula="of:=ACOS([.A227])" office:value-type="float" office:value="0.256499365763381" calcext:value-type="float">
            <text:p>0.2564993658</text:p>
          </table:table-cell>
        </table:table-row>
        <table:table-row table:style-name="ro1">
          <table:table-cell table:style-name="ce1" office:value-type="float" office:value="0.307169" calcext:value-type="float">
            <text:p>0.3071690000</text:p>
          </table:table-cell>
          <table:table-cell table:formula="of:=ACOS([.A228])" office:value-type="float" office:value="1.25857954593258" calcext:value-type="float">
            <text:p>1.2585795459</text:p>
          </table:table-cell>
        </table:table-row>
        <table:table-row table:style-name="ro1">
          <table:table-cell table:style-name="ce1" office:value-type="float" office:value="0.894375" calcext:value-type="float">
            <text:p>0.8943750000</text:p>
          </table:table-cell>
          <table:table-cell table:formula="of:=ACOS([.A229])" office:value-type="float" office:value="0.463764298008372" calcext:value-type="float">
            <text:p>0.463764298</text:p>
          </table:table-cell>
        </table:table-row>
        <table:table-row table:style-name="ro1">
          <table:table-cell table:style-name="ce1" office:value-type="float" office:value="0.341044" calcext:value-type="float">
            <text:p>0.3410440000</text:p>
          </table:table-cell>
          <table:table-cell table:formula="of:=ACOS([.A230])" office:value-type="float" office:value="1.22276907030948" calcext:value-type="float">
            <text:p>1.2227690703</text:p>
          </table:table-cell>
        </table:table-row>
        <table:table-row table:style-name="ro1">
          <table:table-cell table:style-name="ce1" office:value-type="float" office:value="0.789789" calcext:value-type="float">
            <text:p>0.7897890000</text:p>
          </table:table-cell>
          <table:table-cell table:formula="of:=ACOS([.A231])" office:value-type="float" office:value="0.660331401949062" calcext:value-type="float">
            <text:p>0.6603314019</text:p>
          </table:table-cell>
        </table:table-row>
        <table:table-row table:style-name="ro1">
          <table:table-cell table:style-name="ce1" office:value-type="float" office:value="0.336528" calcext:value-type="float">
            <text:p>0.3365280000</text:p>
          </table:table-cell>
          <table:table-cell table:formula="of:=ACOS([.A232])" office:value-type="float" office:value="1.22756892302344" calcext:value-type="float">
            <text:p>1.227568923</text:p>
          </table:table-cell>
        </table:table-row>
        <table:table-row table:style-name="ro1">
          <table:table-cell table:style-name="ce1" office:value-type="float" office:value="0.739555" calcext:value-type="float">
            <text:p>0.7395550000</text:p>
          </table:table-cell>
          <table:table-cell table:formula="of:=ACOS([.A233])" office:value-type="float" office:value="0.73838733278659" calcext:value-type="float">
            <text:p>0.7383873328</text:p>
          </table:table-cell>
        </table:table-row>
        <table:table-row table:style-name="ro1">
          <table:table-cell table:style-name="ce1" office:value-type="float" office:value="0.734062" calcext:value-type="float">
            <text:p>0.7340620000</text:p>
          </table:table-cell>
          <table:table-cell table:formula="of:=ACOS([.A234])" office:value-type="float" office:value="0.74651195455085" calcext:value-type="float">
            <text:p>0.7465119546</text:p>
          </table:table-cell>
        </table:table-row>
        <table:table-row table:style-name="ro1">
          <table:table-cell table:style-name="ce1" office:value-type="float" office:value="0.639271" calcext:value-type="float">
            <text:p>0.6392710000</text:p>
          </table:table-cell>
          <table:table-cell table:formula="of:=ACOS([.A235])" office:value-type="float" office:value="0.877246442335681" calcext:value-type="float">
            <text:p>0.8772464423</text:p>
          </table:table-cell>
        </table:table-row>
        <table:table-row table:style-name="ro1">
          <table:table-cell table:style-name="ce1" office:value-type="float" office:value="0.258858" calcext:value-type="float">
            <text:p>0.2588580000</text:p>
          </table:table-cell>
          <table:table-cell table:formula="of:=ACOS([.A236])" office:value-type="float" office:value="1.30895660970036" calcext:value-type="float">
            <text:p>1.3089566097</text:p>
          </table:table-cell>
        </table:table-row>
        <table:table-row table:style-name="ro1">
          <table:table-cell table:style-name="ce1" office:value-type="float" office:value="0.889981" calcext:value-type="float">
            <text:p>0.8899810000</text:p>
          </table:table-cell>
          <table:table-cell table:formula="of:=ACOS([.A237])" office:value-type="float" office:value="0.473492825851559" calcext:value-type="float">
            <text:p>0.4734928259</text:p>
          </table:table-cell>
        </table:table-row>
        <table:table-row table:style-name="ro1">
          <table:table-cell table:style-name="ce1" office:value-type="float" office:value="0.540208" calcext:value-type="float">
            <text:p>0.5402080000</text:p>
          </table:table-cell>
          <table:table-cell table:formula="of:=ACOS([.A238])" office:value-type="float" office:value="1.00011206860024" calcext:value-type="float">
            <text:p>1.0001120686</text:p>
          </table:table-cell>
        </table:table-row>
        <table:table-row table:style-name="ro1">
          <table:table-cell table:style-name="ce1" office:value-type="float" office:value="0.419446" calcext:value-type="float">
            <text:p>0.4194460000</text:p>
          </table:table-cell>
          <table:table-cell table:formula="of:=ACOS([.A239])" office:value-type="float" office:value="1.13796137266125" calcext:value-type="float">
            <text:p>1.1379613727</text:p>
          </table:table-cell>
        </table:table-row>
        <table:table-row table:style-name="ro1">
          <table:table-cell table:style-name="ce1" office:value-type="float" office:value="0.410657" calcext:value-type="float">
            <text:p>0.4106570000</text:p>
          </table:table-cell>
          <table:table-cell table:formula="of:=ACOS([.A240])" office:value-type="float" office:value="1.14762182069817" calcext:value-type="float">
            <text:p>1.1476218207</text:p>
          </table:table-cell>
        </table:table-row>
        <table:table-row table:style-name="ro1">
          <table:table-cell table:style-name="ce1" office:value-type="float" office:value="0.694143" calcext:value-type="float">
            <text:p>0.6941430000</text:p>
          </table:table-cell>
          <table:table-cell table:formula="of:=ACOS([.A241])" office:value-type="float" office:value="0.803567657554104" calcext:value-type="float">
            <text:p>0.8035676576</text:p>
          </table:table-cell>
        </table:table-row>
        <table:table-row table:style-name="ro1">
          <table:table-cell table:style-name="ce1" office:value-type="float" office:value="0.14011" calcext:value-type="float">
            <text:p>0.1401100000</text:p>
          </table:table-cell>
          <table:table-cell table:formula="of:=ACOS([.A242])" office:value-type="float" office:value="1.43022381710233" calcext:value-type="float">
            <text:p>1.4302238171</text:p>
          </table:table-cell>
        </table:table-row>
        <table:table-row table:style-name="ro1">
          <table:table-cell table:style-name="ce1" office:value-type="float" office:value="0.209326" calcext:value-type="float">
            <text:p>0.2093260000</text:p>
          </table:table-cell>
          <table:table-cell table:formula="of:=ACOS([.A243])" office:value-type="float" office:value="1.35991068810244" calcext:value-type="float">
            <text:p>1.3599106881</text:p>
          </table:table-cell>
        </table:table-row>
        <table:table-row table:style-name="ro1">
          <table:table-cell table:style-name="ce1" office:value-type="float" office:value="0.391064" calcext:value-type="float">
            <text:p>0.3910640000</text:p>
          </table:table-cell>
          <table:table-cell table:formula="of:=ACOS([.A244])" office:value-type="float" office:value="1.1690089526502" calcext:value-type="float">
            <text:p>1.1690089527</text:p>
          </table:table-cell>
        </table:table-row>
        <table:table-row table:style-name="ro1">
          <table:table-cell table:style-name="ce1" office:value-type="float" office:value="0.345256" calcext:value-type="float">
            <text:p>0.3452560000</text:p>
          </table:table-cell>
          <table:table-cell table:formula="of:=ACOS([.A245])" office:value-type="float" office:value="1.21828478215759" calcext:value-type="float">
            <text:p>1.2182847822</text:p>
          </table:table-cell>
        </table:table-row>
        <table:table-row table:style-name="ro1">
          <table:table-cell table:style-name="ce1" office:value-type="float" office:value="0.482009" calcext:value-type="float">
            <text:p>0.4820090000</text:p>
          </table:table-cell>
          <table:table-cell table:formula="of:=ACOS([.A246])" office:value-type="float" office:value="1.06785011296148" calcext:value-type="float">
            <text:p>1.067850113</text:p>
          </table:table-cell>
        </table:table-row>
        <table:table-row table:style-name="ro1">
          <table:table-cell table:style-name="ce1" office:value-type="float" office:value="0.080996" calcext:value-type="float">
            <text:p>0.0809960000</text:p>
          </table:table-cell>
          <table:table-cell table:formula="of:=ACOS([.A247])" office:value-type="float" office:value="1.48971150394647" calcext:value-type="float">
            <text:p>1.4897115039</text:p>
          </table:table-cell>
        </table:table-row>
        <table:table-row table:style-name="ro1">
          <table:table-cell table:style-name="ce1" office:value-type="float" office:value="0.734428" calcext:value-type="float">
            <text:p>0.7344280000</text:p>
          </table:table-cell>
          <table:table-cell table:formula="of:=ACOS([.A248])" office:value-type="float" office:value="0.745972834900788" calcext:value-type="float">
            <text:p>0.7459728349</text:p>
          </table:table-cell>
        </table:table-row>
        <table:table-row table:style-name="ro1">
          <table:table-cell table:style-name="ce1" office:value-type="float" office:value="0.488845" calcext:value-type="float">
            <text:p>0.4888450000</text:p>
          </table:table-cell>
          <table:table-cell table:formula="of:=ACOS([.A249])" office:value-type="float" office:value="1.06003104425375" calcext:value-type="float">
            <text:p>1.0600310443</text:p>
          </table:table-cell>
        </table:table-row>
        <table:table-row table:style-name="ro1">
          <table:table-cell table:style-name="ce1" office:value-type="float" office:value="0.383831" calcext:value-type="float">
            <text:p>0.3838310000</text:p>
          </table:table-cell>
          <table:table-cell table:formula="of:=ACOS([.A250])" office:value-type="float" office:value="1.17685480681825" calcext:value-type="float">
            <text:p>1.1768548068</text:p>
          </table:table-cell>
        </table:table-row>
        <table:table-row table:style-name="ro1">
          <table:table-cell table:style-name="ce1" office:value-type="float" office:value="0.817377" calcext:value-type="float">
            <text:p>0.8173770000</text:p>
          </table:table-cell>
          <table:table-cell table:formula="of:=ACOS([.A251])" office:value-type="float" office:value="0.613953129640215" calcext:value-type="float">
            <text:p>0.6139531296</text:p>
          </table:table-cell>
        </table:table-row>
        <table:table-row table:style-name="ro1">
          <table:table-cell table:style-name="ce1" office:value-type="float" office:value="0.881619" calcext:value-type="float">
            <text:p>0.8816190000</text:p>
          </table:table-cell>
          <table:table-cell table:formula="of:=ACOS([.A252])" office:value-type="float" office:value="0.491514678122915" calcext:value-type="float">
            <text:p>0.4915146781</text:p>
          </table:table-cell>
        </table:table-row>
        <table:table-row table:style-name="ro1">
          <table:table-cell table:style-name="ce1" office:value-type="float" office:value="0.933683" calcext:value-type="float">
            <text:p>0.9336830000</text:p>
          </table:table-cell>
          <table:table-cell table:formula="of:=ACOS([.A253])" office:value-type="float" office:value="0.366232812139863" calcext:value-type="float">
            <text:p>0.3662328121</text:p>
          </table:table-cell>
        </table:table-row>
        <table:table-row table:style-name="ro1">
          <table:table-cell table:style-name="ce1" office:value-type="float" office:value="0.525163" calcext:value-type="float">
            <text:p>0.5251630000</text:p>
          </table:table-cell>
          <table:table-cell table:formula="of:=ACOS([.A254])" office:value-type="float" office:value="1.01788968602357" calcext:value-type="float">
            <text:p>1.017889686</text:p>
          </table:table-cell>
        </table:table-row>
        <table:table-row table:style-name="ro1">
          <table:table-cell table:style-name="ce1" office:value-type="float" office:value="0.561693" calcext:value-type="float">
            <text:p>0.5616930000</text:p>
          </table:table-cell>
          <table:table-cell table:formula="of:=ACOS([.A255])" office:value-type="float" office:value="0.974365641901693" calcext:value-type="float">
            <text:p>0.9743656419</text:p>
          </table:table-cell>
        </table:table-row>
        <table:table-row table:style-name="ro1">
          <table:table-cell table:style-name="ce1" office:value-type="float" office:value="0.356334" calcext:value-type="float">
            <text:p>0.3563340000</text:p>
          </table:table-cell>
          <table:table-cell table:formula="of:=ACOS([.A256])" office:value-type="float" office:value="1.20645493021778" calcext:value-type="float">
            <text:p>1.2064549302</text:p>
          </table:table-cell>
        </table:table-row>
        <table:table-row table:style-name="ro1">
          <table:table-cell table:style-name="ce1" office:value-type="float" office:value="0.747612" calcext:value-type="float">
            <text:p>0.7476120000</text:p>
          </table:table-cell>
          <table:table-cell table:formula="of:=ACOS([.A257])" office:value-type="float" office:value="0.726337212526438" calcext:value-type="float">
            <text:p>0.7263372125</text:p>
          </table:table-cell>
        </table:table-row>
        <table:table-row table:style-name="ro1">
          <table:table-cell table:style-name="ce1" office:value-type="float" office:value="0.28486" calcext:value-type="float">
            <text:p>0.2848600000</text:p>
          </table:table-cell>
          <table:table-cell table:formula="of:=ACOS([.A258])" office:value-type="float" office:value="1.28193595281211" calcext:value-type="float">
            <text:p>1.2819359528</text:p>
          </table:table-cell>
        </table:table-row>
        <table:table-row table:style-name="ro1">
          <table:table-cell table:style-name="ce1" office:value-type="float" office:value="0.930113" calcext:value-type="float">
            <text:p>0.9301130000</text:p>
          </table:table-cell>
          <table:table-cell table:formula="of:=ACOS([.A259])" office:value-type="float" office:value="0.376075929446101" calcext:value-type="float">
            <text:p>0.3760759294</text:p>
          </table:table-cell>
        </table:table-row>
        <table:table-row table:style-name="ro1">
          <table:table-cell table:style-name="ce1" office:value-type="float" office:value="0.552995" calcext:value-type="float">
            <text:p>0.5529950000</text:p>
          </table:table-cell>
          <table:table-cell table:formula="of:=ACOS([.A260])" office:value-type="float" office:value="0.984841717394382" calcext:value-type="float">
            <text:p>0.9848417174</text:p>
          </table:table-cell>
        </table:table-row>
        <table:table-row table:style-name="ro1">
          <table:table-cell table:style-name="ce1" office:value-type="float" office:value="0.519578" calcext:value-type="float">
            <text:p>0.5195780000</text:p>
          </table:table-cell>
          <table:table-cell table:formula="of:=ACOS([.A261])" office:value-type="float" office:value="1.02443935086003" calcext:value-type="float">
            <text:p>1.0244393509</text:p>
          </table:table-cell>
        </table:table-row>
        <table:table-row table:style-name="ro1">
          <table:table-cell table:style-name="ce1" office:value-type="float" office:value="0.080264" calcext:value-type="float">
            <text:p>0.0802640000</text:p>
          </table:table-cell>
          <table:table-cell table:formula="of:=ACOS([.A262])" office:value-type="float" office:value="1.49044589506647" calcext:value-type="float">
            <text:p>1.4904458951</text:p>
          </table:table-cell>
        </table:table-row>
        <table:table-row table:style-name="ro1">
          <table:table-cell table:style-name="ce1" office:value-type="float" office:value="0.618061" calcext:value-type="float">
            <text:p>0.6180610000</text:p>
          </table:table-cell>
          <table:table-cell table:formula="of:=ACOS([.A263])" office:value-type="float" office:value="0.904522534997433" calcext:value-type="float">
            <text:p>0.904522535</text:p>
          </table:table-cell>
        </table:table-row>
        <table:table-row table:style-name="ro1">
          <table:table-cell table:style-name="ce1" office:value-type="float" office:value="0.041871" calcext:value-type="float">
            <text:p>0.0418710000</text:p>
          </table:table-cell>
          <table:table-cell table:formula="of:=ACOS([.A264])" office:value-type="float" office:value="1.52891308256147" calcext:value-type="float">
            <text:p>1.5289130826</text:p>
          </table:table-cell>
        </table:table-row>
        <table:table-row table:style-name="ro1">
          <table:table-cell table:style-name="ce1" office:value-type="float" office:value="0.068514" calcext:value-type="float">
            <text:p>0.0685140000</text:p>
          </table:table-cell>
          <table:table-cell table:formula="of:=ACOS([.A265])" office:value-type="float" office:value="1.50222861054182" calcext:value-type="float">
            <text:p>1.5022286105</text:p>
          </table:table-cell>
        </table:table-row>
        <table:table-row table:style-name="ro1">
          <table:table-cell table:style-name="ce1" office:value-type="float" office:value="0.365184" calcext:value-type="float">
            <text:p>0.3651840000</text:p>
          </table:table-cell>
          <table:table-cell table:formula="of:=ACOS([.A266])" office:value-type="float" office:value="1.19696588070767" calcext:value-type="float">
            <text:p>1.1969658807</text:p>
          </table:table-cell>
        </table:table-row>
        <table:table-row table:style-name="ro1">
          <table:table-cell table:style-name="ce1" office:value-type="float" office:value="0.03238" calcext:value-type="float">
            <text:p>0.0323800000</text:p>
          </table:table-cell>
          <table:table-cell table:formula="of:=ACOS([.A267])" office:value-type="float" office:value="1.53841066591076" calcext:value-type="float">
            <text:p>1.5384106659</text:p>
          </table:table-cell>
        </table:table-row>
        <table:table-row table:style-name="ro1">
          <table:table-cell table:style-name="ce1" office:value-type="float" office:value="0.798273" calcext:value-type="float">
            <text:p>0.7982730000</text:p>
          </table:table-cell>
          <table:table-cell table:formula="of:=ACOS([.A268])" office:value-type="float" office:value="0.646373943960806" calcext:value-type="float">
            <text:p>0.646373944</text:p>
          </table:table-cell>
        </table:table-row>
        <table:table-row table:style-name="ro1">
          <table:table-cell table:style-name="ce1" office:value-type="float" office:value="0.381146" calcext:value-type="float">
            <text:p>0.3811460000</text:p>
          </table:table-cell>
          <table:table-cell table:formula="of:=ACOS([.A269])" office:value-type="float" office:value="1.1797607775291" calcext:value-type="float">
            <text:p>1.1797607775</text:p>
          </table:table-cell>
        </table:table-row>
        <table:table-row table:style-name="ro1">
          <table:table-cell table:style-name="ce1" office:value-type="float" office:value="0.941771" calcext:value-type="float">
            <text:p>0.9417710000</text:p>
          </table:table-cell>
          <table:table-cell table:formula="of:=ACOS([.A270])" office:value-type="float" office:value="0.342937443900109" calcext:value-type="float">
            <text:p>0.3429374439</text:p>
          </table:table-cell>
        </table:table-row>
        <table:table-row table:style-name="ro1">
          <table:table-cell table:style-name="ce1" office:value-type="float" office:value="0.979949" calcext:value-type="float">
            <text:p>0.9799490000</text:p>
          </table:table-cell>
          <table:table-cell table:formula="of:=ACOS([.A271])" office:value-type="float" office:value="0.200590965441469" calcext:value-type="float">
            <text:p>0.2005909654</text:p>
          </table:table-cell>
        </table:table-row>
        <table:table-row table:style-name="ro1">
          <table:table-cell table:style-name="ce1" office:value-type="float" office:value="0.261696" calcext:value-type="float">
            <text:p>0.2616960000</text:p>
          </table:table-cell>
          <table:table-cell table:formula="of:=ACOS([.A272])" office:value-type="float" office:value="1.3060173022522" calcext:value-type="float">
            <text:p>1.3060173023</text:p>
          </table:table-cell>
        </table:table-row>
        <table:table-row table:style-name="ro1">
          <table:table-cell table:style-name="ce1" office:value-type="float" office:value="0.059206" calcext:value-type="float">
            <text:p>0.0592060000</text:p>
          </table:table-cell>
          <table:table-cell table:formula="of:=ACOS([.A273])" office:value-type="float" office:value="1.51155568248918" calcext:value-type="float">
            <text:p>1.5115556825</text:p>
          </table:table-cell>
        </table:table-row>
        <table:table-row table:style-name="ro1">
          <table:table-cell table:style-name="ce1" office:value-type="float" office:value="0.743553" calcext:value-type="float">
            <text:p>0.7435530000</text:p>
          </table:table-cell>
          <table:table-cell table:formula="of:=ACOS([.A274])" office:value-type="float" office:value="0.732428071772961" calcext:value-type="float">
            <text:p>0.7324280718</text:p>
          </table:table-cell>
        </table:table-row>
        <table:table-row table:style-name="ro1">
          <table:table-cell table:style-name="ce1" office:value-type="float" office:value="0.943815" calcext:value-type="float">
            <text:p>0.9438150000</text:p>
          </table:table-cell>
          <table:table-cell table:formula="of:=ACOS([.A275])" office:value-type="float" office:value="0.336806038350058" calcext:value-type="float">
            <text:p>0.3368060384</text:p>
          </table:table-cell>
        </table:table-row>
        <table:table-row table:style-name="ro1">
          <table:table-cell table:style-name="ce1" office:value-type="float" office:value="0.63152" calcext:value-type="float">
            <text:p>0.6315200000</text:p>
          </table:table-cell>
          <table:table-cell table:formula="of:=ACOS([.A276])" office:value-type="float" office:value="0.887284295822308" calcext:value-type="float">
            <text:p>0.8872842958</text:p>
          </table:table-cell>
        </table:table-row>
        <table:table-row table:style-name="ro1">
          <table:table-cell table:style-name="ce1" office:value-type="float" office:value="0.057894" calcext:value-type="float">
            <text:p>0.0578940000</text:p>
          </table:table-cell>
          <table:table-cell table:formula="of:=ACOS([.A277])" office:value-type="float" office:value="1.51286993721848" calcext:value-type="float">
            <text:p>1.5128699372</text:p>
          </table:table-cell>
        </table:table-row>
        <table:table-row table:style-name="ro1">
          <table:table-cell table:style-name="ce1" office:value-type="float" office:value="0.745109" calcext:value-type="float">
            <text:p>0.7451090000</text:p>
          </table:table-cell>
          <table:table-cell table:formula="of:=ACOS([.A278])" office:value-type="float" office:value="0.730098068285354" calcext:value-type="float">
            <text:p>0.7300980683</text:p>
          </table:table-cell>
        </table:table-row>
        <table:table-row table:style-name="ro1">
          <table:table-cell table:style-name="ce1" office:value-type="float" office:value="0.979308" calcext:value-type="float">
            <text:p>0.9793080000</text:p>
          </table:table-cell>
          <table:table-cell table:formula="of:=ACOS([.A279])" office:value-type="float" office:value="0.203783003230712" calcext:value-type="float">
            <text:p>0.2037830032</text:p>
          </table:table-cell>
        </table:table-row>
        <table:table-row table:style-name="ro1">
          <table:table-cell table:style-name="ce1" office:value-type="float" office:value="0.304941" calcext:value-type="float">
            <text:p>0.3049410000</text:p>
          </table:table-cell>
          <table:table-cell table:formula="of:=ACOS([.A280])" office:value-type="float" office:value="1.26091984876264" calcext:value-type="float">
            <text:p>1.2609198488</text:p>
          </table:table-cell>
        </table:table-row>
        <table:table-row table:style-name="ro1">
          <table:table-cell table:style-name="ce1" office:value-type="float" office:value="0.996735" calcext:value-type="float">
            <text:p>0.9967350000</text:p>
          </table:table-cell>
          <table:table-cell table:formula="of:=ACOS([.A281])" office:value-type="float" office:value="0.0808304181940086" calcext:value-type="float">
            <text:p>0.0808304182</text:p>
          </table:table-cell>
        </table:table-row>
        <table:table-row table:style-name="ro1">
          <table:table-cell table:style-name="ce1" office:value-type="float" office:value="0.155065" calcext:value-type="float">
            <text:p>0.1550650000</text:p>
          </table:table-cell>
          <table:table-cell table:formula="of:=ACOS([.A282])" office:value-type="float" office:value="1.41510307794156" calcext:value-type="float">
            <text:p>1.4151030779</text:p>
          </table:table-cell>
        </table:table-row>
        <table:table-row table:style-name="ro1">
          <table:table-cell table:style-name="ce1" office:value-type="float" office:value="0.759789" calcext:value-type="float">
            <text:p>0.7597890000</text:p>
          </table:table-cell>
          <table:table-cell table:formula="of:=ACOS([.A283])" office:value-type="float" office:value="0.707807803990074" calcext:value-type="float">
            <text:p>0.707807804</text:p>
          </table:table-cell>
        </table:table-row>
        <table:table-row table:style-name="ro1">
          <table:table-cell table:style-name="ce1" office:value-type="float" office:value="0.86401" calcext:value-type="float">
            <text:p>0.8640100000</text:p>
          </table:table-cell>
          <table:table-cell table:formula="of:=ACOS([.A284])" office:value-type="float" office:value="0.527615620629949" calcext:value-type="float">
            <text:p>0.5276156206</text:p>
          </table:table-cell>
        </table:table-row>
        <table:table-row table:style-name="ro1">
          <table:table-cell table:style-name="ce1" office:value-type="float" office:value="0.823359" calcext:value-type="float">
            <text:p>0.8233590000</text:p>
          </table:table-cell>
          <table:table-cell table:formula="of:=ACOS([.A285])" office:value-type="float" office:value="0.603491745044278" calcext:value-type="float">
            <text:p>0.603491745</text:p>
          </table:table-cell>
        </table:table-row>
        <table:table-row table:style-name="ro1">
          <table:table-cell table:style-name="ce1" office:value-type="float" office:value="0.548662" calcext:value-type="float">
            <text:p>0.5486620000</text:p>
          </table:table-cell>
          <table:table-cell table:formula="of:=ACOS([.A286])" office:value-type="float" office:value="0.99003332465454" calcext:value-type="float">
            <text:p>0.9900333247</text:p>
          </table:table-cell>
        </table:table-row>
        <table:table-row table:style-name="ro1">
          <table:table-cell table:style-name="ce1" office:value-type="float" office:value="0.804285" calcext:value-type="float">
            <text:p>0.8042850000</text:p>
          </table:table-cell>
          <table:table-cell table:formula="of:=ACOS([.A287])" office:value-type="float" office:value="0.636325050139395" calcext:value-type="float">
            <text:p>0.6363250501</text:p>
          </table:table-cell>
        </table:table-row>
        <table:table-row table:style-name="ro1">
          <table:table-cell table:style-name="ce1" office:value-type="float" office:value="0.517533" calcext:value-type="float">
            <text:p>0.5175330000</text:p>
          </table:table-cell>
          <table:table-cell table:formula="of:=ACOS([.A288])" office:value-type="float" office:value="1.02683104192279" calcext:value-type="float">
            <text:p>1.0268310419</text:p>
          </table:table-cell>
        </table:table-row>
        <table:table-row table:style-name="ro1">
          <table:table-cell table:style-name="ce1" office:value-type="float" office:value="0.112857" calcext:value-type="float">
            <text:p>0.1128570000</text:p>
          </table:table-cell>
          <table:table-cell table:formula="of:=ACOS([.A289])" office:value-type="float" office:value="1.457698372184" calcext:value-type="float">
            <text:p>1.4576983722</text:p>
          </table:table-cell>
        </table:table-row>
        <table:table-row table:style-name="ro1">
          <table:table-cell table:style-name="ce1" office:value-type="float" office:value="0.095706" calcext:value-type="float">
            <text:p>0.0957060000</text:p>
          </table:table-cell>
          <table:table-cell table:formula="of:=ACOS([.A290])" office:value-type="float" office:value="1.47494361587552" calcext:value-type="float">
            <text:p>1.4749436159</text:p>
          </table:table-cell>
        </table:table-row>
        <table:table-row table:style-name="ro1">
          <table:table-cell table:style-name="ce1" office:value-type="float" office:value="0.418195" calcext:value-type="float">
            <text:p>0.4181950000</text:p>
          </table:table-cell>
          <table:table-cell table:formula="of:=ACOS([.A291])" office:value-type="float" office:value="1.13933902138768" calcext:value-type="float">
            <text:p>1.1393390214</text:p>
          </table:table-cell>
        </table:table-row>
        <table:table-row table:style-name="ro1">
          <table:table-cell table:style-name="ce1" office:value-type="float" office:value="0.404614" calcext:value-type="float">
            <text:p>0.4046140000</text:p>
          </table:table-cell>
          <table:table-cell table:formula="of:=ACOS([.A292])" office:value-type="float" office:value="1.15423962992058" calcext:value-type="float">
            <text:p>1.1542396299</text:p>
          </table:table-cell>
        </table:table-row>
        <table:table-row table:style-name="ro1">
          <table:table-cell table:style-name="ce1" office:value-type="float" office:value="0.782586" calcext:value-type="float">
            <text:p>0.7825860000</text:p>
          </table:table-cell>
          <table:table-cell table:formula="of:=ACOS([.A293])" office:value-type="float" office:value="0.671987353721887" calcext:value-type="float">
            <text:p>0.6719873537</text:p>
          </table:table-cell>
        </table:table-row>
        <table:table-row table:style-name="ro1">
          <table:table-cell table:style-name="ce1" office:value-type="float" office:value="0.54088" calcext:value-type="float">
            <text:p>0.5408800000</text:p>
          </table:table-cell>
          <table:table-cell table:formula="of:=ACOS([.A294])" office:value-type="float" office:value="0.999313319684182" calcext:value-type="float">
            <text:p>0.9993133197</text:p>
          </table:table-cell>
        </table:table-row>
        <table:table-row table:style-name="ro1">
          <table:table-cell table:style-name="ce1" office:value-type="float" office:value="0.377911" calcext:value-type="float">
            <text:p>0.3779110000</text:p>
          </table:table-cell>
          <table:table-cell table:formula="of:=ACOS([.A295])" office:value-type="float" office:value="1.18325739691002" calcext:value-type="float">
            <text:p>1.1832573969</text:p>
          </table:table-cell>
        </table:table-row>
        <table:table-row table:style-name="ro1">
          <table:table-cell table:style-name="ce1" office:value-type="float" office:value="0.665395" calcext:value-type="float">
            <text:p>0.6653950000</text:p>
          </table:table-cell>
          <table:table-cell table:formula="of:=ACOS([.A296])" office:value-type="float" office:value="0.842773491472899" calcext:value-type="float">
            <text:p>0.8427734915</text:p>
          </table:table-cell>
        </table:table-row>
        <table:table-row table:style-name="ro1">
          <table:table-cell table:style-name="ce1" office:value-type="float" office:value="0.504349" calcext:value-type="float">
            <text:p>0.5043490000</text:p>
          </table:table-cell>
          <table:table-cell table:formula="of:=ACOS([.A297])" office:value-type="float" office:value="1.04216843620038" calcext:value-type="float">
            <text:p>1.0421684362</text:p>
          </table:table-cell>
        </table:table-row>
        <table:table-row table:style-name="ro1">
          <table:table-cell table:style-name="ce1" office:value-type="float" office:value="0.09183" calcext:value-type="float">
            <text:p>0.0918300000</text:p>
          </table:table-cell>
          <table:table-cell table:formula="of:=ACOS([.A298])" office:value-type="float" office:value="1.47883677133945" calcext:value-type="float">
            <text:p>1.4788367713</text:p>
          </table:table-cell>
        </table:table-row>
        <table:table-row table:style-name="ro1">
          <table:table-cell table:style-name="ce1" office:value-type="float" office:value="0.890835" calcext:value-type="float">
            <text:p>0.8908350000</text:p>
          </table:table-cell>
          <table:table-cell table:formula="of:=ACOS([.A299])" office:value-type="float" office:value="0.471616572564319" calcext:value-type="float">
            <text:p>0.4716165726</text:p>
          </table:table-cell>
        </table:table-row>
        <table:table-row table:style-name="ro1">
          <table:table-cell table:style-name="ce1" office:value-type="float" office:value="0.685904" calcext:value-type="float">
            <text:p>0.6859040000</text:p>
          </table:table-cell>
          <table:table-cell table:formula="of:=ACOS([.A300])" office:value-type="float" office:value="0.814951070342492" calcext:value-type="float">
            <text:p>0.8149510703</text:p>
          </table:table-cell>
        </table:table-row>
        <table:table-row table:style-name="ro1">
          <table:table-cell table:style-name="ce1" office:value-type="float" office:value="0.595172" calcext:value-type="float">
            <text:p>0.5951720000</text:p>
          </table:table-cell>
          <table:table-cell table:formula="of:=ACOS([.A301])" office:value-type="float" office:value="0.933316657778555" calcext:value-type="float">
            <text:p>0.9333166578</text:p>
          </table:table-cell>
        </table:table-row>
        <table:table-row table:style-name="ro1">
          <table:table-cell table:style-name="ce1" office:value-type="float" office:value="0.872158" calcext:value-type="float">
            <text:p>0.8721580000</text:p>
          </table:table-cell>
          <table:table-cell table:formula="of:=ACOS([.A302])" office:value-type="float" office:value="0.511200136367151" calcext:value-type="float">
            <text:p>0.5112001364</text:p>
          </table:table-cell>
        </table:table-row>
        <table:table-row table:style-name="ro1">
          <table:table-cell table:style-name="ce1" office:value-type="float" office:value="0.862178" calcext:value-type="float">
            <text:p>0.8621780000</text:p>
          </table:table-cell>
          <table:table-cell table:formula="of:=ACOS([.A303])" office:value-type="float" office:value="0.531243051704815" calcext:value-type="float">
            <text:p>0.5312430517</text:p>
          </table:table-cell>
        </table:table-row>
        <table:table-row table:style-name="ro1">
          <table:table-cell table:style-name="ce1" office:value-type="float" office:value="0.422803" calcext:value-type="float">
            <text:p>0.4228030000</text:p>
          </table:table-cell>
          <table:table-cell table:formula="of:=ACOS([.A304])" office:value-type="float" office:value="1.13426016799054" calcext:value-type="float">
            <text:p>1.134260168</text:p>
          </table:table-cell>
        </table:table-row>
        <table:table-row table:style-name="ro1">
          <table:table-cell table:style-name="ce1" office:value-type="float" office:value="0.667867" calcext:value-type="float">
            <text:p>0.6678670000</text:p>
          </table:table-cell>
          <table:table-cell table:formula="of:=ACOS([.A305])" office:value-type="float" office:value="0.839457092216848" calcext:value-type="float">
            <text:p>0.8394570922</text:p>
          </table:table-cell>
        </table:table-row>
        <table:table-row table:style-name="ro1">
          <table:table-cell table:style-name="ce1" office:value-type="float" office:value="0.094668" calcext:value-type="float">
            <text:p>0.0946680000</text:p>
          </table:table-cell>
          <table:table-cell table:formula="of:=ACOS([.A306])" office:value-type="float" office:value="1.47598635055551" calcext:value-type="float">
            <text:p>1.4759863506</text:p>
          </table:table-cell>
        </table:table-row>
        <table:table-row table:style-name="ro1">
          <table:table-cell table:style-name="ce1" office:value-type="float" office:value="0.999603" calcext:value-type="float">
            <text:p>0.9996030000</text:p>
          </table:table-cell>
          <table:table-cell table:formula="of:=ACOS([.A307])" office:value-type="float" office:value="0.0281789379128468" calcext:value-type="float">
            <text:p>0.0281789379</text:p>
          </table:table-cell>
        </table:table-row>
        <table:table-row table:style-name="ro1">
          <table:table-cell table:style-name="ce1" office:value-type="float" office:value="0.214698" calcext:value-type="float">
            <text:p>0.2146980000</text:p>
          </table:table-cell>
          <table:table-cell table:formula="of:=ACOS([.A308])" office:value-type="float" office:value="1.35441371810983" calcext:value-type="float">
            <text:p>1.3544137181</text:p>
          </table:table-cell>
        </table:table-row>
        <table:table-row table:style-name="ro1">
          <table:table-cell table:style-name="ce1" office:value-type="float" office:value="0.822535" calcext:value-type="float">
            <text:p>0.8225350000</text:p>
          </table:table-cell>
          <table:table-cell table:formula="of:=ACOS([.A309])" office:value-type="float" office:value="0.604942148491635" calcext:value-type="float">
            <text:p>0.6049421485</text:p>
          </table:table-cell>
        </table:table-row>
        <table:table-row table:style-name="ro1">
          <table:table-cell table:style-name="ce1" office:value-type="float" office:value="0.612018" calcext:value-type="float">
            <text:p>0.6120180000</text:p>
          </table:table-cell>
          <table:table-cell table:formula="of:=ACOS([.A310])" office:value-type="float" office:value="0.912186542796872" calcext:value-type="float">
            <text:p>0.9121865428</text:p>
          </table:table-cell>
        </table:table-row>
        <table:table-row table:style-name="ro1">
          <table:table-cell table:style-name="ce1" office:value-type="float" office:value="0.786828" calcext:value-type="float">
            <text:p>0.7868280000</text:p>
          </table:table-cell>
          <table:table-cell table:formula="of:=ACOS([.A311])" office:value-type="float" office:value="0.665143871113596" calcext:value-type="float">
            <text:p>0.6651438711</text:p>
          </table:table-cell>
        </table:table-row>
        <table:table-row table:style-name="ro1">
          <table:table-cell table:style-name="ce1" office:value-type="float" office:value="0.985687" calcext:value-type="float">
            <text:p>0.9856870000</text:p>
          </table:table-cell>
          <table:table-cell table:formula="of:=ACOS([.A312])" office:value-type="float" office:value="0.169394655072962" calcext:value-type="float">
            <text:p>0.1693946551</text:p>
          </table:table-cell>
        </table:table-row>
        <table:table-row table:style-name="ro1">
          <table:table-cell table:style-name="ce1" office:value-type="float" office:value="0.660329" calcext:value-type="float">
            <text:p>0.6603290000</text:p>
          </table:table-cell>
          <table:table-cell table:formula="of:=ACOS([.A313])" office:value-type="float" office:value="0.849539553958056" calcext:value-type="float">
            <text:p>0.849539554</text:p>
          </table:table-cell>
        </table:table-row>
        <table:table-row table:style-name="ro1">
          <table:table-cell table:style-name="ce1" office:value-type="float" office:value="0.000031" calcext:value-type="float">
            <text:p>0.0000310000</text:p>
          </table:table-cell>
          <table:table-cell table:formula="of:=ACOS([.A314])" office:value-type="float" office:value="1.57076532679489" calcext:value-type="float">
            <text:p>1.5707653268</text:p>
          </table:table-cell>
        </table:table-row>
        <table:table-row table:style-name="ro1">
          <table:table-cell table:style-name="ce1" office:value-type="float" office:value="0.858028" calcext:value-type="float">
            <text:p>0.8580280000</text:p>
          </table:table-cell>
          <table:table-cell table:formula="of:=ACOS([.A315])" office:value-type="float" office:value="0.539378599710947" calcext:value-type="float">
            <text:p>0.5393785997</text:p>
          </table:table-cell>
        </table:table-row>
        <table:table-row table:style-name="ro1">
          <table:table-cell table:style-name="ce1" office:value-type="float" office:value="0.247993" calcext:value-type="float">
            <text:p>0.2479930000</text:p>
          </table:table-cell>
          <table:table-cell table:formula="of:=ACOS([.A316])" office:value-type="float" office:value="1.32018833943212" calcext:value-type="float">
            <text:p>1.3201883394</text:p>
          </table:table-cell>
        </table:table-row>
        <table:table-row table:style-name="ro1">
          <table:table-cell table:style-name="ce1" office:value-type="float" office:value="0.900815" calcext:value-type="float">
            <text:p>0.9008150000</text:p>
          </table:table-cell>
          <table:table-cell table:formula="of:=ACOS([.A317])" office:value-type="float" office:value="0.449153449378872" calcext:value-type="float">
            <text:p>0.4491534494</text:p>
          </table:table-cell>
        </table:table-row>
        <table:table-row table:style-name="ro1">
          <table:table-cell table:style-name="ce1" office:value-type="float" office:value="0.83108" calcext:value-type="float">
            <text:p>0.8310800000</text:p>
          </table:table-cell>
          <table:table-cell table:formula="of:=ACOS([.A318])" office:value-type="float" office:value="0.589749538593846" calcext:value-type="float">
            <text:p>0.5897495386</text:p>
          </table:table-cell>
        </table:table-row>
        <table:table-row table:style-name="ro1">
          <table:table-cell table:style-name="ce1" office:value-type="float" office:value="0.803339" calcext:value-type="float">
            <text:p>0.8033390000</text:p>
          </table:table-cell>
          <table:table-cell table:formula="of:=ACOS([.A319])" office:value-type="float" office:value="0.637915278801911" calcext:value-type="float">
            <text:p>0.6379152788</text:p>
          </table:table-cell>
        </table:table-row>
        <table:table-row table:style-name="ro1">
          <table:table-cell table:style-name="ce1" office:value-type="float" office:value="0.809717" calcext:value-type="float">
            <text:p>0.8097170000</text:p>
          </table:table-cell>
          <table:table-cell table:formula="of:=ACOS([.A320])" office:value-type="float" office:value="0.627126632074788" calcext:value-type="float">
            <text:p>0.6271266321</text:p>
          </table:table-cell>
        </table:table-row>
        <table:table-row table:style-name="ro1">
          <table:table-cell table:style-name="ce1" office:value-type="float" office:value="0.883969" calcext:value-type="float">
            <text:p>0.8839690000</text:p>
          </table:table-cell>
          <table:table-cell table:formula="of:=ACOS([.A321])" office:value-type="float" office:value="0.486512066497611" calcext:value-type="float">
            <text:p>0.4865120665</text:p>
          </table:table-cell>
        </table:table-row>
        <table:table-row table:style-name="ro1">
          <table:table-cell table:style-name="ce1" office:value-type="float" office:value="0.292611" calcext:value-type="float">
            <text:p>0.2926110000</text:p>
          </table:table-cell>
          <table:table-cell table:formula="of:=ACOS([.A322])" office:value-type="float" office:value="1.27384011528211" calcext:value-type="float">
            <text:p>1.2738401153</text:p>
          </table:table-cell>
        </table:table-row>
        <table:table-row table:style-name="ro1">
          <table:table-cell table:style-name="ce1" office:value-type="float" office:value="0.937712" calcext:value-type="float">
            <text:p>0.9377120000</text:p>
          </table:table-cell>
          <table:table-cell table:formula="of:=ACOS([.A323])" office:value-type="float" office:value="0.354811479691249" calcext:value-type="float">
            <text:p>0.3548114797</text:p>
          </table:table-cell>
        </table:table-row>
        <table:table-row table:style-name="ro1">
          <table:table-cell table:style-name="ce1" office:value-type="float" office:value="0.593677" calcext:value-type="float">
            <text:p>0.5936770000</text:p>
          </table:table-cell>
          <table:table-cell table:formula="of:=ACOS([.A324])" office:value-type="float" office:value="0.935175761079688" calcext:value-type="float">
            <text:p>0.9351757611</text:p>
          </table:table-cell>
        </table:table-row>
        <table:table-row table:style-name="ro1">
          <table:table-cell table:style-name="ce1" office:value-type="float" office:value="0.738334" calcext:value-type="float">
            <text:p>0.7383340000</text:p>
          </table:table-cell>
          <table:table-cell table:formula="of:=ACOS([.A325])" office:value-type="float" office:value="0.740199534987042" calcext:value-type="float">
            <text:p>0.740199535</text:p>
          </table:table-cell>
        </table:table-row>
        <table:table-row table:style-name="ro1">
          <table:table-cell table:style-name="ce1" office:value-type="float" office:value="0.808069" calcext:value-type="float">
            <text:p>0.8080690000</text:p>
          </table:table-cell>
          <table:table-cell table:formula="of:=ACOS([.A326])" office:value-type="float" office:value="0.629929569615262" calcext:value-type="float">
            <text:p>0.6299295696</text:p>
          </table:table-cell>
        </table:table-row>
        <table:table-row table:style-name="ro1">
          <table:table-cell table:style-name="ce1" office:value-type="float" office:value="0.063723" calcext:value-type="float">
            <text:p>0.0637230000</text:p>
          </table:table-cell>
          <table:table-cell table:formula="of:=ACOS([.A327])" office:value-type="float" office:value="1.50703012197852" calcext:value-type="float">
            <text:p>1.507030122</text:p>
          </table:table-cell>
        </table:table-row>
        <table:table-row table:style-name="ro1">
          <table:table-cell table:style-name="ce1" office:value-type="float" office:value="0.473922" calcext:value-type="float">
            <text:p>0.4739220000</text:p>
          </table:table-cell>
          <table:table-cell table:formula="of:=ACOS([.A328])" office:value-type="float" office:value="1.07705691040755" calcext:value-type="float">
            <text:p>1.0770569104</text:p>
          </table:table-cell>
        </table:table-row>
        <table:table-row table:style-name="ro1">
          <table:table-cell table:style-name="ce1" office:value-type="float" office:value="0.496445" calcext:value-type="float">
            <text:p>0.4964450000</text:p>
          </table:table-cell>
          <table:table-cell table:formula="of:=ACOS([.A329])" office:value-type="float" office:value="1.05129767019446" calcext:value-type="float">
            <text:p>1.0512976702</text:p>
          </table:table-cell>
        </table:table-row>
        <table:table-row table:style-name="ro1">
          <table:table-cell table:style-name="ce1" office:value-type="float" office:value="0.815668" calcext:value-type="float">
            <text:p>0.8156680000</text:p>
          </table:table-cell>
          <table:table-cell table:formula="of:=ACOS([.A330])" office:value-type="float" office:value="0.616913399989452" calcext:value-type="float">
            <text:p>0.6169134</text:p>
          </table:table-cell>
        </table:table-row>
        <table:table-row table:style-name="ro1">
          <table:table-cell table:style-name="ce1" office:value-type="float" office:value="0.759728" calcext:value-type="float">
            <text:p>0.7597280000</text:p>
          </table:table-cell>
          <table:table-cell table:formula="of:=ACOS([.A331])" office:value-type="float" office:value="0.707901620502573" calcext:value-type="float">
            <text:p>0.7079016205</text:p>
          </table:table-cell>
        </table:table-row>
        <table:table-row table:style-name="ro1">
          <table:table-cell table:style-name="ce1" office:value-type="float" office:value="0.536271" calcext:value-type="float">
            <text:p>0.5362710000</text:p>
          </table:table-cell>
          <table:table-cell table:formula="of:=ACOS([.A332])" office:value-type="float" office:value="1.00478345641292" calcext:value-type="float">
            <text:p>1.0047834564</text:p>
          </table:table-cell>
        </table:table-row>
        <table:table-row table:style-name="ro1">
          <table:table-cell table:style-name="ce1" office:value-type="float" office:value="0.938505" calcext:value-type="float">
            <text:p>0.9385050000</text:p>
          </table:table-cell>
          <table:table-cell table:formula="of:=ACOS([.A333])" office:value-type="float" office:value="0.35252182060991" calcext:value-type="float">
            <text:p>0.3525218206</text:p>
          </table:table-cell>
        </table:table-row>
        <table:table-row table:style-name="ro1">
          <table:table-cell table:style-name="ce1" office:value-type="float" office:value="0.361858" calcext:value-type="float">
            <text:p>0.3618580000</text:p>
          </table:table-cell>
          <table:table-cell table:formula="of:=ACOS([.A334])" office:value-type="float" office:value="1.20053613891218" calcext:value-type="float">
            <text:p>1.2005361389</text:p>
          </table:table-cell>
        </table:table-row>
        <table:table-row table:style-name="ro1">
          <table:table-cell table:style-name="ce1" office:value-type="float" office:value="0.224647" calcext:value-type="float">
            <text:p>0.2246470000</text:p>
          </table:table-cell>
          <table:table-cell table:formula="of:=ACOS([.A335])" office:value-type="float" office:value="1.34421556502303" calcext:value-type="float">
            <text:p>1.344215565</text:p>
          </table:table-cell>
        </table:table-row>
        <table:table-row table:style-name="ro1">
          <table:table-cell table:style-name="ce1" office:value-type="float" office:value="0.668661" calcext:value-type="float">
            <text:p>0.6686610000</text:p>
          </table:table-cell>
          <table:table-cell table:formula="of:=ACOS([.A336])" office:value-type="float" office:value="0.838389779013353" calcext:value-type="float">
            <text:p>0.838389779</text:p>
          </table:table-cell>
        </table:table-row>
        <table:table-row table:style-name="ro1">
          <table:table-cell table:style-name="ce1" office:value-type="float" office:value="0.44615" calcext:value-type="float">
            <text:p>0.4461500000</text:p>
          </table:table-cell>
          <table:table-cell table:formula="of:=ACOS([.A337])" office:value-type="float" office:value="1.10833750069217" calcext:value-type="float">
            <text:p>1.1083375007</text:p>
          </table:table-cell>
        </table:table-row>
        <table:table-row table:style-name="ro1">
          <table:table-cell table:style-name="ce1" office:value-type="float" office:value="0.665487" calcext:value-type="float">
            <text:p>0.6654870000</text:p>
          </table:table-cell>
          <table:table-cell table:formula="of:=ACOS([.A338])" office:value-type="float" office:value="0.842650241496834" calcext:value-type="float">
            <text:p>0.8426502415</text:p>
          </table:table-cell>
        </table:table-row>
        <table:table-row table:style-name="ro1">
          <table:table-cell table:style-name="ce1" office:value-type="float" office:value="0.210883" calcext:value-type="float">
            <text:p>0.2108830000</text:p>
          </table:table-cell>
          <table:table-cell table:formula="of:=ACOS([.A339])" office:value-type="float" office:value="1.35831814055713" calcext:value-type="float">
            <text:p>1.3583181406</text:p>
          </table:table-cell>
        </table:table-row>
        <table:table-row table:style-name="ro1">
          <table:table-cell table:style-name="ce1" office:value-type="float" office:value="0.887875" calcext:value-type="float">
            <text:p>0.8878750000</text:p>
          </table:table-cell>
          <table:table-cell table:formula="of:=ACOS([.A340])" office:value-type="float" office:value="0.4780906575873" calcext:value-type="float">
            <text:p>0.4780906576</text:p>
          </table:table-cell>
        </table:table-row>
        <table:table-row table:style-name="ro1">
          <table:table-cell table:style-name="ce1" office:value-type="float" office:value="0.647206" calcext:value-type="float">
            <text:p>0.6472060000</text:p>
          </table:table-cell>
          <table:table-cell table:formula="of:=ACOS([.A341])" office:value-type="float" office:value="0.86688276940557" calcext:value-type="float">
            <text:p>0.8668827694</text:p>
          </table:table-cell>
        </table:table-row>
        <table:table-row table:style-name="ro1">
          <table:table-cell table:style-name="ce1" office:value-type="float" office:value="0.308603" calcext:value-type="float">
            <text:p>0.3086030000</text:p>
          </table:table-cell>
          <table:table-cell table:formula="of:=ACOS([.A342])" office:value-type="float" office:value="1.25707233011651" calcext:value-type="float">
            <text:p>1.2570723301</text:p>
          </table:table-cell>
        </table:table-row>
        <table:table-row table:style-name="ro1">
          <table:table-cell table:style-name="ce1" office:value-type="float" office:value="0.076083" calcext:value-type="float">
            <text:p>0.0760830000</text:p>
          </table:table-cell>
          <table:table-cell table:formula="of:=ACOS([.A343])" office:value-type="float" office:value="1.49463973229586" calcext:value-type="float">
            <text:p>1.4946397323</text:p>
          </table:table-cell>
        </table:table-row>
        <table:table-row table:style-name="ro1">
          <table:table-cell table:style-name="ce1" office:value-type="float" office:value="0.30903" calcext:value-type="float">
            <text:p>0.3090300000</text:p>
          </table:table-cell>
          <table:table-cell table:formula="of:=ACOS([.A344])" office:value-type="float" office:value="1.25662338648209" calcext:value-type="float">
            <text:p>1.2566233865</text:p>
          </table:table-cell>
        </table:table-row>
        <table:table-row table:style-name="ro1">
          <table:table-cell table:style-name="ce1" office:value-type="float" office:value="0.132298" calcext:value-type="float">
            <text:p>0.1322980000</text:p>
          </table:table-cell>
          <table:table-cell table:formula="of:=ACOS([.A345])" office:value-type="float" office:value="1.43810932502442" calcext:value-type="float">
            <text:p>1.438109325</text:p>
          </table:table-cell>
        </table:table-row>
        <table:table-row table:style-name="ro1">
          <table:table-cell table:style-name="ce1" office:value-type="float" office:value="0.210944" calcext:value-type="float">
            <text:p>0.2109440000</text:p>
          </table:table-cell>
          <table:table-cell table:formula="of:=ACOS([.A346])" office:value-type="float" office:value="1.35825573676695" calcext:value-type="float">
            <text:p>1.3582557368</text:p>
          </table:table-cell>
        </table:table-row>
        <table:table-row table:style-name="ro1">
          <table:table-cell table:style-name="ce1" office:value-type="float" office:value="0.485397" calcext:value-type="float">
            <text:p>0.4853970000</text:p>
          </table:table-cell>
          <table:table-cell table:formula="of:=ACOS([.A347])" office:value-type="float" office:value="1.06397913558544" calcext:value-type="float">
            <text:p>1.0639791356</text:p>
          </table:table-cell>
        </table:table-row>
        <table:table-row table:style-name="ro1">
          <table:table-cell table:style-name="ce1" office:value-type="float" office:value="0.163701" calcext:value-type="float">
            <text:p>0.1637010000</text:p>
          </table:table-cell>
          <table:table-cell table:formula="of:=ACOS([.A348])" office:value-type="float" office:value="1.4063552228889" calcext:value-type="float">
            <text:p>1.4063552229</text:p>
          </table:table-cell>
        </table:table-row>
        <table:table-row table:style-name="ro1">
          <table:table-cell table:style-name="ce1" office:value-type="float" office:value="0.025636" calcext:value-type="float">
            <text:p>0.0256360000</text:p>
          </table:table-cell>
          <table:table-cell table:formula="of:=ACOS([.A349])" office:value-type="float" office:value="1.54515751794838" calcext:value-type="float">
            <text:p>1.5451575179</text:p>
          </table:table-cell>
        </table:table-row>
        <table:table-row table:style-name="ro1">
          <table:table-cell table:style-name="ce1" office:value-type="float" office:value="0.043519" calcext:value-type="float">
            <text:p>0.0435190000</text:p>
          </table:table-cell>
          <table:table-cell table:formula="of:=ACOS([.A350])" office:value-type="float" office:value="1.52726357827768" calcext:value-type="float">
            <text:p>1.5272635783</text:p>
          </table:table-cell>
        </table:table-row>
        <table:table-row table:style-name="ro1">
          <table:table-cell table:style-name="ce1" office:value-type="float" office:value="0.795404" calcext:value-type="float">
            <text:p>0.7954040000</text:p>
          </table:table-cell>
          <table:table-cell table:formula="of:=ACOS([.A351])" office:value-type="float" office:value="0.65112245943775" calcext:value-type="float">
            <text:p>0.6511224594</text:p>
          </table:table-cell>
        </table:table-row>
        <table:table-row table:style-name="ro1">
          <table:table-cell table:style-name="ce1" office:value-type="float" office:value="0.773217" calcext:value-type="float">
            <text:p>0.7732170000</text:p>
          </table:table-cell>
          <table:table-cell table:formula="of:=ACOS([.A352])" office:value-type="float" office:value="0.686897746984486" calcext:value-type="float">
            <text:p>0.686897747</text:p>
          </table:table-cell>
        </table:table-row>
        <table:table-row table:style-name="ro1">
          <table:table-cell table:style-name="ce1" office:value-type="float" office:value="0.690023" calcext:value-type="float">
            <text:p>0.6900230000</text:p>
          </table:table-cell>
          <table:table-cell table:formula="of:=ACOS([.A353])" office:value-type="float" office:value="0.809275497243292" calcext:value-type="float">
            <text:p>0.8092754972</text:p>
          </table:table-cell>
        </table:table-row>
        <table:table-row table:style-name="ro1">
          <table:table-cell table:style-name="ce1" office:value-type="float" office:value="0.238075" calcext:value-type="float">
            <text:p>0.2380750000</text:p>
          </table:table-cell>
          <table:table-cell table:formula="of:=ACOS([.A354])" office:value-type="float" office:value="1.33041294731178" calcext:value-type="float">
            <text:p>1.3304129473</text:p>
          </table:table-cell>
        </table:table-row>
        <table:table-row table:style-name="ro1">
          <table:table-cell table:style-name="ce1" office:value-type="float" office:value="0.65096" calcext:value-type="float">
            <text:p>0.6509600000</text:p>
          </table:table-cell>
          <table:table-cell table:formula="of:=ACOS([.A355])" office:value-type="float" office:value="0.86194793924752" calcext:value-type="float">
            <text:p>0.8619479392</text:p>
          </table:table-cell>
        </table:table-row>
        <table:table-row table:style-name="ro1">
          <table:table-cell table:style-name="ce1" office:value-type="float" office:value="0.883114" calcext:value-type="float">
            <text:p>0.8831140000</text:p>
          </table:table-cell>
          <table:table-cell table:formula="of:=ACOS([.A356])" office:value-type="float" office:value="0.48833761605124" calcext:value-type="float">
            <text:p>0.4883376161</text:p>
          </table:table-cell>
        </table:table-row>
        <table:table-row table:style-name="ro1">
          <table:table-cell table:style-name="ce1" office:value-type="float" office:value="0.347972" calcext:value-type="float">
            <text:p>0.3479720000</text:p>
          </table:table-cell>
          <table:table-cell table:formula="of:=ACOS([.A357])" office:value-type="float" office:value="1.21538928258948" calcext:value-type="float">
            <text:p>1.2153892826</text:p>
          </table:table-cell>
        </table:table-row>
        <table:table-row table:style-name="ro1">
          <table:table-cell table:style-name="ce1" office:value-type="float" office:value="0.248268" calcext:value-type="float">
            <text:p>0.2482680000</text:p>
          </table:table-cell>
          <table:table-cell table:formula="of:=ACOS([.A358])" office:value-type="float" office:value="1.31990446161067" calcext:value-type="float">
            <text:p>1.3199044616</text:p>
          </table:table-cell>
        </table:table-row>
        <table:table-row table:style-name="ro1">
          <table:table-cell table:style-name="ce1" office:value-type="float" office:value="0.826167" calcext:value-type="float">
            <text:p>0.8261670000</text:p>
          </table:table-cell>
          <table:table-cell table:formula="of:=ACOS([.A359])" office:value-type="float" office:value="0.598526001811781" calcext:value-type="float">
            <text:p>0.5985260018</text:p>
          </table:table-cell>
        </table:table-row>
        <table:table-row table:style-name="ro1">
          <table:table-cell table:style-name="ce1" office:value-type="float" office:value="0.265542" calcext:value-type="float">
            <text:p>0.2655420000</text:p>
          </table:table-cell>
          <table:table-cell table:formula="of:=ACOS([.A360])" office:value-type="float" office:value="1.3020302652049" calcext:value-type="float">
            <text:p>1.3020302652</text:p>
          </table:table-cell>
        </table:table-row>
        <table:table-row table:style-name="ro1">
          <table:table-cell table:style-name="ce1" office:value-type="float" office:value="0.90054" calcext:value-type="float">
            <text:p>0.9005400000</text:p>
          </table:table-cell>
          <table:table-cell table:formula="of:=ACOS([.A361])" office:value-type="float" office:value="0.449786378031361" calcext:value-type="float">
            <text:p>0.449786378</text:p>
          </table:table-cell>
        </table:table-row>
        <table:table-row table:style-name="ro1">
          <table:table-cell table:style-name="ce1" office:value-type="float" office:value="0.219489" calcext:value-type="float">
            <text:p>0.2194890000</text:p>
          </table:table-cell>
          <table:table-cell table:formula="of:=ACOS([.A362])" office:value-type="float" office:value="1.34950565938352" calcext:value-type="float">
            <text:p>1.3495056594</text:p>
          </table:table-cell>
        </table:table-row>
        <table:table-row table:style-name="ro1">
          <table:table-cell table:style-name="ce1" office:value-type="float" office:value="0.84048" calcext:value-type="float">
            <text:p>0.8404800000</text:p>
          </table:table-cell>
          <table:table-cell table:formula="of:=ACOS([.A363])" office:value-type="float" office:value="0.572627845945199" calcext:value-type="float">
            <text:p>0.5726278459</text:p>
          </table:table-cell>
        </table:table-row>
        <table:table-row table:style-name="ro1">
          <table:table-cell table:style-name="ce1" office:value-type="float" office:value="0.995178" calcext:value-type="float">
            <text:p>0.9951780000</text:p>
          </table:table-cell>
          <table:table-cell table:formula="of:=ACOS([.A364])" office:value-type="float" office:value="0.09824337404118" calcext:value-type="float">
            <text:p>0.098243374</text:p>
          </table:table-cell>
        </table:table-row>
        <table:table-row table:style-name="ro1">
          <table:table-cell table:style-name="ce1" office:value-type="float" office:value="0.723869" calcext:value-type="float">
            <text:p>0.7238690000</text:p>
          </table:table-cell>
          <table:table-cell table:formula="of:=ACOS([.A365])" office:value-type="float" office:value="0.761402624435247" calcext:value-type="float">
            <text:p>0.7614026244</text:p>
          </table:table-cell>
        </table:table-row>
        <table:table-row table:style-name="ro1">
          <table:table-cell table:style-name="ce1" office:value-type="float" office:value="0.722678" calcext:value-type="float">
            <text:p>0.7226780000</text:p>
          </table:table-cell>
          <table:table-cell table:formula="of:=ACOS([.A366])" office:value-type="float" office:value="0.76312730834837" calcext:value-type="float">
            <text:p>0.7631273083</text:p>
          </table:table-cell>
        </table:table-row>
        <table:table-row table:style-name="ro1">
          <table:table-cell table:style-name="ce1" office:value-type="float" office:value="0.382031" calcext:value-type="float">
            <text:p>0.3820310000</text:p>
          </table:table-cell>
          <table:table-cell table:formula="of:=ACOS([.A367])" office:value-type="float" office:value="1.17880332960385" calcext:value-type="float">
            <text:p>1.1788033296</text:p>
          </table:table-cell>
        </table:table-row>
        <table:table-row table:style-name="ro1">
          <table:table-cell table:style-name="ce1" office:value-type="float" office:value="0.305124" calcext:value-type="float">
            <text:p>0.3051240000</text:p>
          </table:table-cell>
          <table:table-cell table:formula="of:=ACOS([.A368])" office:value-type="float" office:value="1.26072769089124" calcext:value-type="float">
            <text:p>1.2607276909</text:p>
          </table:table-cell>
        </table:table-row>
        <table:table-row table:style-name="ro1">
          <table:table-cell table:style-name="ce1" office:value-type="float" office:value="0.726371" calcext:value-type="float">
            <text:p>0.7263710000</text:p>
          </table:table-cell>
          <table:table-cell table:formula="of:=ACOS([.A369])" office:value-type="float" office:value="0.757769275461486" calcext:value-type="float">
            <text:p>0.7577692755</text:p>
          </table:table-cell>
        </table:table-row>
        <table:table-row table:style-name="ro1">
          <table:table-cell table:style-name="ce1" office:value-type="float" office:value="0.709067" calcext:value-type="float">
            <text:p>0.7090670000</text:p>
          </table:table-cell>
          <table:table-cell table:formula="of:=ACOS([.A370])" office:value-type="float" office:value="0.782622138646526" calcext:value-type="float">
            <text:p>0.7826221386</text:p>
          </table:table-cell>
        </table:table-row>
        <table:table-row table:style-name="ro1">
          <table:table-cell table:style-name="ce1" office:value-type="float" office:value="0.068239" calcext:value-type="float">
            <text:p>0.0682390000</text:p>
          </table:table-cell>
          <table:table-cell table:formula="of:=ACOS([.A371])" office:value-type="float" office:value="1.50250425566576" calcext:value-type="float">
            <text:p>1.5025042557</text:p>
          </table:table-cell>
        </table:table-row>
        <table:table-row table:style-name="ro1">
          <table:table-cell table:style-name="ce1" office:value-type="float" office:value="0.429609" calcext:value-type="float">
            <text:p>0.4296090000</text:p>
          </table:table-cell>
          <table:table-cell table:formula="of:=ACOS([.A372])" office:value-type="float" office:value="1.1267365883898" calcext:value-type="float">
            <text:p>1.1267365884</text:p>
          </table:table-cell>
        </table:table-row>
        <table:table-row table:style-name="ro1">
          <table:table-cell table:style-name="ce1" office:value-type="float" office:value="0.446211" calcext:value-type="float">
            <text:p>0.4462110000</text:p>
          </table:table-cell>
          <table:table-cell table:formula="of:=ACOS([.A373])" office:value-type="float" office:value="1.1082693399261" calcext:value-type="float">
            <text:p>1.1082693399</text:p>
          </table:table-cell>
        </table:table-row>
        <table:table-row table:style-name="ro1">
          <table:table-cell table:style-name="ce1" office:value-type="float" office:value="0.341899" calcext:value-type="float">
            <text:p>0.3418990000</text:p>
          </table:table-cell>
          <table:table-cell table:formula="of:=ACOS([.A374])" office:value-type="float" office:value="1.22185939140642" calcext:value-type="float">
            <text:p>1.2218593914</text:p>
          </table:table-cell>
        </table:table-row>
        <table:table-row table:style-name="ro1">
          <table:table-cell table:style-name="ce1" office:value-type="float" office:value="0.575884" calcext:value-type="float">
            <text:p>0.5758840000</text:p>
          </table:table-cell>
          <table:table-cell table:formula="of:=ACOS([.A375])" office:value-type="float" office:value="0.957111286021897" calcext:value-type="float">
            <text:p>0.957111286</text:p>
          </table:table-cell>
        </table:table-row>
        <table:table-row table:style-name="ro1">
          <table:table-cell table:style-name="ce1" office:value-type="float" office:value="0.338786" calcext:value-type="float">
            <text:p>0.3387860000</text:p>
          </table:table-cell>
          <table:table-cell table:formula="of:=ACOS([.A376])" office:value-type="float" office:value="1.22517003363555" calcext:value-type="float">
            <text:p>1.2251700336</text:p>
          </table:table-cell>
        </table:table-row>
        <table:table-row table:style-name="ro1">
          <table:table-cell table:style-name="ce1" office:value-type="float" office:value="0.47148" calcext:value-type="float">
            <text:p>0.4714800000</text:p>
          </table:table-cell>
          <table:table-cell table:formula="of:=ACOS([.A377])" office:value-type="float" office:value="1.07982806116942" calcext:value-type="float">
            <text:p>1.0798280612</text:p>
          </table:table-cell>
        </table:table-row>
        <table:table-row table:style-name="ro1">
          <table:table-cell table:style-name="ce1" office:value-type="float" office:value="0.861293" calcext:value-type="float">
            <text:p>0.8612930000</text:p>
          </table:table-cell>
          <table:table-cell table:formula="of:=ACOS([.A378])" office:value-type="float" office:value="0.53298738499192" calcext:value-type="float">
            <text:p>0.532987385</text:p>
          </table:table-cell>
        </table:table-row>
        <table:table-row table:style-name="ro1">
          <table:table-cell table:style-name="ce1" office:value-type="float" office:value="0.671468" calcext:value-type="float">
            <text:p>0.6714680000</text:p>
          </table:table-cell>
          <table:table-cell table:formula="of:=ACOS([.A379])" office:value-type="float" office:value="0.834608295961098" calcext:value-type="float">
            <text:p>0.834608296</text:p>
          </table:table-cell>
        </table:table-row>
        <table:table-row table:style-name="ro1">
          <table:table-cell table:style-name="ce1" office:value-type="float" office:value="0.772546" calcext:value-type="float">
            <text:p>0.7725460000</text:p>
          </table:table-cell>
          <table:table-cell table:formula="of:=ACOS([.A380])" office:value-type="float" office:value="0.687955188898816" calcext:value-type="float">
            <text:p>0.6879551889</text:p>
          </table:table-cell>
        </table:table-row>
        <table:table-row table:style-name="ro1">
          <table:table-cell table:style-name="ce1" office:value-type="float" office:value="0.963805" calcext:value-type="float">
            <text:p>0.9638050000</text:p>
          </table:table-cell>
          <table:table-cell table:formula="of:=ACOS([.A381])" office:value-type="float" office:value="0.269872112879089" calcext:value-type="float">
            <text:p>0.2698721129</text:p>
          </table:table-cell>
        </table:table-row>
        <table:table-row table:style-name="ro1">
          <table:table-cell table:style-name="ce1" office:value-type="float" office:value="0.138432" calcext:value-type="float">
            <text:p>0.1384320000</text:p>
          </table:table-cell>
          <table:table-cell table:formula="of:=ACOS([.A382])" office:value-type="float" office:value="1.43191833153585" calcext:value-type="float">
            <text:p>1.4319183315</text:p>
          </table:table-cell>
        </table:table-row>
        <table:table-row table:style-name="ro1">
          <table:table-cell table:style-name="ce1" office:value-type="float" office:value="0.173315" calcext:value-type="float">
            <text:p>0.1733150000</text:p>
          </table:table-cell>
          <table:table-cell table:formula="of:=ACOS([.A383])" office:value-type="float" office:value="1.39660170898093" calcext:value-type="float">
            <text:p>1.396601709</text:p>
          </table:table-cell>
        </table:table-row>
        <table:table-row table:style-name="ro1">
          <table:table-cell table:style-name="ce1" office:value-type="float" office:value="0.479476" calcext:value-type="float">
            <text:p>0.4794760000</text:p>
          </table:table-cell>
          <table:table-cell table:formula="of:=ACOS([.A384])" office:value-type="float" office:value="1.07073882543764" calcext:value-type="float">
            <text:p>1.0707388254</text:p>
          </table:table-cell>
        </table:table-row>
        <table:table-row table:style-name="ro1">
          <table:table-cell table:style-name="ce1" office:value-type="float" office:value="0.566454" calcext:value-type="float">
            <text:p>0.5664540000</text:p>
          </table:table-cell>
          <table:table-cell table:formula="of:=ACOS([.A385])" office:value-type="float" office:value="0.968599777680947" calcext:value-type="float">
            <text:p>0.9685997777</text:p>
          </table:table-cell>
        </table:table-row>
        <table:table-row table:style-name="ro1">
          <table:table-cell table:style-name="ce1" office:value-type="float" office:value="0.0759" calcext:value-type="float">
            <text:p>0.0759000000</text:p>
          </table:table-cell>
          <table:table-cell table:formula="of:=ACOS([.A386])" office:value-type="float" office:value="1.49482326298143" calcext:value-type="float">
            <text:p>1.494823263</text:p>
          </table:table-cell>
        </table:table-row>
        <table:table-row table:style-name="ro1">
          <table:table-cell table:style-name="ce1" office:value-type="float" office:value="0.376568" calcext:value-type="float">
            <text:p>0.3765680000</text:p>
          </table:table-cell>
          <table:table-cell table:formula="of:=ACOS([.A387])" office:value-type="float" office:value="1.18470753982581" calcext:value-type="float">
            <text:p>1.1847075398</text:p>
          </table:table-cell>
        </table:table-row>
        <table:table-row table:style-name="ro1">
          <table:table-cell table:style-name="ce1" office:value-type="float" office:value="0.06711" calcext:value-type="float">
            <text:p>0.0671100000</text:p>
          </table:table-cell>
          <table:table-cell table:formula="of:=ACOS([.A388])" office:value-type="float" office:value="1.50363584995977" calcext:value-type="float">
            <text:p>1.50363585</text:p>
          </table:table-cell>
        </table:table-row>
        <table:table-row table:style-name="ro1">
          <table:table-cell table:style-name="ce1" office:value-type="float" office:value="0.478988" calcext:value-type="float">
            <text:p>0.4789880000</text:p>
          </table:table-cell>
          <table:table-cell table:formula="of:=ACOS([.A389])" office:value-type="float" office:value="1.07129483151802" calcext:value-type="float">
            <text:p>1.0712948315</text:p>
          </table:table-cell>
        </table:table-row>
        <table:table-row table:style-name="ro1">
          <table:table-cell table:style-name="ce1" office:value-type="float" office:value="0.509262" calcext:value-type="float">
            <text:p>0.5092620000</text:p>
          </table:table-cell>
          <table:table-cell table:formula="of:=ACOS([.A390])" office:value-type="float" office:value="1.0364692840625" calcext:value-type="float">
            <text:p>1.0364692841</text:p>
          </table:table-cell>
        </table:table-row>
        <table:table-row table:style-name="ro1">
          <table:table-cell table:style-name="ce1" office:value-type="float" office:value="0.972045" calcext:value-type="float">
            <text:p>0.9720450000</text:p>
          </table:table-cell>
          <table:table-cell table:formula="of:=ACOS([.A391])" office:value-type="float" office:value="0.237007285813332" calcext:value-type="float">
            <text:p>0.2370072858</text:p>
          </table:table-cell>
        </table:table-row>
        <table:table-row table:style-name="ro1">
          <table:table-cell table:style-name="ce1" office:value-type="float" office:value="0.369671" calcext:value-type="float">
            <text:p>0.3696710000</text:p>
          </table:table-cell>
          <table:table-cell table:formula="of:=ACOS([.A392])" office:value-type="float" office:value="1.19214141327338" calcext:value-type="float">
            <text:p>1.1921414133</text:p>
          </table:table-cell>
        </table:table-row>
        <table:table-row table:style-name="ro1">
          <table:table-cell table:style-name="ce1" office:value-type="float" office:value="0.978576" calcext:value-type="float">
            <text:p>0.9785760000</text:p>
          </table:table-cell>
          <table:table-cell table:formula="of:=ACOS([.A393])" office:value-type="float" office:value="0.207368937082237" calcext:value-type="float">
            <text:p>0.2073689371</text:p>
          </table:table-cell>
        </table:table-row>
        <table:table-row table:style-name="ro1">
          <table:table-cell table:style-name="ce1" office:value-type="float" office:value="0.76751" calcext:value-type="float">
            <text:p>0.7675100000</text:p>
          </table:table-cell>
          <table:table-cell table:formula="of:=ACOS([.A394])" office:value-type="float" office:value="0.695848590994518" calcext:value-type="float">
            <text:p>0.695848591</text:p>
          </table:table-cell>
        </table:table-row>
        <table:table-row table:style-name="ro1">
          <table:table-cell table:style-name="ce1" office:value-type="float" office:value="0.990814" calcext:value-type="float">
            <text:p>0.9908140000</text:p>
          </table:table-cell>
          <table:table-cell table:formula="of:=ACOS([.A395])" office:value-type="float" office:value="0.135647324475309" calcext:value-type="float">
            <text:p>0.1356473245</text:p>
          </table:table-cell>
        </table:table-row>
        <table:table-row table:style-name="ro1">
          <table:table-cell table:style-name="ce1" office:value-type="float" office:value="0.739586" calcext:value-type="float">
            <text:p>0.7395860000</text:p>
          </table:table-cell>
          <table:table-cell table:formula="of:=ACOS([.A396])" office:value-type="float" office:value="0.73834127579271" calcext:value-type="float">
            <text:p>0.7383412758</text:p>
          </table:table-cell>
        </table:table-row>
        <table:table-row table:style-name="ro1">
          <table:table-cell table:style-name="ce1" office:value-type="float" office:value="0.170263" calcext:value-type="float">
            <text:p>0.1702630000</text:p>
          </table:table-cell>
          <table:table-cell table:formula="of:=ACOS([.A397])" office:value-type="float" office:value="1.39969976676068" calcext:value-type="float">
            <text:p>1.3996997668</text:p>
          </table:table-cell>
        </table:table-row>
        <table:table-row table:style-name="ro1">
          <table:table-cell table:style-name="ce1" office:value-type="float" office:value="0.547594" calcext:value-type="float">
            <text:p>0.5475940000</text:p>
          </table:table-cell>
          <table:table-cell table:formula="of:=ACOS([.A398])" office:value-type="float" office:value="0.991310234312492" calcext:value-type="float">
            <text:p>0.9913102343</text:p>
          </table:table-cell>
        </table:table-row>
        <table:table-row table:style-name="ro1">
          <table:table-cell table:style-name="ce1" office:value-type="float" office:value="0.805292" calcext:value-type="float">
            <text:p>0.8052920000</text:p>
          </table:table-cell>
          <table:table-cell table:formula="of:=ACOS([.A399])" office:value-type="float" office:value="0.634628510727494" calcext:value-type="float">
            <text:p>0.6346285107</text:p>
          </table:table-cell>
        </table:table-row>
        <table:table-row table:style-name="ro1">
          <table:table-cell table:style-name="ce1" office:value-type="float" office:value="0.169408" calcext:value-type="float">
            <text:p>0.1694080000</text:p>
          </table:table-cell>
          <table:table-cell table:formula="of:=ACOS([.A400])" office:value-type="float" office:value="1.40056737097406" calcext:value-type="float">
            <text:p>1.400567371</text:p>
          </table:table-cell>
        </table:table-row>
        <table:table-row table:style-name="ro1">
          <table:table-cell table:style-name="ce1" office:value-type="float" office:value="0.246956" calcext:value-type="float">
            <text:p>0.2469560000</text:p>
          </table:table-cell>
          <table:table-cell table:formula="of:=ACOS([.A401])" office:value-type="float" office:value="1.32125863156275" calcext:value-type="float">
            <text:p>1.3212586316</text:p>
          </table:table-cell>
        </table:table-row>
        <table:table-row table:style-name="ro1">
          <table:table-cell table:style-name="ce1" office:value-type="float" office:value="0.259896" calcext:value-type="float">
            <text:p>0.2598960000</text:p>
          </table:table-cell>
          <table:table-cell table:formula="of:=ACOS([.A402])" office:value-type="float" office:value="1.30788182641772" calcext:value-type="float">
            <text:p>1.3078818264</text:p>
          </table:table-cell>
        </table:table-row>
        <table:table-row table:style-name="ro1">
          <table:table-cell table:style-name="ce1" office:value-type="float" office:value="0.718345" calcext:value-type="float">
            <text:p>0.7183450000</text:p>
          </table:table-cell>
          <table:table-cell table:formula="of:=ACOS([.A403])" office:value-type="float" office:value="0.769375882422812" calcext:value-type="float">
            <text:p>0.7693758824</text:p>
          </table:table-cell>
        </table:table-row>
        <table:table-row table:style-name="ro1">
          <table:table-cell table:style-name="ce1" office:value-type="float" office:value="0.64977" calcext:value-type="float">
            <text:p>0.6497700000</text:p>
          </table:table-cell>
          <table:table-cell table:formula="of:=ACOS([.A404])" office:value-type="float" office:value="0.863514508688794" calcext:value-type="float">
            <text:p>0.8635145087</text:p>
          </table:table-cell>
        </table:table-row>
        <table:table-row table:style-name="ro1">
          <table:table-cell table:style-name="ce1" office:value-type="float" office:value="0.040101" calcext:value-type="float">
            <text:p>0.0401010000</text:p>
          </table:table-cell>
          <table:table-cell table:formula="of:=ACOS([.A405])" office:value-type="float" office:value="1.53068457133913" calcext:value-type="float">
            <text:p>1.5306845713</text:p>
          </table:table-cell>
        </table:table-row>
        <table:table-row table:style-name="ro1">
          <table:table-cell table:style-name="ce1" office:value-type="float" office:value="0.500259" calcext:value-type="float">
            <text:p>0.5002590000</text:p>
          </table:table-cell>
          <table:table-cell table:formula="of:=ACOS([.A406])" office:value-type="float" office:value="1.04689845792875" calcext:value-type="float">
            <text:p>1.0468984579</text:p>
          </table:table-cell>
        </table:table-row>
        <table:table-row table:style-name="ro1">
          <table:table-cell table:style-name="ce1" office:value-type="float" office:value="0.171148" calcext:value-type="float">
            <text:p>0.1711480000</text:p>
          </table:table-cell>
          <table:table-cell table:formula="of:=ACOS([.A407])" office:value-type="float" office:value="1.39880158327703" calcext:value-type="float">
            <text:p>1.3988015833</text:p>
          </table:table-cell>
        </table:table-row>
        <table:table-row table:style-name="ro1">
          <table:table-cell table:style-name="ce1" office:value-type="float" office:value="0.669881" calcext:value-type="float">
            <text:p>0.6698810000</text:p>
          </table:table-cell>
          <table:table-cell table:formula="of:=ACOS([.A408])" office:value-type="float" office:value="0.836747827096292" calcext:value-type="float">
            <text:p>0.8367478271</text:p>
          </table:table-cell>
        </table:table-row>
        <table:table-row table:style-name="ro1">
          <table:table-cell table:style-name="ce1" office:value-type="float" office:value="0.142949" calcext:value-type="float">
            <text:p>0.1429490000</text:p>
          </table:table-cell>
          <table:table-cell table:formula="of:=ACOS([.A409])" office:value-type="float" office:value="1.42735594821199" calcext:value-type="float">
            <text:p>1.4273559482</text:p>
          </table:table-cell>
        </table:table-row>
        <table:table-row table:style-name="ro1">
          <table:table-cell table:style-name="ce1" office:value-type="float" office:value="0.80578" calcext:value-type="float">
            <text:p>0.8057800000</text:p>
          </table:table-cell>
          <table:table-cell table:formula="of:=ACOS([.A410])" office:value-type="float" office:value="0.633804946984159" calcext:value-type="float">
            <text:p>0.633804947</text:p>
          </table:table-cell>
        </table:table-row>
        <table:table-row table:style-name="ro1">
          <table:table-cell table:style-name="ce1" office:value-type="float" office:value="0.101962" calcext:value-type="float">
            <text:p>0.1019620000</text:p>
          </table:table-cell>
          <table:table-cell table:formula="of:=ACOS([.A411])" office:value-type="float" office:value="1.46865682472681" calcext:value-type="float">
            <text:p>1.4686568247</text:p>
          </table:table-cell>
        </table:table-row>
        <table:table-row table:style-name="ro1">
          <table:table-cell table:style-name="ce1" office:value-type="float" office:value="0.267067" calcext:value-type="float">
            <text:p>0.2670670000</text:p>
          </table:table-cell>
          <table:table-cell table:formula="of:=ACOS([.A412])" office:value-type="float" office:value="1.30044813254212" calcext:value-type="float">
            <text:p>1.3004481325</text:p>
          </table:table-cell>
        </table:table-row>
        <table:table-row table:style-name="ro1">
          <table:table-cell table:style-name="ce1" office:value-type="float" office:value="0.38731" calcext:value-type="float">
            <text:p>0.3873100000</text:p>
          </table:table-cell>
          <table:table-cell table:formula="of:=ACOS([.A413])" office:value-type="float" office:value="1.17308425878888" calcext:value-type="float">
            <text:p>1.1730842588</text:p>
          </table:table-cell>
        </table:table-row>
        <table:table-row table:style-name="ro1">
          <table:table-cell table:style-name="ce1" office:value-type="float" office:value="0.349467" calcext:value-type="float">
            <text:p>0.3494670000</text:p>
          </table:table-cell>
          <table:table-cell table:formula="of:=ACOS([.A414])" office:value-type="float" office:value="1.21379415141806" calcext:value-type="float">
            <text:p>1.2137941514</text:p>
          </table:table-cell>
        </table:table-row>
        <table:table-row table:style-name="ro1">
          <table:table-cell table:style-name="ce1" office:value-type="float" office:value="0.486221" calcext:value-type="float">
            <text:p>0.4862210000</text:p>
          </table:table-cell>
          <table:table-cell table:formula="of:=ACOS([.A415])" office:value-type="float" office:value="1.06303641386168" calcext:value-type="float">
            <text:p>1.0630364139</text:p>
          </table:table-cell>
        </table:table-row>
        <table:table-row table:style-name="ro1">
          <table:table-cell table:style-name="ce1" office:value-type="float" office:value="0.531358" calcext:value-type="float">
            <text:p>0.5313580000</text:p>
          </table:table-cell>
          <table:table-cell table:formula="of:=ACOS([.A416])" office:value-type="float" office:value="1.01059353899224" calcext:value-type="float">
            <text:p>1.010593539</text:p>
          </table:table-cell>
        </table:table-row>
        <table:table-row table:style-name="ro1">
          <table:table-cell table:style-name="ce1" office:value-type="float" office:value="0.954955" calcext:value-type="float">
            <text:p>0.9549550000</text:p>
          </table:table-cell>
          <table:table-cell table:formula="of:=ACOS([.A417])" office:value-type="float" office:value="0.30128822503719" calcext:value-type="float">
            <text:p>0.301288225</text:p>
          </table:table-cell>
        </table:table-row>
        <table:table-row table:style-name="ro1">
          <table:table-cell table:style-name="ce1" office:value-type="float" office:value="0.731162" calcext:value-type="float">
            <text:p>0.7311620000</text:p>
          </table:table-cell>
          <table:table-cell table:formula="of:=ACOS([.A418])" office:value-type="float" office:value="0.750772624103866" calcext:value-type="float">
            <text:p>0.7507726241</text:p>
          </table:table-cell>
        </table:table-row>
        <table:table-row table:style-name="ro1">
          <table:table-cell table:style-name="ce1" office:value-type="float" office:value="0.589404" calcext:value-type="float">
            <text:p>0.5894040000</text:p>
          </table:table-cell>
          <table:table-cell table:formula="of:=ACOS([.A419])" office:value-type="float" office:value="0.940475456047173" calcext:value-type="float">
            <text:p>0.940475456</text:p>
          </table:table-cell>
        </table:table-row>
        <table:table-row table:style-name="ro1">
          <table:table-cell table:style-name="ce1" office:value-type="float" office:value="0.971191" calcext:value-type="float">
            <text:p>0.9711910000</text:p>
          </table:table-cell>
          <table:table-cell table:formula="of:=ACOS([.A420])" office:value-type="float" office:value="0.240617534833575" calcext:value-type="float">
            <text:p>0.2406175348</text:p>
          </table:table-cell>
        </table:table-row>
        <table:table-row table:style-name="ro1">
          <table:table-cell table:style-name="ce1" office:value-type="float" office:value="0.904996" calcext:value-type="float">
            <text:p>0.9049960000</text:p>
          </table:table-cell>
          <table:table-cell table:formula="of:=ACOS([.A421])" office:value-type="float" office:value="0.439426008021508" calcext:value-type="float">
            <text:p>0.439426008</text:p>
          </table:table-cell>
        </table:table-row>
        <table:table-row table:style-name="ro1">
          <table:table-cell table:style-name="ce1" office:value-type="float" office:value="0.519913" calcext:value-type="float">
            <text:p>0.5199130000</text:p>
          </table:table-cell>
          <table:table-cell table:formula="of:=ACOS([.A422])" office:value-type="float" office:value="1.02404722664853" calcext:value-type="float">
            <text:p>1.0240472266</text:p>
          </table:table-cell>
        </table:table-row>
        <table:table-row table:style-name="ro1">
          <table:table-cell table:style-name="ce1" office:value-type="float" office:value="0.964537" calcext:value-type="float">
            <text:p>0.9645370000</text:p>
          </table:table-cell>
          <table:table-cell table:formula="of:=ACOS([.A423])" office:value-type="float" office:value="0.267112744467667" calcext:value-type="float">
            <text:p>0.2671127445</text:p>
          </table:table-cell>
        </table:table-row>
        <table:table-row table:style-name="ro1">
          <table:table-cell table:style-name="ce1" office:value-type="float" office:value="0.646809" calcext:value-type="float">
            <text:p>0.6468090000</text:p>
          </table:table-cell>
          <table:table-cell table:formula="of:=ACOS([.A424])" office:value-type="float" office:value="0.867403436335984" calcext:value-type="float">
            <text:p>0.8674034363</text:p>
          </table:table-cell>
        </table:table-row>
        <table:table-row table:style-name="ro1">
          <table:table-cell table:style-name="ce1" office:value-type="float" office:value="0.398785" calcext:value-type="float">
            <text:p>0.3987850000</text:p>
          </table:table-cell>
          <table:table-cell table:formula="of:=ACOS([.A425])" office:value-type="float" office:value="1.16060477152164" calcext:value-type="float">
            <text:p>1.1606047715</text:p>
          </table:table-cell>
        </table:table-row>
        <table:table-row table:style-name="ro1">
          <table:table-cell table:style-name="ce1" office:value-type="float" office:value="0.704978" calcext:value-type="float">
            <text:p>0.7049780000</text:p>
          </table:table-cell>
          <table:table-cell table:formula="of:=ACOS([.A426])" office:value-type="float" office:value="0.788404201022312" calcext:value-type="float">
            <text:p>0.788404201</text:p>
          </table:table-cell>
        </table:table-row>
        <table:table-row table:style-name="ro1">
          <table:table-cell table:style-name="ce1" office:value-type="float" office:value="0.72457" calcext:value-type="float">
            <text:p>0.7245700000</text:p>
          </table:table-cell>
          <table:table-cell table:formula="of:=ACOS([.A427])" office:value-type="float" office:value="0.760386047984338" calcext:value-type="float">
            <text:p>0.760386048</text:p>
          </table:table-cell>
        </table:table-row>
        <table:table-row table:style-name="ro1">
          <table:table-cell table:style-name="ce1" office:value-type="float" office:value="0.477737" calcext:value-type="float">
            <text:p>0.4777370000</text:p>
          </table:table-cell>
          <table:table-cell table:formula="of:=ACOS([.A428])" office:value-type="float" office:value="1.07271939729809" calcext:value-type="float">
            <text:p>1.0727193973</text:p>
          </table:table-cell>
        </table:table-row>
        <table:table-row table:style-name="ro1">
          <table:table-cell table:style-name="ce1" office:value-type="float" office:value="0.402997" calcext:value-type="float">
            <text:p>0.4029970000</text:p>
          </table:table-cell>
          <table:table-cell table:formula="of:=ACOS([.A429])" office:value-type="float" office:value="1.15600714308475" calcext:value-type="float">
            <text:p>1.1560071431</text:p>
          </table:table-cell>
        </table:table-row>
        <table:table-row table:style-name="ro1">
          <table:table-cell table:style-name="ce1" office:value-type="float" office:value="0.710929" calcext:value-type="float">
            <text:p>0.7109290000</text:p>
          </table:table-cell>
          <table:table-cell table:formula="of:=ACOS([.A430])" office:value-type="float" office:value="0.779978014201581" calcext:value-type="float">
            <text:p>0.7799780142</text:p>
          </table:table-cell>
        </table:table-row>
        <table:table-row table:style-name="ro1">
          <table:table-cell table:style-name="ce1" office:value-type="float" office:value="0.121586" calcext:value-type="float">
            <text:p>0.1215860000</text:p>
          </table:table-cell>
          <table:table-cell table:formula="of:=ACOS([.A431])" office:value-type="float" office:value="1.44890874542092" calcext:value-type="float">
            <text:p>1.4489087454</text:p>
          </table:table-cell>
        </table:table-row>
        <table:table-row table:style-name="ro1">
          <table:table-cell table:style-name="ce1" office:value-type="float" office:value="0.629933" calcext:value-type="float">
            <text:p>0.6299330000</text:p>
          </table:table-cell>
          <table:table-cell table:formula="of:=ACOS([.A432])" office:value-type="float" office:value="0.889329386253606" calcext:value-type="float">
            <text:p>0.8893293863</text:p>
          </table:table-cell>
        </table:table-row>
        <table:table-row table:style-name="ro1">
          <table:table-cell table:style-name="ce1" office:value-type="float" office:value="0.152776" calcext:value-type="float">
            <text:p>0.1527760000</text:p>
          </table:table-cell>
          <table:table-cell table:formula="of:=ACOS([.A433])" office:value-type="float" office:value="1.41741968495155" calcext:value-type="float">
            <text:p>1.417419685</text:p>
          </table:table-cell>
        </table:table-row>
        <table:table-row table:style-name="ro1">
          <table:table-cell table:style-name="ce1" office:value-type="float" office:value="0.13361" calcext:value-type="float">
            <text:p>0.1336100000</text:p>
          </table:table-cell>
          <table:table-cell table:formula="of:=ACOS([.A434])" office:value-type="float" office:value="1.43678557292949" calcext:value-type="float">
            <text:p>1.4367855729</text:p>
          </table:table-cell>
        </table:table-row>
        <table:table-row table:style-name="ro1">
          <table:table-cell table:style-name="ce1" office:value-type="float" office:value="0.964171" calcext:value-type="float">
            <text:p>0.9641710000</text:p>
          </table:table-cell>
          <table:table-cell table:formula="of:=ACOS([.A435])" office:value-type="float" office:value="0.26849588790417" calcext:value-type="float">
            <text:p>0.2684958879</text:p>
          </table:table-cell>
        </table:table-row>
        <table:table-row table:style-name="ro1">
          <table:table-cell table:style-name="ce1" office:value-type="float" office:value="0.389386" calcext:value-type="float">
            <text:p>0.3893860000</text:p>
          </table:table-cell>
          <table:table-cell table:formula="of:=ACOS([.A436])" office:value-type="float" office:value="1.17083144072198" calcext:value-type="float">
            <text:p>1.1708314407</text:p>
          </table:table-cell>
        </table:table-row>
        <table:table-row table:style-name="ro1">
          <table:table-cell table:style-name="ce1" office:value-type="float" office:value="0.155705" calcext:value-type="float">
            <text:p>0.1557050000</text:p>
          </table:table-cell>
          <table:table-cell table:formula="of:=ACOS([.A437])" office:value-type="float" office:value="1.41445520890449" calcext:value-type="float">
            <text:p>1.4144552089</text:p>
          </table:table-cell>
        </table:table-row>
        <table:table-row table:style-name="ro1">
          <table:table-cell table:style-name="ce1" office:value-type="float" office:value="0.853298" calcext:value-type="float">
            <text:p>0.8532980000</text:p>
          </table:table-cell>
          <table:table-cell table:formula="of:=ACOS([.A438])" office:value-type="float" office:value="0.548518398983572" calcext:value-type="float">
            <text:p>0.548518399</text:p>
          </table:table-cell>
        </table:table-row>
        <table:table-row table:style-name="ro1">
          <table:table-cell table:style-name="ce1" office:value-type="float" office:value="0.903226" calcext:value-type="float">
            <text:p>0.9032260000</text:p>
          </table:table-cell>
          <table:table-cell table:formula="of:=ACOS([.A439])" office:value-type="float" office:value="0.443568362127943" calcext:value-type="float">
            <text:p>0.4435683621</text:p>
          </table:table-cell>
        </table:table-row>
        <table:table-row table:style-name="ro1">
          <table:table-cell table:style-name="ce1" office:value-type="float" office:value="0.428541" calcext:value-type="float">
            <text:p>0.4285410000</text:p>
          </table:table-cell>
          <table:table-cell table:formula="of:=ACOS([.A440])" office:value-type="float" office:value="1.12791896070934" calcext:value-type="float">
            <text:p>1.1279189607</text:p>
          </table:table-cell>
        </table:table-row>
        <table:table-row table:style-name="ro1">
          <table:table-cell table:style-name="ce1" office:value-type="float" office:value="0.018036" calcext:value-type="float">
            <text:p>0.0180360000</text:p>
          </table:table-cell>
          <table:table-cell table:formula="of:=ACOS([.A441])" office:value-type="float" office:value="1.55275934880806" calcext:value-type="float">
            <text:p>1.5527593488</text:p>
          </table:table-cell>
        </table:table-row>
        <table:table-row table:style-name="ro1">
          <table:table-cell table:style-name="ce1" office:value-type="float" office:value="0.68041" calcext:value-type="float">
            <text:p>0.6804100000</text:p>
          </table:table-cell>
          <table:table-cell table:formula="of:=ACOS([.A442])" office:value-type="float" office:value="0.822474363690253" calcext:value-type="float">
            <text:p>0.8224743637</text:p>
          </table:table-cell>
        </table:table-row>
        <table:table-row table:style-name="ro1">
          <table:table-cell table:style-name="ce1" office:value-type="float" office:value="0.119022" calcext:value-type="float">
            <text:p>0.1190220000</text:p>
          </table:table-cell>
          <table:table-cell table:formula="of:=ACOS([.A443])" office:value-type="float" office:value="1.45149150448857" calcext:value-type="float">
            <text:p>1.4514915045</text:p>
          </table:table-cell>
        </table:table-row>
        <table:table-row table:style-name="ro1">
          <table:table-cell table:style-name="ce1" office:value-type="float" office:value="0.871242" calcext:value-type="float">
            <text:p>0.8712420000</text:p>
          </table:table-cell>
          <table:table-cell table:formula="of:=ACOS([.A444])" office:value-type="float" office:value="0.513069374743572" calcext:value-type="float">
            <text:p>0.5130693747</text:p>
          </table:table-cell>
        </table:table-row>
        <table:table-row table:style-name="ro1">
          <table:table-cell table:style-name="ce1" office:value-type="float" office:value="0.87463" calcext:value-type="float">
            <text:p>0.8746300000</text:p>
          </table:table-cell>
          <table:table-cell table:formula="of:=ACOS([.A445])" office:value-type="float" office:value="0.506124251944943" calcext:value-type="float">
            <text:p>0.5061242519</text:p>
          </table:table-cell>
        </table:table-row>
        <table:table-row table:style-name="ro1">
          <table:table-cell table:style-name="ce1" office:value-type="float" office:value="0.191443" calcext:value-type="float">
            <text:p>0.1914430000</text:p>
          </table:table-cell>
          <table:table-cell table:formula="of:=ACOS([.A446])" office:value-type="float" office:value="1.3781641973881" calcext:value-type="float">
            <text:p>1.3781641974</text:p>
          </table:table-cell>
        </table:table-row>
        <table:table-row table:style-name="ro1">
          <table:table-cell table:style-name="ce1" office:value-type="float" office:value="0.439314" calcext:value-type="float">
            <text:p>0.4393140000</text:p>
          </table:table-cell>
          <table:table-cell table:formula="of:=ACOS([.A447])" office:value-type="float" office:value="1.1159614322732" calcext:value-type="float">
            <text:p>1.1159614323</text:p>
          </table:table-cell>
        </table:table-row>
        <table:table-row table:style-name="ro1">
          <table:table-cell table:style-name="ce1" office:value-type="float" office:value="0.062868" calcext:value-type="float">
            <text:p>0.0628680000</text:p>
          </table:table-cell>
          <table:table-cell table:formula="of:=ACOS([.A448])" office:value-type="float" office:value="1.50788683987044" calcext:value-type="float">
            <text:p>1.5078868399</text:p>
          </table:table-cell>
        </table:table-row>
        <table:table-row table:style-name="ro1">
          <table:table-cell table:style-name="ce1" office:value-type="float" office:value="0.70336" calcext:value-type="float">
            <text:p>0.7033600000</text:p>
          </table:table-cell>
          <table:table-cell table:formula="of:=ACOS([.A449])" office:value-type="float" office:value="0.790682972197234" calcext:value-type="float">
            <text:p>0.7906829722</text:p>
          </table:table-cell>
        </table:table-row>
        <table:table-row table:style-name="ro1">
          <table:table-cell table:style-name="ce1" office:value-type="float" office:value="0.910123" calcext:value-type="float">
            <text:p>0.9101230000</text:p>
          </table:table-cell>
          <table:table-cell table:formula="of:=ACOS([.A450])" office:value-type="float" office:value="0.427215502704819" calcext:value-type="float">
            <text:p>0.4272155027</text:p>
          </table:table-cell>
        </table:table-row>
        <table:table-row table:style-name="ro1">
          <table:table-cell table:style-name="ce1" office:value-type="float" office:value="0.420515" calcext:value-type="float">
            <text:p>0.4205150000</text:p>
          </table:table-cell>
          <table:table-cell table:formula="of:=ACOS([.A451])" office:value-type="float" office:value="1.13678345411729" calcext:value-type="float">
            <text:p>1.1367834541</text:p>
          </table:table-cell>
        </table:table-row>
        <table:table-row table:style-name="ro1">
          <table:table-cell table:style-name="ce1" office:value-type="float" office:value="0.451918" calcext:value-type="float">
            <text:p>0.4519180000</text:p>
          </table:table-cell>
          <table:table-cell table:formula="of:=ACOS([.A452])" office:value-type="float" office:value="1.1018820749533" calcext:value-type="float">
            <text:p>1.101882075</text:p>
          </table:table-cell>
        </table:table-row>
        <table:table-row table:style-name="ro1">
          <table:table-cell table:style-name="ce1" office:value-type="float" office:value="0.305948" calcext:value-type="float">
            <text:p>0.3059480000</text:p>
          </table:table-cell>
          <table:table-cell table:formula="of:=ACOS([.A453])" office:value-type="float" office:value="1.25986230873755" calcext:value-type="float">
            <text:p>1.2598623087</text:p>
          </table:table-cell>
        </table:table-row>
        <table:table-row table:style-name="ro1">
          <table:table-cell table:style-name="ce1" office:value-type="float" office:value="0.490493" calcext:value-type="float">
            <text:p>0.4904930000</text:p>
          </table:table-cell>
          <table:table-cell table:formula="of:=ACOS([.A454])" office:value-type="float" office:value="1.05814093691687" calcext:value-type="float">
            <text:p>1.0581409369</text:p>
          </table:table-cell>
        </table:table-row>
        <table:table-row table:style-name="ro1">
          <table:table-cell table:style-name="ce1" office:value-type="float" office:value="0.423017" calcext:value-type="float">
            <text:p>0.4230170000</text:p>
          </table:table-cell>
          <table:table-cell table:formula="of:=ACOS([.A455])" office:value-type="float" office:value="1.13402400965193" calcext:value-type="float">
            <text:p>1.1340240097</text:p>
          </table:table-cell>
        </table:table-row>
        <table:table-row table:style-name="ro1">
          <table:table-cell table:style-name="ce1" office:value-type="float" office:value="0.488845" calcext:value-type="float">
            <text:p>0.4888450000</text:p>
          </table:table-cell>
          <table:table-cell table:formula="of:=ACOS([.A456])" office:value-type="float" office:value="1.06003104425375" calcext:value-type="float">
            <text:p>1.0600310443</text:p>
          </table:table-cell>
        </table:table-row>
        <table:table-row table:style-name="ro1">
          <table:table-cell table:style-name="ce1" office:value-type="float" office:value="0.235633" calcext:value-type="float">
            <text:p>0.2356330000</text:p>
          </table:table-cell>
          <table:table-cell table:formula="of:=ACOS([.A457])" office:value-type="float" office:value="1.33292646970784" calcext:value-type="float">
            <text:p>1.3329264697</text:p>
          </table:table-cell>
        </table:table-row>
        <table:table-row table:style-name="ro1">
          <table:table-cell table:style-name="ce1" office:value-type="float" office:value="0.058565" calcext:value-type="float">
            <text:p>0.0585650000</text:p>
          </table:table-cell>
          <table:table-cell table:formula="of:=ACOS([.A458])" office:value-type="float" office:value="1.5121977967333" calcext:value-type="float">
            <text:p>1.5121977967</text:p>
          </table:table-cell>
        </table:table-row>
        <table:table-row table:style-name="ro1">
          <table:table-cell table:style-name="ce1" office:value-type="float" office:value="0.211951" calcext:value-type="float">
            <text:p>0.2119510000</text:p>
          </table:table-cell>
          <table:table-cell table:formula="of:=ACOS([.A459])" office:value-type="float" office:value="1.35722544106769" calcext:value-type="float">
            <text:p>1.3572254411</text:p>
          </table:table-cell>
        </table:table-row>
        <table:table-row table:style-name="ro1">
          <table:table-cell table:style-name="ce1" office:value-type="float" office:value="0.949187" calcext:value-type="float">
            <text:p>0.9491870000</text:p>
          </table:table-cell>
          <table:table-cell table:formula="of:=ACOS([.A460])" office:value-type="float" office:value="0.320153884263527" calcext:value-type="float">
            <text:p>0.3201538843</text:p>
          </table:table-cell>
        </table:table-row>
        <table:table-row table:style-name="ro1">
          <table:table-cell table:style-name="ce1" office:value-type="float" office:value="0.453505" calcext:value-type="float">
            <text:p>0.4535050000</text:p>
          </table:table-cell>
          <table:table-cell table:formula="of:=ACOS([.A461])" office:value-type="float" office:value="1.10010224226032" calcext:value-type="float">
            <text:p>1.1001022423</text:p>
          </table:table-cell>
        </table:table-row>
        <table:table-row table:style-name="ro1">
          <table:table-cell table:style-name="ce1" office:value-type="float" office:value="0.368114" calcext:value-type="float">
            <text:p>0.3681140000</text:p>
          </table:table-cell>
          <table:table-cell table:formula="of:=ACOS([.A462])" office:value-type="float" office:value="1.19381655803915" calcext:value-type="float">
            <text:p>1.193816558</text:p>
          </table:table-cell>
        </table:table-row>
        <table:table-row table:style-name="ro1">
          <table:table-cell table:style-name="ce1" office:value-type="float" office:value="0.114414" calcext:value-type="float">
            <text:p>0.1144140000</text:p>
          </table:table-cell>
          <table:table-cell table:formula="of:=ACOS([.A463])" office:value-type="float" office:value="1.45613122080731" calcext:value-type="float">
            <text:p>1.4561312208</text:p>
          </table:table-cell>
        </table:table-row>
        <table:table-row table:style-name="ro1">
          <table:table-cell table:style-name="ce1" office:value-type="float" office:value="0.586291" calcext:value-type="float">
            <text:p>0.5862910000</text:p>
          </table:table-cell>
          <table:table-cell table:formula="of:=ACOS([.A464])" office:value-type="float" office:value="0.944323556929778" calcext:value-type="float">
            <text:p>0.9443235569</text:p>
          </table:table-cell>
        </table:table-row>
        <table:table-row table:style-name="ro1">
          <table:table-cell table:style-name="ce1" office:value-type="float" office:value="0.994873" calcext:value-type="float">
            <text:p>0.9948730000</text:p>
          </table:table-cell>
          <table:table-cell table:formula="of:=ACOS([.A465])" office:value-type="float" office:value="0.101305350511426" calcext:value-type="float">
            <text:p>0.1013053505</text:p>
          </table:table-cell>
        </table:table-row>
        <table:table-row table:style-name="ro1">
          <table:table-cell table:style-name="ce1" office:value-type="float" office:value="0.927213" calcext:value-type="float">
            <text:p>0.9272130000</text:p>
          </table:table-cell>
          <table:table-cell table:formula="of:=ACOS([.A466])" office:value-type="float" office:value="0.383894625169145" calcext:value-type="float">
            <text:p>0.3838946252</text:p>
          </table:table-cell>
        </table:table-row>
        <table:table-row table:style-name="ro1">
          <table:table-cell table:style-name="ce1" office:value-type="float" office:value="0.264931" calcext:value-type="float">
            <text:p>0.2649310000</text:p>
          </table:table-cell>
          <table:table-cell table:formula="of:=ACOS([.A467])" office:value-type="float" office:value="1.30266396209527" calcext:value-type="float">
            <text:p>1.3026639621</text:p>
          </table:table-cell>
        </table:table-row>
        <table:table-row table:style-name="ro1">
          <table:table-cell table:style-name="ce1" office:value-type="float" office:value="0.520768" calcext:value-type="float">
            <text:p>0.5207680000</text:p>
          </table:table-cell>
          <table:table-cell table:formula="of:=ACOS([.A468])" office:value-type="float" office:value="1.02304600738816" calcext:value-type="float">
            <text:p>1.0230460074</text:p>
          </table:table-cell>
        </table:table-row>
        <table:table-row table:style-name="ro1">
          <table:table-cell table:style-name="ce1" office:value-type="float" office:value="0.426099" calcext:value-type="float">
            <text:p>0.4260990000</text:p>
          </table:table-cell>
          <table:table-cell table:formula="of:=ACOS([.A469])" office:value-type="float" office:value="1.13061998939362" calcext:value-type="float">
            <text:p>1.1306199894</text:p>
          </table:table-cell>
        </table:table-row>
        <table:table-row table:style-name="ro1">
          <table:table-cell table:style-name="ce1" office:value-type="float" office:value="0.751762" calcext:value-type="float">
            <text:p>0.7517620000</text:p>
          </table:table-cell>
          <table:table-cell table:formula="of:=ACOS([.A470])" office:value-type="float" office:value="0.720066315596428" calcext:value-type="float">
            <text:p>0.7200663156</text:p>
          </table:table-cell>
        </table:table-row>
        <table:table-row table:style-name="ro1">
          <table:table-cell table:style-name="ce1" office:value-type="float" office:value="0.969573" calcext:value-type="float">
            <text:p>0.9695730000</text:p>
          </table:table-cell>
          <table:table-cell table:formula="of:=ACOS([.A471])" office:value-type="float" office:value="0.247315849631124" calcext:value-type="float">
            <text:p>0.2473158496</text:p>
          </table:table-cell>
        </table:table-row>
        <table:table-row table:style-name="ro1">
          <table:table-cell table:style-name="ce1" office:value-type="float" office:value="0.272225" calcext:value-type="float">
            <text:p>0.2722250000</text:p>
          </table:table-cell>
          <table:table-cell table:formula="of:=ACOS([.A472])" office:value-type="float" office:value="1.29509172085871" calcext:value-type="float">
            <text:p>1.2950917209</text:p>
          </table:table-cell>
        </table:table-row>
        <table:table-row table:style-name="ro1">
          <table:table-cell table:style-name="ce1" office:value-type="float" office:value="0.37434" calcext:value-type="float">
            <text:p>0.3743400000</text:p>
          </table:table-cell>
          <table:table-cell table:formula="of:=ACOS([.A473])" office:value-type="float" office:value="1.18711140492211" calcext:value-type="float">
            <text:p>1.1871114049</text:p>
          </table:table-cell>
        </table:table-row>
        <table:table-row table:style-name="ro1">
          <table:table-cell table:style-name="ce1" office:value-type="float" office:value="0.902432" calcext:value-type="float">
            <text:p>0.9024320000</text:p>
          </table:table-cell>
          <table:table-cell table:formula="of:=ACOS([.A474])" office:value-type="float" office:value="0.44541487850234" calcext:value-type="float">
            <text:p>0.4454148785</text:p>
          </table:table-cell>
        </table:table-row>
        <table:table-row table:style-name="ro1">
          <table:table-cell table:style-name="ce1" office:value-type="float" office:value="0.720878" calcext:value-type="float">
            <text:p>0.7208780000</text:p>
          </table:table-cell>
          <table:table-cell table:formula="of:=ACOS([.A475])" office:value-type="float" office:value="0.765727999113557" calcext:value-type="float">
            <text:p>0.7657279991</text:p>
          </table:table-cell>
        </table:table-row>
        <table:table-row table:style-name="ro1">
          <table:table-cell table:style-name="ce1" office:value-type="float" office:value="0.840144" calcext:value-type="float">
            <text:p>0.8401440000</text:p>
          </table:table-cell>
          <table:table-cell table:formula="of:=ACOS([.A476])" office:value-type="float" office:value="0.573247654355016" calcext:value-type="float">
            <text:p>0.5732476544</text:p>
          </table:table-cell>
        </table:table-row>
        <table:table-row table:style-name="ro1">
          <table:table-cell table:style-name="ce1" office:value-type="float" office:value="0.910276" calcext:value-type="float">
            <text:p>0.9102760000</text:p>
          </table:table-cell>
          <table:table-cell table:formula="of:=ACOS([.A477])" office:value-type="float" office:value="0.426846089233979" calcext:value-type="float">
            <text:p>0.4268460892</text:p>
          </table:table-cell>
        </table:table-row>
        <table:table-row table:style-name="ro1">
          <table:table-cell table:style-name="ce1" office:value-type="float" office:value="0.460555" calcext:value-type="float">
            <text:p>0.4605550000</text:p>
          </table:table-cell>
          <table:table-cell table:formula="of:=ACOS([.A478])" office:value-type="float" office:value="1.09217596992429" calcext:value-type="float">
            <text:p>1.0921759699</text:p>
          </table:table-cell>
        </table:table-row>
        <table:table-row table:style-name="ro1">
          <table:table-cell table:style-name="ce1" office:value-type="float" office:value="0.894284" calcext:value-type="float">
            <text:p>0.8942840000</text:p>
          </table:table-cell>
          <table:table-cell table:formula="of:=ACOS([.A479])" office:value-type="float" office:value="0.463967691363132" calcext:value-type="float">
            <text:p>0.4639676914</text:p>
          </table:table-cell>
        </table:table-row>
        <table:table-row table:style-name="ro1">
          <table:table-cell table:style-name="ce1" office:value-type="float" office:value="0.739341" calcext:value-type="float">
            <text:p>0.7393410000</text:p>
          </table:table-cell>
          <table:table-cell table:formula="of:=ACOS([.A480])" office:value-type="float" office:value="0.738705211064141" calcext:value-type="float">
            <text:p>0.7387052111</text:p>
          </table:table-cell>
        </table:table-row>
        <table:table-row table:style-name="ro1">
          <table:table-cell table:style-name="ce1" office:value-type="float" office:value="0.065859" calcext:value-type="float">
            <text:p>0.0658590000</text:p>
          </table:table-cell>
          <table:table-cell table:formula="of:=ACOS([.A481])" office:value-type="float" office:value="1.50488962407073" calcext:value-type="float">
            <text:p>1.5048896241</text:p>
          </table:table-cell>
        </table:table-row>
        <table:table-row table:style-name="ro1">
          <table:table-cell table:style-name="ce1" office:value-type="float" office:value="0.100314" calcext:value-type="float">
            <text:p>0.1003140000</text:p>
          </table:table-cell>
          <table:table-cell table:formula="of:=ACOS([.A482])" office:value-type="float" office:value="1.47031331874927" calcext:value-type="float">
            <text:p>1.4703133187</text:p>
          </table:table-cell>
        </table:table-row>
        <table:table-row table:style-name="ro1">
          <table:table-cell table:style-name="ce1" office:value-type="float" office:value="0.657338" calcext:value-type="float">
            <text:p>0.6573380000</text:p>
          </table:table-cell>
          <table:table-cell table:formula="of:=ACOS([.A483])" office:value-type="float" office:value="0.853515429385151" calcext:value-type="float">
            <text:p>0.8535154294</text:p>
          </table:table-cell>
        </table:table-row>
        <table:table-row table:style-name="ro1">
          <table:table-cell table:style-name="ce1" office:value-type="float" office:value="0.39732" calcext:value-type="float">
            <text:p>0.3973200000</text:p>
          </table:table-cell>
          <table:table-cell table:formula="of:=ACOS([.A484])" office:value-type="float" office:value="1.16220174112229" calcext:value-type="float">
            <text:p>1.1622017411</text:p>
          </table:table-cell>
        </table:table-row>
        <table:table-row table:style-name="ro1">
          <table:table-cell table:style-name="ce1" office:value-type="float" office:value="0.268075" calcext:value-type="float">
            <text:p>0.2680750000</text:p>
          </table:table-cell>
          <table:table-cell table:formula="of:=ACOS([.A485])" office:value-type="float" office:value="1.29940198812101" calcext:value-type="float">
            <text:p>1.2994019881</text:p>
          </table:table-cell>
        </table:table-row>
        <table:table-row table:style-name="ro1">
          <table:table-cell table:style-name="ce1" office:value-type="float" office:value="0.912412" calcext:value-type="float">
            <text:p>0.9124120000</text:p>
          </table:table-cell>
          <table:table-cell table:formula="of:=ACOS([.A486])" office:value-type="float" office:value="0.421657068512217" calcext:value-type="float">
            <text:p>0.4216570685</text:p>
          </table:table-cell>
        </table:table-row>
        <table:table-row table:style-name="ro1">
          <table:table-cell table:style-name="ce1" office:value-type="float" office:value="0.123142" calcext:value-type="float">
            <text:p>0.1231420000</text:p>
          </table:table-cell>
          <table:table-cell table:formula="of:=ACOS([.A487])" office:value-type="float" office:value="1.44734096383081" calcext:value-type="float">
            <text:p>1.4473409638</text:p>
          </table:table-cell>
        </table:table-row>
        <table:table-row table:style-name="ro1">
          <table:table-cell table:style-name="ce1" office:value-type="float" office:value="0.818903" calcext:value-type="float">
            <text:p>0.8189030000</text:p>
          </table:table-cell>
          <table:table-cell table:formula="of:=ACOS([.A488])" office:value-type="float" office:value="0.611299299141359" calcext:value-type="float">
            <text:p>0.6112992991</text:p>
          </table:table-cell>
        </table:table-row>
        <table:table-row table:style-name="ro1">
          <table:table-cell table:style-name="ce1" office:value-type="float" office:value="0.969848" calcext:value-type="float">
            <text:p>0.9698480000</text:p>
          </table:table-cell>
          <table:table-cell table:formula="of:=ACOS([.A489])" office:value-type="float" office:value="0.246189984032741" calcext:value-type="float">
            <text:p>0.246189984</text:p>
          </table:table-cell>
        </table:table-row>
        <table:table-row table:style-name="ro1">
          <table:table-cell table:style-name="ce1" office:value-type="float" office:value="0.636128" calcext:value-type="float">
            <text:p>0.6361280000</text:p>
          </table:table-cell>
          <table:table-cell table:formula="of:=ACOS([.A490])" office:value-type="float" office:value="0.881326757664077" calcext:value-type="float">
            <text:p>0.8813267577</text:p>
          </table:table-cell>
        </table:table-row>
        <table:table-row table:style-name="ro1">
          <table:table-cell table:style-name="ce1" office:value-type="float" office:value="0.279366" calcext:value-type="float">
            <text:p>0.2793660000</text:p>
          </table:table-cell>
          <table:table-cell table:formula="of:=ACOS([.A491])" office:value-type="float" office:value="1.28766257070824" calcext:value-type="float">
            <text:p>1.2876625707</text:p>
          </table:table-cell>
        </table:table-row>
        <table:table-row table:style-name="ro1">
          <table:table-cell table:style-name="ce1" office:value-type="float" office:value="0.92465" calcext:value-type="float">
            <text:p>0.9246500000</text:p>
          </table:table-cell>
          <table:table-cell table:formula="of:=ACOS([.A492])" office:value-type="float" office:value="0.390680834824714" calcext:value-type="float">
            <text:p>0.3906808348</text:p>
          </table:table-cell>
        </table:table-row>
        <table:table-row table:style-name="ro1">
          <table:table-cell table:style-name="ce1" office:value-type="float" office:value="0.25956" calcext:value-type="float">
            <text:p>0.2595600000</text:p>
          </table:table-cell>
          <table:table-cell table:formula="of:=ACOS([.A493])" office:value-type="float" office:value="1.30822976711327" calcext:value-type="float">
            <text:p>1.3082297671</text:p>
          </table:table-cell>
        </table:table-row>
        <table:table-row table:style-name="ro1">
          <table:table-cell table:style-name="ce1" office:value-type="float" office:value="0.955992" calcext:value-type="float">
            <text:p>0.9559920000</text:p>
          </table:table-cell>
          <table:table-cell table:formula="of:=ACOS([.A494])" office:value-type="float" office:value="0.297773828492366" calcext:value-type="float">
            <text:p>0.2977738285</text:p>
          </table:table-cell>
        </table:table-row>
        <table:table-row table:style-name="ro1">
          <table:table-cell table:style-name="ce1" office:value-type="float" office:value="0.723472" calcext:value-type="float">
            <text:p>0.7234720000</text:p>
          </table:table-cell>
          <table:table-cell table:formula="of:=ACOS([.A495])" office:value-type="float" office:value="0.761977865368843" calcext:value-type="float">
            <text:p>0.7619778654</text:p>
          </table:table-cell>
        </table:table-row>
        <table:table-row table:style-name="ro1">
          <table:table-cell table:style-name="ce1" office:value-type="float" office:value="0.469405" calcext:value-type="float">
            <text:p>0.4694050000</text:p>
          </table:table-cell>
          <table:table-cell table:formula="of:=ACOS([.A496])" office:value-type="float" office:value="1.0821795217435" calcext:value-type="float">
            <text:p>1.0821795217</text:p>
          </table:table-cell>
        </table:table-row>
        <table:table-row table:style-name="ro1">
          <table:table-cell table:style-name="ce1" office:value-type="float" office:value="0.730399" calcext:value-type="float">
            <text:p>0.7303990000</text:p>
          </table:table-cell>
          <table:table-cell table:formula="of:=ACOS([.A497])" office:value-type="float" office:value="0.751890388790409" calcext:value-type="float">
            <text:p>0.7518903888</text:p>
          </table:table-cell>
        </table:table-row>
        <table:table-row table:style-name="ro1">
          <table:table-cell table:style-name="ce1" office:value-type="float" office:value="0.018738" calcext:value-type="float">
            <text:p>0.0187380000</text:p>
          </table:table-cell>
          <table:table-cell table:formula="of:=ACOS([.A498])" office:value-type="float" office:value="1.55205723009682" calcext:value-type="float">
            <text:p>1.5520572301</text:p>
          </table:table-cell>
        </table:table-row>
        <table:table-row table:style-name="ro1">
          <table:table-cell table:style-name="ce1" office:value-type="float" office:value="0.736167" calcext:value-type="float">
            <text:p>0.7361670000</text:p>
          </table:table-cell>
          <table:table-cell table:formula="of:=ACOS([.A499])" office:value-type="float" office:value="0.743406967968782" calcext:value-type="float">
            <text:p>0.743406968</text:p>
          </table:table-cell>
        </table:table-row>
        <table:table-row table:style-name="ro1">
          <table:table-cell table:style-name="ce1" office:value-type="float" office:value="0.947478" calcext:value-type="float">
            <text:p>0.9474780000</text:p>
          </table:table-cell>
          <table:table-cell table:formula="of:=ACOS([.A500])" office:value-type="float" office:value="0.325540505005947" calcext:value-type="float">
            <text:p>0.325540505</text:p>
          </table:table-cell>
        </table:table-row>
        <table:table-row table:style-name="ro1">
          <table:table-cell table:style-name="ce1" office:value-type="float" office:value="0.390545" calcext:value-type="float">
            <text:p>0.3905450000</text:p>
          </table:table-cell>
          <table:table-cell table:formula="of:=ACOS([.A501])" office:value-type="float" office:value="1.16957279277666" calcext:value-type="float">
            <text:p>1.1695727928</text:p>
          </table:table-cell>
        </table:table-row>
        <table:table-row table:style-name="ro1">
          <table:table-cell table:style-name="ce1" office:value-type="float" office:value="0.827815" calcext:value-type="float">
            <text:p>0.8278150000</text:p>
          </table:table-cell>
          <table:table-cell table:formula="of:=ACOS([.A502])" office:value-type="float" office:value="0.595594731832542" calcext:value-type="float">
            <text:p>0.5955947318</text:p>
          </table:table-cell>
        </table:table-row>
        <table:table-row table:style-name="ro1">
          <table:table-cell table:style-name="ce1" office:value-type="float" office:value="0.72396" calcext:value-type="float">
            <text:p>0.7239600000</text:p>
          </table:table-cell>
          <table:table-cell table:formula="of:=ACOS([.A503])" office:value-type="float" office:value="0.761270719290954" calcext:value-type="float">
            <text:p>0.7612707193</text:p>
          </table:table-cell>
        </table:table-row>
        <table:table-row table:style-name="ro1">
          <table:table-cell table:style-name="ce1" office:value-type="float" office:value="0.389691" calcext:value-type="float">
            <text:p>0.3896910000</text:p>
          </table:table-cell>
          <table:table-cell table:formula="of:=ACOS([.A504])" office:value-type="float" office:value="1.17050028260039" calcext:value-type="float">
            <text:p>1.1705002826</text:p>
          </table:table-cell>
        </table:table-row>
        <table:table-row table:style-name="ro1">
          <table:table-cell table:style-name="ce1" office:value-type="float" office:value="0.895688" calcext:value-type="float">
            <text:p>0.8956880000</text:p>
          </table:table-cell>
          <table:table-cell table:formula="of:=ACOS([.A505])" office:value-type="float" office:value="0.460820357256337" calcext:value-type="float">
            <text:p>0.4608203573</text:p>
          </table:table-cell>
        </table:table-row>
        <table:table-row table:style-name="ro1">
          <table:table-cell table:style-name="ce1" office:value-type="float" office:value="0.670309" calcext:value-type="float">
            <text:p>0.6703090000</text:p>
          </table:table-cell>
          <table:table-cell table:formula="of:=ACOS([.A506])" office:value-type="float" office:value="0.836171221633005" calcext:value-type="float">
            <text:p>0.8361712216</text:p>
          </table:table-cell>
        </table:table-row>
        <table:table-row table:style-name="ro1">
          <table:table-cell table:style-name="ce1" office:value-type="float" office:value="0.562059" calcext:value-type="float">
            <text:p>0.5620590000</text:p>
          </table:table-cell>
          <table:table-cell table:formula="of:=ACOS([.A507])" office:value-type="float" office:value="0.973923196897134" calcext:value-type="float">
            <text:p>0.9739231969</text:p>
          </table:table-cell>
        </table:table-row>
        <table:table-row table:style-name="ro1">
          <table:table-cell table:style-name="ce1" office:value-type="float" office:value="0.460128" calcext:value-type="float">
            <text:p>0.4601280000</text:p>
          </table:table-cell>
          <table:table-cell table:formula="of:=ACOS([.A508])" office:value-type="float" office:value="1.09265696558461" calcext:value-type="float">
            <text:p>1.0926569656</text:p>
          </table:table-cell>
        </table:table-row>
        <table:table-row table:style-name="ro1">
          <table:table-cell table:style-name="ce1" office:value-type="float" office:value="0.885189" calcext:value-type="float">
            <text:p>0.8851890000</text:p>
          </table:table-cell>
          <table:table-cell table:formula="of:=ACOS([.A509])" office:value-type="float" office:value="0.483896223340147" calcext:value-type="float">
            <text:p>0.4838962233</text:p>
          </table:table-cell>
        </table:table-row>
        <table:table-row table:style-name="ro1">
          <table:table-cell table:style-name="ce1" office:value-type="float" office:value="0.234169" calcext:value-type="float">
            <text:p>0.2341690000</text:p>
          </table:table-cell>
          <table:table-cell table:formula="of:=ACOS([.A510])" office:value-type="float" office:value="1.33443261280823" calcext:value-type="float">
            <text:p>1.3344326128</text:p>
          </table:table-cell>
        </table:table-row>
        <table:table-row table:style-name="ro1">
          <table:table-cell table:style-name="ce1" office:value-type="float" office:value="0.868892" calcext:value-type="float">
            <text:p>0.8688920000</text:p>
          </table:table-cell>
          <table:table-cell table:formula="of:=ACOS([.A511])" office:value-type="float" office:value="0.517836798995864" calcext:value-type="float">
            <text:p>0.517836799</text:p>
          </table:table-cell>
        </table:table-row>
        <table:table-row table:style-name="ro1">
          <table:table-cell table:style-name="ce1" office:value-type="float" office:value="0.757195" calcext:value-type="float">
            <text:p>0.7571950000</text:p>
          </table:table-cell>
          <table:table-cell table:formula="of:=ACOS([.A512])" office:value-type="float" office:value="0.7117882841583" calcext:value-type="float">
            <text:p>0.7117882842</text:p>
          </table:table-cell>
        </table:table-row>
        <table:table-row table:style-name="ro1">
          <table:table-cell table:style-name="ce1" office:value-type="float" office:value="0.702872" calcext:value-type="float">
            <text:p>0.7028720000</text:p>
          </table:table-cell>
          <table:table-cell table:formula="of:=ACOS([.A513])" office:value-type="float" office:value="0.791369256941182" calcext:value-type="float">
            <text:p>0.7913692569</text:p>
          </table:table-cell>
        </table:table-row>
        <table:table-row table:style-name="ro1">
          <table:table-cell table:style-name="ce1" office:value-type="float" office:value="0.570605" calcext:value-type="float">
            <text:p>0.5706050000</text:p>
          </table:table-cell>
          <table:table-cell table:formula="of:=ACOS([.A514])" office:value-type="float" office:value="0.963553955347292" calcext:value-type="float">
            <text:p>0.9635539553</text:p>
          </table:table-cell>
        </table:table-row>
        <table:table-row table:style-name="ro1">
          <table:table-cell table:style-name="ce1" office:value-type="float" office:value="0.7434" calcext:value-type="float">
            <text:p>0.7434000000</text:p>
          </table:table-cell>
          <table:table-cell table:formula="of:=ACOS([.A515])" office:value-type="float" office:value="0.732656852696016" calcext:value-type="float">
            <text:p>0.7326568527</text:p>
          </table:table-cell>
        </table:table-row>
        <table:table-row table:style-name="ro1">
          <table:table-cell table:style-name="ce1" office:value-type="float" office:value="0.726554" calcext:value-type="float">
            <text:p>0.7265540000</text:p>
          </table:table-cell>
          <table:table-cell table:formula="of:=ACOS([.A516])" office:value-type="float" office:value="0.757502979804351" calcext:value-type="float">
            <text:p>0.7575029798</text:p>
          </table:table-cell>
        </table:table-row>
        <table:table-row table:style-name="ro1">
          <table:table-cell table:style-name="ce1" office:value-type="float" office:value="0.283731" calcext:value-type="float">
            <text:p>0.2837310000</text:p>
          </table:table-cell>
          <table:table-cell table:formula="of:=ACOS([.A517])" office:value-type="float" office:value="1.28311354419572" calcext:value-type="float">
            <text:p>1.2831135442</text:p>
          </table:table-cell>
        </table:table-row>
        <table:table-row table:style-name="ro1">
          <table:table-cell table:style-name="ce1" office:value-type="float" office:value="0.558397" calcext:value-type="float">
            <text:p>0.5583970000</text:p>
          </table:table-cell>
          <table:table-cell table:formula="of:=ACOS([.A518])" office:value-type="float" office:value="0.978344103681964" calcext:value-type="float">
            <text:p>0.9783441037</text:p>
          </table:table-cell>
        </table:table-row>
        <table:table-row table:style-name="ro1">
          <table:table-cell table:style-name="ce1" office:value-type="float" office:value="0.996826" calcext:value-type="float">
            <text:p>0.9968260000</text:p>
          </table:table-cell>
          <table:table-cell table:formula="of:=ACOS([.A519])" office:value-type="float" office:value="0.079695426074475" calcext:value-type="float">
            <text:p>0.0796954261</text:p>
          </table:table-cell>
        </table:table-row>
        <table:table-row table:style-name="ro1">
          <table:table-cell table:style-name="ce1" office:value-type="float" office:value="0.09125" calcext:value-type="float">
            <text:p>0.0912500000</text:p>
          </table:table-cell>
          <table:table-cell table:formula="of:=ACOS([.A520])" office:value-type="float" office:value="1.47941921680333" calcext:value-type="float">
            <text:p>1.4794192168</text:p>
          </table:table-cell>
        </table:table-row>
        <table:table-row table:style-name="ro1">
          <table:table-cell table:style-name="ce1" office:value-type="float" office:value="0.488357" calcext:value-type="float">
            <text:p>0.4883570000</text:p>
          </table:table-cell>
          <table:table-cell table:formula="of:=ACOS([.A521])" office:value-type="float" office:value="1.06059035188195" calcext:value-type="float">
            <text:p>1.0605903519</text:p>
          </table:table-cell>
        </table:table-row>
        <table:table-row table:style-name="ro1">
          <table:table-cell table:style-name="ce1" office:value-type="float" office:value="0.026765" calcext:value-type="float">
            <text:p>0.0267650000</text:p>
          </table:table-cell>
          <table:table-cell table:formula="of:=ACOS([.A522])" office:value-type="float" office:value="1.54402813017844" calcext:value-type="float">
            <text:p>1.5440281302</text:p>
          </table:table-cell>
        </table:table-row>
        <table:table-row table:style-name="ro1">
          <table:table-cell table:style-name="ce1" office:value-type="float" office:value="0.409528" calcext:value-type="float">
            <text:p>0.4095280000</text:p>
          </table:table-cell>
          <table:table-cell table:formula="of:=ACOS([.A523])" office:value-type="float" office:value="1.14885969978608" calcext:value-type="float">
            <text:p>1.1488596998</text:p>
          </table:table-cell>
        </table:table-row>
        <table:table-row table:style-name="ro1">
          <table:table-cell table:style-name="ce1" office:value-type="float" office:value="0.206061" calcext:value-type="float">
            <text:p>0.2060610000</text:p>
          </table:table-cell>
          <table:table-cell table:formula="of:=ACOS([.A524])" office:value-type="float" office:value="1.36324847373272" calcext:value-type="float">
            <text:p>1.3632484737</text:p>
          </table:table-cell>
        </table:table-row>
        <table:table-row table:style-name="ro1">
          <table:table-cell table:style-name="ce1" office:value-type="float" office:value="0.66512" calcext:value-type="float">
            <text:p>0.6651200000</text:p>
          </table:table-cell>
          <table:table-cell table:formula="of:=ACOS([.A525])" office:value-type="float" office:value="0.843141821033839" calcext:value-type="float">
            <text:p>0.843141821</text:p>
          </table:table-cell>
        </table:table-row>
        <table:table-row table:style-name="ro1">
          <table:table-cell table:style-name="ce1" office:value-type="float" office:value="0.192511" calcext:value-type="float">
            <text:p>0.1925110000</text:p>
          </table:table-cell>
          <table:table-cell table:formula="of:=ACOS([.A526])" office:value-type="float" office:value="1.37707595540273" calcext:value-type="float">
            <text:p>1.3770759554</text:p>
          </table:table-cell>
        </table:table-row>
        <table:table-row table:style-name="ro1">
          <table:table-cell table:style-name="ce1" office:value-type="float" office:value="0.044618" calcext:value-type="float">
            <text:p>0.0446180000</text:p>
          </table:table-cell>
          <table:table-cell table:formula="of:=ACOS([.A527])" office:value-type="float" office:value="1.52616350951808" calcext:value-type="float">
            <text:p>1.5261635095</text:p>
          </table:table-cell>
        </table:table-row>
        <table:table-row table:style-name="ro1">
          <table:table-cell table:style-name="ce1" office:value-type="float" office:value="0.241493" calcext:value-type="float">
            <text:p>0.2414930000</text:p>
          </table:table-cell>
          <table:table-cell table:formula="of:=ACOS([.A528])" office:value-type="float" office:value="1.32689223282567" calcext:value-type="float">
            <text:p>1.3268922328</text:p>
          </table:table-cell>
        </table:table-row>
        <table:table-row table:style-name="ro1">
          <table:table-cell table:style-name="ce1" office:value-type="float" office:value="0.722983" calcext:value-type="float">
            <text:p>0.7229830000</text:p>
          </table:table-cell>
          <table:table-cell table:formula="of:=ACOS([.A529])" office:value-type="float" office:value="0.76268593525002" calcext:value-type="float">
            <text:p>0.7626859353</text:p>
          </table:table-cell>
        </table:table-row>
        <table:table-row table:style-name="ro1">
          <table:table-cell table:style-name="ce1" office:value-type="float" office:value="0.567766" calcext:value-type="float">
            <text:p>0.5677660000</text:p>
          </table:table-cell>
          <table:table-cell table:formula="of:=ACOS([.A530])" office:value-type="float" office:value="0.967006852313271" calcext:value-type="float">
            <text:p>0.9670068523</text:p>
          </table:table-cell>
        </table:table-row>
        <table:table-row table:style-name="ro1">
          <table:table-cell table:style-name="ce1" office:value-type="float" office:value="0.14951" calcext:value-type="float">
            <text:p>0.1495100000</text:p>
          </table:table-cell>
          <table:table-cell table:formula="of:=ACOS([.A531])" office:value-type="float" office:value="1.42072364270977" calcext:value-type="float">
            <text:p>1.4207236427</text:p>
          </table:table-cell>
        </table:table-row>
        <table:table-row table:style-name="ro1">
          <table:table-cell table:style-name="ce1" office:value-type="float" office:value="0.604328" calcext:value-type="float">
            <text:p>0.6043280000</text:p>
          </table:table-cell>
          <table:table-cell table:formula="of:=ACOS([.A532])" office:value-type="float" office:value="0.921874171070392" calcext:value-type="float">
            <text:p>0.9218741711</text:p>
          </table:table-cell>
        </table:table-row>
        <table:table-row table:style-name="ro1">
          <table:table-cell table:style-name="ce1" office:value-type="float" office:value="0.494613" calcext:value-type="float">
            <text:p>0.4946130000</text:p>
          </table:table-cell>
          <table:table-cell table:formula="of:=ACOS([.A533])" office:value-type="float" office:value="1.05340683301056" calcext:value-type="float">
            <text:p>1.053406833</text:p>
          </table:table-cell>
        </table:table-row>
        <table:table-row table:style-name="ro1">
          <table:table-cell table:style-name="ce1" office:value-type="float" office:value="0.99472" calcext:value-type="float">
            <text:p>0.9947200000</text:p>
          </table:table-cell>
          <table:table-cell table:formula="of:=ACOS([.A534])" office:value-type="float" office:value="0.10280712964824" calcext:value-type="float">
            <text:p>0.1028071296</text:p>
          </table:table-cell>
        </table:table-row>
        <table:table-row table:style-name="ro1">
          <table:table-cell table:style-name="ce1" office:value-type="float" office:value="0.676412" calcext:value-type="float">
            <text:p>0.6764120000</text:p>
          </table:table-cell>
          <table:table-cell table:formula="of:=ACOS([.A535])" office:value-type="float" office:value="0.827916193373926" calcext:value-type="float">
            <text:p>0.8279161934</text:p>
          </table:table-cell>
        </table:table-row>
        <table:table-row table:style-name="ro1">
          <table:table-cell table:style-name="ce1" office:value-type="float" office:value="0.5009" calcext:value-type="float">
            <text:p>0.5009000000</text:p>
          </table:table-cell>
          <table:table-cell table:formula="of:=ACOS([.A536])" office:value-type="float" office:value="1.04615800856839" calcext:value-type="float">
            <text:p>1.0461580086</text:p>
          </table:table-cell>
        </table:table-row>
        <table:table-row table:style-name="ro1">
          <table:table-cell table:style-name="ce1" office:value-type="float" office:value="0.67217" calcext:value-type="float">
            <text:p>0.6721700000</text:p>
          </table:table-cell>
          <table:table-cell table:formula="of:=ACOS([.A537])" office:value-type="float" office:value="0.833660563353504" calcext:value-type="float">
            <text:p>0.8336605634</text:p>
          </table:table-cell>
        </table:table-row>
        <table:table-row table:style-name="ro1">
          <table:table-cell table:style-name="ce1" office:value-type="float" office:value="0.963805" calcext:value-type="float">
            <text:p>0.9638050000</text:p>
          </table:table-cell>
          <table:table-cell table:formula="of:=ACOS([.A538])" office:value-type="float" office:value="0.269872112879089" calcext:value-type="float">
            <text:p>0.2698721129</text:p>
          </table:table-cell>
        </table:table-row>
        <table:table-row table:style-name="ro1">
          <table:table-cell table:style-name="ce1" office:value-type="float" office:value="0.953398" calcext:value-type="float">
            <text:p>0.9533980000</text:p>
          </table:table-cell>
          <table:table-cell table:formula="of:=ACOS([.A539])" office:value-type="float" office:value="0.306491514955903" calcext:value-type="float">
            <text:p>0.306491515</text:p>
          </table:table-cell>
        </table:table-row>
        <table:table-row table:style-name="ro1">
          <table:table-cell table:style-name="ce1" office:value-type="float" office:value="0.04886" calcext:value-type="float">
            <text:p>0.0488600000</text:p>
          </table:table-cell>
          <table:table-cell table:formula="of:=ACOS([.A540])" office:value-type="float" office:value="1.52191686530405" calcext:value-type="float">
            <text:p>1.5219168653</text:p>
          </table:table-cell>
        </table:table-row>
        <table:table-row table:style-name="ro1">
          <table:table-cell table:style-name="ce1" office:value-type="float" office:value="0.096469" calcext:value-type="float">
            <text:p>0.0964690000</text:p>
          </table:table-cell>
          <table:table-cell table:formula="of:=ACOS([.A541])" office:value-type="float" office:value="1.47417706896027" calcext:value-type="float">
            <text:p>1.474177069</text:p>
          </table:table-cell>
        </table:table-row>
        <table:table-row table:style-name="ro1">
          <table:table-cell table:style-name="ce1" office:value-type="float" office:value="0.870998" calcext:value-type="float">
            <text:p>0.8709980000</text:p>
          </table:table-cell>
          <table:table-cell table:formula="of:=ACOS([.A542])" office:value-type="float" office:value="0.513566248762896" calcext:value-type="float">
            <text:p>0.5135662488</text:p>
          </table:table-cell>
        </table:table-row>
        <table:table-row table:style-name="ro1">
          <table:table-cell table:style-name="ce1" office:value-type="float" office:value="0.537187" calcext:value-type="float">
            <text:p>0.5371870000</text:p>
          </table:table-cell>
          <table:table-cell table:formula="of:=ACOS([.A543])" office:value-type="float" office:value="1.00369783270251" calcext:value-type="float">
            <text:p>1.0036978327</text:p>
          </table:table-cell>
        </table:table-row>
        <table:table-row table:style-name="ro1">
          <table:table-cell table:style-name="ce1" office:value-type="float" office:value="0.844325" calcext:value-type="float">
            <text:p>0.8443250000</text:p>
          </table:table-cell>
          <table:table-cell table:formula="of:=ACOS([.A544])" office:value-type="float" office:value="0.565492137413121" calcext:value-type="float">
            <text:p>0.5654921374</text:p>
          </table:table-cell>
        </table:table-row>
        <table:table-row table:style-name="ro1">
          <table:table-cell table:style-name="ce1" office:value-type="float" office:value="0.68099" calcext:value-type="float">
            <text:p>0.6809900000</text:p>
          </table:table-cell>
          <table:table-cell table:formula="of:=ACOS([.A545])" office:value-type="float" office:value="0.82168262207098" calcext:value-type="float">
            <text:p>0.8216826221</text:p>
          </table:table-cell>
        </table:table-row>
        <table:table-row table:style-name="ro1">
          <table:table-cell table:style-name="ce1" office:value-type="float" office:value="0.370983" calcext:value-type="float">
            <text:p>0.3709830000</text:p>
          </table:table-cell>
          <table:table-cell table:formula="of:=ACOS([.A546])" office:value-type="float" office:value="1.19072899201597" calcext:value-type="float">
            <text:p>1.190728992</text:p>
          </table:table-cell>
        </table:table-row>
        <table:table-row table:style-name="ro1">
          <table:table-cell table:style-name="ce1" office:value-type="float" office:value="0.778588" calcext:value-type="float">
            <text:p>0.7785880000</text:p>
          </table:table-cell>
          <table:table-cell table:formula="of:=ACOS([.A547])" office:value-type="float" office:value="0.678383733142173" calcext:value-type="float">
            <text:p>0.6783837331</text:p>
          </table:table-cell>
        </table:table-row>
        <table:table-row table:style-name="ro1">
          <table:table-cell table:style-name="ce1" office:value-type="float" office:value="0.390057" calcext:value-type="float">
            <text:p>0.3900570000</text:p>
          </table:table-cell>
          <table:table-cell table:formula="of:=ACOS([.A548])" office:value-type="float" office:value="1.17010283158744" calcext:value-type="float">
            <text:p>1.1701028316</text:p>
          </table:table-cell>
        </table:table-row>
        <table:table-row table:style-name="ro1">
          <table:table-cell table:style-name="ce1" office:value-type="float" office:value="0.751671" calcext:value-type="float">
            <text:p>0.7516710000</text:p>
          </table:table-cell>
          <table:table-cell table:formula="of:=ACOS([.A549])" office:value-type="float" office:value="0.720204301764462" calcext:value-type="float">
            <text:p>0.7202043018</text:p>
          </table:table-cell>
        </table:table-row>
        <table:table-row table:style-name="ro1">
          <table:table-cell table:style-name="ce1" office:value-type="float" office:value="0.482376" calcext:value-type="float">
            <text:p>0.4823760000</text:p>
          </table:table-cell>
          <table:table-cell table:formula="of:=ACOS([.A550])" office:value-type="float" office:value="1.06743119440693" calcext:value-type="float">
            <text:p>1.0674311944</text:p>
          </table:table-cell>
        </table:table-row>
        <table:table-row table:style-name="ro1">
          <table:table-cell table:style-name="ce1" office:value-type="float" office:value="0.132115" calcext:value-type="float">
            <text:p>0.1321150000</text:p>
          </table:table-cell>
          <table:table-cell table:formula="of:=ACOS([.A551])" office:value-type="float" office:value="1.43829394558786" calcext:value-type="float">
            <text:p>1.4382939456</text:p>
          </table:table-cell>
        </table:table-row>
        <table:table-row table:style-name="ro1">
          <table:table-cell table:style-name="ce1" office:value-type="float" office:value="0.291574" calcext:value-type="float">
            <text:p>0.2915740000</text:p>
          </table:table-cell>
          <table:table-cell table:formula="of:=ACOS([.A552])" office:value-type="float" office:value="1.27492440096685" calcext:value-type="float">
            <text:p>1.274924401</text:p>
          </table:table-cell>
        </table:table-row>
        <table:table-row table:style-name="ro1">
          <table:table-cell table:style-name="ce1" office:value-type="float" office:value="0.084353" calcext:value-type="float">
            <text:p>0.0843530000</text:p>
          </table:table-cell>
          <table:table-cell table:formula="of:=ACOS([.A553])" office:value-type="float" office:value="1.48634297050162" calcext:value-type="float">
            <text:p>1.4863429705</text:p>
          </table:table-cell>
        </table:table-row>
        <table:table-row table:style-name="ro1">
          <table:table-cell table:style-name="ce1" office:value-type="float" office:value="0.600879" calcext:value-type="float">
            <text:p>0.6008790000</text:p>
          </table:table-cell>
          <table:table-cell table:formula="of:=ACOS([.A554])" office:value-type="float" office:value="0.926196014687334" calcext:value-type="float">
            <text:p>0.9261960147</text:p>
          </table:table-cell>
        </table:table-row>
        <table:table-row table:style-name="ro1">
          <table:table-cell table:style-name="ce1" office:value-type="float" office:value="0.741295" calcext:value-type="float">
            <text:p>0.7412950000</text:p>
          </table:table-cell>
          <table:table-cell table:formula="of:=ACOS([.A555])" office:value-type="float" office:value="0.735798579142765" calcext:value-type="float">
            <text:p>0.7357985791</text:p>
          </table:table-cell>
        </table:table-row>
        <table:table-row table:style-name="ro1">
          <table:table-cell table:style-name="ce1" office:value-type="float" office:value="0.62682" calcext:value-type="float">
            <text:p>0.6268200000</text:p>
          </table:table-cell>
          <table:table-cell table:formula="of:=ACOS([.A556])" office:value-type="float" office:value="0.893331145711056" calcext:value-type="float">
            <text:p>0.8933311457</text:p>
          </table:table-cell>
        </table:table-row>
        <table:table-row table:style-name="ro1">
          <table:table-cell table:style-name="ce1" office:value-type="float" office:value="0.420454" calcext:value-type="float">
            <text:p>0.4204540000</text:p>
          </table:table-cell>
          <table:table-cell table:formula="of:=ACOS([.A557])" office:value-type="float" office:value="1.13685068658584" calcext:value-type="float">
            <text:p>1.1368506866</text:p>
          </table:table-cell>
        </table:table-row>
        <table:table-row table:style-name="ro1">
          <table:table-cell table:style-name="ce1" office:value-type="float" office:value="0.077029" calcext:value-type="float">
            <text:p>0.0770290000</text:p>
          </table:table-cell>
          <table:table-cell table:formula="of:=ACOS([.A558])" office:value-type="float" office:value="1.49369094784604" calcext:value-type="float">
            <text:p>1.4936909478</text:p>
          </table:table-cell>
        </table:table-row>
        <table:table-row table:style-name="ro1">
          <table:table-cell table:style-name="ce1" office:value-type="float" office:value="0.33018" calcext:value-type="float">
            <text:p>0.3301800000</text:p>
          </table:table-cell>
          <table:table-cell table:formula="of:=ACOS([.A559])" office:value-type="float" office:value="1.23430206346628" calcext:value-type="float">
            <text:p>1.2343020635</text:p>
          </table:table-cell>
        </table:table-row>
        <table:table-row table:style-name="ro1">
          <table:table-cell table:style-name="ce1" office:value-type="float" office:value="0.395886" calcext:value-type="float">
            <text:p>0.3958860000</text:p>
          </table:table-cell>
          <table:table-cell table:formula="of:=ACOS([.A560])" office:value-type="float" office:value="1.16376384950021" calcext:value-type="float">
            <text:p>1.1637638495</text:p>
          </table:table-cell>
        </table:table-row>
        <table:table-row table:style-name="ro1">
          <table:table-cell table:style-name="ce1" office:value-type="float" office:value="0.742393" calcext:value-type="float">
            <text:p>0.7423930000</text:p>
          </table:table-cell>
          <table:table-cell table:formula="of:=ACOS([.A561])" office:value-type="float" office:value="0.734161171449053" calcext:value-type="float">
            <text:p>0.7341611714</text:p>
          </table:table-cell>
        </table:table-row>
        <table:table-row table:style-name="ro1">
          <table:table-cell table:style-name="ce1" office:value-type="float" office:value="0.514878" calcext:value-type="float">
            <text:p>0.5148780000</text:p>
          </table:table-cell>
          <table:table-cell table:formula="of:=ACOS([.A562])" office:value-type="float" office:value="1.02993099693751" calcext:value-type="float">
            <text:p>1.0299309969</text:p>
          </table:table-cell>
        </table:table-row>
        <table:table-row table:style-name="ro1">
          <table:table-cell table:style-name="ce1" office:value-type="float" office:value="0.933042" calcext:value-type="float">
            <text:p>0.9330420000</text:p>
          </table:table-cell>
          <table:table-cell table:formula="of:=ACOS([.A563])" office:value-type="float" office:value="0.368018655094798" calcext:value-type="float">
            <text:p>0.3680186551</text:p>
          </table:table-cell>
        </table:table-row>
        <table:table-row table:style-name="ro1">
          <table:table-cell table:style-name="ce1" office:value-type="float" office:value="0.457411" calcext:value-type="float">
            <text:p>0.4574110000</text:p>
          </table:table-cell>
          <table:table-cell table:formula="of:=ACOS([.A564])" office:value-type="float" office:value="1.0957147402245" calcext:value-type="float">
            <text:p>1.0957147402</text:p>
          </table:table-cell>
        </table:table-row>
        <table:table-row table:style-name="ro1">
          <table:table-cell table:style-name="ce1" office:value-type="float" office:value="0.090091" calcext:value-type="float">
            <text:p>0.0900910000</text:p>
          </table:table-cell>
          <table:table-cell table:formula="of:=ACOS([.A565])" office:value-type="float" office:value="1.48058301059879" calcext:value-type="float">
            <text:p>1.4805830106</text:p>
          </table:table-cell>
        </table:table-row>
        <table:table-row table:style-name="ro1">
          <table:table-cell table:style-name="ce1" office:value-type="float" office:value="0.447096" calcext:value-type="float">
            <text:p>0.4470960000</text:p>
          </table:table-cell>
          <table:table-cell table:formula="of:=ACOS([.A566])" office:value-type="float" office:value="1.10728018923916" calcext:value-type="float">
            <text:p>1.1072801892</text:p>
          </table:table-cell>
        </table:table-row>
        <table:table-row table:style-name="ro1">
          <table:table-cell table:style-name="ce1" office:value-type="float" office:value="0.493149" calcext:value-type="float">
            <text:p>0.4931490000</text:p>
          </table:table-cell>
          <table:table-cell table:formula="of:=ACOS([.A567])" office:value-type="float" office:value="1.05509050255141" calcext:value-type="float">
            <text:p>1.0550905026</text:p>
          </table:table-cell>
        </table:table-row>
        <table:table-row table:style-name="ro1">
          <table:table-cell table:style-name="ce1" office:value-type="float" office:value="0.857051" calcext:value-type="float">
            <text:p>0.8570510000</text:p>
          </table:table-cell>
          <table:table-cell table:formula="of:=ACOS([.A568])" office:value-type="float" office:value="0.541277835616692" calcext:value-type="float">
            <text:p>0.5412778356</text:p>
          </table:table-cell>
        </table:table-row>
        <table:table-row table:style-name="ro1">
          <table:table-cell table:style-name="ce1" office:value-type="float" office:value="0.20011" calcext:value-type="float">
            <text:p>0.2001100000</text:p>
          </table:table-cell>
          <table:table-cell table:formula="of:=ACOS([.A569])" office:value-type="float" office:value="1.36932613643802" calcext:value-type="float">
            <text:p>1.3693261364</text:p>
          </table:table-cell>
        </table:table-row>
        <table:table-row table:style-name="ro1">
          <table:table-cell table:style-name="ce1" office:value-type="float" office:value="0.54387" calcext:value-type="float">
            <text:p>0.5438700000</text:p>
          </table:table-cell>
          <table:table-cell table:formula="of:=ACOS([.A570])" office:value-type="float" office:value="0.995754370028919" calcext:value-type="float">
            <text:p>0.99575437</text:p>
          </table:table-cell>
        </table:table-row>
        <table:table-row table:style-name="ro1">
          <table:table-cell table:style-name="ce1" office:value-type="float" office:value="0.861904" calcext:value-type="float">
            <text:p>0.8619040000</text:p>
          </table:table-cell>
          <table:table-cell table:formula="of:=ACOS([.A571])" office:value-type="float" office:value="0.531783657846681" calcext:value-type="float">
            <text:p>0.5317836578</text:p>
          </table:table-cell>
        </table:table-row>
        <table:table-row table:style-name="ro1">
          <table:table-cell table:style-name="ce1" office:value-type="float" office:value="0.955229" calcext:value-type="float">
            <text:p>0.9552290000</text:p>
          </table:table-cell>
          <table:table-cell table:formula="of:=ACOS([.A572])" office:value-type="float" office:value="0.300363514930574" calcext:value-type="float">
            <text:p>0.3003635149</text:p>
          </table:table-cell>
        </table:table-row>
        <table:table-row table:style-name="ro1">
          <table:table-cell table:style-name="ce1" office:value-type="float" office:value="0.74749" calcext:value-type="float">
            <text:p>0.7474900000</text:p>
          </table:table-cell>
          <table:table-cell table:formula="of:=ACOS([.A573])" office:value-type="float" office:value="0.726520890921845" calcext:value-type="float">
            <text:p>0.7265208909</text:p>
          </table:table-cell>
        </table:table-row>
        <table:table-row table:style-name="ro1">
          <table:table-cell table:style-name="ce1" office:value-type="float" office:value="0.010804" calcext:value-type="float">
            <text:p>0.0108040000</text:p>
          </table:table-cell>
          <table:table-cell table:formula="of:=ACOS([.A574])" office:value-type="float" office:value="1.55999211659849" calcext:value-type="float">
            <text:p>1.5599921166</text:p>
          </table:table-cell>
        </table:table-row>
        <table:table-row table:style-name="ro1">
          <table:table-cell table:style-name="ce1" office:value-type="float" office:value="0.22953" calcext:value-type="float">
            <text:p>0.2295300000</text:p>
          </table:table-cell>
          <table:table-cell table:formula="of:=ACOS([.A575])" office:value-type="float" office:value="1.3392015639121" calcext:value-type="float">
            <text:p>1.3392015639</text:p>
          </table:table-cell>
        </table:table-row>
        <table:table-row table:style-name="ro1">
          <table:table-cell table:style-name="ce1" office:value-type="float" office:value="0.259682" calcext:value-type="float">
            <text:p>0.2596820000</text:p>
          </table:table-cell>
          <table:table-cell table:formula="of:=ACOS([.A576])" office:value-type="float" office:value="1.30810343526827" calcext:value-type="float">
            <text:p>1.3081034353</text:p>
          </table:table-cell>
        </table:table-row>
        <table:table-row table:style-name="ro1">
          <table:table-cell table:style-name="ce1" office:value-type="float" office:value="0.473128" calcext:value-type="float">
            <text:p>0.4731280000</text:p>
          </table:table-cell>
          <table:table-cell table:formula="of:=ACOS([.A577])" office:value-type="float" office:value="1.07795838377137" calcext:value-type="float">
            <text:p>1.0779583838</text:p>
          </table:table-cell>
        </table:table-row>
        <table:table-row table:style-name="ro1">
          <table:table-cell table:style-name="ce1" office:value-type="float" office:value="0.332774" calcext:value-type="float">
            <text:p>0.3327740000</text:p>
          </table:table-cell>
          <table:table-cell table:formula="of:=ACOS([.A578])" office:value-type="float" office:value="1.23155261775961" calcext:value-type="float">
            <text:p>1.2315526178</text:p>
          </table:table-cell>
        </table:table-row>
        <table:table-row table:style-name="ro1">
          <table:table-cell table:style-name="ce1" office:value-type="float" office:value="0.518967" calcext:value-type="float">
            <text:p>0.5189670000</text:p>
          </table:table-cell>
          <table:table-cell table:formula="of:=ACOS([.A579])" office:value-type="float" office:value="1.02515429795855" calcext:value-type="float">
            <text:p>1.025154298</text:p>
          </table:table-cell>
        </table:table-row>
        <table:table-row table:style-name="ro1">
          <table:table-cell table:style-name="ce1" office:value-type="float" office:value="0.369518" calcext:value-type="float">
            <text:p>0.3695180000</text:p>
          </table:table-cell>
          <table:table-cell table:formula="of:=ACOS([.A580])" office:value-type="float" office:value="1.19230607225805" calcext:value-type="float">
            <text:p>1.1923060723</text:p>
          </table:table-cell>
        </table:table-row>
        <table:table-row table:style-name="ro1">
          <table:table-cell table:style-name="ce1" office:value-type="float" office:value="0.976806" calcext:value-type="float">
            <text:p>0.9768060000</text:p>
          </table:table-cell>
          <table:table-cell table:formula="of:=ACOS([.A581])" office:value-type="float" office:value="0.2157972149781" calcext:value-type="float">
            <text:p>0.215797215</text:p>
          </table:table-cell>
        </table:table-row>
        <table:table-row table:style-name="ro1">
          <table:table-cell table:style-name="ce1" office:value-type="float" office:value="0.019593" calcext:value-type="float">
            <text:p>0.0195930000</text:p>
          </table:table-cell>
          <table:table-cell table:formula="of:=ACOS([.A582])" office:value-type="float" office:value="1.55120207299971" calcext:value-type="float">
            <text:p>1.551202073</text:p>
          </table:table-cell>
        </table:table-row>
        <table:table-row table:style-name="ro1">
          <table:table-cell table:style-name="ce1" office:value-type="float" office:value="0.773461" calcext:value-type="float">
            <text:p>0.7734610000</text:p>
          </table:table-cell>
          <table:table-cell table:formula="of:=ACOS([.A583])" office:value-type="float" office:value="0.686512884518668" calcext:value-type="float">
            <text:p>0.6865128845</text:p>
          </table:table-cell>
        </table:table-row>
        <table:table-row table:style-name="ro1">
          <table:table-cell table:style-name="ce1" office:value-type="float" office:value="0.936705" calcext:value-type="float">
            <text:p>0.9367050000</text:p>
          </table:table-cell>
          <table:table-cell table:formula="of:=ACOS([.A584])" office:value-type="float" office:value="0.357698795425339" calcext:value-type="float">
            <text:p>0.3576987954</text:p>
          </table:table-cell>
        </table:table-row>
        <table:table-row table:style-name="ro1">
          <table:table-cell table:style-name="ce1" office:value-type="float" office:value="0.457411" calcext:value-type="float">
            <text:p>0.4574110000</text:p>
          </table:table-cell>
          <table:table-cell table:formula="of:=ACOS([.A585])" office:value-type="float" office:value="1.0957147402245" calcext:value-type="float">
            <text:p>1.0957147402</text:p>
          </table:table-cell>
        </table:table-row>
        <table:table-row table:style-name="ro1">
          <table:table-cell table:style-name="ce1" office:value-type="float" office:value="0.510025" calcext:value-type="float">
            <text:p>0.5100250000</text:p>
          </table:table-cell>
          <table:table-cell table:formula="of:=ACOS([.A586])" office:value-type="float" office:value="1.03558247239535" calcext:value-type="float">
            <text:p>1.0355824724</text:p>
          </table:table-cell>
        </table:table-row>
        <table:table-row table:style-name="ro1">
          <table:table-cell table:style-name="ce1" office:value-type="float" office:value="0.069826" calcext:value-type="float">
            <text:p>0.0698260000</text:p>
          </table:table-cell>
          <table:table-cell table:formula="of:=ACOS([.A587])" office:value-type="float" office:value="1.50091346051332" calcext:value-type="float">
            <text:p>1.5009134605</text:p>
          </table:table-cell>
        </table:table-row>
        <table:table-row table:style-name="ro1">
          <table:table-cell table:style-name="ce1" office:value-type="float" office:value="0.051302" calcext:value-type="float">
            <text:p>0.0513020000</text:p>
          </table:table-cell>
          <table:table-cell table:formula="of:=ACOS([.A588])" office:value-type="float" office:value="1.5194717965196" calcext:value-type="float">
            <text:p>1.5194717965</text:p>
          </table:table-cell>
        </table:table-row>
        <table:table-row table:style-name="ro1">
          <table:table-cell table:style-name="ce1" office:value-type="float" office:value="0.182073" calcext:value-type="float">
            <text:p>0.1820730000</text:p>
          </table:table-cell>
          <table:table-cell table:formula="of:=ACOS([.A589])" office:value-type="float" office:value="1.3877020461489" calcext:value-type="float">
            <text:p>1.3877020461</text:p>
          </table:table-cell>
        </table:table-row>
        <table:table-row table:style-name="ro1">
          <table:table-cell table:style-name="ce1" office:value-type="float" office:value="0.890011" calcext:value-type="float">
            <text:p>0.8900110000</text:p>
          </table:table-cell>
          <table:table-cell table:formula="of:=ACOS([.A590])" office:value-type="float" office:value="0.473427031808535" calcext:value-type="float">
            <text:p>0.4734270318</text:p>
          </table:table-cell>
        </table:table-row>
        <table:table-row table:style-name="ro1">
          <table:table-cell table:style-name="ce1" office:value-type="float" office:value="0.988525" calcext:value-type="float">
            <text:p>0.9885250000</text:p>
          </table:table-cell>
          <table:table-cell table:formula="of:=ACOS([.A591])" office:value-type="float" office:value="0.151637814154492" calcext:value-type="float">
            <text:p>0.1516378142</text:p>
          </table:table-cell>
        </table:table-row>
        <table:table-row table:style-name="ro1">
          <table:table-cell table:style-name="ce1" office:value-type="float" office:value="0.957335" calcext:value-type="float">
            <text:p>0.9573350000</text:p>
          </table:table-cell>
          <table:table-cell table:formula="of:=ACOS([.A592])" office:value-type="float" office:value="0.293161673713637" calcext:value-type="float">
            <text:p>0.2931616737</text:p>
          </table:table-cell>
        </table:table-row>
        <table:table-row table:style-name="ro1">
          <table:table-cell table:style-name="ce1" office:value-type="float" office:value="0.964599" calcext:value-type="float">
            <text:p>0.9645990000</text:p>
          </table:table-cell>
          <table:table-cell table:formula="of:=ACOS([.A593])" office:value-type="float" office:value="0.266877748524969" calcext:value-type="float">
            <text:p>0.2668777485</text:p>
          </table:table-cell>
        </table:table-row>
        <table:table-row table:style-name="ro1">
          <table:table-cell table:style-name="ce1" office:value-type="float" office:value="0.581988" calcext:value-type="float">
            <text:p>0.5819880000</text:p>
          </table:table-cell>
          <table:table-cell table:formula="of:=ACOS([.A594])" office:value-type="float" office:value="0.949625097604154" calcext:value-type="float">
            <text:p>0.9496250976</text:p>
          </table:table-cell>
        </table:table-row>
        <table:table-row table:style-name="ro1">
          <table:table-cell table:style-name="ce1" office:value-type="float" office:value="0.170904" calcext:value-type="float">
            <text:p>0.1709040000</text:p>
          </table:table-cell>
          <table:table-cell table:formula="of:=ACOS([.A595])" office:value-type="float" office:value="1.39904923200633" calcext:value-type="float">
            <text:p>1.399049232</text:p>
          </table:table-cell>
        </table:table-row>
        <table:table-row table:style-name="ro1">
          <table:table-cell table:style-name="ce1" office:value-type="float" office:value="0.504013" calcext:value-type="float">
            <text:p>0.5040130000</text:p>
          </table:table-cell>
          <table:table-cell table:formula="of:=ACOS([.A596])" office:value-type="float" office:value="1.04255750611626" calcext:value-type="float">
            <text:p>1.0425575061</text:p>
          </table:table-cell>
        </table:table-row>
        <table:table-row table:style-name="ro1">
          <table:table-cell table:style-name="ce1" office:value-type="float" office:value="0.435102" calcext:value-type="float">
            <text:p>0.4351020000</text:p>
          </table:table-cell>
          <table:table-cell table:formula="of:=ACOS([.A597])" office:value-type="float" office:value="1.12064476776989" calcext:value-type="float">
            <text:p>1.1206447678</text:p>
          </table:table-cell>
        </table:table-row>
        <table:table-row table:style-name="ro1">
          <table:table-cell table:style-name="ce1" office:value-type="float" office:value="0.660787" calcext:value-type="float">
            <text:p>0.6607870000</text:p>
          </table:table-cell>
          <table:table-cell table:formula="of:=ACOS([.A598])" office:value-type="float" office:value="0.848929517645959" calcext:value-type="float">
            <text:p>0.8489295176</text:p>
          </table:table-cell>
        </table:table-row>
        <table:table-row table:style-name="ro1">
          <table:table-cell table:style-name="ce1" office:value-type="float" office:value="0.996735" calcext:value-type="float">
            <text:p>0.9967350000</text:p>
          </table:table-cell>
          <table:table-cell table:formula="of:=ACOS([.A599])" office:value-type="float" office:value="0.0808304181940086" calcext:value-type="float">
            <text:p>0.0808304182</text:p>
          </table:table-cell>
        </table:table-row>
        <table:table-row table:style-name="ro1">
          <table:table-cell table:style-name="ce1" office:value-type="float" office:value="0.240608" calcext:value-type="float">
            <text:p>0.2406080000</text:p>
          </table:table-cell>
          <table:table-cell table:formula="of:=ACOS([.A600])" office:value-type="float" office:value="1.32780412213032" calcext:value-type="float">
            <text:p>1.3278041221</text:p>
          </table:table-cell>
        </table:table-row>
        <table:table-row table:style-name="ro1">
          <table:table-cell table:style-name="ce1" office:value-type="float" office:value="0.382122" calcext:value-type="float">
            <text:p>0.3821220000</text:p>
          </table:table-cell>
          <table:table-cell table:formula="of:=ACOS([.A601])" office:value-type="float" office:value="1.17870485868389" calcext:value-type="float">
            <text:p>1.1787048587</text:p>
          </table:table-cell>
        </table:table-row>
        <table:table-row table:style-name="ro1">
          <table:table-cell table:style-name="ce1" office:value-type="float" office:value="0.952818" calcext:value-type="float">
            <text:p>0.9528180000</text:p>
          </table:table-cell>
          <table:table-cell table:formula="of:=ACOS([.A602])" office:value-type="float" office:value="0.308408053377978" calcext:value-type="float">
            <text:p>0.3084080534</text:p>
          </table:table-cell>
        </table:table-row>
        <table:table-row table:style-name="ro1">
          <table:table-cell table:style-name="ce1" office:value-type="float" office:value="0.910886" calcext:value-type="float">
            <text:p>0.9108860000</text:p>
          </table:table-cell>
          <table:table-cell table:formula="of:=ACOS([.A603])" office:value-type="float" office:value="0.425370271187471" calcext:value-type="float">
            <text:p>0.4253702712</text:p>
          </table:table-cell>
        </table:table-row>
        <table:table-row table:style-name="ro1">
          <table:table-cell table:style-name="ce1" office:value-type="float" office:value="0.559313" calcext:value-type="float">
            <text:p>0.5593130000</text:p>
          </table:table-cell>
          <table:table-cell table:formula="of:=ACOS([.A604])" office:value-type="float" office:value="0.97723951144915" calcext:value-type="float">
            <text:p>0.9772395114</text:p>
          </table:table-cell>
        </table:table-row>
        <table:table-row table:style-name="ro1">
          <table:table-cell table:style-name="ce1" office:value-type="float" office:value="0.947874" calcext:value-type="float">
            <text:p>0.9478740000</text:p>
          </table:table-cell>
          <table:table-cell table:formula="of:=ACOS([.A605])" office:value-type="float" office:value="0.324300032551056" calcext:value-type="float">
            <text:p>0.3243000326</text:p>
          </table:table-cell>
        </table:table-row>
        <table:table-row table:style-name="ro1">
          <table:table-cell table:style-name="ce1" office:value-type="float" office:value="0.574877" calcext:value-type="float">
            <text:p>0.5748770000</text:p>
          </table:table-cell>
          <table:table-cell table:formula="of:=ACOS([.A606])" office:value-type="float" office:value="0.958342509358937" calcext:value-type="float">
            <text:p>0.9583425094</text:p>
          </table:table-cell>
        </table:table-row>
        <table:table-row table:style-name="ro1">
          <table:table-cell table:style-name="ce1" office:value-type="float" office:value="0.432508" calcext:value-type="float">
            <text:p>0.4325080000</text:p>
          </table:table-cell>
          <table:table-cell table:formula="of:=ACOS([.A607])" office:value-type="float" office:value="1.12352377109093" calcext:value-type="float">
            <text:p>1.1235237711</text:p>
          </table:table-cell>
        </table:table-row>
        <table:table-row table:style-name="ro1">
          <table:table-cell table:style-name="ce1" office:value-type="float" office:value="0.793634" calcext:value-type="float">
            <text:p>0.7936340000</text:p>
          </table:table-cell>
          <table:table-cell table:formula="of:=ACOS([.A608])" office:value-type="float" office:value="0.654037296909413" calcext:value-type="float">
            <text:p>0.6540372969</text:p>
          </table:table-cell>
        </table:table-row>
        <table:table-row table:style-name="ro1">
          <table:table-cell table:style-name="ce1" office:value-type="float" office:value="0.958495" calcext:value-type="float">
            <text:p>0.9584950000</text:p>
          </table:table-cell>
          <table:table-cell table:formula="of:=ACOS([.A609])" office:value-type="float" office:value="0.289120499480048" calcext:value-type="float">
            <text:p>0.2891204995</text:p>
          </table:table-cell>
        </table:table-row>
        <table:table-row table:style-name="ro1">
          <table:table-cell table:style-name="ce1" office:value-type="float" office:value="0.068545" calcext:value-type="float">
            <text:p>0.0685450000</text:p>
          </table:table-cell>
          <table:table-cell table:formula="of:=ACOS([.A610])" office:value-type="float" office:value="1.50219753749189" calcext:value-type="float">
            <text:p>1.5021975375</text:p>
          </table:table-cell>
        </table:table-row>
        <table:table-row table:style-name="ro1">
          <table:table-cell table:style-name="ce1" office:value-type="float" office:value="0.376965" calcext:value-type="float">
            <text:p>0.3769650000</text:p>
          </table:table-cell>
          <table:table-cell table:formula="of:=ACOS([.A611])" office:value-type="float" office:value="1.18427895679473" calcext:value-type="float">
            <text:p>1.1842789568</text:p>
          </table:table-cell>
        </table:table-row>
        <table:table-row table:style-name="ro1">
          <table:table-cell table:style-name="ce1" office:value-type="float" office:value="0.677908" calcext:value-type="float">
            <text:p>0.6779080000</text:p>
          </table:table-cell>
          <table:table-cell table:formula="of:=ACOS([.A612])" office:value-type="float" office:value="0.825883129885255" calcext:value-type="float">
            <text:p>0.8258831299</text:p>
          </table:table-cell>
        </table:table-row>
        <table:table-row table:style-name="ro1">
          <table:table-cell table:style-name="ce1" office:value-type="float" office:value="0.170232" calcext:value-type="float">
            <text:p>0.1702320000</text:p>
          </table:table-cell>
          <table:table-cell table:formula="of:=ACOS([.A613])" office:value-type="float" office:value="1.39973122602396" calcext:value-type="float">
            <text:p>1.399731226</text:p>
          </table:table-cell>
        </table:table-row>
        <table:table-row table:style-name="ro1">
          <table:table-cell table:style-name="ce1" office:value-type="float" office:value="0.786523" calcext:value-type="float">
            <text:p>0.7865230000</text:p>
          </table:table-cell>
          <table:table-cell table:formula="of:=ACOS([.A614])" office:value-type="float" office:value="0.665637904905889" calcext:value-type="float">
            <text:p>0.6656379049</text:p>
          </table:table-cell>
        </table:table-row>
        <table:table-row table:style-name="ro1">
          <table:table-cell table:style-name="ce1" office:value-type="float" office:value="0.321451" calcext:value-type="float">
            <text:p>0.3214510000</text:p>
          </table:table-cell>
          <table:table-cell table:formula="of:=ACOS([.A615])" office:value-type="float" office:value="1.24353491087195" calcext:value-type="float">
            <text:p>1.2435349109</text:p>
          </table:table-cell>
        </table:table-row>
        <table:table-row table:style-name="ro1">
          <table:table-cell table:style-name="ce1" office:value-type="float" office:value="0.074648" calcext:value-type="float">
            <text:p>0.0746480000</text:p>
          </table:table-cell>
          <table:table-cell table:formula="of:=ACOS([.A616])" office:value-type="float" office:value="1.49607882523599" calcext:value-type="float">
            <text:p>1.4960788252</text:p>
          </table:table-cell>
        </table:table-row>
        <table:table-row table:style-name="ro1">
          <table:table-cell table:style-name="ce1" office:value-type="float" office:value="0.713126" calcext:value-type="float">
            <text:p>0.7131260000</text:p>
          </table:table-cell>
          <table:table-cell table:formula="of:=ACOS([.A617])" office:value-type="float" office:value="0.776849054973627" calcext:value-type="float">
            <text:p>0.776849055</text:p>
          </table:table-cell>
        </table:table-row>
        <table:table-row table:style-name="ro1">
          <table:table-cell table:style-name="ce1" office:value-type="float" office:value="0.687063" calcext:value-type="float">
            <text:p>0.6870630000</text:p>
          </table:table-cell>
          <table:table-cell table:formula="of:=ACOS([.A618])" office:value-type="float" office:value="0.813357165626895" calcext:value-type="float">
            <text:p>0.8133571656</text:p>
          </table:table-cell>
        </table:table-row>
        <table:table-row table:style-name="ro1">
          <table:table-cell table:style-name="ce1" office:value-type="float" office:value="0.846614" calcext:value-type="float">
            <text:p>0.8466140000</text:p>
          </table:table-cell>
          <table:table-cell table:formula="of:=ACOS([.A619])" office:value-type="float" office:value="0.56120578293226" calcext:value-type="float">
            <text:p>0.5612057829</text:p>
          </table:table-cell>
        </table:table-row>
        <table:table-row table:style-name="ro1">
          <table:table-cell table:style-name="ce1" office:value-type="float" office:value="0.375347" calcext:value-type="float">
            <text:p>0.3753470000</text:p>
          </table:table-cell>
          <table:table-cell table:formula="of:=ACOS([.A620])" office:value-type="float" office:value="1.18602520818348" calcext:value-type="float">
            <text:p>1.1860252082</text:p>
          </table:table-cell>
        </table:table-row>
        <table:table-row table:style-name="ro1">
          <table:table-cell table:style-name="ce1" office:value-type="float" office:value="0.51268" calcext:value-type="float">
            <text:p>0.5126800000</text:p>
          </table:table-cell>
          <table:table-cell table:formula="of:=ACOS([.A621])" office:value-type="float" office:value="1.03249300115587" calcext:value-type="float">
            <text:p>1.0324930012</text:p>
          </table:table-cell>
        </table:table-row>
        <table:table-row table:style-name="ro1">
          <table:table-cell table:style-name="ce1" office:value-type="float" office:value="0.193213" calcext:value-type="float">
            <text:p>0.1932130000</text:p>
          </table:table-cell>
          <table:table-cell table:formula="of:=ACOS([.A622])" office:value-type="float" office:value="1.37636052379496" calcext:value-type="float">
            <text:p>1.3763605238</text:p>
          </table:table-cell>
        </table:table-row>
        <table:table-row table:style-name="ro1">
          <table:table-cell table:style-name="ce1" office:value-type="float" office:value="0.584338" calcext:value-type="float">
            <text:p>0.5843380000</text:p>
          </table:table-cell>
          <table:table-cell table:formula="of:=ACOS([.A623])" office:value-type="float" office:value="0.946732271676403" calcext:value-type="float">
            <text:p>0.9467322717</text:p>
          </table:table-cell>
        </table:table-row>
        <table:table-row table:style-name="ro1">
          <table:table-cell table:style-name="ce1" office:value-type="float" office:value="0.481643" calcext:value-type="float">
            <text:p>0.4816430000</text:p>
          </table:table-cell>
          <table:table-cell table:formula="of:=ACOS([.A624])" office:value-type="float" office:value="1.06826779392028" calcext:value-type="float">
            <text:p>1.0682677939</text:p>
          </table:table-cell>
        </table:table-row>
        <table:table-row table:style-name="ro1">
          <table:table-cell table:style-name="ce1" office:value-type="float" office:value="0.971923" calcext:value-type="float">
            <text:p>0.9719230000</text:p>
          </table:table-cell>
          <table:table-cell table:formula="of:=ACOS([.A625])" office:value-type="float" office:value="0.237526331191023" calcext:value-type="float">
            <text:p>0.2375263312</text:p>
          </table:table-cell>
        </table:table-row>
        <table:table-row table:style-name="ro1">
          <table:table-cell table:style-name="ce1" office:value-type="float" office:value="0.272317" calcext:value-type="float">
            <text:p>0.2723170000</text:p>
          </table:table-cell>
          <table:table-cell table:formula="of:=ACOS([.A626])" office:value-type="float" office:value="1.29499610868924" calcext:value-type="float">
            <text:p>1.2949961087</text:p>
          </table:table-cell>
        </table:table-row>
        <table:table-row table:style-name="ro1">
          <table:table-cell table:style-name="ce1" office:value-type="float" office:value="0.603656" calcext:value-type="float">
            <text:p>0.6036560000</text:p>
          </table:table-cell>
          <table:table-cell table:formula="of:=ACOS([.A627])" office:value-type="float" office:value="0.922717343173921" calcext:value-type="float">
            <text:p>0.9227173432</text:p>
          </table:table-cell>
        </table:table-row>
        <table:table-row table:style-name="ro1">
          <table:table-cell table:style-name="ce1" office:value-type="float" office:value="0.772729" calcext:value-type="float">
            <text:p>0.7727290000</text:p>
          </table:table-cell>
          <table:table-cell table:formula="of:=ACOS([.A628])" office:value-type="float" office:value="0.687666930670093" calcext:value-type="float">
            <text:p>0.6876669307</text:p>
          </table:table-cell>
        </table:table-row>
        <table:table-row table:style-name="ro1">
          <table:table-cell table:style-name="ce1" office:value-type="float" office:value="0.69393" calcext:value-type="float">
            <text:p>0.6939300000</text:p>
          </table:table-cell>
          <table:table-cell table:formula="of:=ACOS([.A629])" office:value-type="float" office:value="0.803863515622541" calcext:value-type="float">
            <text:p>0.8038635156</text:p>
          </table:table-cell>
        </table:table-row>
        <table:table-row table:style-name="ro1">
          <table:table-cell table:style-name="ce1" office:value-type="float" office:value="0.392834" calcext:value-type="float">
            <text:p>0.3928340000</text:p>
          </table:table-cell>
          <table:table-cell table:formula="of:=ACOS([.A630])" office:value-type="float" office:value="1.16708501185004" calcext:value-type="float">
            <text:p>1.1670850119</text:p>
          </table:table-cell>
        </table:table-row>
        <table:table-row table:style-name="ro1">
          <table:table-cell table:style-name="ce1" office:value-type="float" office:value="0.165868" calcext:value-type="float">
            <text:p>0.1658680000</text:p>
          </table:table-cell>
          <table:table-cell table:formula="of:=ACOS([.A631])" office:value-type="float" office:value="1.40415818805907" calcext:value-type="float">
            <text:p>1.4041581881</text:p>
          </table:table-cell>
        </table:table-row>
        <table:table-row table:style-name="ro1">
          <table:table-cell table:style-name="ce1" office:value-type="float" office:value="0.965331" calcext:value-type="float">
            <text:p>0.9653310000</text:p>
          </table:table-cell>
          <table:table-cell table:formula="of:=ACOS([.A632])" office:value-type="float" office:value="0.264087849617623" calcext:value-type="float">
            <text:p>0.2640878496</text:p>
          </table:table-cell>
        </table:table-row>
        <table:table-row table:style-name="ro1">
          <table:table-cell table:style-name="ce1" office:value-type="float" office:value="0.527055" calcext:value-type="float">
            <text:p>0.5270550000</text:p>
          </table:table-cell>
          <table:table-cell table:formula="of:=ACOS([.A633])" office:value-type="float" office:value="1.01566489451995" calcext:value-type="float">
            <text:p>1.0156648945</text:p>
          </table:table-cell>
        </table:table-row>
        <table:table-row table:style-name="ro1">
          <table:table-cell table:style-name="ce1" office:value-type="float" office:value="0.514023" calcext:value-type="float">
            <text:p>0.5140230000</text:p>
          </table:table-cell>
          <table:table-cell table:formula="of:=ACOS([.A634])" office:value-type="float" office:value="1.0309280582265" calcext:value-type="float">
            <text:p>1.0309280582</text:p>
          </table:table-cell>
        </table:table-row>
        <table:table-row table:style-name="ro1">
          <table:table-cell table:style-name="ce1" office:value-type="float" office:value="0.379833" calcext:value-type="float">
            <text:p>0.3798330000</text:p>
          </table:table-cell>
          <table:table-cell table:formula="of:=ACOS([.A635])" office:value-type="float" office:value="1.18118056680481" calcext:value-type="float">
            <text:p>1.1811805668</text:p>
          </table:table-cell>
        </table:table-row>
        <table:table-row table:style-name="ro1">
          <table:table-cell table:style-name="ce1" office:value-type="float" office:value="0.2725" calcext:value-type="float">
            <text:p>0.2725000000</text:p>
          </table:table-cell>
          <table:table-cell table:formula="of:=ACOS([.A636])" office:value-type="float" office:value="1.29480591592025" calcext:value-type="float">
            <text:p>1.2948059159</text:p>
          </table:table-cell>
        </table:table-row>
        <table:table-row table:style-name="ro1">
          <table:table-cell table:style-name="ce1" office:value-type="float" office:value="0.713492" calcext:value-type="float">
            <text:p>0.7134920000</text:p>
          </table:table-cell>
          <table:table-cell table:formula="of:=ACOS([.A637])" office:value-type="float" office:value="0.776326831694073" calcext:value-type="float">
            <text:p>0.7763268317</text:p>
          </table:table-cell>
        </table:table-row>
        <table:table-row table:style-name="ro1">
          <table:table-cell table:style-name="ce1" office:value-type="float" office:value="0.765496" calcext:value-type="float">
            <text:p>0.7654960000</text:p>
          </table:table-cell>
          <table:table-cell table:formula="of:=ACOS([.A638])" office:value-type="float" office:value="0.698984493574307" calcext:value-type="float">
            <text:p>0.6989844936</text:p>
          </table:table-cell>
        </table:table-row>
        <table:table-row table:style-name="ro1">
          <table:table-cell table:style-name="ce1" office:value-type="float" office:value="0.788934" calcext:value-type="float">
            <text:p>0.7889340000</text:p>
          </table:table-cell>
          <table:table-cell table:formula="of:=ACOS([.A639])" office:value-type="float" office:value="0.661724072533906" calcext:value-type="float">
            <text:p>0.6617240725</text:p>
          </table:table-cell>
        </table:table-row>
        <table:table-row table:style-name="ro1">
          <table:table-cell table:style-name="ce1" office:value-type="float" office:value="0.767632" calcext:value-type="float">
            <text:p>0.7676320000</text:p>
          </table:table-cell>
          <table:table-cell table:formula="of:=ACOS([.A640])" office:value-type="float" office:value="0.695658252669369" calcext:value-type="float">
            <text:p>0.6956582527</text:p>
          </table:table-cell>
        </table:table-row>
        <table:table-row table:style-name="ro1">
          <table:table-cell table:style-name="ce1" office:value-type="float" office:value="0.422407" calcext:value-type="float">
            <text:p>0.4224070000</text:p>
          </table:table-cell>
          <table:table-cell table:formula="of:=ACOS([.A641])" office:value-type="float" office:value="1.13469710267089" calcext:value-type="float">
            <text:p>1.1346971027</text:p>
          </table:table-cell>
        </table:table-row>
        <table:table-row table:style-name="ro1">
          <table:table-cell table:style-name="ce1" office:value-type="float" office:value="0.972076" calcext:value-type="float">
            <text:p>0.9720760000</text:p>
          </table:table-cell>
          <table:table-cell table:formula="of:=ACOS([.A642])" office:value-type="float" office:value="0.236875219431956" calcext:value-type="float">
            <text:p>0.2368752194</text:p>
          </table:table-cell>
        </table:table-row>
        <table:table-row table:style-name="ro1">
          <table:table-cell table:style-name="ce1" office:value-type="float" office:value="0.421125" calcext:value-type="float">
            <text:p>0.4211250000</text:p>
          </table:table-cell>
          <table:table-cell table:formula="of:=ACOS([.A643])" office:value-type="float" office:value="1.13611101411757" calcext:value-type="float">
            <text:p>1.1361110141</text:p>
          </table:table-cell>
        </table:table-row>
        <table:table-row table:style-name="ro1">
          <table:table-cell table:style-name="ce1" office:value-type="float" office:value="0.359386" calcext:value-type="float">
            <text:p>0.3593860000</text:p>
          </table:table-cell>
          <table:table-cell table:formula="of:=ACOS([.A644])" office:value-type="float" office:value="1.20318647568119" calcext:value-type="float">
            <text:p>1.2031864757</text:p>
          </table:table-cell>
        </table:table-row>
        <table:table-row table:style-name="ro1">
          <table:table-cell table:style-name="ce1" office:value-type="float" office:value="0.449507" calcext:value-type="float">
            <text:p>0.4495070000</text:p>
          </table:table-cell>
          <table:table-cell table:formula="of:=ACOS([.A645])" office:value-type="float" office:value="1.10458296502708" calcext:value-type="float">
            <text:p>1.104582965</text:p>
          </table:table-cell>
        </table:table-row>
        <table:table-row table:style-name="ro1">
          <table:table-cell table:style-name="ce1" office:value-type="float" office:value="0.680807" calcext:value-type="float">
            <text:p>0.6808070000</text:p>
          </table:table-cell>
          <table:table-cell table:formula="of:=ACOS([.A646])" office:value-type="float" office:value="0.821932493111973" calcext:value-type="float">
            <text:p>0.8219324931</text:p>
          </table:table-cell>
        </table:table-row>
        <table:table-row table:style-name="ro1">
          <table:table-cell table:style-name="ce1" office:value-type="float" office:value="0.333018" calcext:value-type="float">
            <text:p>0.3330180000</text:p>
          </table:table-cell>
          <table:table-cell table:formula="of:=ACOS([.A647])" office:value-type="float" office:value="1.23129385908181" calcext:value-type="float">
            <text:p>1.2312938591</text:p>
          </table:table-cell>
        </table:table-row>
        <table:table-row table:style-name="ro1">
          <table:table-cell table:style-name="ce1" office:value-type="float" office:value="0.284829" calcext:value-type="float">
            <text:p>0.2848290000</text:p>
          </table:table-cell>
          <table:table-cell table:formula="of:=ACOS([.A648])" office:value-type="float" office:value="1.28196829252556" calcext:value-type="float">
            <text:p>1.2819682925</text:p>
          </table:table-cell>
        </table:table-row>
        <table:table-row table:style-name="ro1">
          <table:table-cell table:style-name="ce1" office:value-type="float" office:value="0.363506" calcext:value-type="float">
            <text:p>0.3635060000</text:p>
          </table:table-cell>
          <table:table-cell table:formula="of:=ACOS([.A649])" office:value-type="float" office:value="1.19876773308322" calcext:value-type="float">
            <text:p>1.1987677331</text:p>
          </table:table-cell>
        </table:table-row>
        <table:table-row table:style-name="ro1">
          <table:table-cell table:style-name="ce1" office:value-type="float" office:value="0.846156" calcext:value-type="float">
            <text:p>0.8461560000</text:p>
          </table:table-cell>
          <table:table-cell table:formula="of:=ACOS([.A650])" office:value-type="float" office:value="0.562065761540777" calcext:value-type="float">
            <text:p>0.5620657615</text:p>
          </table:table-cell>
        </table:table-row>
        <table:table-row table:style-name="ro1">
          <table:table-cell table:style-name="ce1" office:value-type="float" office:value="0.179235" calcext:value-type="float">
            <text:p>0.1792350000</text:p>
          </table:table-cell>
          <table:table-cell table:formula="of:=ACOS([.A651])" office:value-type="float" office:value="1.39058752281522" calcext:value-type="float">
            <text:p>1.3905875228</text:p>
          </table:table-cell>
        </table:table-row>
        <table:table-row table:style-name="ro1">
          <table:table-cell table:style-name="ce1" office:value-type="float" office:value="0.525895" calcext:value-type="float">
            <text:p>0.5258950000</text:p>
          </table:table-cell>
          <table:table-cell table:formula="of:=ACOS([.A652])" office:value-type="float" office:value="1.01702929466622" calcext:value-type="float">
            <text:p>1.0170292947</text:p>
          </table:table-cell>
        </table:table-row>
        <table:table-row table:style-name="ro1">
          <table:table-cell table:style-name="ce1" office:value-type="float" office:value="0.881314" calcext:value-type="float">
            <text:p>0.8813140000</text:p>
          </table:table-cell>
          <table:table-cell table:formula="of:=ACOS([.A653])" office:value-type="float" office:value="0.492160527323972" calcext:value-type="float">
            <text:p>0.4921605273</text:p>
          </table:table-cell>
        </table:table-row>
        <table:table-row table:style-name="ro1">
          <table:table-cell table:style-name="ce1" office:value-type="float" office:value="0.829707" calcext:value-type="float">
            <text:p>0.8297070000</text:p>
          </table:table-cell>
          <table:table-cell table:formula="of:=ACOS([.A654])" office:value-type="float" office:value="0.592213749644494" calcext:value-type="float">
            <text:p>0.5922137496</text:p>
          </table:table-cell>
        </table:table-row>
        <table:table-row table:style-name="ro1">
          <table:table-cell table:style-name="ce1" office:value-type="float" office:value="0.838588" calcext:value-type="float">
            <text:p>0.8385880000</text:p>
          </table:table-cell>
          <table:table-cell table:formula="of:=ACOS([.A655])" office:value-type="float" office:value="0.576110236693512" calcext:value-type="float">
            <text:p>0.5761102367</text:p>
          </table:table-cell>
        </table:table-row>
        <table:table-row table:style-name="ro1">
          <table:table-cell table:style-name="ce1" office:value-type="float" office:value="0.056001" calcext:value-type="float">
            <text:p>0.0560010000</text:p>
          </table:table-cell>
          <table:table-cell table:formula="of:=ACOS([.A656])" office:value-type="float" office:value="1.51476601450769" calcext:value-type="float">
            <text:p>1.5147660145</text:p>
          </table:table-cell>
        </table:table-row>
        <table:table-row table:style-name="ro1">
          <table:table-cell table:style-name="ce1" office:value-type="float" office:value="0.752861" calcext:value-type="float">
            <text:p>0.7528610000</text:p>
          </table:table-cell>
          <table:table-cell table:formula="of:=ACOS([.A657])" office:value-type="float" office:value="0.718398149222448" calcext:value-type="float">
            <text:p>0.7183981492</text:p>
          </table:table-cell>
        </table:table-row>
        <table:table-row table:style-name="ro1">
          <table:table-cell table:style-name="ce1" office:value-type="float" office:value="0.870296" calcext:value-type="float">
            <text:p>0.8702960000</text:p>
          </table:table-cell>
          <table:table-cell table:formula="of:=ACOS([.A658])" office:value-type="float" office:value="0.514993345199407" calcext:value-type="float">
            <text:p>0.5149933452</text:p>
          </table:table-cell>
        </table:table-row>
        <table:table-row table:style-name="ro1">
          <table:table-cell table:style-name="ce1" office:value-type="float" office:value="0.627979" calcext:value-type="float">
            <text:p>0.6279790000</text:p>
          </table:table-cell>
          <table:table-cell table:formula="of:=ACOS([.A659])" office:value-type="float" office:value="0.891842762548701" calcext:value-type="float">
            <text:p>0.8918427625</text:p>
          </table:table-cell>
        </table:table-row>
        <table:table-row table:style-name="ro1">
          <table:table-cell table:style-name="ce1" office:value-type="float" office:value="0.323313" calcext:value-type="float">
            <text:p>0.3233130000</text:p>
          </table:table-cell>
          <table:table-cell table:formula="of:=ACOS([.A660])" office:value-type="float" office:value="1.24156789058287" calcext:value-type="float">
            <text:p>1.2415678906</text:p>
          </table:table-cell>
        </table:table-row>
        <table:table-row table:style-name="ro1">
          <table:table-cell table:style-name="ce1" office:value-type="float" office:value="0.937071" calcext:value-type="float">
            <text:p>0.9370710000</text:p>
          </table:table-cell>
          <table:table-cell table:formula="of:=ACOS([.A661])" office:value-type="float" office:value="0.356651972303465" calcext:value-type="float">
            <text:p>0.3566519723</text:p>
          </table:table-cell>
        </table:table-row>
        <table:table-row table:style-name="ro1">
          <table:table-cell table:style-name="ce1" office:value-type="float" office:value="0.68157" calcext:value-type="float">
            <text:p>0.6815700000</text:p>
          </table:table-cell>
          <table:table-cell table:formula="of:=ACOS([.A662])" office:value-type="float" office:value="0.820890297083066" calcext:value-type="float">
            <text:p>0.8208902971</text:p>
          </table:table-cell>
        </table:table-row>
        <table:table-row table:style-name="ro1">
          <table:table-cell table:style-name="ce1" office:value-type="float" office:value="0.135624" calcext:value-type="float">
            <text:p>0.1356240000</text:p>
          </table:table-cell>
          <table:table-cell table:formula="of:=ACOS([.A663])" office:value-type="float" office:value="1.43475307214347" calcext:value-type="float">
            <text:p>1.4347530721</text:p>
          </table:table-cell>
        </table:table-row>
        <table:table-row table:style-name="ro1">
          <table:table-cell table:style-name="ce1" office:value-type="float" office:value="0.876156" calcext:value-type="float">
            <text:p>0.8761560000</text:p>
          </table:table-cell>
          <table:table-cell table:formula="of:=ACOS([.A664])" office:value-type="float" office:value="0.502967509698102" calcext:value-type="float">
            <text:p>0.5029675097</text:p>
          </table:table-cell>
        </table:table-row>
        <table:table-row table:style-name="ro1">
          <table:table-cell table:style-name="ce1" office:value-type="float" office:value="0.349956" calcext:value-type="float">
            <text:p>0.3499560000</text:p>
          </table:table-cell>
          <table:table-cell table:formula="of:=ACOS([.A665])" office:value-type="float" office:value="1.21327219366236" calcext:value-type="float">
            <text:p>1.2132721937</text:p>
          </table:table-cell>
        </table:table-row>
        <table:table-row table:style-name="ro1">
          <table:table-cell table:style-name="ce1" office:value-type="float" office:value="0.332286" calcext:value-type="float">
            <text:p>0.3322860000</text:p>
          </table:table-cell>
          <table:table-cell table:formula="of:=ACOS([.A666])" office:value-type="float" office:value="1.23207006426186" calcext:value-type="float">
            <text:p>1.2320700643</text:p>
          </table:table-cell>
        </table:table-row>
        <table:table-row table:style-name="ro1">
          <table:table-cell table:style-name="ce1" office:value-type="float" office:value="0.204596" calcext:value-type="float">
            <text:p>0.2045960000</text:p>
          </table:table-cell>
          <table:table-cell table:formula="of:=ACOS([.A667])" office:value-type="float" office:value="1.36474536804737" calcext:value-type="float">
            <text:p>1.364745368</text:p>
          </table:table-cell>
        </table:table-row>
        <table:table-row table:style-name="ro1">
          <table:table-cell table:style-name="ce1" office:value-type="float" office:value="0.537461" calcext:value-type="float">
            <text:p>0.5374610000</text:p>
          </table:table-cell>
          <table:table-cell table:formula="of:=ACOS([.A668])" office:value-type="float" office:value="1.00337294791427" calcext:value-type="float">
            <text:p>1.0033729479</text:p>
          </table:table-cell>
        </table:table-row>
        <table:table-row table:style-name="ro1">
          <table:table-cell table:style-name="ce1" office:value-type="float" office:value="0.96643" calcext:value-type="float">
            <text:p>0.9664300000</text:p>
          </table:table-cell>
          <table:table-cell table:formula="of:=ACOS([.A669])" office:value-type="float" office:value="0.25984427611191" calcext:value-type="float">
            <text:p>0.2598442761</text:p>
          </table:table-cell>
        </table:table-row>
        <table:table-row table:style-name="ro1">
          <table:table-cell table:style-name="ce1" office:value-type="float" office:value="0.066347" calcext:value-type="float">
            <text:p>0.0663470000</text:p>
          </table:table-cell>
          <table:table-cell table:formula="of:=ACOS([.A670])" office:value-type="float" office:value="1.50440055437491" calcext:value-type="float">
            <text:p>1.5044005544</text:p>
          </table:table-cell>
        </table:table-row>
        <table:table-row table:style-name="ro1">
          <table:table-cell table:style-name="ce1" office:value-type="float" office:value="0.097842" calcext:value-type="float">
            <text:p>0.0978420000</text:p>
          </table:table-cell>
          <table:table-cell table:formula="of:=ACOS([.A671])" office:value-type="float" office:value="1.47279754260465" calcext:value-type="float">
            <text:p>1.4727975426</text:p>
          </table:table-cell>
        </table:table-row>
        <table:table-row table:style-name="ro1">
          <table:table-cell table:style-name="ce1" office:value-type="float" office:value="0.034455" calcext:value-type="float">
            <text:p>0.0344550000</text:p>
          </table:table-cell>
          <table:table-cell table:formula="of:=ACOS([.A672])" office:value-type="float" office:value="1.53633450595868" calcext:value-type="float">
            <text:p>1.536334506</text:p>
          </table:table-cell>
        </table:table-row>
        <table:table-row table:style-name="ro1">
          <table:table-cell table:style-name="ce1" office:value-type="float" office:value="0.556566" calcext:value-type="float">
            <text:p>0.5565660000</text:p>
          </table:table-cell>
          <table:table-cell table:formula="of:=ACOS([.A673])" office:value-type="float" office:value="0.98054962564652" calcext:value-type="float">
            <text:p>0.9805496256</text:p>
          </table:table-cell>
        </table:table-row>
        <table:table-row table:style-name="ro1">
          <table:table-cell table:style-name="ce1" office:value-type="float" office:value="0.21839" calcext:value-type="float">
            <text:p>0.2183900000</text:p>
          </table:table-cell>
          <table:table-cell table:formula="of:=ACOS([.A674])" office:value-type="float" office:value="1.35063198589317" calcext:value-type="float">
            <text:p>1.3506319859</text:p>
          </table:table-cell>
        </table:table-row>
        <table:table-row table:style-name="ro1">
          <table:table-cell table:style-name="ce1" office:value-type="float" office:value="0.376324" calcext:value-type="float">
            <text:p>0.3763240000</text:p>
          </table:table-cell>
          <table:table-cell table:formula="of:=ACOS([.A675])" office:value-type="float" office:value="1.18497091401064" calcext:value-type="float">
            <text:p>1.184970914</text:p>
          </table:table-cell>
        </table:table-row>
        <table:table-row table:style-name="ro1">
          <table:table-cell table:style-name="ce1" office:value-type="float" office:value="0.489395" calcext:value-type="float">
            <text:p>0.4893950000</text:p>
          </table:table-cell>
          <table:table-cell table:formula="of:=ACOS([.A676])" office:value-type="float" office:value="1.05940046684926" calcext:value-type="float">
            <text:p>1.0594004668</text:p>
          </table:table-cell>
        </table:table-row>
        <table:table-row table:style-name="ro1">
          <table:table-cell table:style-name="ce1" office:value-type="float" office:value="0.838252" calcext:value-type="float">
            <text:p>0.8382520000</text:p>
          </table:table-cell>
          <table:table-cell table:formula="of:=ACOS([.A677])" office:value-type="float" office:value="0.576726722614996" calcext:value-type="float">
            <text:p>0.5767267226</text:p>
          </table:table-cell>
        </table:table-row>
        <table:table-row table:style-name="ro1">
          <table:table-cell table:style-name="ce1" office:value-type="float" office:value="0.881436" calcext:value-type="float">
            <text:p>0.8814360000</text:p>
          </table:table-cell>
          <table:table-cell table:formula="of:=ACOS([.A678])" office:value-type="float" office:value="0.491902281059968" calcext:value-type="float">
            <text:p>0.4919022811</text:p>
          </table:table-cell>
        </table:table-row>
        <table:table-row table:style-name="ro1">
          <table:table-cell table:style-name="ce1" office:value-type="float" office:value="0.521287" calcext:value-type="float">
            <text:p>0.5212870000</text:p>
          </table:table-cell>
          <table:table-cell table:formula="of:=ACOS([.A679])" office:value-type="float" office:value="1.02243795142866" calcext:value-type="float">
            <text:p>1.0224379514</text:p>
          </table:table-cell>
        </table:table-row>
        <table:table-row table:style-name="ro1">
          <table:table-cell table:style-name="ce1" office:value-type="float" office:value="0.677847" calcext:value-type="float">
            <text:p>0.6778470000</text:p>
          </table:table-cell>
          <table:table-cell table:formula="of:=ACOS([.A680])" office:value-type="float" office:value="0.825966103341286" calcext:value-type="float">
            <text:p>0.8259661033</text:p>
          </table:table-cell>
        </table:table-row>
        <table:table-row table:style-name="ro1">
          <table:table-cell table:style-name="ce1" office:value-type="float" office:value="0.326762" calcext:value-type="float">
            <text:p>0.3267620000</text:p>
          </table:table-cell>
          <table:table-cell table:formula="of:=ACOS([.A681])" office:value-type="float" office:value="1.23792085825253" calcext:value-type="float">
            <text:p>1.2379208583</text:p>
          </table:table-cell>
        </table:table-row>
        <table:table-row table:style-name="ro1">
          <table:table-cell table:style-name="ce1" office:value-type="float" office:value="0.48262" calcext:value-type="float">
            <text:p>0.4826200000</text:p>
          </table:table-cell>
          <table:table-cell table:formula="of:=ACOS([.A682])" office:value-type="float" office:value="1.06715262286077" calcext:value-type="float">
            <text:p>1.0671526229</text:p>
          </table:table-cell>
        </table:table-row>
        <table:table-row table:style-name="ro1">
          <table:table-cell table:style-name="ce1" office:value-type="float" office:value="0.83169" calcext:value-type="float">
            <text:p>0.8316900000</text:p>
          </table:table-cell>
          <table:table-cell table:formula="of:=ACOS([.A683])" office:value-type="float" office:value="0.588651817338951" calcext:value-type="float">
            <text:p>0.5886518173</text:p>
          </table:table-cell>
        </table:table-row>
        <table:table-row table:style-name="ro1">
          <table:table-cell table:style-name="ce1" office:value-type="float" office:value="0.461226" calcext:value-type="float">
            <text:p>0.4612260000</text:p>
          </table:table-cell>
          <table:table-cell table:formula="of:=ACOS([.A684])" office:value-type="float" office:value="1.09141987693012" calcext:value-type="float">
            <text:p>1.0914198769</text:p>
          </table:table-cell>
        </table:table-row>
        <table:table-row table:style-name="ro1">
          <table:table-cell table:style-name="ce1" office:value-type="float" office:value="0.663198" calcext:value-type="float">
            <text:p>0.6631980000</text:p>
          </table:table-cell>
          <table:table-cell table:formula="of:=ACOS([.A685])" office:value-type="float" office:value="0.845712746699712" calcext:value-type="float">
            <text:p>0.8457127467</text:p>
          </table:table-cell>
        </table:table-row>
        <table:table-row table:style-name="ro1">
          <table:table-cell table:style-name="ce1" office:value-type="float" office:value="0.923673" calcext:value-type="float">
            <text:p>0.9236730000</text:p>
          </table:table-cell>
          <table:table-cell table:formula="of:=ACOS([.A686])" office:value-type="float" office:value="0.393238426047362" calcext:value-type="float">
            <text:p>0.393238426</text:p>
          </table:table-cell>
        </table:table-row>
        <table:table-row table:style-name="ro1">
          <table:table-cell table:style-name="ce1" office:value-type="float" office:value="0.628498" calcext:value-type="float">
            <text:p>0.6284980000</text:p>
          </table:table-cell>
          <table:table-cell table:formula="of:=ACOS([.A687])" office:value-type="float" office:value="0.891175685242973" calcext:value-type="float">
            <text:p>0.8911756852</text:p>
          </table:table-cell>
        </table:table-row>
        <table:table-row table:style-name="ro1">
          <table:table-cell table:style-name="ce1" office:value-type="float" office:value="0.298868" calcext:value-type="float">
            <text:p>0.2988680000</text:p>
          </table:table-cell>
          <table:table-cell table:formula="of:=ACOS([.A688])" office:value-type="float" office:value="1.26729011015289" calcext:value-type="float">
            <text:p>1.2672901102</text:p>
          </table:table-cell>
        </table:table-row>
        <table:table-row table:style-name="ro1">
          <table:table-cell table:style-name="ce1" office:value-type="float" office:value="0.702231" calcext:value-type="float">
            <text:p>0.7022310000</text:p>
          </table:table-cell>
          <table:table-cell table:formula="of:=ACOS([.A689])" office:value-type="float" office:value="0.792270002369841" calcext:value-type="float">
            <text:p>0.7922700024</text:p>
          </table:table-cell>
        </table:table-row>
        <table:table-row table:style-name="ro1">
          <table:table-cell table:style-name="ce1" office:value-type="float" office:value="0.441542" calcext:value-type="float">
            <text:p>0.4415420000</text:p>
          </table:table-cell>
          <table:table-cell table:formula="of:=ACOS([.A690])" office:value-type="float" office:value="1.11347977608599" calcext:value-type="float">
            <text:p>1.1134797761</text:p>
          </table:table-cell>
        </table:table-row>
        <table:table-row table:style-name="ro1">
          <table:table-cell table:style-name="ce1" office:value-type="float" office:value="0.296854" calcext:value-type="float">
            <text:p>0.2968540000</text:p>
          </table:table-cell>
          <table:table-cell table:formula="of:=ACOS([.A691])" office:value-type="float" office:value="1.26939987441262" calcext:value-type="float">
            <text:p>1.2693998744</text:p>
          </table:table-cell>
        </table:table-row>
        <table:table-row table:style-name="ro1">
          <table:table-cell table:style-name="ce1" office:value-type="float" office:value="0.246895" calcext:value-type="float">
            <text:p>0.2468950000</text:p>
          </table:table-cell>
          <table:table-cell table:formula="of:=ACOS([.A692])" office:value-type="float" office:value="1.32132158082009" calcext:value-type="float">
            <text:p>1.3213215808</text:p>
          </table:table-cell>
        </table:table-row>
        <table:table-row table:style-name="ro1">
          <table:table-cell table:style-name="ce1" office:value-type="float" office:value="0.141362" calcext:value-type="float">
            <text:p>0.1413620000</text:p>
          </table:table-cell>
          <table:table-cell table:formula="of:=ACOS([.A693])" office:value-type="float" office:value="1.42895923078813" calcext:value-type="float">
            <text:p>1.4289592308</text:p>
          </table:table-cell>
        </table:table-row>
        <table:table-row table:style-name="ro1">
          <table:table-cell table:style-name="ce1" office:value-type="float" office:value="0.846614" calcext:value-type="float">
            <text:p>0.8466140000</text:p>
          </table:table-cell>
          <table:table-cell table:formula="of:=ACOS([.A694])" office:value-type="float" office:value="0.56120578293226" calcext:value-type="float">
            <text:p>0.5612057829</text:p>
          </table:table-cell>
        </table:table-row>
        <table:table-row table:style-name="ro1">
          <table:table-cell table:style-name="ce1" office:value-type="float" office:value="0.197241" calcext:value-type="float">
            <text:p>0.1972410000</text:p>
          </table:table-cell>
          <table:table-cell table:formula="of:=ACOS([.A695])" office:value-type="float" office:value="1.3722534934936" calcext:value-type="float">
            <text:p>1.3722534935</text:p>
          </table:table-cell>
        </table:table-row>
        <table:table-row table:style-name="ro1">
          <table:table-cell table:style-name="ce1" office:value-type="float" office:value="0.349284" calcext:value-type="float">
            <text:p>0.3492840000</text:p>
          </table:table-cell>
          <table:table-cell table:formula="of:=ACOS([.A696])" office:value-type="float" office:value="1.21398945916671" calcext:value-type="float">
            <text:p>1.2139894592</text:p>
          </table:table-cell>
        </table:table-row>
        <table:table-row table:style-name="ro1">
          <table:table-cell table:style-name="ce1" office:value-type="float" office:value="0.972228" calcext:value-type="float">
            <text:p>0.9722280000</text:p>
          </table:table-cell>
          <table:table-cell table:formula="of:=ACOS([.A697])" office:value-type="float" office:value="0.236226619660604" calcext:value-type="float">
            <text:p>0.2362266197</text:p>
          </table:table-cell>
        </table:table-row>
        <table:table-row table:style-name="ro1">
          <table:table-cell table:style-name="ce1" office:value-type="float" office:value="0.293619" calcext:value-type="float">
            <text:p>0.2936190000</text:p>
          </table:table-cell>
          <table:table-cell table:formula="of:=ACOS([.A698])" office:value-type="float" office:value="1.27278580704378" calcext:value-type="float">
            <text:p>1.272785807</text:p>
          </table:table-cell>
        </table:table-row>
        <table:table-row table:style-name="ro1">
          <table:table-cell table:style-name="ce1" office:value-type="float" office:value="0.977233" calcext:value-type="float">
            <text:p>0.9772330000</text:p>
          </table:table-cell>
          <table:table-cell table:formula="of:=ACOS([.A699])" office:value-type="float" office:value="0.213793908885318" calcext:value-type="float">
            <text:p>0.2137939089</text:p>
          </table:table-cell>
        </table:table-row>
        <table:table-row table:style-name="ro1">
          <table:table-cell table:style-name="ce1" office:value-type="float" office:value="0.828059" calcext:value-type="float">
            <text:p>0.8280590000</text:p>
          </table:table-cell>
          <table:table-cell table:formula="of:=ACOS([.A700])" office:value-type="float" office:value="0.595159655463995" calcext:value-type="float">
            <text:p>0.5951596555</text:p>
          </table:table-cell>
        </table:table-row>
        <table:table-row table:style-name="ro1">
          <table:table-cell table:style-name="ce1" office:value-type="float" office:value="0.535081" calcext:value-type="float">
            <text:p>0.5350810000</text:p>
          </table:table-cell>
          <table:table-cell table:formula="of:=ACOS([.A701])" office:value-type="float" office:value="1.00619270197604" calcext:value-type="float">
            <text:p>1.006192702</text:p>
          </table:table-cell>
        </table:table-row>
        <table:table-row table:style-name="ro1">
          <table:table-cell table:style-name="ce1" office:value-type="float" office:value="0.242347" calcext:value-type="float">
            <text:p>0.2423470000</text:p>
          </table:table-cell>
          <table:table-cell table:formula="of:=ACOS([.A702])" office:value-type="float" office:value="1.32601208918121" calcext:value-type="float">
            <text:p>1.3260120892</text:p>
          </table:table-cell>
        </table:table-row>
        <table:table-row table:style-name="ro1">
          <table:table-cell table:style-name="ce1" office:value-type="float" office:value="0.314585" calcext:value-type="float">
            <text:p>0.3145850000</text:p>
          </table:table-cell>
          <table:table-cell table:formula="of:=ACOS([.A703])" office:value-type="float" office:value="1.2507769012205" calcext:value-type="float">
            <text:p>1.2507769012</text:p>
          </table:table-cell>
        </table:table-row>
        <table:table-row table:style-name="ro1">
          <table:table-cell table:style-name="ce1" office:value-type="float" office:value="0.978271" calcext:value-type="float">
            <text:p>0.9782710000</text:p>
          </table:table-cell>
          <table:table-cell table:formula="of:=ACOS([.A704])" office:value-type="float" office:value="0.208845161559496" calcext:value-type="float">
            <text:p>0.2088451616</text:p>
          </table:table-cell>
        </table:table-row>
        <table:table-row table:style-name="ro1">
          <table:table-cell table:style-name="ce1" office:value-type="float" office:value="0.458876" calcext:value-type="float">
            <text:p>0.4588760000</text:p>
          </table:table-cell>
          <table:table-cell table:formula="of:=ACOS([.A705])" office:value-type="float" office:value="1.09406659515272" calcext:value-type="float">
            <text:p>1.0940665952</text:p>
          </table:table-cell>
        </table:table-row>
        <table:table-row table:style-name="ro1">
          <table:table-cell table:style-name="ce1" office:value-type="float" office:value="0.763817" calcext:value-type="float">
            <text:p>0.7638170000</text:p>
          </table:table-cell>
          <table:table-cell table:formula="of:=ACOS([.A706])" office:value-type="float" office:value="0.701589867987534" calcext:value-type="float">
            <text:p>0.701589868</text:p>
          </table:table-cell>
        </table:table-row>
        <table:table-row table:style-name="ro1">
          <table:table-cell table:style-name="ce1" office:value-type="float" office:value="0.623676" calcext:value-type="float">
            <text:p>0.6236760000</text:p>
          </table:table-cell>
          <table:table-cell table:formula="of:=ACOS([.A707])" office:value-type="float" office:value="0.897359722041756" calcext:value-type="float">
            <text:p>0.897359722</text:p>
          </table:table-cell>
        </table:table-row>
        <table:table-row table:style-name="ro1">
          <table:table-cell table:style-name="ce1" office:value-type="float" office:value="0.174596" calcext:value-type="float">
            <text:p>0.1745960000</text:p>
          </table:table-cell>
          <table:table-cell table:formula="of:=ACOS([.A708])" office:value-type="float" office:value="1.39530087574691" calcext:value-type="float">
            <text:p>1.3953008757</text:p>
          </table:table-cell>
        </table:table-row>
        <table:table-row table:style-name="ro1">
          <table:table-cell table:style-name="ce1" office:value-type="float" office:value="0.266396" calcext:value-type="float">
            <text:p>0.2663960000</text:p>
          </table:table-cell>
          <table:table-cell table:formula="of:=ACOS([.A709])" office:value-type="float" office:value="1.30114435612741" calcext:value-type="float">
            <text:p>1.3011443561</text:p>
          </table:table-cell>
        </table:table-row>
        <table:table-row table:style-name="ro1">
          <table:table-cell table:style-name="ce1" office:value-type="float" office:value="0.848598" calcext:value-type="float">
            <text:p>0.8485980000</text:p>
          </table:table-cell>
          <table:table-cell table:formula="of:=ACOS([.A710])" office:value-type="float" office:value="0.557466784861141" calcext:value-type="float">
            <text:p>0.5574667849</text:p>
          </table:table-cell>
        </table:table-row>
        <table:table-row table:style-name="ro1">
          <table:table-cell table:style-name="ce1" office:value-type="float" office:value="0.755638" calcext:value-type="float">
            <text:p>0.7556380000</text:p>
          </table:table-cell>
          <table:table-cell table:formula="of:=ACOS([.A711])" office:value-type="float" office:value="0.714168692366358" calcext:value-type="float">
            <text:p>0.7141686924</text:p>
          </table:table-cell>
        </table:table-row>
        <table:table-row table:style-name="ro1">
          <table:table-cell table:style-name="ce1" office:value-type="float" office:value="0.895535" calcext:value-type="float">
            <text:p>0.8955350000</text:p>
          </table:table-cell>
          <table:table-cell table:formula="of:=ACOS([.A712])" office:value-type="float" office:value="0.461164303414724" calcext:value-type="float">
            <text:p>0.4611643034</text:p>
          </table:table-cell>
        </table:table-row>
        <table:table-row table:style-name="ro1">
          <table:table-cell table:style-name="ce1" office:value-type="float" office:value="0.927396" calcext:value-type="float">
            <text:p>0.9273960000</text:p>
          </table:table-cell>
          <table:table-cell table:formula="of:=ACOS([.A713])" office:value-type="float" office:value="0.383405722687198" calcext:value-type="float">
            <text:p>0.3834057227</text:p>
          </table:table-cell>
        </table:table-row>
        <table:table-row table:style-name="ro1">
          <table:table-cell table:style-name="ce1" office:value-type="float" office:value="0.873104" calcext:value-type="float">
            <text:p>0.8731040000</text:p>
          </table:table-cell>
          <table:table-cell table:formula="of:=ACOS([.A714])" office:value-type="float" office:value="0.509263117366724" calcext:value-type="float">
            <text:p>0.5092631174</text:p>
          </table:table-cell>
        </table:table-row>
        <table:table-row table:style-name="ro1">
          <table:table-cell table:style-name="ce1" office:value-type="float" office:value="0.224036" calcext:value-type="float">
            <text:p>0.2240360000</text:p>
          </table:table-cell>
          <table:table-cell table:formula="of:=ACOS([.A715])" office:value-type="float" office:value="1.34484254642008" calcext:value-type="float">
            <text:p>1.3448425464</text:p>
          </table:table-cell>
        </table:table-row>
        <table:table-row table:style-name="ro1">
          <table:table-cell table:style-name="ce1" office:value-type="float" office:value="0.170812" calcext:value-type="float">
            <text:p>0.1708120000</text:p>
          </table:table-cell>
          <table:table-cell table:formula="of:=ACOS([.A716])" office:value-type="float" office:value="1.39914260499423" calcext:value-type="float">
            <text:p>1.399142605</text:p>
          </table:table-cell>
        </table:table-row>
        <table:table-row table:style-name="ro1">
          <table:table-cell table:style-name="ce1" office:value-type="float" office:value="0.139775" calcext:value-type="float">
            <text:p>0.1397750000</text:p>
          </table:table-cell>
          <table:table-cell table:formula="of:=ACOS([.A717])" office:value-type="float" office:value="1.43056214638873" calcext:value-type="float">
            <text:p>1.4305621464</text:p>
          </table:table-cell>
        </table:table-row>
        <table:table-row table:style-name="ro1">
          <table:table-cell table:style-name="ce1" office:value-type="float" office:value="0.880703" calcext:value-type="float">
            <text:p>0.8807030000</text:p>
          </table:table-cell>
          <table:table-cell table:formula="of:=ACOS([.A718])" office:value-type="float" office:value="0.493452008872497" calcext:value-type="float">
            <text:p>0.4934520089</text:p>
          </table:table-cell>
        </table:table-row>
        <table:table-row table:style-name="ro1">
          <table:table-cell table:style-name="ce1" office:value-type="float" office:value="0.987487" calcext:value-type="float">
            <text:p>0.9874870000</text:p>
          </table:table-cell>
          <table:table-cell table:formula="of:=ACOS([.A719])" office:value-type="float" office:value="0.158361505991587" calcext:value-type="float">
            <text:p>0.158361506</text:p>
          </table:table-cell>
        </table:table-row>
        <table:table-row table:style-name="ro1">
          <table:table-cell table:style-name="ce1" office:value-type="float" office:value="0.359874" calcext:value-type="float">
            <text:p>0.3598740000</text:p>
          </table:table-cell>
          <table:table-cell table:formula="of:=ACOS([.A720])" office:value-type="float" office:value="1.20266348497552" calcext:value-type="float">
            <text:p>1.202663485</text:p>
          </table:table-cell>
        </table:table-row>
        <table:table-row table:style-name="ro1">
          <table:table-cell table:style-name="ce1" office:value-type="float" office:value="0.621021" calcext:value-type="float">
            <text:p>0.6210210000</text:p>
          </table:table-cell>
          <table:table-cell table:formula="of:=ACOS([.A721])" office:value-type="float" office:value="0.900751656451442" calcext:value-type="float">
            <text:p>0.9007516565</text:p>
          </table:table-cell>
        </table:table-row>
        <table:table-row table:style-name="ro1">
          <table:table-cell table:style-name="ce1" office:value-type="float" office:value="0.833033" calcext:value-type="float">
            <text:p>0.8330330000</text:p>
          </table:table-cell>
          <table:table-cell table:formula="of:=ACOS([.A722])" office:value-type="float" office:value="0.58622864459319" calcext:value-type="float">
            <text:p>0.5862286446</text:p>
          </table:table-cell>
        </table:table-row>
        <table:table-row table:style-name="ro1">
          <table:table-cell table:style-name="ce1" office:value-type="float" office:value="0.319498" calcext:value-type="float">
            <text:p>0.3194980000</text:p>
          </table:table-cell>
          <table:table-cell table:formula="of:=ACOS([.A723])" office:value-type="float" office:value="1.24559665353522" calcext:value-type="float">
            <text:p>1.2455966535</text:p>
          </table:table-cell>
        </table:table-row>
        <table:table-row table:style-name="ro1">
          <table:table-cell table:style-name="ce1" office:value-type="float" office:value="0.665761" calcext:value-type="float">
            <text:p>0.6657610000</text:p>
          </table:table-cell>
          <table:table-cell table:formula="of:=ACOS([.A724])" office:value-type="float" office:value="0.842283090647668" calcext:value-type="float">
            <text:p>0.8422830906</text:p>
          </table:table-cell>
        </table:table-row>
        <table:table-row table:style-name="ro1">
          <table:table-cell table:style-name="ce1" office:value-type="float" office:value="0.189886" calcext:value-type="float">
            <text:p>0.1898860000</text:p>
          </table:table-cell>
          <table:table-cell table:formula="of:=ACOS([.A725])" office:value-type="float" office:value="1.37975029410246" calcext:value-type="float">
            <text:p>1.3797502941</text:p>
          </table:table-cell>
        </table:table-row>
        <table:table-row table:style-name="ro1">
          <table:table-cell table:style-name="ce1" office:value-type="float" office:value="0.488754" calcext:value-type="float">
            <text:p>0.4887540000</text:p>
          </table:table-cell>
          <table:table-cell table:formula="of:=ACOS([.A726])" office:value-type="float" office:value="1.06013535466331" calcext:value-type="float">
            <text:p>1.0601353547</text:p>
          </table:table-cell>
        </table:table-row>
        <table:table-row table:style-name="ro1">
          <table:table-cell table:style-name="ce1" office:value-type="float" office:value="0.798242" calcext:value-type="float">
            <text:p>0.7982420000</text:p>
          </table:table-cell>
          <table:table-cell table:formula="of:=ACOS([.A727])" office:value-type="float" office:value="0.646425411932665" calcext:value-type="float">
            <text:p>0.6464254119</text:p>
          </table:table-cell>
        </table:table-row>
        <table:table-row table:style-name="ro1">
          <table:table-cell table:style-name="ce1" office:value-type="float" office:value="0.292245" calcext:value-type="float">
            <text:p>0.2922450000</text:p>
          </table:table-cell>
          <table:table-cell table:formula="of:=ACOS([.A728])" office:value-type="float" office:value="1.27422284535693" calcext:value-type="float">
            <text:p>1.2742228454</text:p>
          </table:table-cell>
        </table:table-row>
        <table:table-row table:style-name="ro1">
          <table:table-cell table:style-name="ce1" office:value-type="float" office:value="0.921354" calcext:value-type="float">
            <text:p>0.9213540000</text:p>
          </table:table-cell>
          <table:table-cell table:formula="of:=ACOS([.A729])" office:value-type="float" office:value="0.399246909606985" calcext:value-type="float">
            <text:p>0.3992469096</text:p>
          </table:table-cell>
        </table:table-row>
        <table:table-row table:style-name="ro1">
          <table:table-cell table:style-name="ce1" office:value-type="float" office:value="0.065188" calcext:value-type="float">
            <text:p>0.0651880000</text:p>
          </table:table-cell>
          <table:table-cell table:formula="of:=ACOS([.A730])" office:value-type="float" office:value="1.50556206915024" calcext:value-type="float">
            <text:p>1.5055620692</text:p>
          </table:table-cell>
        </table:table-row>
        <table:table-row table:style-name="ro1">
          <table:table-cell table:style-name="ce1" office:value-type="float" office:value="0.945982" calcext:value-type="float">
            <text:p>0.9459820000</text:p>
          </table:table-cell>
          <table:table-cell table:formula="of:=ACOS([.A731])" office:value-type="float" office:value="0.330186170134388" calcext:value-type="float">
            <text:p>0.3301861701</text:p>
          </table:table-cell>
        </table:table-row>
        <table:table-row table:style-name="ro1">
          <table:table-cell table:style-name="ce1" office:value-type="float" office:value="0.649373" calcext:value-type="float">
            <text:p>0.6493730000</text:p>
          </table:table-cell>
          <table:table-cell table:formula="of:=ACOS([.A732])" office:value-type="float" office:value="0.864036670661412" calcext:value-type="float">
            <text:p>0.8640366707</text:p>
          </table:table-cell>
        </table:table-row>
        <table:table-row table:style-name="ro1">
          <table:table-cell table:style-name="ce1" office:value-type="float" office:value="0.154088" calcext:value-type="float">
            <text:p>0.1540880000</text:p>
          </table:table-cell>
          <table:table-cell table:formula="of:=ACOS([.A733])" office:value-type="float" office:value="1.41609196357625" calcext:value-type="float">
            <text:p>1.4160919636</text:p>
          </table:table-cell>
        </table:table-row>
        <table:table-row table:style-name="ro1">
          <table:table-cell table:style-name="ce1" office:value-type="float" office:value="0.339579" calcext:value-type="float">
            <text:p>0.3395790000</text:p>
          </table:table-cell>
          <table:table-cell table:formula="of:=ACOS([.A734])" office:value-type="float" office:value="1.22432706278999" calcext:value-type="float">
            <text:p>1.2243270628</text:p>
          </table:table-cell>
        </table:table-row>
        <table:table-row table:style-name="ro1">
          <table:table-cell table:style-name="ce1" office:value-type="float" office:value="0.550737" calcext:value-type="float">
            <text:p>0.5507370000</text:p>
          </table:table-cell>
          <table:table-cell table:formula="of:=ACOS([.A735])" office:value-type="float" office:value="0.987549371525373" calcext:value-type="float">
            <text:p>0.9875493715</text:p>
          </table:table-cell>
        </table:table-row>
        <table:table-row table:style-name="ro1">
          <table:table-cell table:style-name="ce1" office:value-type="float" office:value="0.514206" calcext:value-type="float">
            <text:p>0.5142060000</text:p>
          </table:table-cell>
          <table:table-cell table:formula="of:=ACOS([.A736])" office:value-type="float" office:value="1.03071470227457" calcext:value-type="float">
            <text:p>1.0307147023</text:p>
          </table:table-cell>
        </table:table-row>
        <table:table-row table:style-name="ro1">
          <table:table-cell table:style-name="ce1" office:value-type="float" office:value="0.633473" calcext:value-type="float">
            <text:p>0.6334730000</text:p>
          </table:table-cell>
          <table:table-cell table:formula="of:=ACOS([.A737])" office:value-type="float" office:value="0.884762872768875" calcext:value-type="float">
            <text:p>0.8847628728</text:p>
          </table:table-cell>
        </table:table-row>
        <table:table-row table:style-name="ro1">
          <table:table-cell table:style-name="ce1" office:value-type="float" office:value="0.345897" calcext:value-type="float">
            <text:p>0.3458970000</text:p>
          </table:table-cell>
          <table:table-cell table:formula="of:=ACOS([.A738])" office:value-type="float" office:value="1.21760169770378" calcext:value-type="float">
            <text:p>1.2176016977</text:p>
          </table:table-cell>
        </table:table-row>
        <table:table-row table:style-name="ro1">
          <table:table-cell table:style-name="ce1" office:value-type="float" office:value="0.200507" calcext:value-type="float">
            <text:p>0.2005070000</text:p>
          </table:table-cell>
          <table:table-cell table:formula="of:=ACOS([.A739])" office:value-type="float" office:value="1.36892092394234" calcext:value-type="float">
            <text:p>1.3689209239</text:p>
          </table:table-cell>
        </table:table-row>
        <table:table-row table:style-name="ro1">
          <table:table-cell table:style-name="ce1" office:value-type="float" office:value="0.553026" calcext:value-type="float">
            <text:p>0.5530260000</text:p>
          </table:table-cell>
          <table:table-cell table:formula="of:=ACOS([.A740])" office:value-type="float" office:value="0.984804510293043" calcext:value-type="float">
            <text:p>0.9848045103</text:p>
          </table:table-cell>
        </table:table-row>
        <table:table-row table:style-name="ro1">
          <table:table-cell table:style-name="ce1" office:value-type="float" office:value="0.570147" calcext:value-type="float">
            <text:p>0.5701470000</text:p>
          </table:table-cell>
          <table:table-cell table:formula="of:=ACOS([.A741])" office:value-type="float" office:value="0.964111551026751" calcext:value-type="float">
            <text:p>0.964111551</text:p>
          </table:table-cell>
        </table:table-row>
        <table:table-row table:style-name="ro1">
          <table:table-cell table:style-name="ce1" office:value-type="float" office:value="0.32374" calcext:value-type="float">
            <text:p>0.3237400000</text:p>
          </table:table-cell>
          <table:table-cell table:formula="of:=ACOS([.A742])" office:value-type="float" office:value="1.24111662089231" calcext:value-type="float">
            <text:p>1.2411166209</text:p>
          </table:table-cell>
        </table:table-row>
        <table:table-row table:style-name="ro1">
          <table:table-cell table:style-name="ce1" office:value-type="float" office:value="0.061647" calcext:value-type="float">
            <text:p>0.0616470000</text:p>
          </table:table-cell>
          <table:table-cell table:formula="of:=ACOS([.A743])" office:value-type="float" office:value="1.50911021314448" calcext:value-type="float">
            <text:p>1.5091102131</text:p>
          </table:table-cell>
        </table:table-row>
        <table:table-row table:style-name="ro1">
          <table:table-cell table:style-name="ce1" office:value-type="float" office:value="0.110935" calcext:value-type="float">
            <text:p>0.1109350000</text:p>
          </table:table-cell>
          <table:table-cell table:formula="of:=ACOS([.A744])" office:value-type="float" office:value="1.45963251908664" calcext:value-type="float">
            <text:p>1.4596325191</text:p>
          </table:table-cell>
        </table:table-row>
        <table:table-row table:style-name="ro1">
          <table:table-cell table:style-name="ce1" office:value-type="float" office:value="0.896054" calcext:value-type="float">
            <text:p>0.8960540000</text:p>
          </table:table-cell>
          <table:table-cell table:formula="of:=ACOS([.A745])" office:value-type="float" office:value="0.459996615641372" calcext:value-type="float">
            <text:p>0.4599966156</text:p>
          </table:table-cell>
        </table:table-row>
        <table:table-row table:style-name="ro1">
          <table:table-cell table:style-name="ce1" office:value-type="float" office:value="0.075411" calcext:value-type="float">
            <text:p>0.0754110000</text:p>
          </table:table-cell>
          <table:table-cell table:formula="of:=ACOS([.A746])" office:value-type="float" office:value="1.49531366848086" calcext:value-type="float">
            <text:p>1.4953136685</text:p>
          </table:table-cell>
        </table:table-row>
        <table:table-row table:style-name="ro1">
          <table:table-cell table:style-name="ce1" office:value-type="float" office:value="0.432783" calcext:value-type="float">
            <text:p>0.4327830000</text:p>
          </table:table-cell>
          <table:table-cell table:formula="of:=ACOS([.A747])" office:value-type="float" office:value="1.12321874564216" calcext:value-type="float">
            <text:p>1.1232187456</text:p>
          </table:table-cell>
        </table:table-row>
        <table:table-row table:style-name="ro1">
          <table:table-cell table:style-name="ce1" office:value-type="float" office:value="0.675466" calcext:value-type="float">
            <text:p>0.6754660000</text:p>
          </table:table-cell>
          <table:table-cell table:formula="of:=ACOS([.A748])" office:value-type="float" office:value="0.829199849665891" calcext:value-type="float">
            <text:p>0.8291998497</text:p>
          </table:table-cell>
        </table:table-row>
        <table:table-row table:style-name="ro1">
          <table:table-cell table:style-name="ce1" office:value-type="float" office:value="0.498886" calcext:value-type="float">
            <text:p>0.4988860000</text:p>
          </table:table-cell>
          <table:table-cell table:formula="of:=ACOS([.A749])" office:value-type="float" office:value="1.04848341064533" calcext:value-type="float">
            <text:p>1.0484834106</text:p>
          </table:table-cell>
        </table:table-row>
        <table:table-row table:style-name="ro1">
          <table:table-cell table:style-name="ce1" office:value-type="float" office:value="0.387524" calcext:value-type="float">
            <text:p>0.3875240000</text:p>
          </table:table-cell>
          <table:table-cell table:formula="of:=ACOS([.A750])" office:value-type="float" office:value="1.17285213064495" calcext:value-type="float">
            <text:p>1.1728521306</text:p>
          </table:table-cell>
        </table:table-row>
        <table:table-row table:style-name="ro1">
          <table:table-cell table:style-name="ce1" office:value-type="float" office:value="0.105228" calcext:value-type="float">
            <text:p>0.1052280000</text:p>
          </table:table-cell>
          <table:table-cell table:formula="of:=ACOS([.A751])" office:value-type="float" office:value="1.46537315563852" calcext:value-type="float">
            <text:p>1.4653731556</text:p>
          </table:table-cell>
        </table:table-row>
        <table:table-row table:style-name="ro1">
          <table:table-cell table:style-name="ce1" office:value-type="float" office:value="0.919919" calcext:value-type="float">
            <text:p>0.9199190000</text:p>
          </table:table-cell>
          <table:table-cell table:formula="of:=ACOS([.A752])" office:value-type="float" office:value="0.402922467168484" calcext:value-type="float">
            <text:p>0.4029224672</text:p>
          </table:table-cell>
        </table:table-row>
        <table:table-row table:style-name="ro1">
          <table:table-cell table:style-name="ce1" office:value-type="float" office:value="0.716514" calcext:value-type="float">
            <text:p>0.7165140000</text:p>
          </table:table-cell>
          <table:table-cell table:formula="of:=ACOS([.A753])" office:value-type="float" office:value="0.772004249374192" calcext:value-type="float">
            <text:p>0.7720042494</text:p>
          </table:table-cell>
        </table:table-row>
        <table:table-row table:style-name="ro1">
          <table:table-cell table:style-name="ce1" office:value-type="float" office:value="0.672903" calcext:value-type="float">
            <text:p>0.6729030000</text:p>
          </table:table-cell>
          <table:table-cell table:formula="of:=ACOS([.A754])" office:value-type="float" office:value="0.832670108271718" calcext:value-type="float">
            <text:p>0.8326701083</text:p>
          </table:table-cell>
        </table:table-row>
        <table:table-row table:style-name="ro1">
          <table:table-cell table:style-name="ce1" office:value-type="float" office:value="0.061403" calcext:value-type="float">
            <text:p>0.0614030000</text:p>
          </table:table-cell>
          <table:table-cell table:formula="of:=ACOS([.A755])" office:value-type="float" office:value="1.50935467627004" calcext:value-type="float">
            <text:p>1.5093546763</text:p>
          </table:table-cell>
        </table:table-row>
        <table:table-row table:style-name="ro1">
          <table:table-cell table:style-name="ce1" office:value-type="float" office:value="0.733482" calcext:value-type="float">
            <text:p>0.7334820000</text:p>
          </table:table-cell>
          <table:table-cell table:formula="of:=ACOS([.A756])" office:value-type="float" office:value="0.747365654382232" calcext:value-type="float">
            <text:p>0.7473656544</text:p>
          </table:table-cell>
        </table:table-row>
        <table:table-row table:style-name="ro1">
          <table:table-cell table:style-name="ce1" office:value-type="float" office:value="0.871975" calcext:value-type="float">
            <text:p>0.8719750000</text:p>
          </table:table-cell>
          <table:table-cell table:formula="of:=ACOS([.A757])" office:value-type="float" office:value="0.51157407328127" calcext:value-type="float">
            <text:p>0.5115740733</text:p>
          </table:table-cell>
        </table:table-row>
        <table:table-row table:style-name="ro1">
          <table:table-cell table:style-name="ce1" office:value-type="float" office:value="0.490097" calcext:value-type="float">
            <text:p>0.4900970000</text:p>
          </table:table-cell>
          <table:table-cell table:formula="of:=ACOS([.A758])" office:value-type="float" office:value="1.05859529642851" calcext:value-type="float">
            <text:p>1.0585952964</text:p>
          </table:table-cell>
        </table:table-row>
        <table:table-row table:style-name="ro1">
          <table:table-cell table:style-name="ce1" office:value-type="float" office:value="0.542314" calcext:value-type="float">
            <text:p>0.5423140000</text:p>
          </table:table-cell>
          <table:table-cell table:formula="of:=ACOS([.A759])" office:value-type="float" office:value="0.997607472528378" calcext:value-type="float">
            <text:p>0.9976074725</text:p>
          </table:table-cell>
        </table:table-row>
        <table:table-row table:style-name="ro1">
          <table:table-cell table:style-name="ce1" office:value-type="float" office:value="0.143742" calcext:value-type="float">
            <text:p>0.1437420000</text:p>
          </table:table-cell>
          <table:table-cell table:formula="of:=ACOS([.A760])" office:value-type="float" office:value="1.42655467318775" calcext:value-type="float">
            <text:p>1.4265546732</text:p>
          </table:table-cell>
        </table:table-row>
        <table:table-row table:style-name="ro1">
          <table:table-cell table:style-name="ce1" office:value-type="float" office:value="0.13123" calcext:value-type="float">
            <text:p>0.1312300000</text:p>
          </table:table-cell>
          <table:table-cell table:formula="of:=ACOS([.A761])" office:value-type="float" office:value="1.43918671875117" calcext:value-type="float">
            <text:p>1.4391867188</text:p>
          </table:table-cell>
        </table:table-row>
        <table:table-row table:style-name="ro1">
          <table:table-cell table:style-name="ce1" office:value-type="float" office:value="0.095553" calcext:value-type="float">
            <text:p>0.0955530000</text:p>
          </table:table-cell>
          <table:table-cell table:formula="of:=ACOS([.A762])" office:value-type="float" office:value="1.47509732030347" calcext:value-type="float">
            <text:p>1.4750973203</text:p>
          </table:table-cell>
        </table:table-row>
        <table:table-row table:style-name="ro1">
          <table:table-cell table:style-name="ce1" office:value-type="float" office:value="0.015351" calcext:value-type="float">
            <text:p>0.0153510000</text:p>
          </table:table-cell>
          <table:table-cell table:formula="of:=ACOS([.A763])" office:value-type="float" office:value="1.55544472381224" calcext:value-type="float">
            <text:p>1.5554447238</text:p>
          </table:table-cell>
        </table:table-row>
        <table:table-row table:style-name="ro1">
          <table:table-cell table:style-name="ce1" office:value-type="float" office:value="0.537797" calcext:value-type="float">
            <text:p>0.5377970000</text:p>
          </table:table-cell>
          <table:table-cell table:formula="of:=ACOS([.A764])" office:value-type="float" office:value="1.0029744571966" calcext:value-type="float">
            <text:p>1.0029744572</text:p>
          </table:table-cell>
        </table:table-row>
        <table:table-row table:style-name="ro1">
          <table:table-cell table:style-name="ce1" office:value-type="float" office:value="0.464278" calcext:value-type="float">
            <text:p>0.4642780000</text:p>
          </table:table-cell>
          <table:table-cell table:formula="of:=ACOS([.A765])" office:value-type="float" office:value="1.08797707399065" calcext:value-type="float">
            <text:p>1.087977074</text:p>
          </table:table-cell>
        </table:table-row>
        <table:table-row table:style-name="ro1">
          <table:table-cell table:style-name="ce1" office:value-type="float" office:value="0.685507" calcext:value-type="float">
            <text:p>0.6855070000</text:p>
          </table:table-cell>
          <table:table-cell table:formula="of:=ACOS([.A766])" office:value-type="float" office:value="0.815496490625025" calcext:value-type="float">
            <text:p>0.8154964906</text:p>
          </table:table-cell>
        </table:table-row>
        <table:table-row table:style-name="ro1">
          <table:table-cell table:style-name="ce1" office:value-type="float" office:value="0.074099" calcext:value-type="float">
            <text:p>0.0740990000</text:p>
          </table:table-cell>
          <table:table-cell table:formula="of:=ACOS([.A767])" office:value-type="float" office:value="1.49662934994541" calcext:value-type="float">
            <text:p>1.4966293499</text:p>
          </table:table-cell>
        </table:table-row>
        <table:table-row table:style-name="ro1">
          <table:table-cell table:style-name="ce1" office:value-type="float" office:value="0.088839" calcext:value-type="float">
            <text:p>0.0888390000</text:p>
          </table:table-cell>
          <table:table-cell table:formula="of:=ACOS([.A768])" office:value-type="float" office:value="1.48184005145892" calcext:value-type="float">
            <text:p>1.4818400515</text:p>
          </table:table-cell>
        </table:table-row>
        <table:table-row table:style-name="ro1">
          <table:table-cell table:style-name="ce1" office:value-type="float" office:value="0.990753" calcext:value-type="float">
            <text:p>0.9907530000</text:p>
          </table:table-cell>
          <table:table-cell table:formula="of:=ACOS([.A769])" office:value-type="float" office:value="0.136097659160186" calcext:value-type="float">
            <text:p>0.1360976592</text:p>
          </table:table-cell>
        </table:table-row>
        <table:table-row table:style-name="ro1">
          <table:table-cell table:style-name="ce1" office:value-type="float" office:value="0.483413" calcext:value-type="float">
            <text:p>0.4834130000</text:p>
          </table:table-cell>
          <table:table-cell table:formula="of:=ACOS([.A770])" office:value-type="float" office:value="1.06624696975039" calcext:value-type="float">
            <text:p>1.0662469698</text:p>
          </table:table-cell>
        </table:table-row>
        <table:table-row table:style-name="ro1">
          <table:table-cell table:style-name="ce1" office:value-type="float" office:value="0.80047" calcext:value-type="float">
            <text:p>0.8004700000</text:p>
          </table:table-cell>
          <table:table-cell table:formula="of:=ACOS([.A771])" office:value-type="float" office:value="0.642717365877764" calcext:value-type="float">
            <text:p>0.6427173659</text:p>
          </table:table-cell>
        </table:table-row>
        <table:table-row table:style-name="ro1">
          <table:table-cell table:style-name="ce1" office:value-type="float" office:value="0.793786" calcext:value-type="float">
            <text:p>0.7937860000</text:p>
          </table:table-cell>
          <table:table-cell table:formula="of:=ACOS([.A772])" office:value-type="float" office:value="0.653787418695952" calcext:value-type="float">
            <text:p>0.6537874187</text:p>
          </table:table-cell>
        </table:table-row>
        <table:table-row table:style-name="ro1">
          <table:table-cell table:style-name="ce1" office:value-type="float" office:value="0.491897" calcext:value-type="float">
            <text:p>0.4918970000</text:p>
          </table:table-cell>
          <table:table-cell table:formula="of:=ACOS([.A773])" office:value-type="float" office:value="1.05652908813624" calcext:value-type="float">
            <text:p>1.0565290881</text:p>
          </table:table-cell>
        </table:table-row>
        <table:table-row table:style-name="ro1">
          <table:table-cell table:style-name="ce1" office:value-type="float" office:value="0.3296" calcext:value-type="float">
            <text:p>0.3296000000</text:p>
          </table:table-cell>
          <table:table-cell table:formula="of:=ACOS([.A774])" office:value-type="float" office:value="1.2349164576465" calcext:value-type="float">
            <text:p>1.2349164576</text:p>
          </table:table-cell>
        </table:table-row>
        <table:table-row table:style-name="ro1">
          <table:table-cell table:style-name="ce1" office:value-type="float" office:value="0.621296" calcext:value-type="float">
            <text:p>0.6212960000</text:p>
          </table:table-cell>
          <table:table-cell table:formula="of:=ACOS([.A775])" office:value-type="float" office:value="0.900400750133464" calcext:value-type="float">
            <text:p>0.9004007501</text:p>
          </table:table-cell>
        </table:table-row>
        <table:table-row table:style-name="ro1">
          <table:table-cell table:style-name="ce1" office:value-type="float" office:value="0.028474" calcext:value-type="float">
            <text:p>0.0284740000</text:p>
          </table:table-cell>
          <table:table-cell table:formula="of:=ACOS([.A776])" office:value-type="float" office:value="1.54231847775254" calcext:value-type="float">
            <text:p>1.5423184778</text:p>
          </table:table-cell>
        </table:table-row>
        <table:table-row table:style-name="ro1">
          <table:table-cell table:style-name="ce1" office:value-type="float" office:value="0.369701" calcext:value-type="float">
            <text:p>0.3697010000</text:p>
          </table:table-cell>
          <table:table-cell table:formula="of:=ACOS([.A777])" office:value-type="float" office:value="1.19210912593318" calcext:value-type="float">
            <text:p>1.1921091259</text:p>
          </table:table-cell>
        </table:table-row>
        <table:table-row table:style-name="ro1">
          <table:table-cell table:style-name="ce1" office:value-type="float" office:value="0.92877" calcext:value-type="float">
            <text:p>0.9287700000</text:p>
          </table:table-cell>
          <table:table-cell table:formula="of:=ACOS([.A778])" office:value-type="float" office:value="0.379715836876576" calcext:value-type="float">
            <text:p>0.3797158369</text:p>
          </table:table-cell>
        </table:table-row>
        <table:table-row table:style-name="ro1">
          <table:table-cell table:style-name="ce1" office:value-type="float" office:value="0.190558" calcext:value-type="float">
            <text:p>0.1905580000</text:p>
          </table:table-cell>
          <table:table-cell table:formula="of:=ACOS([.A779])" office:value-type="float" office:value="1.37906579590487" calcext:value-type="float">
            <text:p>1.3790657959</text:p>
          </table:table-cell>
        </table:table-row>
        <table:table-row table:style-name="ro1">
          <table:table-cell table:style-name="ce1" office:value-type="float" office:value="0.0271" calcext:value-type="float">
            <text:p>0.0271000000</text:p>
          </table:table-cell>
          <table:table-cell table:formula="of:=ACOS([.A780])" office:value-type="float" office:value="1.54369300861301" calcext:value-type="float">
            <text:p>1.5436930086</text:p>
          </table:table-cell>
        </table:table-row>
        <table:table-row table:style-name="ro1">
          <table:table-cell table:style-name="ce1" office:value-type="float" office:value="0.834468" calcext:value-type="float">
            <text:p>0.8344680000</text:p>
          </table:table-cell>
          <table:table-cell table:formula="of:=ACOS([.A781])" office:value-type="float" office:value="0.583629666834905" calcext:value-type="float">
            <text:p>0.5836296668</text:p>
          </table:table-cell>
        </table:table-row>
        <table:table-row table:style-name="ro1">
          <table:table-cell table:style-name="ce1" office:value-type="float" office:value="0.412183" calcext:value-type="float">
            <text:p>0.4121830000</text:p>
          </table:table-cell>
          <table:table-cell table:formula="of:=ACOS([.A782])" office:value-type="float" office:value="1.14594755749885" calcext:value-type="float">
            <text:p>1.1459475575</text:p>
          </table:table-cell>
        </table:table-row>
        <table:table-row table:style-name="ro1">
          <table:table-cell table:style-name="ce1" office:value-type="float" office:value="0.327738" calcext:value-type="float">
            <text:p>0.3277380000</text:p>
          </table:table-cell>
          <table:table-cell table:formula="of:=ACOS([.A783])" office:value-type="float" office:value="1.23688798596869" calcext:value-type="float">
            <text:p>1.236887986</text:p>
          </table:table-cell>
        </table:table-row>
        <table:table-row table:style-name="ro1">
          <table:table-cell table:style-name="ce1" office:value-type="float" office:value="0.191107" calcext:value-type="float">
            <text:p>0.1911070000</text:p>
          </table:table-cell>
          <table:table-cell table:formula="of:=ACOS([.A784])" office:value-type="float" office:value="1.37850651782798" calcext:value-type="float">
            <text:p>1.3785065178</text:p>
          </table:table-cell>
        </table:table-row>
        <table:table-row table:style-name="ro1">
          <table:table-cell table:style-name="ce1" office:value-type="float" office:value="0.602222" calcext:value-type="float">
            <text:p>0.6022220000</text:p>
          </table:table-cell>
          <table:table-cell table:formula="of:=ACOS([.A785])" office:value-type="float" office:value="0.924514815431681" calcext:value-type="float">
            <text:p>0.9245148154</text:p>
          </table:table-cell>
        </table:table-row>
        <table:table-row table:style-name="ro1">
          <table:table-cell table:style-name="ce1" office:value-type="float" office:value="0.370617" calcext:value-type="float">
            <text:p>0.3706170000</text:p>
          </table:table-cell>
          <table:table-cell table:formula="of:=ACOS([.A786])" office:value-type="float" office:value="1.19112308589058" calcext:value-type="float">
            <text:p>1.1911230859</text:p>
          </table:table-cell>
        </table:table-row>
        <table:table-row table:style-name="ro1">
          <table:table-cell table:style-name="ce1" office:value-type="float" office:value="0.544328" calcext:value-type="float">
            <text:p>0.5443280000</text:p>
          </table:table-cell>
          <table:table-cell table:formula="of:=ACOS([.A787])" office:value-type="float" office:value="0.99520849573027" calcext:value-type="float">
            <text:p>0.9952084957</text:p>
          </table:table-cell>
        </table:table-row>
        <table:table-row table:style-name="ro1">
          <table:table-cell table:style-name="ce1" office:value-type="float" office:value="0.634877" calcext:value-type="float">
            <text:p>0.6348770000</text:p>
          </table:table-cell>
          <table:table-cell table:formula="of:=ACOS([.A788])" office:value-type="float" office:value="0.882947017142086" calcext:value-type="float">
            <text:p>0.8829470171</text:p>
          </table:table-cell>
        </table:table-row>
        <table:table-row table:style-name="ro1">
          <table:table-cell table:style-name="ce1" office:value-type="float" office:value="0.883084" calcext:value-type="float">
            <text:p>0.8830840000</text:p>
          </table:table-cell>
          <table:table-cell table:formula="of:=ACOS([.A789])" office:value-type="float" office:value="0.488401556483228" calcext:value-type="float">
            <text:p>0.4884015565</text:p>
          </table:table-cell>
        </table:table-row>
        <table:table-row table:style-name="ro1">
          <table:table-cell table:style-name="ce1" office:value-type="float" office:value="0.013947" calcext:value-type="float">
            <text:p>0.0139470000</text:p>
          </table:table-cell>
          <table:table-cell table:formula="of:=ACOS([.A790])" office:value-type="float" office:value="1.55684887459634" calcext:value-type="float">
            <text:p>1.5568488746</text:p>
          </table:table-cell>
        </table:table-row>
        <table:table-row table:style-name="ro1">
          <table:table-cell table:style-name="ce1" office:value-type="float" office:value="0.18952" calcext:value-type="float">
            <text:p>0.1895200000</text:p>
          </table:table-cell>
          <table:table-cell table:formula="of:=ACOS([.A791])" office:value-type="float" office:value="1.38012306302151" calcext:value-type="float">
            <text:p>1.380123063</text:p>
          </table:table-cell>
        </table:table-row>
        <table:table-row table:style-name="ro1">
          <table:table-cell table:style-name="ce1" office:value-type="float" office:value="0.873745" calcext:value-type="float">
            <text:p>0.8737450000</text:p>
          </table:table-cell>
          <table:table-cell table:formula="of:=ACOS([.A792])" office:value-type="float" office:value="0.507946785364226" calcext:value-type="float">
            <text:p>0.5079467854</text:p>
          </table:table-cell>
        </table:table-row>
        <table:table-row table:style-name="ro1">
          <table:table-cell table:style-name="ce1" office:value-type="float" office:value="0.941984" calcext:value-type="float">
            <text:p>0.9419840000</text:p>
          </table:table-cell>
          <table:table-cell table:formula="of:=ACOS([.A793])" office:value-type="float" office:value="0.34230343300026" calcext:value-type="float">
            <text:p>0.342303433</text:p>
          </table:table-cell>
        </table:table-row>
        <table:table-row table:style-name="ro1">
          <table:table-cell table:style-name="ce1" office:value-type="float" office:value="0.614429" calcext:value-type="float">
            <text:p>0.6144290000</text:p>
          </table:table-cell>
          <table:table-cell table:formula="of:=ACOS([.A794])" office:value-type="float" office:value="0.909134290885832" calcext:value-type="float">
            <text:p>0.9091342909</text:p>
          </table:table-cell>
        </table:table-row>
        <table:table-row table:style-name="ro1">
          <table:table-cell table:style-name="ce1" office:value-type="float" office:value="0.746269" calcext:value-type="float">
            <text:p>0.7462690000</text:p>
          </table:table-cell>
          <table:table-cell table:formula="of:=ACOS([.A795])" office:value-type="float" office:value="0.728357094468317" calcext:value-type="float">
            <text:p>0.7283570945</text:p>
          </table:table-cell>
        </table:table-row>
        <table:table-row table:style-name="ro1">
          <table:table-cell table:style-name="ce1" office:value-type="float" office:value="0.061007" calcext:value-type="float">
            <text:p>0.0610070000</text:p>
          </table:table-cell>
          <table:table-cell table:formula="of:=ACOS([.A796])" office:value-type="float" office:value="1.50975142008139" calcext:value-type="float">
            <text:p>1.5097514201</text:p>
          </table:table-cell>
        </table:table-row>
        <table:table-row table:style-name="ro1">
          <table:table-cell table:style-name="ce1" office:value-type="float" office:value="0.012787" calcext:value-type="float">
            <text:p>0.0127870000</text:p>
          </table:table-cell>
          <table:table-cell table:formula="of:=ACOS([.A797])" office:value-type="float" office:value="1.5580089783078" calcext:value-type="float">
            <text:p>1.5580089783</text:p>
          </table:table-cell>
        </table:table-row>
        <table:table-row table:style-name="ro1">
          <table:table-cell table:style-name="ce1" office:value-type="float" office:value="0.88873" calcext:value-type="float">
            <text:p>0.8887300000</text:p>
          </table:table-cell>
          <table:table-cell table:formula="of:=ACOS([.A798])" office:value-type="float" office:value="0.476228958992896" calcext:value-type="float">
            <text:p>0.476228959</text:p>
          </table:table-cell>
        </table:table-row>
        <table:table-row table:style-name="ro1">
          <table:table-cell table:style-name="ce1" office:value-type="float" office:value="0.308786" calcext:value-type="float">
            <text:p>0.3087860000</text:p>
          </table:table-cell>
          <table:table-cell table:formula="of:=ACOS([.A799])" office:value-type="float" office:value="1.25687993371456" calcext:value-type="float">
            <text:p>1.2568799337</text:p>
          </table:table-cell>
        </table:table-row>
        <table:table-row table:style-name="ro1">
          <table:table-cell table:style-name="ce1" office:value-type="float" office:value="0.680013" calcext:value-type="float">
            <text:p>0.6800130000</text:p>
          </table:table-cell>
          <table:table-cell table:formula="of:=ACOS([.A800])" office:value-type="float" office:value="0.823015961785618" calcext:value-type="float">
            <text:p>0.8230159618</text:p>
          </table:table-cell>
        </table:table-row>
        <table:table-row table:style-name="ro1">
          <table:table-cell table:style-name="ce1" office:value-type="float" office:value="0.847377" calcext:value-type="float">
            <text:p>0.8473770000</text:p>
          </table:table-cell>
          <table:table-cell table:formula="of:=ACOS([.A801])" office:value-type="float" office:value="0.55977049233924" calcext:value-type="float">
            <text:p>0.5597704923</text:p>
          </table:table-cell>
        </table:table-row>
        <table:table-row table:style-name="ro1">
          <table:table-cell table:style-name="ce1" office:value-type="float" office:value="0.476455" calcext:value-type="float">
            <text:p>0.4764550000</text:p>
          </table:table-cell>
          <table:table-cell table:formula="of:=ACOS([.A802])" office:value-type="float" office:value="1.07417812004304" calcext:value-type="float">
            <text:p>1.07417812</text:p>
          </table:table-cell>
        </table:table-row>
        <table:table-row table:style-name="ro1">
          <table:table-cell table:style-name="ce1" office:value-type="float" office:value="0.773339" calcext:value-type="float">
            <text:p>0.7733390000</text:p>
          </table:table-cell>
          <table:table-cell table:formula="of:=ACOS([.A803])" office:value-type="float" office:value="0.686705338335884" calcext:value-type="float">
            <text:p>0.6867053383</text:p>
          </table:table-cell>
        </table:table-row>
        <table:table-row table:style-name="ro1">
          <table:table-cell table:style-name="ce1" office:value-type="float" office:value="0.097293" calcext:value-type="float">
            <text:p>0.0972930000</text:p>
          </table:table-cell>
          <table:table-cell table:formula="of:=ACOS([.A804])" office:value-type="float" office:value="1.47334917449732" calcext:value-type="float">
            <text:p>1.4733491745</text:p>
          </table:table-cell>
        </table:table-row>
        <table:table-row table:style-name="ro1">
          <table:table-cell table:style-name="ce1" office:value-type="float" office:value="0.680349" calcext:value-type="float">
            <text:p>0.6803490000</text:p>
          </table:table-cell>
          <table:table-cell table:formula="of:=ACOS([.A805])" office:value-type="float" office:value="0.82255759923666" calcext:value-type="float">
            <text:p>0.8225575992</text:p>
          </table:table-cell>
        </table:table-row>
        <table:table-row table:style-name="ro1">
          <table:table-cell table:style-name="ce1" office:value-type="float" office:value="0.17011" calcext:value-type="float">
            <text:p>0.1701100000</text:p>
          </table:table-cell>
          <table:table-cell table:formula="of:=ACOS([.A806])" office:value-type="float" office:value="1.3998550317871" calcext:value-type="float">
            <text:p>1.3998550318</text:p>
          </table:table-cell>
        </table:table-row>
        <table:table-row table:style-name="ro1">
          <table:table-cell table:style-name="ce1" office:value-type="float" office:value="0.772668" calcext:value-type="float">
            <text:p>0.7726680000</text:p>
          </table:table-cell>
          <table:table-cell table:formula="of:=ACOS([.A807])" office:value-type="float" office:value="0.687763027983542" calcext:value-type="float">
            <text:p>0.687763028</text:p>
          </table:table-cell>
        </table:table-row>
        <table:table-row table:style-name="ro1">
          <table:table-cell table:style-name="ce1" office:value-type="float" office:value="0.883724" calcext:value-type="float">
            <text:p>0.8837240000</text:p>
          </table:table-cell>
          <table:table-cell table:formula="of:=ACOS([.A808])" office:value-type="float" office:value="0.487035820356571" calcext:value-type="float">
            <text:p>0.4870358204</text:p>
          </table:table-cell>
        </table:table-row>
        <table:table-row table:style-name="ro1">
          <table:table-cell table:style-name="ce1" office:value-type="float" office:value="0.891598" calcext:value-type="float">
            <text:p>0.8915980000</text:p>
          </table:table-cell>
          <table:table-cell table:formula="of:=ACOS([.A809])" office:value-type="float" office:value="0.469934390321395" calcext:value-type="float">
            <text:p>0.4699343903</text:p>
          </table:table-cell>
        </table:table-row>
        <table:table-row table:style-name="ro1">
          <table:table-cell table:style-name="ce1" office:value-type="float" office:value="0.053377" calcext:value-type="float">
            <text:p>0.0533770000</text:p>
          </table:table-cell>
          <table:table-cell table:formula="of:=ACOS([.A810])" office:value-type="float" office:value="1.51739394813834" calcext:value-type="float">
            <text:p>1.5173939481</text:p>
          </table:table-cell>
        </table:table-row>
        <table:table-row table:style-name="ro1">
          <table:table-cell table:style-name="ce1" office:value-type="float" office:value="0.886319" calcext:value-type="float">
            <text:p>0.8863190000</text:p>
          </table:table-cell>
          <table:table-cell table:formula="of:=ACOS([.A811])" office:value-type="float" office:value="0.481461684531518" calcext:value-type="float">
            <text:p>0.4814616845</text:p>
          </table:table-cell>
        </table:table-row>
        <table:table-row table:style-name="ro1">
          <table:table-cell table:style-name="ce1" office:value-type="float" office:value="0.309061" calcext:value-type="float">
            <text:p>0.3090610000</text:p>
          </table:table-cell>
          <table:table-cell table:formula="of:=ACOS([.A812])" office:value-type="float" office:value="1.25659079083568" calcext:value-type="float">
            <text:p>1.2565907908</text:p>
          </table:table-cell>
        </table:table-row>
        <table:table-row table:style-name="ro1">
          <table:table-cell table:style-name="ce1" office:value-type="float" office:value="0.146764" calcext:value-type="float">
            <text:p>0.1467640000</text:p>
          </table:table-cell>
          <table:table-cell table:formula="of:=ACOS([.A813])" office:value-type="float" office:value="1.42350027869421" calcext:value-type="float">
            <text:p>1.4235002787</text:p>
          </table:table-cell>
        </table:table-row>
        <table:table-row table:style-name="ro1">
          <table:table-cell table:style-name="ce1" office:value-type="float" office:value="0.203894" calcext:value-type="float">
            <text:p>0.2038940000</text:p>
          </table:table-cell>
          <table:table-cell table:formula="of:=ACOS([.A814])" office:value-type="float" office:value="1.36546248503195" calcext:value-type="float">
            <text:p>1.365462485</text:p>
          </table:table-cell>
        </table:table-row>
        <table:table-row table:style-name="ro1">
          <table:table-cell table:style-name="ce1" office:value-type="float" office:value="0.15717" calcext:value-type="float">
            <text:p>0.1571700000</text:p>
          </table:table-cell>
          <table:table-cell table:formula="of:=ACOS([.A815])" office:value-type="float" office:value="1.41297194662713" calcext:value-type="float">
            <text:p>1.4129719466</text:p>
          </table:table-cell>
        </table:table-row>
        <table:table-row table:style-name="ro1">
          <table:table-cell table:style-name="ce1" office:value-type="float" office:value="0.91699" calcext:value-type="float">
            <text:p>0.9169900000</text:p>
          </table:table-cell>
          <table:table-cell table:formula="of:=ACOS([.A816])" office:value-type="float" office:value="0.410328074266366" calcext:value-type="float">
            <text:p>0.4103280743</text:p>
          </table:table-cell>
        </table:table-row>
        <table:table-row table:style-name="ro1">
          <table:table-cell table:style-name="ce1" office:value-type="float" office:value="0.297952" calcext:value-type="float">
            <text:p>0.2979520000</text:p>
          </table:table-cell>
          <table:table-cell table:formula="of:=ACOS([.A817])" office:value-type="float" office:value="1.26824983750931" calcext:value-type="float">
            <text:p>1.2682498375</text:p>
          </table:table-cell>
        </table:table-row>
        <table:table-row table:style-name="ro1">
          <table:table-cell table:style-name="ce1" office:value-type="float" office:value="0.116794" calcext:value-type="float">
            <text:p>0.1167940000</text:p>
          </table:table-cell>
          <table:table-cell table:formula="of:=ACOS([.A818])" office:value-type="float" office:value="1.45373515551147" calcext:value-type="float">
            <text:p>1.4537351555</text:p>
          </table:table-cell>
        </table:table-row>
        <table:table-row table:style-name="ro1">
          <table:table-cell table:style-name="ce1" office:value-type="float" office:value="0.446211" calcext:value-type="float">
            <text:p>0.4462110000</text:p>
          </table:table-cell>
          <table:table-cell table:formula="of:=ACOS([.A819])" office:value-type="float" office:value="1.1082693399261" calcext:value-type="float">
            <text:p>1.1082693399</text:p>
          </table:table-cell>
        </table:table-row>
        <table:table-row table:style-name="ro1">
          <table:table-cell table:style-name="ce1" office:value-type="float" office:value="0.585986" calcext:value-type="float">
            <text:p>0.5859860000</text:p>
          </table:table-cell>
          <table:table-cell table:formula="of:=ACOS([.A820])" office:value-type="float" office:value="0.944700002142712" calcext:value-type="float">
            <text:p>0.9447000021</text:p>
          </table:table-cell>
        </table:table-row>
        <table:table-row table:style-name="ro1">
          <table:table-cell table:style-name="ce1" office:value-type="float" office:value="0.825129" calcext:value-type="float">
            <text:p>0.8251290000</text:p>
          </table:table-cell>
          <table:table-cell table:formula="of:=ACOS([.A821])" office:value-type="float" office:value="0.600365823858255" calcext:value-type="float">
            <text:p>0.6003658239</text:p>
          </table:table-cell>
        </table:table-row>
        <table:table-row table:style-name="ro1">
          <table:table-cell table:style-name="ce1" office:value-type="float" office:value="0.504959" calcext:value-type="float">
            <text:p>0.5049590000</text:p>
          </table:table-cell>
          <table:table-cell table:formula="of:=ACOS([.A822])" office:value-type="float" office:value="1.0414618629348" calcext:value-type="float">
            <text:p>1.0414618629</text:p>
          </table:table-cell>
        </table:table-row>
        <table:table-row table:style-name="ro1">
          <table:table-cell table:style-name="ce1" office:value-type="float" office:value="0.656148" calcext:value-type="float">
            <text:p>0.6561480000</text:p>
          </table:table-cell>
          <table:table-cell table:formula="of:=ACOS([.A823])" office:value-type="float" office:value="0.855093439692255" calcext:value-type="float">
            <text:p>0.8550934397</text:p>
          </table:table-cell>
        </table:table-row>
        <table:table-row table:style-name="ro1">
          <table:table-cell table:style-name="ce1" office:value-type="float" office:value="0.983428" calcext:value-type="float">
            <text:p>0.9834280000</text:p>
          </table:table-cell>
          <table:table-cell table:formula="of:=ACOS([.A824])" office:value-type="float" office:value="0.182307296743007" calcext:value-type="float">
            <text:p>0.1823072967</text:p>
          </table:table-cell>
        </table:table-row>
        <table:table-row table:style-name="ro1">
          <table:table-cell table:style-name="ce1" office:value-type="float" office:value="0.099887" calcext:value-type="float">
            <text:p>0.0998870000</text:p>
          </table:table-cell>
          <table:table-cell table:formula="of:=ACOS([.A825])" office:value-type="float" office:value="1.47074247425856" calcext:value-type="float">
            <text:p>1.4707424743</text:p>
          </table:table-cell>
        </table:table-row>
        <table:table-row table:style-name="ro1">
          <table:table-cell table:style-name="ce1" office:value-type="float" office:value="0.632771" calcext:value-type="float">
            <text:p>0.6327710000</text:p>
          </table:table-cell>
          <table:table-cell table:formula="of:=ACOS([.A826])" office:value-type="float" office:value="0.885669788650733" calcext:value-type="float">
            <text:p>0.8856697887</text:p>
          </table:table-cell>
        </table:table-row>
        <table:table-row table:style-name="ro1">
          <table:table-cell table:style-name="ce1" office:value-type="float" office:value="0.355632" calcext:value-type="float">
            <text:p>0.3556320000</text:p>
          </table:table-cell>
          <table:table-cell table:formula="of:=ACOS([.A827])" office:value-type="float" office:value="1.20720614017985" calcext:value-type="float">
            <text:p>1.2072061402</text:p>
          </table:table-cell>
        </table:table-row>
        <table:table-row table:style-name="ro1">
          <table:table-cell table:style-name="ce1" office:value-type="float" office:value="0.817835" calcext:value-type="float">
            <text:p>0.8178350000</text:p>
          </table:table-cell>
          <table:table-cell table:formula="of:=ACOS([.A828])" office:value-type="float" office:value="0.613157684173694" calcext:value-type="float">
            <text:p>0.6131576842</text:p>
          </table:table-cell>
        </table:table-row>
        <table:table-row table:style-name="ro1">
          <table:table-cell table:style-name="ce1" office:value-type="float" office:value="0.252998" calcext:value-type="float">
            <text:p>0.2529980000</text:p>
          </table:table-cell>
          <table:table-cell table:formula="of:=ACOS([.A829])" office:value-type="float" office:value="1.31501850691728" calcext:value-type="float">
            <text:p>1.3150185069</text:p>
          </table:table-cell>
        </table:table-row>
        <table:table-row table:style-name="ro1">
          <table:table-cell table:style-name="ce1" office:value-type="float" office:value="0.839137" calcext:value-type="float">
            <text:p>0.8391370000</text:p>
          </table:table-cell>
          <table:table-cell table:formula="of:=ACOS([.A830])" office:value-type="float" office:value="0.575101681766992" calcext:value-type="float">
            <text:p>0.5751016818</text:p>
          </table:table-cell>
        </table:table-row>
        <table:table-row table:style-name="ro1">
          <table:table-cell table:style-name="ce1" office:value-type="float" office:value="0.835108" calcext:value-type="float">
            <text:p>0.8351080000</text:p>
          </table:table-cell>
          <table:table-cell table:formula="of:=ACOS([.A831])" office:value-type="float" office:value="0.582467237858695" calcext:value-type="float">
            <text:p>0.5824672379</text:p>
          </table:table-cell>
        </table:table-row>
        <table:table-row table:style-name="ro1">
          <table:table-cell table:style-name="ce1" office:value-type="float" office:value="0.796686" calcext:value-type="float">
            <text:p>0.7966860000</text:p>
          </table:table-cell>
          <table:table-cell table:formula="of:=ACOS([.A832])" office:value-type="float" office:value="0.649004280025614" calcext:value-type="float">
            <text:p>0.64900428</text:p>
          </table:table-cell>
        </table:table-row>
        <table:table-row table:style-name="ro1">
          <table:table-cell table:style-name="ce1" office:value-type="float" office:value="0.926237" calcext:value-type="float">
            <text:p>0.9262370000</text:p>
          </table:table-cell>
          <table:table-cell table:formula="of:=ACOS([.A833])" office:value-type="float" office:value="0.3864921779929" calcext:value-type="float">
            <text:p>0.386492178</text:p>
          </table:table-cell>
        </table:table-row>
        <table:table-row table:style-name="ro1">
          <table:table-cell table:style-name="ce1" office:value-type="float" office:value="0.406293" calcext:value-type="float">
            <text:p>0.4062930000</text:p>
          </table:table-cell>
          <table:table-cell table:formula="of:=ACOS([.A834])" office:value-type="float" office:value="1.15240288165205" calcext:value-type="float">
            <text:p>1.1524028817</text:p>
          </table:table-cell>
        </table:table-row>
        <table:table-row table:style-name="ro1">
          <table:table-cell table:style-name="ce1" office:value-type="float" office:value="0.125248" calcext:value-type="float">
            <text:p>0.1252480000</text:p>
          </table:table-cell>
          <table:table-cell table:formula="of:=ACOS([.A835])" office:value-type="float" office:value="1.4452185311834" calcext:value-type="float">
            <text:p>1.4452185312</text:p>
          </table:table-cell>
        </table:table-row>
        <table:table-row table:style-name="ro1">
          <table:table-cell table:style-name="ce1" office:value-type="float" office:value="0.695334" calcext:value-type="float">
            <text:p>0.6953340000</text:p>
          </table:table-cell>
          <table:table-cell table:formula="of:=ACOS([.A836])" office:value-type="float" office:value="0.801911793855631" calcext:value-type="float">
            <text:p>0.8019117939</text:p>
          </table:table-cell>
        </table:table-row>
        <table:table-row table:style-name="ro1">
          <table:table-cell table:style-name="ce1" office:value-type="float" office:value="0.690451" calcext:value-type="float">
            <text:p>0.6904510000</text:p>
          </table:table-cell>
          <table:table-cell table:formula="of:=ACOS([.A837])" office:value-type="float" office:value="0.80868399660231" calcext:value-type="float">
            <text:p>0.8086839966</text:p>
          </table:table-cell>
        </table:table-row>
        <table:table-row table:style-name="ro1">
          <table:table-cell table:style-name="ce1" office:value-type="float" office:value="0.430494" calcext:value-type="float">
            <text:p>0.4304940000</text:p>
          </table:table-cell>
          <table:table-cell table:formula="of:=ACOS([.A838])" office:value-type="float" office:value="1.1257563094927" calcext:value-type="float">
            <text:p>1.1257563095</text:p>
          </table:table-cell>
        </table:table-row>
        <table:table-row table:style-name="ro1">
          <table:table-cell table:style-name="ce1" office:value-type="float" office:value="0.010132" calcext:value-type="float">
            <text:p>0.0101320000</text:p>
          </table:table-cell>
          <table:table-cell table:formula="of:=ACOS([.A839])" office:value-type="float" office:value="1.56066415343272" calcext:value-type="float">
            <text:p>1.5606641534</text:p>
          </table:table-cell>
        </table:table-row>
        <table:table-row table:style-name="ro1">
          <table:table-cell table:style-name="ce1" office:value-type="float" office:value="0.443495" calcext:value-type="float">
            <text:p>0.4434950000</text:p>
          </table:table-cell>
          <table:table-cell table:formula="of:=ACOS([.A840])" office:value-type="float" office:value="1.11130193359921" calcext:value-type="float">
            <text:p>1.1113019336</text:p>
          </table:table-cell>
        </table:table-row>
        <table:table-row table:style-name="ro1">
          <table:table-cell table:style-name="ce1" office:value-type="float" office:value="0.411176" calcext:value-type="float">
            <text:p>0.4111760000</text:p>
          </table:table-cell>
          <table:table-cell table:formula="of:=ACOS([.A841])" office:value-type="float" office:value="1.14705253761059" calcext:value-type="float">
            <text:p>1.1470525376</text:p>
          </table:table-cell>
        </table:table-row>
        <table:table-row table:style-name="ro1">
          <table:table-cell table:style-name="ce1" office:value-type="float" office:value="0.850978" calcext:value-type="float">
            <text:p>0.8509780000</text:p>
          </table:table-cell>
          <table:table-cell table:formula="of:=ACOS([.A842])" office:value-type="float" office:value="0.552951689689484" calcext:value-type="float">
            <text:p>0.5529516897</text:p>
          </table:table-cell>
        </table:table-row>
        <table:table-row table:style-name="ro1">
          <table:table-cell table:style-name="ce1" office:value-type="float" office:value="0.565172" calcext:value-type="float">
            <text:p>0.5651720000</text:p>
          </table:table-cell>
          <table:table-cell table:formula="of:=ACOS([.A843])" office:value-type="float" office:value="0.970154596453124" calcext:value-type="float">
            <text:p>0.9701545965</text:p>
          </table:table-cell>
        </table:table-row>
        <table:table-row table:style-name="ro1">
          <table:table-cell table:style-name="ce1" office:value-type="float" office:value="0.635823" calcext:value-type="float">
            <text:p>0.6358230000</text:p>
          </table:table-cell>
          <table:table-cell table:formula="of:=ACOS([.A844])" office:value-type="float" office:value="0.881721984243042" calcext:value-type="float">
            <text:p>0.8817219842</text:p>
          </table:table-cell>
        </table:table-row>
        <table:table-row table:style-name="ro1">
          <table:table-cell table:style-name="ce1" office:value-type="float" office:value="0.342296" calcext:value-type="float">
            <text:p>0.3422960000</text:p>
          </table:table-cell>
          <table:table-cell table:formula="of:=ACOS([.A845])" office:value-type="float" office:value="1.22143690016585" calcext:value-type="float">
            <text:p>1.2214369002</text:p>
          </table:table-cell>
        </table:table-row>
        <table:table-row table:style-name="ro1">
          <table:table-cell table:style-name="ce1" office:value-type="float" office:value="0.293252" calcext:value-type="float">
            <text:p>0.2932520000</text:p>
          </table:table-cell>
          <table:table-cell table:formula="of:=ACOS([.A846])" office:value-type="float" office:value="1.27316970674377" calcext:value-type="float">
            <text:p>1.2731697067</text:p>
          </table:table-cell>
        </table:table-row>
        <table:table-row table:style-name="ro1">
          <table:table-cell table:style-name="ce1" office:value-type="float" office:value="0.251961" calcext:value-type="float">
            <text:p>0.2519610000</text:p>
          </table:table-cell>
          <table:table-cell table:formula="of:=ACOS([.A847])" office:value-type="float" office:value="1.3160902283467" calcext:value-type="float">
            <text:p>1.3160902283</text:p>
          </table:table-cell>
        </table:table-row>
        <table:table-row table:style-name="ro1">
          <table:table-cell table:style-name="ce1" office:value-type="float" office:value="0.372051" calcext:value-type="float">
            <text:p>0.3720510000</text:p>
          </table:table-cell>
          <table:table-cell table:formula="of:=ACOS([.A848])" office:value-type="float" office:value="1.18957865810358" calcext:value-type="float">
            <text:p>1.1895786581</text:p>
          </table:table-cell>
        </table:table-row>
        <table:table-row table:style-name="ro1">
          <table:table-cell table:style-name="ce1" office:value-type="float" office:value="0.229713" calcext:value-type="float">
            <text:p>0.2297130000</text:p>
          </table:table-cell>
          <table:table-cell table:formula="of:=ACOS([.A849])" office:value-type="float" office:value="1.33901353991129" calcext:value-type="float">
            <text:p>1.3390135399</text:p>
          </table:table-cell>
        </table:table-row>
        <table:table-row table:style-name="ro1">
          <table:table-cell table:style-name="ce1" office:value-type="float" office:value="0.883419" calcext:value-type="float">
            <text:p>0.8834190000</text:p>
          </table:table-cell>
          <table:table-cell table:formula="of:=ACOS([.A850])" office:value-type="float" office:value="0.487687117573768" calcext:value-type="float">
            <text:p>0.4876871176</text:p>
          </table:table-cell>
        </table:table-row>
        <table:table-row table:style-name="ro1">
          <table:table-cell table:style-name="ce1" office:value-type="float" office:value="0.10126" calcext:value-type="float">
            <text:p>0.1012600000</text:p>
          </table:table-cell>
          <table:table-cell table:formula="of:=ACOS([.A851])" office:value-type="float" office:value="1.46936247705154" calcext:value-type="float">
            <text:p>1.4693624771</text:p>
          </table:table-cell>
        </table:table-row>
        <table:table-row table:style-name="ro1">
          <table:table-cell table:style-name="ce1" office:value-type="float" office:value="0.834162" calcext:value-type="float">
            <text:p>0.8341620000</text:p>
          </table:table-cell>
          <table:table-cell table:formula="of:=ACOS([.A852])" office:value-type="float" office:value="0.584184730648971" calcext:value-type="float">
            <text:p>0.5841847306</text:p>
          </table:table-cell>
        </table:table-row>
        <table:table-row table:style-name="ro1">
          <table:table-cell table:style-name="ce1" office:value-type="float" office:value="0.206061" calcext:value-type="float">
            <text:p>0.2060610000</text:p>
          </table:table-cell>
          <table:table-cell table:formula="of:=ACOS([.A853])" office:value-type="float" office:value="1.36324847373272" calcext:value-type="float">
            <text:p>1.3632484737</text:p>
          </table:table-cell>
        </table:table-row>
        <table:table-row table:style-name="ro1">
          <table:table-cell table:style-name="ce1" office:value-type="float" office:value="0.688864" calcext:value-type="float">
            <text:p>0.6888640000</text:p>
          </table:table-cell>
          <table:table-cell table:formula="of:=ACOS([.A854])" office:value-type="float" office:value="0.810875576371872" calcext:value-type="float">
            <text:p>0.8108755764</text:p>
          </table:table-cell>
        </table:table-row>
        <table:table-row table:style-name="ro1">
          <table:table-cell table:style-name="ce1" office:value-type="float" office:value="0.014649" calcext:value-type="float">
            <text:p>0.0146490000</text:p>
          </table:table-cell>
          <table:table-cell table:formula="of:=ACOS([.A855])" office:value-type="float" office:value="1.556146802815" calcext:value-type="float">
            <text:p>1.5561468028</text:p>
          </table:table-cell>
        </table:table-row>
        <table:table-row table:style-name="ro1">
          <table:table-cell table:style-name="ce1" office:value-type="float" office:value="0.505325" calcext:value-type="float">
            <text:p>0.5053250000</text:p>
          </table:table-cell>
          <table:table-cell table:formula="of:=ACOS([.A856])" office:value-type="float" office:value="1.04103777876943" calcext:value-type="float">
            <text:p>1.0410377788</text:p>
          </table:table-cell>
        </table:table-row>
        <table:table-row table:style-name="ro1">
          <table:table-cell table:style-name="ce1" office:value-type="float" office:value="0.757591" calcext:value-type="float">
            <text:p>0.7575910000</text:p>
          </table:table-cell>
          <table:table-cell table:formula="of:=ACOS([.A857])" office:value-type="float" office:value="0.711181814455856" calcext:value-type="float">
            <text:p>0.7111818145</text:p>
          </table:table-cell>
        </table:table-row>
        <table:table-row table:style-name="ro1">
          <table:table-cell table:style-name="ce1" office:value-type="float" office:value="0.942808" calcext:value-type="float">
            <text:p>0.9428080000</text:p>
          </table:table-cell>
          <table:table-cell table:formula="of:=ACOS([.A858])" office:value-type="float" office:value="0.339840034186504" calcext:value-type="float">
            <text:p>0.3398400342</text:p>
          </table:table-cell>
        </table:table-row>
        <table:table-row table:style-name="ro1">
          <table:table-cell table:style-name="ce1" office:value-type="float" office:value="0.716819" calcext:value-type="float">
            <text:p>0.7168190000</text:p>
          </table:table-cell>
          <table:table-cell table:formula="of:=ACOS([.A859])" office:value-type="float" office:value="0.77156692072927" calcext:value-type="float">
            <text:p>0.7715669207</text:p>
          </table:table-cell>
        </table:table-row>
        <table:table-row table:style-name="ro1">
          <table:table-cell table:style-name="ce1" office:value-type="float" office:value="0.438429" calcext:value-type="float">
            <text:p>0.4384290000</text:p>
          </table:table-cell>
          <table:table-cell table:formula="of:=ACOS([.A860])" office:value-type="float" office:value="1.11694635267118" calcext:value-type="float">
            <text:p>1.1169463527</text:p>
          </table:table-cell>
        </table:table-row>
        <table:table-row table:style-name="ro1">
          <table:table-cell table:style-name="ce1" office:value-type="float" office:value="0.544542" calcext:value-type="float">
            <text:p>0.5445420000</text:p>
          </table:table-cell>
          <table:table-cell table:formula="of:=ACOS([.A861])" office:value-type="float" office:value="0.994953370280672" calcext:value-type="float">
            <text:p>0.9949533703</text:p>
          </table:table-cell>
        </table:table-row>
        <table:table-row table:style-name="ro1">
          <table:table-cell table:style-name="ce1" office:value-type="float" office:value="0.707877" calcext:value-type="float">
            <text:p>0.7078770000</text:p>
          </table:table-cell>
          <table:table-cell table:formula="of:=ACOS([.A862])" office:value-type="float" office:value="0.784308315405457" calcext:value-type="float">
            <text:p>0.7843083154</text:p>
          </table:table-cell>
        </table:table-row>
        <table:table-row table:style-name="ro1">
          <table:table-cell table:style-name="ce1" office:value-type="float" office:value="0.389569" calcext:value-type="float">
            <text:p>0.3895690000</text:p>
          </table:table-cell>
          <table:table-cell table:formula="of:=ACOS([.A863])" office:value-type="float" office:value="1.17063275141518" calcext:value-type="float">
            <text:p>1.1706327514</text:p>
          </table:table-cell>
        </table:table-row>
        <table:table-row table:style-name="ro1">
          <table:table-cell table:style-name="ce1" office:value-type="float" office:value="0.479202" calcext:value-type="float">
            <text:p>0.4792020000</text:p>
          </table:table-cell>
          <table:table-cell table:formula="of:=ACOS([.A864])" office:value-type="float" office:value="1.07105102995933" calcext:value-type="float">
            <text:p>1.07105103</text:p>
          </table:table-cell>
        </table:table-row>
        <table:table-row table:style-name="ro1">
          <table:table-cell table:style-name="ce1" office:value-type="float" office:value="0.356456" calcext:value-type="float">
            <text:p>0.3564560000</text:p>
          </table:table-cell>
          <table:table-cell table:formula="of:=ACOS([.A865])" office:value-type="float" office:value="1.20632435611921" calcext:value-type="float">
            <text:p>1.2063243561</text:p>
          </table:table-cell>
        </table:table-row>
        <table:table-row table:style-name="ro1">
          <table:table-cell table:style-name="ce1" office:value-type="float" office:value="0.135472" calcext:value-type="float">
            <text:p>0.1354720000</text:p>
          </table:table-cell>
          <table:table-cell table:formula="of:=ACOS([.A866])" office:value-type="float" office:value="1.43490648805271" calcext:value-type="float">
            <text:p>1.4349064881</text:p>
          </table:table-cell>
        </table:table-row>
        <table:table-row table:style-name="ro1">
          <table:table-cell table:style-name="ce1" office:value-type="float" office:value="0.518601" calcext:value-type="float">
            <text:p>0.5186010000</text:p>
          </table:table-cell>
          <table:table-cell table:formula="of:=ACOS([.A867])" office:value-type="float" office:value="1.02558241553309" calcext:value-type="float">
            <text:p>1.0255824155</text:p>
          </table:table-cell>
        </table:table-row>
        <table:table-row table:style-name="ro1">
          <table:table-cell table:style-name="ce1" office:value-type="float" office:value="0.850764" calcext:value-type="float">
            <text:p>0.8507640000</text:p>
          </table:table-cell>
          <table:table-cell table:formula="of:=ACOS([.A868])" office:value-type="float" office:value="0.553359018071146" calcext:value-type="float">
            <text:p>0.5533590181</text:p>
          </table:table-cell>
        </table:table-row>
        <table:table-row table:style-name="ro1">
          <table:table-cell table:style-name="ce1" office:value-type="float" office:value="0.983367" calcext:value-type="float">
            <text:p>0.9833670000</text:p>
          </table:table-cell>
          <table:table-cell table:formula="of:=ACOS([.A869])" office:value-type="float" office:value="0.182643450827056" calcext:value-type="float">
            <text:p>0.1826434508</text:p>
          </table:table-cell>
        </table:table-row>
        <table:table-row table:style-name="ro1">
          <table:table-cell table:style-name="ce1" office:value-type="float" office:value="0.977203" calcext:value-type="float">
            <text:p>0.9772030000</text:p>
          </table:table-cell>
          <table:table-cell table:formula="of:=ACOS([.A870])" office:value-type="float" office:value="0.213935259622101" calcext:value-type="float">
            <text:p>0.2139352596</text:p>
          </table:table-cell>
        </table:table-row>
        <table:table-row table:style-name="ro1">
          <table:table-cell table:style-name="ce1" office:value-type="float" office:value="0.984405" calcext:value-type="float">
            <text:p>0.9844050000</text:p>
          </table:table-cell>
          <table:table-cell table:formula="of:=ACOS([.A871])" office:value-type="float" office:value="0.17683723262518" calcext:value-type="float">
            <text:p>0.1768372326</text:p>
          </table:table-cell>
        </table:table-row>
        <table:table-row table:style-name="ro1">
          <table:table-cell table:style-name="ce1" office:value-type="float" office:value="0.005921" calcext:value-type="float">
            <text:p>0.0059210000</text:p>
          </table:table-cell>
          <table:table-cell table:formula="of:=ACOS([.A872])" office:value-type="float" office:value="1.56487529219771" calcext:value-type="float">
            <text:p>1.5648752922</text:p>
          </table:table-cell>
        </table:table-row>
        <table:table-row table:style-name="ro1">
          <table:table-cell table:style-name="ce1" office:value-type="float" office:value="0.284158" calcext:value-type="float">
            <text:p>0.2841580000</text:p>
          </table:table-cell>
          <table:table-cell table:formula="of:=ACOS([.A873])" office:value-type="float" office:value="1.28266821475069" calcext:value-type="float">
            <text:p>1.2826682148</text:p>
          </table:table-cell>
        </table:table-row>
        <table:table-row table:style-name="ro1">
          <table:table-cell table:style-name="ce1" office:value-type="float" office:value="0.504349" calcext:value-type="float">
            <text:p>0.5043490000</text:p>
          </table:table-cell>
          <table:table-cell table:formula="of:=ACOS([.A874])" office:value-type="float" office:value="1.04216843620038" calcext:value-type="float">
            <text:p>1.0421684362</text:p>
          </table:table-cell>
        </table:table-row>
        <table:table-row table:style-name="ro1">
          <table:table-cell table:style-name="ce1" office:value-type="float" office:value="0.928556" calcext:value-type="float">
            <text:p>0.9285560000</text:p>
          </table:table-cell>
          <table:table-cell table:formula="of:=ACOS([.A875])" office:value-type="float" office:value="0.380292773750953" calcext:value-type="float">
            <text:p>0.3802927738</text:p>
          </table:table-cell>
        </table:table-row>
        <table:table-row table:style-name="ro1">
          <table:table-cell table:style-name="ce1" office:value-type="float" office:value="0.153081" calcext:value-type="float">
            <text:p>0.1530810000</text:p>
          </table:table-cell>
          <table:table-cell table:formula="of:=ACOS([.A876])" office:value-type="float" office:value="1.41711105461052" calcext:value-type="float">
            <text:p>1.4171110546</text:p>
          </table:table-cell>
        </table:table-row>
        <table:table-row table:style-name="ro1">
          <table:table-cell table:style-name="ce1" office:value-type="float" office:value="0.233772" calcext:value-type="float">
            <text:p>0.2337720000</text:p>
          </table:table-cell>
          <table:table-cell table:formula="of:=ACOS([.A877])" office:value-type="float" office:value="1.33484094664955" calcext:value-type="float">
            <text:p>1.3348409466</text:p>
          </table:table-cell>
        </table:table-row>
        <table:table-row table:style-name="ro1">
          <table:table-cell table:style-name="ce1" office:value-type="float" office:value="0.492019" calcext:value-type="float">
            <text:p>0.4920190000</text:p>
          </table:table-cell>
          <table:table-cell table:formula="of:=ACOS([.A878])" office:value-type="float" office:value="1.05638895794197" calcext:value-type="float">
            <text:p>1.0563889579</text:p>
          </table:table-cell>
        </table:table-row>
        <table:table-row table:style-name="ro1">
          <table:table-cell table:style-name="ce1" office:value-type="float" office:value="0.426862" calcext:value-type="float">
            <text:p>0.4268620000</text:p>
          </table:table-cell>
          <table:table-cell table:formula="of:=ACOS([.A879])" office:value-type="float" office:value="1.12977642634936" calcext:value-type="float">
            <text:p>1.1297764263</text:p>
          </table:table-cell>
        </table:table-row>
        <table:table-row table:style-name="ro1">
          <table:table-cell table:style-name="ce1" office:value-type="float" office:value="0.362346" calcext:value-type="float">
            <text:p>0.3623460000</text:p>
          </table:table-cell>
          <table:table-cell table:formula="of:=ACOS([.A880])" office:value-type="float" office:value="1.20001261153962" calcext:value-type="float">
            <text:p>1.2000126115</text:p>
          </table:table-cell>
        </table:table-row>
        <table:table-row table:style-name="ro1">
          <table:table-cell table:style-name="ce1" office:value-type="float" office:value="0.229774" calcext:value-type="float">
            <text:p>0.2297740000</text:p>
          </table:table-cell>
          <table:table-cell table:formula="of:=ACOS([.A881])" office:value-type="float" office:value="1.33895086339039" calcext:value-type="float">
            <text:p>1.3389508634</text:p>
          </table:table-cell>
        </table:table-row>
        <table:table-row table:style-name="ro1">
          <table:table-cell table:style-name="ce1" office:value-type="float" office:value="0.423597" calcext:value-type="float">
            <text:p>0.4235970000</text:p>
          </table:table-cell>
          <table:table-cell table:formula="of:=ACOS([.A882])" office:value-type="float" office:value="1.13338382335598" calcext:value-type="float">
            <text:p>1.1333838234</text:p>
          </table:table-cell>
        </table:table-row>
        <table:table-row table:style-name="ro1">
          <table:table-cell table:style-name="ce1" office:value-type="float" office:value="0.500046" calcext:value-type="float">
            <text:p>0.5000460000</text:p>
          </table:table-cell>
          <table:table-cell table:formula="of:=ACOS([.A883])" office:value-type="float" office:value="1.04714443415733" calcext:value-type="float">
            <text:p>1.0471444342</text:p>
          </table:table-cell>
        </table:table-row>
        <table:table-row table:style-name="ro1">
          <table:table-cell table:style-name="ce1" office:value-type="float" office:value="0.657918" calcext:value-type="float">
            <text:p>0.6579180000</text:p>
          </table:table-cell>
          <table:table-cell table:formula="of:=ACOS([.A884])" office:value-type="float" office:value="0.852745527519774" calcext:value-type="float">
            <text:p>0.8527455275</text:p>
          </table:table-cell>
        </table:table-row>
        <table:table-row table:style-name="ro1">
          <table:table-cell table:style-name="ce1" office:value-type="float" office:value="0.440291" calcext:value-type="float">
            <text:p>0.4402910000</text:p>
          </table:table-cell>
          <table:table-cell table:formula="of:=ACOS([.A885])" office:value-type="float" office:value="1.11487357340687" calcext:value-type="float">
            <text:p>1.1148735734</text:p>
          </table:table-cell>
        </table:table-row>
        <table:table-row table:style-name="ro1">
          <table:table-cell table:style-name="ce1" office:value-type="float" office:value="0.572771" calcext:value-type="float">
            <text:p>0.5727710000</text:p>
          </table:table-cell>
          <table:table-cell table:formula="of:=ACOS([.A886])" office:value-type="float" office:value="0.96091400674032" calcext:value-type="float">
            <text:p>0.9609140067</text:p>
          </table:table-cell>
        </table:table-row>
        <table:table-row table:style-name="ro1">
          <table:table-cell table:style-name="ce1" office:value-type="float" office:value="0.49382" calcext:value-type="float">
            <text:p>0.4938200000</text:p>
          </table:table-cell>
          <table:table-cell table:formula="of:=ACOS([.A887])" office:value-type="float" office:value="1.05431902052672" calcext:value-type="float">
            <text:p>1.0543190205</text:p>
          </table:table-cell>
        </table:table-row>
        <table:table-row table:style-name="ro1">
          <table:table-cell table:style-name="ce1" office:value-type="float" office:value="0.003082" calcext:value-type="float">
            <text:p>0.0030820000</text:p>
          </table:table-cell>
          <table:table-cell table:formula="of:=ACOS([.A888])" office:value-type="float" office:value="1.5677143219157" calcext:value-type="float">
            <text:p>1.5677143219</text:p>
          </table:table-cell>
        </table:table-row>
        <table:table-row table:style-name="ro1">
          <table:table-cell table:style-name="ce1" office:value-type="float" office:value="0.473861" calcext:value-type="float">
            <text:p>0.4738610000</text:p>
          </table:table-cell>
          <table:table-cell table:formula="of:=ACOS([.A889])" office:value-type="float" office:value="1.07712618267746" calcext:value-type="float">
            <text:p>1.0771261827</text:p>
          </table:table-cell>
        </table:table-row>
        <table:table-row table:style-name="ro1">
          <table:table-cell table:style-name="ce1" office:value-type="float" office:value="0.118046" calcext:value-type="float">
            <text:p>0.1180460000</text:p>
          </table:table-cell>
          <table:table-cell table:formula="of:=ACOS([.A890])" office:value-type="float" office:value="1.4524744341897" calcext:value-type="float">
            <text:p>1.4524744342</text:p>
          </table:table-cell>
        </table:table-row>
        <table:table-row table:style-name="ro1">
          <table:table-cell table:style-name="ce1" office:value-type="float" office:value="0.359325" calcext:value-type="float">
            <text:p>0.3593250000</text:p>
          </table:table-cell>
          <table:table-cell table:formula="of:=ACOS([.A891])" office:value-type="float" office:value="1.20325184211016" calcext:value-type="float">
            <text:p>1.2032518421</text:p>
          </table:table-cell>
        </table:table-row>
        <table:table-row table:style-name="ro1">
          <table:table-cell table:style-name="ce1" office:value-type="float" office:value="0.584155" calcext:value-type="float">
            <text:p>0.5841550000</text:p>
          </table:table-cell>
          <table:table-cell table:formula="of:=ACOS([.A892])" office:value-type="float" office:value="0.946957758805351" calcext:value-type="float">
            <text:p>0.9469577588</text:p>
          </table:table-cell>
        </table:table-row>
        <table:table-row table:style-name="ro1">
          <table:table-cell table:style-name="ce1" office:value-type="float" office:value="0.153203" calcext:value-type="float">
            <text:p>0.1532030000</text:p>
          </table:table-cell>
          <table:table-cell table:formula="of:=ACOS([.A893])" office:value-type="float" office:value="1.41698759834419" calcext:value-type="float">
            <text:p>1.4169875983</text:p>
          </table:table-cell>
        </table:table-row>
        <table:table-row table:style-name="ro1">
          <table:table-cell table:style-name="ce1" office:value-type="float" office:value="0.947356" calcext:value-type="float">
            <text:p>0.9473560000</text:p>
          </table:table-cell>
          <table:table-cell table:formula="of:=ACOS([.A894])" office:value-type="float" office:value="0.325921753155084" calcext:value-type="float">
            <text:p>0.3259217532</text:p>
          </table:table-cell>
        </table:table-row>
        <table:table-row table:style-name="ro1">
          <table:table-cell table:style-name="ce1" office:value-type="float" office:value="0.865078" calcext:value-type="float">
            <text:p>0.8650780000</text:p>
          </table:table-cell>
          <table:table-cell table:formula="of:=ACOS([.A895])" office:value-type="float" office:value="0.525490485168085" calcext:value-type="float">
            <text:p>0.5254904852</text:p>
          </table:table-cell>
        </table:table-row>
        <table:table-row table:style-name="ro1">
          <table:table-cell table:style-name="ce1" office:value-type="float" office:value="0.29902" calcext:value-type="float">
            <text:p>0.2990200000</text:p>
          </table:table-cell>
          <table:table-cell table:formula="of:=ACOS([.A896])" office:value-type="float" office:value="1.2671308262021" calcext:value-type="float">
            <text:p>1.2671308262</text:p>
          </table:table-cell>
        </table:table-row>
        <table:table-row table:style-name="ro1">
          <table:table-cell table:style-name="ce1" office:value-type="float" office:value="0.673482" calcext:value-type="float">
            <text:p>0.6734820000</text:p>
          </table:table-cell>
          <table:table-cell table:formula="of:=ACOS([.A897])" office:value-type="float" office:value="0.831887112096829" calcext:value-type="float">
            <text:p>0.8318871121</text:p>
          </table:table-cell>
        </table:table-row>
        <table:table-row table:style-name="ro1">
          <table:table-cell table:style-name="ce1" office:value-type="float" office:value="0.30781" calcext:value-type="float">
            <text:p>0.3078100000</text:p>
          </table:table-cell>
          <table:table-cell table:formula="of:=ACOS([.A898])" office:value-type="float" office:value="1.25790590921031" calcext:value-type="float">
            <text:p>1.2579059092</text:p>
          </table:table-cell>
        </table:table-row>
        <table:table-row table:style-name="ro1">
          <table:table-cell table:style-name="ce1" office:value-type="float" office:value="0.27195" calcext:value-type="float">
            <text:p>0.2719500000</text:p>
          </table:table-cell>
          <table:table-cell table:formula="of:=ACOS([.A899])" office:value-type="float" office:value="1.29537750268973" calcext:value-type="float">
            <text:p>1.2953775027</text:p>
          </table:table-cell>
        </table:table-row>
        <table:table-row table:style-name="ro1">
          <table:table-cell table:style-name="ce1" office:value-type="float" office:value="0.857814" calcext:value-type="float">
            <text:p>0.8578140000</text:p>
          </table:table-cell>
          <table:table-cell table:formula="of:=ACOS([.A900])" office:value-type="float" office:value="0.53979511911189" calcext:value-type="float">
            <text:p>0.5397951191</text:p>
          </table:table-cell>
        </table:table-row>
        <table:table-row table:style-name="ro1">
          <table:table-cell table:style-name="ce1" office:value-type="float" office:value="0.926511" calcext:value-type="float">
            <text:p>0.9265110000</text:p>
          </table:table-cell>
          <table:table-cell table:formula="of:=ACOS([.A901])" office:value-type="float" office:value="0.385764624652502" calcext:value-type="float">
            <text:p>0.3857646247</text:p>
          </table:table-cell>
        </table:table-row>
        <table:table-row table:style-name="ro1">
          <table:table-cell table:style-name="ce1" office:value-type="float" office:value="0.957945" calcext:value-type="float">
            <text:p>0.9579450000</text:p>
          </table:table-cell>
          <table:table-cell table:formula="of:=ACOS([.A902])" office:value-type="float" office:value="0.291043370040379" calcext:value-type="float">
            <text:p>0.29104337</text:p>
          </table:table-cell>
        </table:table-row>
        <table:table-row table:style-name="ro1">
          <table:table-cell table:style-name="ce1" office:value-type="float" office:value="0.502243" calcext:value-type="float">
            <text:p>0.5022430000</text:p>
          </table:table-cell>
          <table:table-cell table:formula="of:=ACOS([.A903])" office:value-type="float" office:value="1.04460561563086" calcext:value-type="float">
            <text:p>1.0446056156</text:p>
          </table:table-cell>
        </table:table-row>
        <table:table-row table:style-name="ro1">
          <table:table-cell table:style-name="ce1" office:value-type="float" office:value="0.400342" calcext:value-type="float">
            <text:p>0.4003420000</text:p>
          </table:table-cell>
          <table:table-cell table:formula="of:=ACOS([.A904])" office:value-type="float" office:value="1.15890629773621" calcext:value-type="float">
            <text:p>1.1589062977</text:p>
          </table:table-cell>
        </table:table-row>
        <table:table-row table:style-name="ro1">
          <table:table-cell table:style-name="ce1" office:value-type="float" office:value="0.2725" calcext:value-type="float">
            <text:p>0.2725000000</text:p>
          </table:table-cell>
          <table:table-cell table:formula="of:=ACOS([.A905])" office:value-type="float" office:value="1.29480591592025" calcext:value-type="float">
            <text:p>1.2948059159</text:p>
          </table:table-cell>
        </table:table-row>
        <table:table-row table:style-name="ro1">
          <table:table-cell table:style-name="ce1" office:value-type="float" office:value="0.977691" calcext:value-type="float">
            <text:p>0.9776910000</text:p>
          </table:table-cell>
          <table:table-cell table:formula="of:=ACOS([.A906])" office:value-type="float" office:value="0.211624410754681" calcext:value-type="float">
            <text:p>0.2116244108</text:p>
          </table:table-cell>
        </table:table-row>
        <table:table-row table:style-name="ro1">
          <table:table-cell table:style-name="ce1" office:value-type="float" office:value="0.334147" calcext:value-type="float">
            <text:p>0.3341470000</text:p>
          </table:table-cell>
          <table:table-cell table:formula="of:=ACOS([.A907])" office:value-type="float" office:value="1.23009626170187" calcext:value-type="float">
            <text:p>1.2300962617</text:p>
          </table:table-cell>
        </table:table-row>
        <table:table-row table:style-name="ro1">
          <table:table-cell table:style-name="ce1" office:value-type="float" office:value="0.037873" calcext:value-type="float">
            <text:p>0.0378730000</text:p>
          </table:table-cell>
          <table:table-cell table:formula="of:=ACOS([.A908])" office:value-type="float" office:value="1.53291426700046" calcext:value-type="float">
            <text:p>1.532914267</text:p>
          </table:table-cell>
        </table:table-row>
        <table:table-row table:style-name="ro1">
          <table:table-cell table:style-name="ce1" office:value-type="float" office:value="0.540208" calcext:value-type="float">
            <text:p>0.5402080000</text:p>
          </table:table-cell>
          <table:table-cell table:formula="of:=ACOS([.A909])" office:value-type="float" office:value="1.00011206860024" calcext:value-type="float">
            <text:p>1.0001120686</text:p>
          </table:table-cell>
        </table:table-row>
        <table:table-row table:style-name="ro1">
          <table:table-cell table:style-name="ce1" office:value-type="float" office:value="0.893155" calcext:value-type="float">
            <text:p>0.8931550000</text:p>
          </table:table-cell>
          <table:table-cell table:formula="of:=ACOS([.A910])" office:value-type="float" office:value="0.466484271711317" calcext:value-type="float">
            <text:p>0.4664842717</text:p>
          </table:table-cell>
        </table:table-row>
        <table:table-row table:style-name="ro1">
          <table:table-cell table:style-name="ce1" office:value-type="float" office:value="0.65276" calcext:value-type="float">
            <text:p>0.6527600000</text:p>
          </table:table-cell>
          <table:table-cell table:formula="of:=ACOS([.A911])" office:value-type="float" office:value="0.859574329853308" calcext:value-type="float">
            <text:p>0.8595743299</text:p>
          </table:table-cell>
        </table:table-row>
        <table:table-row table:style-name="ro1">
          <table:table-cell table:style-name="ce1" office:value-type="float" office:value="0.224952" calcext:value-type="float">
            <text:p>0.2249520000</text:p>
          </table:table-cell>
          <table:table-cell table:formula="of:=ACOS([.A912])" office:value-type="float" office:value="1.34390255350475" calcext:value-type="float">
            <text:p>1.3439025535</text:p>
          </table:table-cell>
        </table:table-row>
        <table:table-row table:style-name="ro1">
          <table:table-cell table:style-name="ce1" office:value-type="float" office:value="0.536699" calcext:value-type="float">
            <text:p>0.5366990000</text:p>
          </table:table-cell>
          <table:table-cell table:formula="of:=ACOS([.A913])" office:value-type="float" office:value="1.00427629322815" calcext:value-type="float">
            <text:p>1.0042762932</text:p>
          </table:table-cell>
        </table:table-row>
        <table:table-row table:style-name="ro1">
          <table:table-cell table:style-name="ce1" office:value-type="float" office:value="0.271828" calcext:value-type="float">
            <text:p>0.2718280000</text:p>
          </table:table-cell>
          <table:table-cell table:formula="of:=ACOS([.A914])" office:value-type="float" office:value="1.29550427851001" calcext:value-type="float">
            <text:p>1.2955042785</text:p>
          </table:table-cell>
        </table:table-row>
        <table:table-row table:style-name="ro1">
          <table:table-cell table:style-name="ce1" office:value-type="float" office:value="0.289193" calcext:value-type="float">
            <text:p>0.2891930000</text:p>
          </table:table-cell>
          <table:table-cell table:formula="of:=ACOS([.A915])" office:value-type="float" office:value="1.2774126181519" calcext:value-type="float">
            <text:p>1.2774126182</text:p>
          </table:table-cell>
        </table:table-row>
        <table:table-row table:style-name="ro1">
          <table:table-cell table:style-name="ce1" office:value-type="float" office:value="0.367107" calcext:value-type="float">
            <text:p>0.3671070000</text:p>
          </table:table-cell>
          <table:table-cell table:formula="of:=ACOS([.A916])" office:value-type="float" office:value="1.19489937727756" calcext:value-type="float">
            <text:p>1.1948993773</text:p>
          </table:table-cell>
        </table:table-row>
        <table:table-row table:style-name="ro1">
          <table:table-cell table:style-name="ce1" office:value-type="float" office:value="0.848323" calcext:value-type="float">
            <text:p>0.8483230000</text:p>
          </table:table-cell>
          <table:table-cell table:formula="of:=ACOS([.A917])" office:value-type="float" office:value="0.557986379575057" calcext:value-type="float">
            <text:p>0.5579863796</text:p>
          </table:table-cell>
        </table:table-row>
        <table:table-row table:style-name="ro1">
          <table:table-cell table:style-name="ce1" office:value-type="float" office:value="0.445051" calcext:value-type="float">
            <text:p>0.4450510000</text:p>
          </table:table-cell>
          <table:table-cell table:formula="of:=ACOS([.A918])" office:value-type="float" office:value="1.10956511567454" calcext:value-type="float">
            <text:p>1.1095651157</text:p>
          </table:table-cell>
        </table:table-row>
        <table:table-row table:style-name="ro1">
          <table:table-cell table:style-name="ce1" office:value-type="float" office:value="0.478683" calcext:value-type="float">
            <text:p>0.4786830000</text:p>
          </table:table-cell>
          <table:table-cell table:formula="of:=ACOS([.A919])" office:value-type="float" office:value="1.07164224966302" calcext:value-type="float">
            <text:p>1.0716422497</text:p>
          </table:table-cell>
        </table:table-row>
        <table:table-row table:style-name="ro1">
          <table:table-cell table:style-name="ce1" office:value-type="float" office:value="0.571795" calcext:value-type="float">
            <text:p>0.5717950000</text:p>
          </table:table-cell>
          <table:table-cell table:formula="of:=ACOS([.A920])" office:value-type="float" office:value="0.962104169248842" calcext:value-type="float">
            <text:p>0.9621041692</text:p>
          </table:table-cell>
        </table:table-row>
        <table:table-row table:style-name="ro1">
          <table:table-cell table:style-name="ce1" office:value-type="float" office:value="0.213843" calcext:value-type="float">
            <text:p>0.2138430000</text:p>
          </table:table-cell>
          <table:table-cell table:formula="of:=ACOS([.A921])" office:value-type="float" office:value="1.3552890482425" calcext:value-type="float">
            <text:p>1.3552890482</text:p>
          </table:table-cell>
        </table:table-row>
        <table:table-row table:style-name="ro1">
          <table:table-cell table:style-name="ce1" office:value-type="float" office:value="0.51326" calcext:value-type="float">
            <text:p>0.5132600000</text:p>
          </table:table-cell>
          <table:table-cell table:formula="of:=ACOS([.A922])" office:value-type="float" office:value="1.03181733059735" calcext:value-type="float">
            <text:p>1.0318173306</text:p>
          </table:table-cell>
        </table:table-row>
        <table:table-row table:style-name="ro1">
          <table:table-cell table:style-name="ce1" office:value-type="float" office:value="0.468978" calcext:value-type="float">
            <text:p>0.4689780000</text:p>
          </table:table-cell>
          <table:table-cell table:formula="of:=ACOS([.A923])" office:value-type="float" office:value="1.0826630476468" calcext:value-type="float">
            <text:p>1.0826630476</text:p>
          </table:table-cell>
        </table:table-row>
        <table:table-row table:style-name="ro1">
          <table:table-cell table:style-name="ce1" office:value-type="float" office:value="0.94763" calcext:value-type="float">
            <text:p>0.9476300000</text:p>
          </table:table-cell>
          <table:table-cell table:formula="of:=ACOS([.A924])" office:value-type="float" office:value="0.325064904004351" calcext:value-type="float">
            <text:p>0.325064904</text:p>
          </table:table-cell>
        </table:table-row>
        <table:table-row table:style-name="ro1">
          <table:table-cell table:style-name="ce1" office:value-type="float" office:value="0.251228" calcext:value-type="float">
            <text:p>0.2512280000</text:p>
          </table:table-cell>
          <table:table-cell table:formula="of:=ACOS([.A925])" office:value-type="float" office:value="1.31684759063954" calcext:value-type="float">
            <text:p>1.3168475906</text:p>
          </table:table-cell>
        </table:table-row>
        <table:table-row table:style-name="ro1">
          <table:table-cell table:style-name="ce1" office:value-type="float" office:value="0.291177" calcext:value-type="float">
            <text:p>0.2911770000</text:p>
          </table:table-cell>
          <table:table-cell table:formula="of:=ACOS([.A926])" office:value-type="float" office:value="1.2753394086697" calcext:value-type="float">
            <text:p>1.2753394087</text:p>
          </table:table-cell>
        </table:table-row>
        <table:table-row table:style-name="ro1">
          <table:table-cell table:style-name="ce1" office:value-type="float" office:value="0.310678" calcext:value-type="float">
            <text:p>0.3106780000</text:p>
          </table:table-cell>
          <table:table-cell table:formula="of:=ACOS([.A927])" office:value-type="float" office:value="1.25489008006009" calcext:value-type="float">
            <text:p>1.2548900801</text:p>
          </table:table-cell>
        </table:table-row>
        <table:table-row table:style-name="ro1">
          <table:table-cell table:style-name="ce1" office:value-type="float" office:value="0.358989" calcext:value-type="float">
            <text:p>0.3589890000</text:p>
          </table:table-cell>
          <table:table-cell table:formula="of:=ACOS([.A928])" office:value-type="float" office:value="1.20361186378279" calcext:value-type="float">
            <text:p>1.2036118638</text:p>
          </table:table-cell>
        </table:table-row>
        <table:table-row table:style-name="ro1">
          <table:table-cell table:style-name="ce1" office:value-type="float" office:value="0.818964" calcext:value-type="float">
            <text:p>0.8189640000</text:p>
          </table:table-cell>
          <table:table-cell table:formula="of:=ACOS([.A929])" office:value-type="float" office:value="0.611193006702427" calcext:value-type="float">
            <text:p>0.6111930067</text:p>
          </table:table-cell>
        </table:table-row>
        <table:table-row table:style-name="ro1">
          <table:table-cell table:style-name="ce1" office:value-type="float" office:value="0.348308" calcext:value-type="float">
            <text:p>0.3483080000</text:p>
          </table:table-cell>
          <table:table-cell table:formula="of:=ACOS([.A930])" office:value-type="float" office:value="1.21503086062386" calcext:value-type="float">
            <text:p>1.2150308606</text:p>
          </table:table-cell>
        </table:table-row>
        <table:table-row table:style-name="ro1">
          <table:table-cell table:style-name="ce1" office:value-type="float" office:value="0.360179" calcext:value-type="float">
            <text:p>0.3601790000</text:p>
          </table:table-cell>
          <table:table-cell table:formula="of:=ACOS([.A931])" office:value-type="float" office:value="1.20233656221211" calcext:value-type="float">
            <text:p>1.2023365622</text:p>
          </table:table-cell>
        </table:table-row>
        <table:table-row table:style-name="ro1">
          <table:table-cell table:style-name="ce1" office:value-type="float" office:value="0.041902" calcext:value-type="float">
            <text:p>0.0419020000</text:p>
          </table:table-cell>
          <table:table-cell table:formula="of:=ACOS([.A932])" office:value-type="float" office:value="1.52888205533121" calcext:value-type="float">
            <text:p>1.5288820553</text:p>
          </table:table-cell>
        </table:table-row>
        <table:table-row table:style-name="ro1">
          <table:table-cell table:style-name="ce1" office:value-type="float" office:value="0.793603" calcext:value-type="float">
            <text:p>0.7936030000</text:p>
          </table:table-cell>
          <table:table-cell table:formula="of:=ACOS([.A933])" office:value-type="float" office:value="0.654088248913937" calcext:value-type="float">
            <text:p>0.6540882489</text:p>
          </table:table-cell>
        </table:table-row>
        <table:table-row table:style-name="ro1">
          <table:table-cell table:style-name="ce1" office:value-type="float" office:value="0.80163" calcext:value-type="float">
            <text:p>0.8016300000</text:p>
          </table:table-cell>
          <table:table-cell table:formula="of:=ACOS([.A934])" office:value-type="float" office:value="0.640779500669253" calcext:value-type="float">
            <text:p>0.6407795007</text:p>
          </table:table-cell>
        </table:table-row>
        <table:table-row table:style-name="ro1">
          <table:table-cell table:style-name="ce1" office:value-type="float" office:value="0.526902" calcext:value-type="float">
            <text:p>0.5269020000</text:p>
          </table:table-cell>
          <table:table-cell table:formula="of:=ACOS([.A935])" office:value-type="float" office:value="1.01584492022916" calcext:value-type="float">
            <text:p>1.0158449202</text:p>
          </table:table-cell>
        </table:table-row>
        <table:table-row table:style-name="ro1">
          <table:table-cell table:style-name="ce1" office:value-type="float" office:value="0.987335" calcext:value-type="float">
            <text:p>0.9873350000</text:p>
          </table:table-cell>
          <table:table-cell table:formula="of:=ACOS([.A936])" office:value-type="float" office:value="0.159322467731424" calcext:value-type="float">
            <text:p>0.1593224677</text:p>
          </table:table-cell>
        </table:table-row>
        <table:table-row table:style-name="ro1">
          <table:table-cell table:style-name="ce1" office:value-type="float" office:value="0.54445" calcext:value-type="float">
            <text:p>0.5444500000</text:p>
          </table:table-cell>
          <table:table-cell table:formula="of:=ACOS([.A937])" office:value-type="float" office:value="0.995063055557673" calcext:value-type="float">
            <text:p>0.9950630556</text:p>
          </table:table-cell>
        </table:table-row>
        <table:table-row table:style-name="ro1">
          <table:table-cell table:style-name="ce1" office:value-type="float" office:value="0.016236" calcext:value-type="float">
            <text:p>0.0162360000</text:p>
          </table:table-cell>
          <table:table-cell table:formula="of:=ACOS([.A938])" office:value-type="float" office:value="1.55455961338784" calcext:value-type="float">
            <text:p>1.5545596134</text:p>
          </table:table-cell>
        </table:table-row>
        <table:table-row table:style-name="ro1">
          <table:table-cell table:style-name="ce1" office:value-type="float" office:value="0.795862" calcext:value-type="float">
            <text:p>0.7958620000</text:p>
          </table:table-cell>
          <table:table-cell table:formula="of:=ACOS([.A939])" office:value-type="float" office:value="0.650366407957754" calcext:value-type="float">
            <text:p>0.650366408</text:p>
          </table:table-cell>
        </table:table-row>
        <table:table-row table:style-name="ro1">
          <table:table-cell table:style-name="ce1" office:value-type="float" office:value="0.49852" calcext:value-type="float">
            <text:p>0.4985200000</text:p>
          </table:table-cell>
          <table:table-cell table:formula="of:=ACOS([.A940])" office:value-type="float" office:value="1.04890566656887" calcext:value-type="float">
            <text:p>1.0489056666</text:p>
          </table:table-cell>
        </table:table-row>
        <table:table-row table:style-name="ro1">
          <table:table-cell table:style-name="ce1" office:value-type="float" office:value="0.886868" calcext:value-type="float">
            <text:p>0.8868680000</text:p>
          </table:table-cell>
          <table:table-cell table:formula="of:=ACOS([.A941])" office:value-type="float" office:value="0.480274783491542" calcext:value-type="float">
            <text:p>0.4802747835</text:p>
          </table:table-cell>
        </table:table-row>
        <table:table-row table:style-name="ro1">
          <table:table-cell table:style-name="ce1" office:value-type="float" office:value="0.870937" calcext:value-type="float">
            <text:p>0.8709370000</text:p>
          </table:table-cell>
          <table:table-cell table:formula="of:=ACOS([.A942])" office:value-type="float" office:value="0.513690398887632" calcext:value-type="float">
            <text:p>0.5136903989</text:p>
          </table:table-cell>
        </table:table-row>
        <table:table-row table:style-name="ro1">
          <table:table-cell table:style-name="ce1" office:value-type="float" office:value="0.056856" calcext:value-type="float">
            <text:p>0.0568560000</text:p>
          </table:table-cell>
          <table:table-cell table:formula="of:=ACOS([.A943])" office:value-type="float" office:value="1.51390964998674" calcext:value-type="float">
            <text:p>1.51390965</text:p>
          </table:table-cell>
        </table:table-row>
        <table:table-row table:style-name="ro1">
          <table:table-cell table:style-name="ce1" office:value-type="float" office:value="0.828303" calcext:value-type="float">
            <text:p>0.8283030000</text:p>
          </table:table-cell>
          <table:table-cell table:formula="of:=ACOS([.A944])" office:value-type="float" office:value="0.594724299334728" calcext:value-type="float">
            <text:p>0.5947242993</text:p>
          </table:table-cell>
        </table:table-row>
        <table:table-row table:style-name="ro1">
          <table:table-cell table:style-name="ce1" office:value-type="float" office:value="0.795221" calcext:value-type="float">
            <text:p>0.7952210000</text:p>
          </table:table-cell>
          <table:table-cell table:formula="of:=ACOS([.A945])" office:value-type="float" office:value="0.651424340181782" calcext:value-type="float">
            <text:p>0.6514243402</text:p>
          </table:table-cell>
        </table:table-row>
        <table:table-row table:style-name="ro1">
          <table:table-cell table:style-name="ce1" office:value-type="float" office:value="0.743736" calcext:value-type="float">
            <text:p>0.7437360000</text:p>
          </table:table-cell>
          <table:table-cell table:formula="of:=ACOS([.A946])" office:value-type="float" office:value="0.732154355382496" calcext:value-type="float">
            <text:p>0.7321543554</text:p>
          </table:table-cell>
        </table:table-row>
        <table:table-row table:style-name="ro1">
          <table:table-cell table:style-name="ce1" office:value-type="float" office:value="0.771752" calcext:value-type="float">
            <text:p>0.7717520000</text:p>
          </table:table-cell>
          <table:table-cell table:formula="of:=ACOS([.A947])" office:value-type="float" office:value="0.689204714242931" calcext:value-type="float">
            <text:p>0.6892047142</text:p>
          </table:table-cell>
        </table:table-row>
        <table:table-row table:style-name="ro1">
          <table:table-cell table:style-name="ce1" office:value-type="float" office:value="0.302774" calcext:value-type="float">
            <text:p>0.3027740000</text:p>
          </table:table-cell>
          <table:table-cell table:formula="of:=ACOS([.A948])" office:value-type="float" office:value="1.26319439565374" calcext:value-type="float">
            <text:p>1.2631943957</text:p>
          </table:table-cell>
        </table:table-row>
        <table:table-row table:style-name="ro1">
          <table:table-cell table:style-name="ce1" office:value-type="float" office:value="0.656941" calcext:value-type="float">
            <text:p>0.6569410000</text:p>
          </table:table-cell>
          <table:table-cell table:formula="of:=ACOS([.A949])" office:value-type="float" office:value="0.854042115975833" calcext:value-type="float">
            <text:p>0.854042116</text:p>
          </table:table-cell>
        </table:table-row>
        <table:table-row table:style-name="ro1">
          <table:table-cell table:style-name="ce1" office:value-type="float" office:value="0.87524" calcext:value-type="float">
            <text:p>0.8752400000</text:p>
          </table:table-cell>
          <table:table-cell table:formula="of:=ACOS([.A950])" office:value-type="float" office:value="0.504864546103921" calcext:value-type="float">
            <text:p>0.5048645461</text:p>
          </table:table-cell>
        </table:table-row>
        <table:table-row table:style-name="ro1">
          <table:table-cell table:style-name="ce1" office:value-type="float" office:value="0.510453" calcext:value-type="float">
            <text:p>0.5104530000</text:p>
          </table:table-cell>
          <table:table-cell table:formula="of:=ACOS([.A951])" office:value-type="float" office:value="1.03508481686102" calcext:value-type="float">
            <text:p>1.0350848169</text:p>
          </table:table-cell>
        </table:table-row>
        <table:table-row table:style-name="ro1">
          <table:table-cell table:style-name="ce1" office:value-type="float" office:value="0.83758" calcext:value-type="float">
            <text:p>0.8375800000</text:p>
          </table:table-cell>
          <table:table-cell table:formula="of:=ACOS([.A952])" office:value-type="float" office:value="0.577957945253339" calcext:value-type="float">
            <text:p>0.5779579453</text:p>
          </table:table-cell>
        </table:table-row>
        <table:table-row table:style-name="ro1">
          <table:table-cell table:style-name="ce1" office:value-type="float" office:value="0.348827" calcext:value-type="float">
            <text:p>0.3488270000</text:p>
          </table:table-cell>
          <table:table-cell table:formula="of:=ACOS([.A953])" office:value-type="float" office:value="1.21447713284633" calcext:value-type="float">
            <text:p>1.2144771328</text:p>
          </table:table-cell>
        </table:table-row>
        <table:table-row table:style-name="ro1">
          <table:table-cell table:style-name="ce1" office:value-type="float" office:value="0.264382" calcext:value-type="float">
            <text:p>0.2643820000</text:p>
          </table:table-cell>
          <table:table-cell table:formula="of:=ACOS([.A954])" office:value-type="float" office:value="1.30323326176576" calcext:value-type="float">
            <text:p>1.3032332618</text:p>
          </table:table-cell>
        </table:table-row>
        <table:table-row table:style-name="ro1">
          <table:table-cell table:style-name="ce1" office:value-type="float" office:value="0.887783" calcext:value-type="float">
            <text:p>0.8877830000</text:p>
          </table:table-cell>
          <table:table-cell table:formula="of:=ACOS([.A955])" office:value-type="float" office:value="0.478290582177147" calcext:value-type="float">
            <text:p>0.4782905822</text:p>
          </table:table-cell>
        </table:table-row>
        <table:table-row table:style-name="ro1">
          <table:table-cell table:style-name="ce1" office:value-type="float" office:value="0.252724" calcext:value-type="float">
            <text:p>0.2527240000</text:p>
          </table:table-cell>
          <table:table-cell table:formula="of:=ACOS([.A956])" office:value-type="float" office:value="1.31530171028663" calcext:value-type="float">
            <text:p>1.3153017103</text:p>
          </table:table-cell>
        </table:table-row>
        <table:table-row table:style-name="ro1">
          <table:table-cell table:style-name="ce1" office:value-type="float" office:value="0.916898" calcext:value-type="float">
            <text:p>0.9168980000</text:p>
          </table:table-cell>
          <table:table-cell table:formula="of:=ACOS([.A957])" office:value-type="float" office:value="0.410558641519066" calcext:value-type="float">
            <text:p>0.4105586415</text:p>
          </table:table-cell>
        </table:table-row>
        <table:table-row table:style-name="ro1">
          <table:table-cell table:style-name="ce1" office:value-type="float" office:value="0.754295" calcext:value-type="float">
            <text:p>0.7542950000</text:p>
          </table:table-cell>
          <table:table-cell table:formula="of:=ACOS([.A958])" office:value-type="float" office:value="0.716216689022746" calcext:value-type="float">
            <text:p>0.716216689</text:p>
          </table:table-cell>
        </table:table-row>
        <table:table-row table:style-name="ro1">
          <table:table-cell table:style-name="ce1" office:value-type="float" office:value="0.931669" calcext:value-type="float">
            <text:p>0.9316690000</text:p>
          </table:table-cell>
          <table:table-cell table:formula="of:=ACOS([.A959])" office:value-type="float" office:value="0.371816316542058" calcext:value-type="float">
            <text:p>0.3718163165</text:p>
          </table:table-cell>
        </table:table-row>
        <table:table-row table:style-name="ro1">
          <table:table-cell table:style-name="ce1" office:value-type="float" office:value="0.29313" calcext:value-type="float">
            <text:p>0.2931300000</text:p>
          </table:table-cell>
          <table:table-cell table:formula="of:=ACOS([.A960])" office:value-type="float" office:value="1.27329731461357" calcext:value-type="float">
            <text:p>1.2732973146</text:p>
          </table:table-cell>
        </table:table-row>
        <table:table-row table:style-name="ro1">
          <table:table-cell table:style-name="ce1" office:value-type="float" office:value="0.140751" calcext:value-type="float">
            <text:p>0.1407510000</text:p>
          </table:table-cell>
          <table:table-cell table:formula="of:=ACOS([.A961])" office:value-type="float" office:value="1.42957640155106" calcext:value-type="float">
            <text:p>1.4295764016</text:p>
          </table:table-cell>
        </table:table-row>
        <table:table-row table:style-name="ro1">
          <table:table-cell table:style-name="ce1" office:value-type="float" office:value="0.463332" calcext:value-type="float">
            <text:p>0.4633320000</text:p>
          </table:table-cell>
          <table:table-cell table:formula="of:=ACOS([.A962])" office:value-type="float" office:value="1.08904486972334" calcext:value-type="float">
            <text:p>1.0890448697</text:p>
          </table:table-cell>
        </table:table-row>
        <table:table-row table:style-name="ro1">
          <table:table-cell table:style-name="ce1" office:value-type="float" office:value="0.41435" calcext:value-type="float">
            <text:p>0.4143500000</text:p>
          </table:table-cell>
          <table:table-cell table:formula="of:=ACOS([.A963])" office:value-type="float" office:value="1.14356783343529" calcext:value-type="float">
            <text:p>1.1435678334</text:p>
          </table:table-cell>
        </table:table-row>
        <table:table-row table:style-name="ro1">
          <table:table-cell table:style-name="ce1" office:value-type="float" office:value="0.759758" calcext:value-type="float">
            <text:p>0.7597580000</text:p>
          </table:table-cell>
          <table:table-cell table:formula="of:=ACOS([.A964])" office:value-type="float" office:value="0.707855482519348" calcext:value-type="float">
            <text:p>0.7078554825</text:p>
          </table:table-cell>
        </table:table-row>
        <table:table-row table:style-name="ro1">
          <table:table-cell table:style-name="ce1" office:value-type="float" office:value="0.76455" calcext:value-type="float">
            <text:p>0.7645500000</text:p>
          </table:table-cell>
          <table:table-cell table:formula="of:=ACOS([.A965])" office:value-type="float" office:value="0.700453431618567" calcext:value-type="float">
            <text:p>0.7004534316</text:p>
          </table:table-cell>
        </table:table-row>
        <table:table-row table:style-name="ro1">
          <table:table-cell table:style-name="ce1" office:value-type="float" office:value="0.218513" calcext:value-type="float">
            <text:p>0.2185130000</text:p>
          </table:table-cell>
          <table:table-cell table:formula="of:=ACOS([.A966])" office:value-type="float" office:value="1.35050594164812" calcext:value-type="float">
            <text:p>1.3505059416</text:p>
          </table:table-cell>
        </table:table-row>
        <table:table-row table:style-name="ro1">
          <table:table-cell table:style-name="ce1" office:value-type="float" office:value="0.177679" calcext:value-type="float">
            <text:p>0.1776790000</text:p>
          </table:table-cell>
          <table:table-cell table:formula="of:=ACOS([.A967])" office:value-type="float" office:value="1.39216890784188" calcext:value-type="float">
            <text:p>1.3921689078</text:p>
          </table:table-cell>
        </table:table-row>
        <table:table-row table:style-name="ro1">
          <table:table-cell table:style-name="ce1" office:value-type="float" office:value="0.658773" calcext:value-type="float">
            <text:p>0.6587730000</text:p>
          </table:table-cell>
          <table:table-cell table:formula="of:=ACOS([.A968])" office:value-type="float" office:value="0.851609640568045" calcext:value-type="float">
            <text:p>0.8516096406</text:p>
          </table:table-cell>
        </table:table-row>
        <table:table-row table:style-name="ro1">
          <table:table-cell table:style-name="ce1" office:value-type="float" office:value="0.674429" calcext:value-type="float">
            <text:p>0.6744290000</text:p>
          </table:table-cell>
          <table:table-cell table:formula="of:=ACOS([.A969])" office:value-type="float" office:value="0.83060525477203" calcext:value-type="float">
            <text:p>0.8306052548</text:p>
          </table:table-cell>
        </table:table-row>
        <table:table-row table:style-name="ro1">
          <table:table-cell table:style-name="ce1" office:value-type="float" office:value="0.146733" calcext:value-type="float">
            <text:p>0.1467330000</text:p>
          </table:table-cell>
          <table:table-cell table:formula="of:=ACOS([.A970])" office:value-type="float" office:value="1.42353161797845" calcext:value-type="float">
            <text:p>1.423531618</text:p>
          </table:table-cell>
        </table:table-row>
        <table:table-row table:style-name="ro1">
          <table:table-cell table:style-name="ce1" office:value-type="float" office:value="0.983856" calcext:value-type="float">
            <text:p>0.9838560000</text:p>
          </table:table-cell>
          <table:table-cell table:formula="of:=ACOS([.A971])" office:value-type="float" office:value="0.179931242993959" calcext:value-type="float">
            <text:p>0.179931243</text:p>
          </table:table-cell>
        </table:table-row>
        <table:table-row table:style-name="ro1">
          <table:table-cell table:style-name="ce1" office:value-type="float" office:value="0.774438" calcext:value-type="float">
            <text:p>0.7744380000</text:p>
          </table:table-cell>
          <table:table-cell table:formula="of:=ACOS([.A972])" office:value-type="float" office:value="0.684970042572989" calcext:value-type="float">
            <text:p>0.6849700426</text:p>
          </table:table-cell>
        </table:table-row>
        <table:table-row table:style-name="ro1">
          <table:table-cell table:style-name="ce1" office:value-type="float" office:value="0.8052" calcext:value-type="float">
            <text:p>0.8052000000</text:p>
          </table:table-cell>
          <table:table-cell table:formula="of:=ACOS([.A973])" office:value-type="float" office:value="0.634783669537946" calcext:value-type="float">
            <text:p>0.6347836695</text:p>
          </table:table-cell>
        </table:table-row>
        <table:table-row table:style-name="ro1">
          <table:table-cell table:style-name="ce1" office:value-type="float" office:value="0.080874" calcext:value-type="float">
            <text:p>0.0808740000</text:p>
          </table:table-cell>
          <table:table-cell table:formula="of:=ACOS([.A974])" office:value-type="float" office:value="1.48983390549933" calcext:value-type="float">
            <text:p>1.4898339055</text:p>
          </table:table-cell>
        </table:table-row>
        <table:table-row table:style-name="ro1">
          <table:table-cell table:style-name="ce1" office:value-type="float" office:value="0.922666" calcext:value-type="float">
            <text:p>0.9226660000</text:p>
          </table:table-cell>
          <table:table-cell table:formula="of:=ACOS([.A975])" office:value-type="float" office:value="0.395858153628685" calcext:value-type="float">
            <text:p>0.3958581536</text:p>
          </table:table-cell>
        </table:table-row>
        <table:table-row table:style-name="ro1">
          <table:table-cell table:style-name="ce1" office:value-type="float" office:value="0.572039" calcext:value-type="float">
            <text:p>0.5720390000</text:p>
          </table:table-cell>
          <table:table-cell table:formula="of:=ACOS([.A976])" office:value-type="float" office:value="0.96180672126186" calcext:value-type="float">
            <text:p>0.9618067213</text:p>
          </table:table-cell>
        </table:table-row>
        <table:table-row table:style-name="ro1">
          <table:table-cell table:style-name="ce1" office:value-type="float" office:value="0.056337" calcext:value-type="float">
            <text:p>0.0563370000</text:p>
          </table:table-cell>
          <table:table-cell table:formula="of:=ACOS([.A977])" office:value-type="float" office:value="1.5144294832159" calcext:value-type="float">
            <text:p>1.5144294832</text:p>
          </table:table-cell>
        </table:table-row>
        <table:table-row table:style-name="ro1">
          <table:table-cell table:style-name="ce1" office:value-type="float" office:value="0.936277" calcext:value-type="float">
            <text:p>0.9362770000</text:p>
          </table:table-cell>
          <table:table-cell table:formula="of:=ACOS([.A978])" office:value-type="float" office:value="0.35891924262124" calcext:value-type="float">
            <text:p>0.3589192426</text:p>
          </table:table-cell>
        </table:table-row>
        <table:table-row table:style-name="ro1">
          <table:table-cell table:style-name="ce1" office:value-type="float" office:value="0.906919" calcext:value-type="float">
            <text:p>0.9069190000</text:p>
          </table:table-cell>
          <table:table-cell table:formula="of:=ACOS([.A979])" office:value-type="float" office:value="0.434883809649508" calcext:value-type="float">
            <text:p>0.4348838096</text:p>
          </table:table-cell>
        </table:table-row>
        <table:table-row table:style-name="ro1">
          <table:table-cell table:style-name="ce1" office:value-type="float" office:value="0.837275" calcext:value-type="float">
            <text:p>0.8372750000</text:p>
          </table:table-cell>
          <table:table-cell table:formula="of:=ACOS([.A980])" office:value-type="float" office:value="0.578515992842864" calcext:value-type="float">
            <text:p>0.5785159928</text:p>
          </table:table-cell>
        </table:table-row>
        <table:table-row table:style-name="ro1">
          <table:table-cell table:style-name="ce1" office:value-type="float" office:value="0.999268" calcext:value-type="float">
            <text:p>0.9992680000</text:p>
          </table:table-cell>
          <table:table-cell table:formula="of:=ACOS([.A981])" office:value-type="float" office:value="0.0382645873213422" calcext:value-type="float">
            <text:p>0.0382645873</text:p>
          </table:table-cell>
        </table:table-row>
        <table:table-row table:style-name="ro1">
          <table:table-cell table:style-name="ce1" office:value-type="float" office:value="0.714194" calcext:value-type="float">
            <text:p>0.7141940000</text:p>
          </table:table-cell>
          <table:table-cell table:formula="of:=ACOS([.A982])" office:value-type="float" office:value="0.775324412249332" calcext:value-type="float">
            <text:p>0.7753244122</text:p>
          </table:table-cell>
        </table:table-row>
        <table:table-row table:style-name="ro1">
          <table:table-cell table:style-name="ce1" office:value-type="float" office:value="0.28666" calcext:value-type="float">
            <text:p>0.2866600000</text:p>
          </table:table-cell>
          <table:table-cell table:formula="of:=ACOS([.A983])" office:value-type="float" office:value="1.28005762864497" calcext:value-type="float">
            <text:p>1.2800576286</text:p>
          </table:table-cell>
        </table:table-row>
        <table:table-row table:style-name="ro1">
          <table:table-cell table:style-name="ce1" office:value-type="float" office:value="0.957915" calcext:value-type="float">
            <text:p>0.9579150000</text:p>
          </table:table-cell>
          <table:table-cell table:formula="of:=ACOS([.A984])" office:value-type="float" office:value="0.291147898951196" calcext:value-type="float">
            <text:p>0.291147899</text:p>
          </table:table-cell>
        </table:table-row>
        <table:table-row table:style-name="ro1">
          <table:table-cell table:style-name="ce1" office:value-type="float" office:value="0.656484" calcext:value-type="float">
            <text:p>0.6564840000</text:p>
          </table:table-cell>
          <table:table-cell table:formula="of:=ACOS([.A985])" office:value-type="float" office:value="0.854648103457001" calcext:value-type="float">
            <text:p>0.8546481035</text:p>
          </table:table-cell>
        </table:table-row>
        <table:table-row table:style-name="ro1">
          <table:table-cell table:style-name="ce1" office:value-type="float" office:value="0.288675" calcext:value-type="float">
            <text:p>0.2886750000</text:p>
          </table:table-cell>
          <table:table-cell table:formula="of:=ACOS([.A986])" office:value-type="float" office:value="1.27795369564602" calcext:value-type="float">
            <text:p>1.2779536956</text:p>
          </table:table-cell>
        </table:table-row>
        <table:table-row table:style-name="ro1">
          <table:table-cell table:style-name="ce1" office:value-type="float" office:value="0.114048" calcext:value-type="float">
            <text:p>0.1140480000</text:p>
          </table:table-cell>
          <table:table-cell table:formula="of:=ACOS([.A987])" office:value-type="float" office:value="1.45649963235198" calcext:value-type="float">
            <text:p>1.4564996324</text:p>
          </table:table-cell>
        </table:table-row>
        <table:table-row table:style-name="ro1">
          <table:table-cell table:style-name="ce1" office:value-type="float" office:value="0.254616" calcext:value-type="float">
            <text:p>0.2546160000</text:p>
          </table:table-cell>
          <table:table-cell table:formula="of:=ACOS([.A988])" office:value-type="float" office:value="1.31334573145993" calcext:value-type="float">
            <text:p>1.3133457315</text:p>
          </table:table-cell>
        </table:table-row>
        <table:table-row table:style-name="ro1">
          <table:table-cell table:style-name="ce1" office:value-type="float" office:value="0.134831" calcext:value-type="float">
            <text:p>0.1348310000</text:p>
          </table:table-cell>
          <table:table-cell table:formula="of:=ACOS([.A989])" office:value-type="float" office:value="1.43555342373484" calcext:value-type="float">
            <text:p>1.4355534237</text:p>
          </table:table-cell>
        </table:table-row>
        <table:table-row table:style-name="ro1">
          <table:table-cell table:style-name="ce1" office:value-type="float" office:value="0.632832" calcext:value-type="float">
            <text:p>0.6328320000</text:p>
          </table:table-cell>
          <table:table-cell table:formula="of:=ACOS([.A990])" office:value-type="float" office:value="0.885591009246747" calcext:value-type="float">
            <text:p>0.8855910092</text:p>
          </table:table-cell>
        </table:table-row>
        <table:table-row table:style-name="ro1">
          <table:table-cell table:style-name="ce1" office:value-type="float" office:value="0.089633" calcext:value-type="float">
            <text:p>0.0896330000</text:p>
          </table:table-cell>
          <table:table-cell table:formula="of:=ACOS([.A991])" office:value-type="float" office:value="1.48104287109441" calcext:value-type="float">
            <text:p>1.4810428711</text:p>
          </table:table-cell>
        </table:table-row>
        <table:table-row table:style-name="ro1">
          <table:table-cell table:style-name="ce1" office:value-type="float" office:value="0.266732" calcext:value-type="float">
            <text:p>0.2667320000</text:p>
          </table:table-cell>
          <table:table-cell table:formula="of:=ACOS([.A992])" office:value-type="float" office:value="1.30079574230826" calcext:value-type="float">
            <text:p>1.3007957423</text:p>
          </table:table-cell>
        </table:table-row>
        <table:table-row table:style-name="ro1">
          <table:table-cell table:style-name="ce1" office:value-type="float" office:value="0.393078" calcext:value-type="float">
            <text:p>0.3930780000</text:p>
          </table:table-cell>
          <table:table-cell table:formula="of:=ACOS([.A993])" office:value-type="float" office:value="1.16681966676743" calcext:value-type="float">
            <text:p>1.1668196668</text:p>
          </table:table-cell>
        </table:table-row>
        <table:table-row table:style-name="ro1">
          <table:table-cell table:style-name="ce1" office:value-type="float" office:value="0.640431" calcext:value-type="float">
            <text:p>0.6404310000</text:p>
          </table:table-cell>
          <table:table-cell table:formula="of:=ACOS([.A994])" office:value-type="float" office:value="0.875737005948555" calcext:value-type="float">
            <text:p>0.8757370059</text:p>
          </table:table-cell>
        </table:table-row>
        <table:table-row table:style-name="ro1">
          <table:table-cell table:style-name="ce1" office:value-type="float" office:value="0.721854" calcext:value-type="float">
            <text:p>0.7218540000</text:p>
          </table:table-cell>
          <table:table-cell table:formula="of:=ACOS([.A995])" office:value-type="float" office:value="0.764318722303914" calcext:value-type="float">
            <text:p>0.7643187223</text:p>
          </table:table-cell>
        </table:table-row>
        <table:table-row table:style-name="ro1">
          <table:table-cell table:style-name="ce1" office:value-type="float" office:value="0.399274" calcext:value-type="float">
            <text:p>0.3992740000</text:p>
          </table:table-cell>
          <table:table-cell table:formula="of:=ACOS([.A996])" office:value-type="float" office:value="1.16007147487357" calcext:value-type="float">
            <text:p>1.1600714749</text:p>
          </table:table-cell>
        </table:table-row>
        <table:table-row table:style-name="ro1">
          <table:table-cell table:style-name="ce1" office:value-type="float" office:value="0.925535" calcext:value-type="float">
            <text:p>0.9255350000</text:p>
          </table:table-cell>
          <table:table-cell table:formula="of:=ACOS([.A997])" office:value-type="float" office:value="0.388350294261033" calcext:value-type="float">
            <text:p>0.3883502943</text:p>
          </table:table-cell>
        </table:table-row>
        <table:table-row table:style-name="ro1">
          <table:table-cell table:style-name="ce1" office:value-type="float" office:value="0.200018" calcext:value-type="float">
            <text:p>0.2000180000</text:p>
          </table:table-cell>
          <table:table-cell table:formula="of:=ACOS([.A998])" office:value-type="float" office:value="1.36942003479705" calcext:value-type="float">
            <text:p>1.3694200348</text:p>
          </table:table-cell>
        </table:table-row>
        <table:table-row table:style-name="ro1">
          <table:table-cell table:style-name="ce1" office:value-type="float" office:value="0.730277" calcext:value-type="float">
            <text:p>0.7302770000</text:p>
          </table:table-cell>
          <table:table-cell table:formula="of:=ACOS([.A999])" office:value-type="float" office:value="0.752068990036619" calcext:value-type="float">
            <text:p>0.75206899</text:p>
          </table:table-cell>
        </table:table-row>
        <table:table-row table:style-name="ro1">
          <table:table-cell table:style-name="ce1" office:value-type="float" office:value="0.837703" calcext:value-type="float">
            <text:p>0.8377030000</text:p>
          </table:table-cell>
          <table:table-cell table:formula="of:=ACOS([.A1000])" office:value-type="float" office:value="0.577732761419631" calcext:value-type="float">
            <text:p>0.5777327614</text:p>
          </table:table-cell>
        </table:table-row>
        <table:table-row table:style-name="ro1">
          <table:table-cell table:style-name="ce1" office:value-type="float" office:value="0.643147" calcext:value-type="float">
            <text:p>0.6431470000</text:p>
          </table:table-cell>
          <table:table-cell table:formula="of:=ACOS([.A1001])" office:value-type="float" office:value="0.872195382864735" calcext:value-type="float">
            <text:p>0.8721953829</text:p>
          </table:table-cell>
        </table:table-row>
        <table:table-row table:style-name="ro2" table:number-rows-repeated="104757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0:49:01.629000000</dc:date>
    <meta:editing-duration>P0D</meta:editing-duration>
    <meta:editing-cycles>3</meta:editing-cycles>
    <meta:document-statistic meta:table-count="1" meta:cell-count="2001" meta:object-count="0"/>
  </office:meta>
</office:document-meta>
</file>